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Sans" svg:font-family="LiberationSans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1.568cm"/>
    </style:style>
    <style:style style:name="co2" style:family="table-column">
      <style:table-column-properties fo:break-before="auto" style:column-width="4.069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2.674cm"/>
    </style:style>
    <style:style style:name="co5" style:family="table-column">
      <style:table-column-properties fo:break-before="auto" style:column-width="2.79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2.847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905cm"/>
    </style:style>
    <style:style style:name="co10" style:family="table-column">
      <style:table-column-properties fo:break-before="auto" style:column-width="3.778cm"/>
    </style:style>
    <style:style style:name="co11" style:family="table-column">
      <style:table-column-properties fo:break-before="auto" style:column-width="3.371cm"/>
    </style:style>
    <style:style style:name="co12" style:family="table-column">
      <style:table-column-properties fo:break-before="auto" style:column-width="3.604cm"/>
    </style:style>
    <style:style style:name="co13" style:family="table-column">
      <style:table-column-properties fo:break-before="auto" style:column-width="2.478cm"/>
    </style:style>
    <style:style style:name="co14" style:family="table-column">
      <style:table-column-properties fo:break-before="auto" style:column-width="1.626cm"/>
    </style:style>
    <style:style style:name="co15" style:family="table-column">
      <style:table-column-properties fo:break-before="auto" style:column-width="3.895cm"/>
    </style:style>
    <style:style style:name="co16" style:family="table-column">
      <style:table-column-properties fo:break-before="auto" style:column-width="3.487cm"/>
    </style:style>
    <style:style style:name="co17" style:family="table-column">
      <style:table-column-properties fo:break-before="auto" style:column-width="2.711cm"/>
    </style:style>
    <style:style style:name="co18" style:family="table-column">
      <style:table-column-properties fo:break-before="auto" style:column-width="3.388cm"/>
    </style:style>
    <style:style style:name="co19" style:family="table-column">
      <style:table-column-properties fo:break-before="auto" style:column-width="3.415cm"/>
    </style:style>
    <style:style style:name="co20" style:family="table-column">
      <style:table-column-properties fo:break-before="auto" style:column-width="4.221cm"/>
    </style:style>
    <style:style style:name="co21" style:family="table-column">
      <style:table-column-properties fo:break-before="auto" style:column-width="3.727cm"/>
    </style:style>
    <style:style style:name="co22" style:family="table-column">
      <style:table-column-properties fo:break-before="auto" style:column-width="3.662cm"/>
    </style:style>
    <style:style style:name="co23" style:family="table-column">
      <style:table-column-properties fo:break-before="auto" style:column-width="2.732cm"/>
    </style:style>
    <style:style style:name="co24" style:family="table-column">
      <style:table-column-properties fo:break-before="auto" style:column-width="2.935cm"/>
    </style:style>
    <style:style style:name="co25" style:family="table-column">
      <style:table-column-properties fo:break-before="auto" style:column-width="1.279cm"/>
    </style:style>
    <style:style style:name="co26" style:family="table-column">
      <style:table-column-properties fo:break-before="auto" style:column-width="2.092cm"/>
    </style:style>
    <style:style style:name="co27" style:family="table-column">
      <style:table-column-properties fo:break-before="auto" style:column-width="2.12cm"/>
    </style:style>
    <style:style style:name="co28" style:family="table-column">
      <style:table-column-properties fo:break-before="auto" style:column-width="3.459cm"/>
    </style:style>
    <style:style style:name="co29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3.6cm"/>
    </style:style>
    <style:style style:name="co31" style:family="table-column">
      <style:table-column-properties fo:break-before="auto" style:column-width="3.889cm"/>
    </style:style>
    <style:style style:name="co32" style:family="table-column">
      <style:table-column-properties fo:break-before="auto" style:column-width="2.582cm"/>
    </style:style>
    <style:style style:name="co33" style:family="table-column">
      <style:table-column-properties fo:break-before="auto" style:column-width="3.022cm"/>
    </style:style>
    <style:style style:name="co34" style:family="table-column">
      <style:table-column-properties fo:break-before="auto" style:column-width="3.343cm"/>
    </style:style>
    <style:style style:name="co35" style:family="table-column">
      <style:table-column-properties fo:break-before="auto" style:column-width="4.128cm"/>
    </style:style>
    <style:style style:name="co36" style:family="table-column">
      <style:table-column-properties fo:break-before="auto" style:column-width="1.51cm"/>
    </style:style>
    <style:style style:name="co37" style:family="table-column">
      <style:table-column-properties fo:break-before="auto" style:column-width="9.853cm"/>
    </style:style>
    <style:style style:name="co38" style:family="table-column">
      <style:table-column-properties fo:break-before="auto" style:column-width="13.603cm"/>
    </style:style>
    <style:style style:name="co39" style:family="table-column">
      <style:table-column-properties fo:break-before="auto" style:column-width="3.052cm"/>
    </style:style>
    <style:style style:name="co40" style:family="table-column">
      <style:table-column-properties fo:break-before="auto" style:column-width="3.226cm"/>
    </style:style>
    <style:style style:name="co41" style:family="table-column">
      <style:table-column-properties fo:break-before="auto" style:column-width="3.54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5cm" fo:break-before="auto" style:use-optimal-row-height="true"/>
    </style:style>
    <style:style style:name="ro3" style:family="table-row">
      <style:table-row-properties style:row-height="0.788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818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374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PageStyle_5f_колодцы_5f_террит_5f_1">
      <style:table-properties table:display="true" style:writing-mode="lr-tb"/>
    </style:style>
    <style:style style:name="ta2" style:family="table" style:master-page-name="PageStyle_5f_колодцы_5f_террит_5f_2">
      <style:table-properties table:display="true" style:writing-mode="lr-tb"/>
    </style:style>
    <style:style style:name="ta3" style:family="table" style:master-page-name="PageStyle_5f_колодцы_5f_террит_5f_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font-name="Times New Roman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Times New Roman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/>
    </style:style>
    <style:style style:name="ce116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2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/>
    </style:style>
    <style:style style:name="ce11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/>
    </style:style>
    <style:style style:name="ce22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style:font-name="Times New Roman"/>
    </style:style>
    <style:style style:name="ce23" style:family="table-cell" style:parent-style-name="Default" style:data-style-name="N2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style:font-name="Times New Roman"/>
    </style:style>
    <style:style style:name="ce24" style:family="table-cell" style:parent-style-name="Default" style:data-style-name="N170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style:font-name="Times New Roman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/>
    </style:style>
    <style:style style:name="ce26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/>
    </style:style>
    <style:style style:name="ce121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29" style:family="table-cell" style:parent-style-name="Default" style:data-style-name="N169">
      <style:table-cell-properties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0.74pt solid #000000" style:rotation-align="none" style:vertical-align="middle"/>
      <style:paragraph-properties fo:text-align="center" fo:margin-left="0cm"/>
      <style:text-properties style:font-name="Times New Roman"/>
    </style:style>
    <style:style style:name="ce32" style:family="table-cell" style:parent-style-name="Default">
      <style:table-cell-properties fo:background-color="transparent" fo:border="0.74pt solid #000000"/>
      <style:text-properties style:font-name="Times New Roman"/>
    </style:style>
    <style:style style:name="ce33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Times New Roman"/>
    </style:style>
    <style:style style:name="ce34" style:family="table-cell" style:parent-style-name="Default" style:data-style-name="N2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Times New Roman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/>
    </style:style>
    <style:style style:name="ce1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" style:family="table-cell" style:parent-style-name="Default" style:data-style-name="N2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Times New Roman"/>
    </style:style>
    <style:style style:name="ce3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style:font-name="Times New Roman"/>
    </style:style>
    <style:style style:name="ce39" style:family="table-cell" style:parent-style-name="Default">
      <style:text-properties style:font-name="Times New Roman"/>
    </style:style>
    <style:style style:name="ce40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style:font-name="Times New Roman"/>
    </style:style>
    <style:style style:name="ce41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125" style:family="table-cell" style:parent-style-name="Default">
      <style:table-cell-properties style:rotation-align="none"/>
    </style:style>
    <style:style style:name="ce43" style:family="table-cell" style:parent-style-name="Default" style:data-style-name="N2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46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Times New Roman"/>
    </style:style>
    <style:style style:name="ce47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style:use-window-font-color="true" style:font-name="Times New Roman"/>
    </style:style>
    <style:style style:name="ce48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Times New Roman"/>
    </style:style>
    <style:style style:name="ce49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  <style:text-properties style:use-window-font-color="true" style:font-name="Times New Roman"/>
    </style:style>
    <style:style style:name="ce50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cm"/>
      <style:text-properties style:use-window-font-color="true" style:font-name="Times New Roman"/>
    </style:style>
    <style:style style:name="ce51" style:family="table-cell" style:parent-style-name="Default">
      <style:table-cell-properties fo:background-color="#dedce6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Times New Roman"/>
    </style:style>
    <style:style style:name="ce52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Times New Roman"/>
    </style:style>
    <style:style style:name="ce53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  <style:text-properties style:use-window-font-color="true" style:font-name="Times New Roman"/>
    </style:style>
    <style:style style:name="ce54" style:family="table-cell" style:parent-style-name="Default">
      <style:table-cell-properties fo:background-color="#dedce6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Times New Roman"/>
    </style:style>
    <style:style style:name="ce55" style:family="table-cell" style:parent-style-name="Default">
      <style:table-cell-properties fo:background-color="#dde8cb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Times New Roman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60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61" style:family="table-cell" style:parent-style-name="Default" style:data-style-name="N2">
      <style:table-cell-properties fo:background-color="#dedce6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Times New Roman"/>
    </style:style>
    <style:style style:name="ce62" style:family="table-cell" style:parent-style-name="Default" style:data-style-name="N169">
      <style:table-cell-properties fo:background-color="#fff5ce" style:text-align-source="fix" style:repeat-content="false" fo:border="0.74pt solid #000000"/>
      <style:paragraph-properties fo:text-align="center" fo:margin-left="0cm"/>
      <style:text-properties style:use-window-font-color="true" style:font-name="Times New Roman"/>
    </style:style>
    <style:style style:name="ce63" style:family="table-cell" style:parent-style-name="Default" style:data-style-name="N169">
      <style:table-cell-properties fo:background-color="#ffdbb6" style:text-align-source="fix" style:repeat-content="false" fo:border="0.74pt solid #000000"/>
      <style:paragraph-properties fo:text-align="center" fo:margin-left="0cm"/>
      <style:text-properties style:use-window-font-color="true" style:font-name="Times New Roman"/>
    </style:style>
    <style:style style:name="ce64" style:family="table-cell" style:parent-style-name="Default" style:data-style-name="N169">
      <style:table-cell-properties fo:background-color="#dedce6"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65" style:family="table-cell" style:parent-style-name="Default" style:data-style-name="N169">
      <style:table-cell-properties fo:background-color="#dde8cb"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66" style:family="table-cell" style:parent-style-name="Default" style:data-style-name="N169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67" style:family="table-cell" style:parent-style-name="Default" style:data-style-name="N169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149" style:family="table-cell" style:parent-style-name="Default" style:data-style-name="N169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fff5ce" fo:border="0.74pt solid #000000"/>
      <style:text-properties style:use-window-font-color="true" style:font-name="Times New Roman" style:font-name-asian="Calibri" style:language-asian="ru" style:country-asian="RU" style:font-name-complex="Times New Roman" style:language-complex="ar" style:country-complex="SA"/>
    </style:style>
    <style:style style:name="ce70" style:family="table-cell" style:parent-style-name="Default">
      <style:table-cell-properties fo:background-color="#ffdbb6" fo:border="0.74pt solid #000000"/>
      <style:text-properties style:use-window-font-color="true" style:font-name="Times New Roman" style:font-name-asian="Calibri" style:language-asian="ru" style:country-asian="RU" style:font-name-complex="Times New Roman" style:language-complex="ar" style:country-complex="SA"/>
    </style:style>
    <style:style style:name="ce71" style:family="table-cell" style:parent-style-name="Default">
      <style:table-cell-properties fo:background-color="#dedce6" fo:border="0.74pt solid #000000"/>
      <style:text-properties style:use-window-font-color="true" style:font-name="Times New Roman" style:font-name-asian="Calibri" style:language-asian="ru" style:country-asian="RU" style:font-name-complex="Times New Roman" style:language-complex="ar" style:country-complex="SA"/>
    </style:style>
    <style:style style:name="ce72" style:family="table-cell" style:parent-style-name="Default">
      <style:table-cell-properties fo:background-color="#dde8cb" fo:border="0.74pt solid #000000"/>
      <style:text-properties style:use-window-font-color="true" style:font-name="Times New Roman" style:font-name-asian="Calibri" style:language-asian="ru" style:country-asian="RU" style:font-name-complex="Times New Roman" style:language-complex="ar" style:country-complex="SA"/>
    </style:style>
    <style:style style:name="ce73" style:family="table-cell" style:parent-style-name="Default">
      <style:table-cell-properties fo:border="0.74pt solid #000000"/>
      <style:text-properties style:font-name="Times New Roman" fo:font-weight="bold" style:font-weight-asian="bold" style:font-weight-complex="bold"/>
    </style:style>
    <style:style style:name="ce74" style:family="table-cell" style:parent-style-name="Default">
      <style:table-cell-properties fo:background-color="#fff5ce" fo:border="0.74pt solid #000000"/>
      <style:text-properties style:font-name="Times New Roman"/>
    </style:style>
    <style:style style:name="ce75" style:family="table-cell" style:parent-style-name="Default">
      <style:table-cell-properties fo:background-color="#ffdbb6" fo:border="0.74pt solid #000000"/>
      <style:text-properties style:font-name="Times New Roman"/>
    </style:style>
    <style:style style:name="ce76" style:family="table-cell" style:parent-style-name="Default">
      <style:table-cell-properties fo:background-color="#dedce6" fo:border="0.74pt solid #000000"/>
      <style:text-properties style:font-name="Times New Roman"/>
    </style:style>
    <style:style style:name="ce77" style:family="table-cell" style:parent-style-name="Default">
      <style:table-cell-properties fo:background-color="#dde8cb" fo:border="0.74pt solid #000000"/>
      <style:text-properties style:font-name="Times New Roman"/>
    </style:style>
    <style:style style:name="ce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/>
    </style:style>
    <style:style style:name="ce79" style:family="table-cell" style:parent-style-name="Default" style:data-style-name="N104">
      <style:table-cell-properties fo:background-color="#fff5ce" fo:border="0.74pt solid #000000"/>
      <style:text-properties style:font-name="Times New Roman"/>
    </style:style>
    <style:style style:name="ce80" style:family="table-cell" style:parent-style-name="Default" style:data-style-name="N104">
      <style:table-cell-properties fo:background-color="#ffdbb6" fo:border="0.74pt solid #000000"/>
      <style:text-properties style:font-name="Times New Roman"/>
    </style:style>
    <style:style style:name="ce81" style:family="table-cell" style:parent-style-name="Default" style:data-style-name="N104">
      <style:table-cell-properties fo:background-color="#dedce6" fo:border="0.74pt solid #000000"/>
      <style:text-properties style:font-name="Times New Roman"/>
    </style:style>
    <style:style style:name="ce82" style:family="table-cell" style:parent-style-name="Default" style:data-style-name="N104">
      <style:table-cell-properties fo:background-color="#dde8cb" fo:border="0.74pt solid #000000"/>
      <style:text-properties style:font-name="Times New Roman"/>
    </style:style>
    <style:style style:name="ce83" style:family="table-cell" style:parent-style-name="Default" style:data-style-name="N104">
      <style:table-cell-properties fo:border="0.74pt solid #000000"/>
      <style:text-properties style:font-name="Times New Roman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end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9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Times New Roman" fo:font-size="12pt" style:font-name-asian="Times New Roman1" style:font-size-asian="12pt" style:language-asian="ru" style:country-asian="RU" style:font-name-complex="Times New Roman" style:font-size-complex="12pt" style:language-complex="ar" style:country-complex="SA"/>
    </style:style>
    <style:style style:name="ce9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4" style:family="table-cell" style:parent-style-name="Default">
      <style:text-properties style:font-name="Times New Roman" fo:font-size="11pt" style:font-size-asian="11pt" style:font-size-complex="11pt"/>
    </style:style>
    <style:style style:name="ce9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7" style:family="table-cell" style:parent-style-name="Default" style:data-style-name="N17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8" style:family="table-cell" style:parent-style-name="Default" style:data-style-name="N17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style:use-window-font-color="true" fo:font-size="14pt" fo:font-weight="bold" style:letter-kerning="false" fo:language="ru" fo:country="RU" style:language-asian="en" style:country-asian="US" style:language-complex="ar" style:country-complex="SA" style:font-name-asian="Calibri" style:font-name-complex="Times New Roman1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style:use-window-font-color="true" style:font-name="Times New Roman" fo:font-size="14pt" fo:font-weight="bold" style:letter-kerning="false" fo:language="ru" fo:country="RU" style:language-asian="en" style:country-asian="US" style:language-complex="ar" style:country-complex="SA" style:font-name-asian="Calibri" style:font-name-complex="Times New Roman1" style:font-size-asian="12pt" style:font-size-complex="12pt"/>
    </style:style>
    <style:style style:name="T4" style:family="text">
      <style:text-properties style:use-window-font-color="true" style:font-name="Times New Roman" fo:font-size="12pt" fo:language="ru" fo:country="RU" style:language-asian="ru" style:country-asian="RU" style:language-complex="ar" style:country-complex="SA" style:font-name-asian="Times New Roman1" style:font-name-complex="Times New Roman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перечень_линейные_территори_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1"/>
        <table:table-column table:style-name="co3" table:default-cell-style-name="ce113"/>
        <table:table-column table:style-name="co4" table:default-cell-style-name="ce113"/>
        <table:table-column table:style-name="co5" table:number-columns-repeated="2" table:default-cell-style-name="ce113"/>
        <table:table-column table:style-name="co6" table:default-cell-style-name="ce113"/>
        <table:table-column table:style-name="co7" table:default-cell-style-name="ce113"/>
        <table:table-column table:style-name="co8" table:default-cell-style-name="ce113"/>
        <table:table-column table:style-name="co9" table:default-cell-style-name="ce113"/>
        <table:table-column table:style-name="co10" table:default-cell-style-name="ce113"/>
        <table:table-column table:style-name="co11" table:default-cell-style-name="ce113"/>
        <table:table-column table:style-name="co12" table:visibility="collapse" table:default-cell-style-name="ce121"/>
        <table:table-column table:style-name="co13" table:visibility="collapse" table:default-cell-style-name="Default"/>
        <table:table-column table:style-name="co13" table:number-columns-repeated="16370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Таблица 10.1. Перечень линейных объектов системы канализации (Территория 1)</text:p>
          </table:table-cell>
          <table:covered-table-cell table:style-name="ce5"/>
          <table:covered-table-cell table:style-name="ce10"/>
          <table:covered-table-cell table:number-columns-repeated="5" table:style-name="ce14"/>
          <table:covered-table-cell table:number-columns-repeated="4" table:style-name="ce10"/>
          <table:table-cell table:style-name="ce20"/>
          <table:table-cell table:style-name="ce28"/>
          <table:table-cell table:number-columns-repeated="16370"/>
        </table:table-row>
        <table:table-row table:style-name="ro1">
          <table:table-cell table:style-name="ce2" office:value-type="string" calcext:value-type="string" table:number-columns-spanned="1" table:number-rows-spanned="2">
            <text:p>№ п/п</text:p>
          </table:table-cell>
          <table:table-cell table:style-name="ce6" office:value-type="string" calcext:value-type="string" table:number-columns-spanned="1" table:number-rows-spanned="2">
            <text:p>Тип</text:p>
          </table:table-cell>
          <table:table-cell table:style-name="ce11" office:value-type="string" calcext:value-type="string" table:number-columns-spanned="1" table:number-rows-spanned="2">
            <text:p>Наименование колодца</text:p>
          </table:table-cell>
          <table:table-cell table:style-name="ce2" office:value-type="string" calcext:value-type="string" table:number-columns-spanned="3" table:number-rows-spanned="1">
            <text:p>Отметки, м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Наименование колодца</text:p>
          </table:table-cell>
          <table:covered-table-cell table:style-name="ce2"/>
          <table:table-cell table:style-name="ce11" office:value-type="string" calcext:value-type="string" table:number-columns-spanned="1" table:number-rows-spanned="2">
            <text:p>расстояние между колодцами, м</text:p>
          </table:table-cell>
          <table:table-cell table:style-name="ce11" office:value-type="string" calcext:value-type="string" table:number-columns-spanned="1" table:number-rows-spanned="2">
            <text:p>Перепад высоты, м</text:p>
          </table:table-cell>
          <table:table-cell table:style-name="ce11" office:value-type="string" calcext:value-type="string" table:number-columns-spanned="1" table:number-rows-spanned="2">
            <text:p>глубина колодца прогнозная, м</text:p>
          </table:table-cell>
          <table:table-cell table:style-name="ce11" office:value-type="string" calcext:value-type="string" table:number-columns-spanned="1" table:number-rows-spanned="2">
            <text:p>глубина колодца расчетная, м</text:p>
          </table:table-cell>
          <table:table-cell table:style-name="ce20" office:value-type="string" calcext:value-type="string" table:number-columns-spanned="1" table:number-rows-spanned="2">
            <text:p>Перепад высоты сводный, м</text:p>
          </table:table-cell>
          <table:table-cell table:style-name="ce28"/>
          <table:table-cell table:number-columns-repeated="16370"/>
        </table:table-row>
        <table:table-row table:style-name="ro2">
          <table:covered-table-cell table:style-name="ce2"/>
          <table:covered-table-cell table:style-name="ce6"/>
          <table:covered-table-cell table:style-name="ce2"/>
          <table:table-cell table:style-name="ce2" office:value-type="string" calcext:value-type="string">
            <text:p>рельеф</text:p>
          </table:table-cell>
          <table:table-cell table:style-name="ce11" office:value-type="string" calcext:value-type="string">
            <text:p>расчетная уклон</text:p>
          </table:table-cell>
          <table:table-cell table:style-name="ce11" office:value-type="string" calcext:value-type="string">
            <text:p>глубина колодца</text:p>
          </table:table-cell>
          <table:table-cell table:style-name="ce2" office:value-type="string" calcext:value-type="string">
            <text:p>начало</text:p>
          </table:table-cell>
          <table:table-cell table:style-name="ce2" office:value-type="string" calcext:value-type="string">
            <text:p>конец</text:p>
          </table:table-cell>
          <table:covered-table-cell table:number-columns-repeated="4" table:style-name="ce11"/>
          <table:covered-table-cell table:style-name="ce21"/>
          <table:table-cell table:style-name="ce28"/>
          <table:table-cell table:number-columns-repeated="1637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1</text:p>
          </table:table-cell>
          <table:table-cell table:number-columns-repeated="2" table:style-name="ce12" office:value-type="float" office:value="206.5" calcext:value-type="float">
            <text:p>206,5</text:p>
          </table:table-cell>
          <table:table-cell table:style-name="ce12" table:formula="of:=[.E4]-[.K4]" office:value-type="float" office:value="204.5" calcext:value-type="float">
            <text:p>204,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4]-[.F4]" office:value-type="float" office:value="2" calcext:value-type="float">
            <text:p>2,00</text:p>
          </table:table-cell>
          <table:table-cell table:style-name="ce22"/>
          <table:table-cell table:style-name="ce28"/>
          <table:table-cell table:number-columns-repeated="1637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</text:p>
          </table:table-cell>
          <table:table-cell table:style-name="ce12" office:value-type="float" office:value="206.5" calcext:value-type="float">
            <text:p>206,5</text:p>
          </table:table-cell>
          <table:table-cell table:style-name="ce12" table:formula="of:=[.E4]-[.J5]" office:value-type="float" office:value="205.9051" calcext:value-type="float">
            <text:p>205,9051</text:p>
          </table:table-cell>
          <table:table-cell table:style-name="ce12" table:formula="of:=[.E5]-[.K5]" office:value-type="float" office:value="203.9051" calcext:value-type="float">
            <text:p>203,9051</text:p>
          </table:table-cell>
          <table:table-cell table:style-name="ce12" office:value-type="string" calcext:value-type="string">
            <text:p>м-1</text:p>
          </table:table-cell>
          <table:table-cell table:style-name="ce12" office:value-type="string" calcext:value-type="string">
            <text:p>м-2</text:p>
          </table:table-cell>
          <table:table-cell table:style-name="ce12" office:value-type="float" office:value="59.49" calcext:value-type="float">
            <text:p>59,49</text:p>
          </table:table-cell>
          <table:table-cell table:style-name="ce16" table:formula="of:=[.I5]*0.01" office:value-type="float" office:value="0.5949" calcext:value-type="float">
            <text:p>0,59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5]-[.F5]" office:value-type="float" office:value="2.5949" calcext:value-type="float">
            <text:p>2,59</text:p>
          </table:table-cell>
          <table:table-cell table:style-name="ce22"/>
          <table:table-cell table:style-name="ce28"/>
          <table:table-cell table:number-columns-repeated="1637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3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table:formula="of:=[.E5]-[.J6]" office:value-type="float" office:value="205.6769" calcext:value-type="float">
            <text:p>205,6769</text:p>
          </table:table-cell>
          <table:table-cell table:style-name="ce12" table:formula="of:=[.E6]-[.K6]" office:value-type="float" office:value="203.6769" calcext:value-type="float">
            <text:p>203,6769</text:p>
          </table:table-cell>
          <table:table-cell table:style-name="ce12" office:value-type="string" calcext:value-type="string">
            <text:p>м-2</text:p>
          </table:table-cell>
          <table:table-cell table:style-name="ce12" office:value-type="string" calcext:value-type="string">
            <text:p>м-3</text:p>
          </table:table-cell>
          <table:table-cell table:style-name="ce12" office:value-type="float" office:value="22.82" calcext:value-type="float">
            <text:p>22,82</text:p>
          </table:table-cell>
          <table:table-cell table:style-name="ce16" table:formula="of:=[.I6]*0.01" office:value-type="float" office:value="0.2282" calcext:value-type="float">
            <text:p>0,23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6]-[.F6]" office:value-type="float" office:value="1.32309999999998" calcext:value-type="float">
            <text:p>1,32</text:p>
          </table:table-cell>
          <table:table-cell table:style-name="ce22"/>
          <table:table-cell table:style-name="ce28"/>
          <table:table-cell table:number-columns-repeated="1637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4</text:p>
          </table:table-cell>
          <table:table-cell table:style-name="ce12" office:value-type="float" office:value="204.75" calcext:value-type="float">
            <text:p>204,75</text:p>
          </table:table-cell>
          <table:table-cell table:style-name="ce12" table:formula="of:=[.E6]-[.J7]" office:value-type="float" office:value="205.1195" calcext:value-type="float">
            <text:p>205,1195</text:p>
          </table:table-cell>
          <table:table-cell table:style-name="ce12" table:formula="of:=[.E7]-[.K7]" office:value-type="float" office:value="203.1195" calcext:value-type="float">
            <text:p>203,1195</text:p>
          </table:table-cell>
          <table:table-cell table:style-name="ce12" office:value-type="string" calcext:value-type="string">
            <text:p>м-3</text:p>
          </table:table-cell>
          <table:table-cell table:style-name="ce12" office:value-type="string" calcext:value-type="string">
            <text:p>м-4</text:p>
          </table:table-cell>
          <table:table-cell table:style-name="ce12" office:value-type="float" office:value="18.58" calcext:value-type="float">
            <text:p>18,58</text:p>
          </table:table-cell>
          <table:table-cell table:style-name="ce16" table:formula="of:=[.I7]*0.03" office:value-type="float" office:value="0.5574" calcext:value-type="float">
            <text:p>0,56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7]-[.F7]" office:value-type="float" office:value="1.63049999999998" calcext:value-type="float">
            <text:p>1,63</text:p>
          </table:table-cell>
          <table:table-cell table:style-name="ce22"/>
          <table:table-cell table:style-name="ce28"/>
          <table:table-cell table:number-columns-repeated="1637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5</text:p>
          </table:table-cell>
          <table:table-cell table:style-name="ce12" office:value-type="float" office:value="204" calcext:value-type="float">
            <text:p>204</text:p>
          </table:table-cell>
          <table:table-cell table:style-name="ce12" table:formula="of:=[.E7]-[.J8]" office:value-type="float" office:value="204.3923" calcext:value-type="float">
            <text:p>204,3923</text:p>
          </table:table-cell>
          <table:table-cell table:style-name="ce12" table:formula="of:=[.E8]-[.K8]" office:value-type="float" office:value="202.3923" calcext:value-type="float">
            <text:p>202,3923</text:p>
          </table:table-cell>
          <table:table-cell table:style-name="ce12" office:value-type="string" calcext:value-type="string">
            <text:p>м-4</text:p>
          </table:table-cell>
          <table:table-cell table:style-name="ce12" office:value-type="string" calcext:value-type="string">
            <text:p>м-5</text:p>
          </table:table-cell>
          <table:table-cell table:style-name="ce12" office:value-type="float" office:value="9.09" calcext:value-type="float">
            <text:p>9,09</text:p>
          </table:table-cell>
          <table:table-cell table:style-name="ce16" table:formula="of:=[.I8]*0.08" office:value-type="float" office:value="0.7272" calcext:value-type="float">
            <text:p>0,73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8]-[.F8]" office:value-type="float" office:value="1.60769999999999" calcext:value-type="float">
            <text:p>1,61</text:p>
          </table:table-cell>
          <table:table-cell table:style-name="ce22"/>
          <table:table-cell table:style-name="ce28"/>
          <table:table-cell table:number-columns-repeated="1637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6</text:p>
          </table:table-cell>
          <table:table-cell table:style-name="ce12" office:value-type="float" office:value="203.5" calcext:value-type="float">
            <text:p>203,5</text:p>
          </table:table-cell>
          <table:table-cell table:style-name="ce12" table:formula="of:=[.E8]-[.J9]" office:value-type="float" office:value="203.8461" calcext:value-type="float">
            <text:p>203,8461</text:p>
          </table:table-cell>
          <table:table-cell table:style-name="ce12" table:formula="of:=[.E9]-[.K9]" office:value-type="float" office:value="201.8461" calcext:value-type="float">
            <text:p>201,8461</text:p>
          </table:table-cell>
          <table:table-cell table:style-name="ce12" office:value-type="string" calcext:value-type="string">
            <text:p>м-5</text:p>
          </table:table-cell>
          <table:table-cell table:style-name="ce12" office:value-type="string" calcext:value-type="string">
            <text:p>м-6</text:p>
          </table:table-cell>
          <table:table-cell table:style-name="ce12" office:value-type="float" office:value="54.62" calcext:value-type="float">
            <text:p>54,62</text:p>
          </table:table-cell>
          <table:table-cell table:style-name="ce16" table:formula="of:=[.I9]*0.01" office:value-type="float" office:value="0.5462" calcext:value-type="float">
            <text:p>0,5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9]-[.F9]" office:value-type="float" office:value="1.65389999999999" calcext:value-type="float">
            <text:p>1,65</text:p>
          </table:table-cell>
          <table:table-cell table:style-name="ce22"/>
          <table:table-cell table:style-name="ce28"/>
          <table:table-cell table:number-columns-repeated="1637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7</text:p>
          </table:table-cell>
          <table:table-cell table:style-name="ce12" office:value-type="float" office:value="202.75" calcext:value-type="float">
            <text:p>202,75</text:p>
          </table:table-cell>
          <table:table-cell table:style-name="ce12" table:formula="of:=[.E9]-[.J10]" office:value-type="float" office:value="203.0885" calcext:value-type="float">
            <text:p>203,0885</text:p>
          </table:table-cell>
          <table:table-cell table:style-name="ce12" table:formula="of:=[.E10]-[.K10]" office:value-type="float" office:value="201.0885" calcext:value-type="float">
            <text:p>201,0885</text:p>
          </table:table-cell>
          <table:table-cell table:style-name="ce12" office:value-type="string" calcext:value-type="string">
            <text:p>м-6</text:p>
          </table:table-cell>
          <table:table-cell table:style-name="ce12" office:value-type="string" calcext:value-type="string">
            <text:p>м-7</text:p>
          </table:table-cell>
          <table:table-cell table:style-name="ce12" office:value-type="float" office:value="37.88" calcext:value-type="float">
            <text:p>37,88</text:p>
          </table:table-cell>
          <table:table-cell table:style-name="ce16" table:formula="of:=[.I10]*0.02" office:value-type="float" office:value="0.7576" calcext:value-type="float">
            <text:p>0,76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0]-[.F10]" office:value-type="float" office:value="1.66149999999999" calcext:value-type="float">
            <text:p>1,66</text:p>
          </table:table-cell>
          <table:table-cell table:style-name="ce22"/>
          <table:table-cell table:style-name="ce28"/>
          <table:table-cell table:number-columns-repeated="1637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коллектор</text:p>
          </table:table-cell>
          <table:table-cell table:style-name="ce12" office:value-type="string" calcext:value-type="string">
            <text:p>м-8</text:p>
          </table:table-cell>
          <table:table-cell table:style-name="ce12" office:value-type="float" office:value="202.75" calcext:value-type="float">
            <text:p>202,75</text:p>
          </table:table-cell>
          <table:table-cell table:style-name="ce12" table:formula="of:=[.E10]-[.J11]" office:value-type="float" office:value="202.1302" calcext:value-type="float">
            <text:p>202,1302</text:p>
          </table:table-cell>
          <table:table-cell table:style-name="ce12" table:formula="of:=[.E11]-[.K11]" office:value-type="float" office:value="200.1302" calcext:value-type="float">
            <text:p>200,1302</text:p>
          </table:table-cell>
          <table:table-cell table:style-name="ce12" office:value-type="string" calcext:value-type="string">
            <text:p>м-7</text:p>
          </table:table-cell>
          <table:table-cell table:style-name="ce12" office:value-type="string" calcext:value-type="string">
            <text:p>м-8</text:p>
          </table:table-cell>
          <table:table-cell table:style-name="ce12" office:value-type="float" office:value="95.83" calcext:value-type="float">
            <text:p>95,83</text:p>
          </table:table-cell>
          <table:table-cell table:style-name="ce16" table:formula="of:=[.I11]*0.01" office:value-type="float" office:value="0.9583" calcext:value-type="float">
            <text:p>0,96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1]-[.F11]" office:value-type="float" office:value="2.6198" calcext:value-type="float">
            <text:p>2,62</text:p>
          </table:table-cell>
          <table:table-cell table:style-name="ce23" table:formula="of:=[.E11]-[.E10]" office:value-type="float" office:value="-0.958300000000008" calcext:value-type="float">
            <text:p>-0,96</text:p>
          </table:table-cell>
          <table:table-cell table:style-name="ce29" table:formula="of:=[.M11]/[.I11]" office:value-type="float" office:value="-0.0100000000000001" calcext:value-type="float">
            <text:p>-0,010</text:p>
          </table:table-cell>
          <table:table-cell table:number-columns-repeated="1637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13</text:p>
          </table:table-cell>
          <table:table-cell table:number-columns-repeated="2" table:style-name="ce12" office:value-type="float" office:value="206.25" calcext:value-type="float">
            <text:p>206,25</text:p>
          </table:table-cell>
          <table:table-cell table:style-name="ce12" table:formula="of:=[.E12]-[.K12]" office:value-type="float" office:value="204.25" calcext:value-type="float">
            <text:p>204,25</text:p>
          </table:table-cell>
          <table:table-cell table:style-name="ce12" table:number-columns-repeated="3"/>
          <table:table-cell table:style-name="ce16" table:formula="of:=[.I12]*0.03" office:value-type="float" office:value="0" calcext:value-type="float">
            <text:p>0,00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2]-[.F12]" office:value-type="float" office:value="2" calcext:value-type="float">
            <text:p>2,00</text:p>
          </table:table-cell>
          <table:table-cell table:style-name="ce24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12</text:p>
          </table:table-cell>
          <table:table-cell table:style-name="ce12" office:value-type="float" office:value="206.25" calcext:value-type="float">
            <text:p>206,25</text:p>
          </table:table-cell>
          <table:table-cell table:style-name="ce12" table:formula="of:=[.E12]-[.J13]" office:value-type="float" office:value="205.8515" calcext:value-type="float">
            <text:p>205,8515</text:p>
          </table:table-cell>
          <table:table-cell table:style-name="ce12" table:formula="of:=[.E13]-[.K13]" office:value-type="float" office:value="203.8515" calcext:value-type="float">
            <text:p>203,8515</text:p>
          </table:table-cell>
          <table:table-cell table:style-name="ce12" office:value-type="string" calcext:value-type="string">
            <text:p>м-13</text:p>
          </table:table-cell>
          <table:table-cell table:style-name="ce12" office:value-type="string" calcext:value-type="string">
            <text:p>м-12</text:p>
          </table:table-cell>
          <table:table-cell table:style-name="ce12" office:value-type="float" office:value="39.85" calcext:value-type="float">
            <text:p>39,85</text:p>
          </table:table-cell>
          <table:table-cell table:style-name="ce16" table:formula="of:=[.I13]*0.01" office:value-type="float" office:value="0.3985" calcext:value-type="float">
            <text:p>0,40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3]-[.F13]" office:value-type="float" office:value="2.39850000000001" calcext:value-type="float">
            <text:p>2,40</text:p>
          </table:table-cell>
          <table:table-cell table:style-name="ce24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11</text:p>
          </table:table-cell>
          <table:table-cell table:style-name="ce12" office:value-type="float" office:value="204.75" calcext:value-type="float">
            <text:p>204,75</text:p>
          </table:table-cell>
          <table:table-cell table:style-name="ce12" table:formula="of:=[.E13]-[.J14]" office:value-type="float" office:value="205.2709" calcext:value-type="float">
            <text:p>205,2709</text:p>
          </table:table-cell>
          <table:table-cell table:style-name="ce12" table:formula="of:=[.E14]-[.K14]" office:value-type="float" office:value="203.2709" calcext:value-type="float">
            <text:p>203,2709</text:p>
          </table:table-cell>
          <table:table-cell table:style-name="ce12" office:value-type="string" calcext:value-type="string">
            <text:p>м-12</text:p>
          </table:table-cell>
          <table:table-cell table:style-name="ce12" office:value-type="string" calcext:value-type="string">
            <text:p>м-11</text:p>
          </table:table-cell>
          <table:table-cell table:style-name="ce12" office:value-type="float" office:value="58.06" calcext:value-type="float">
            <text:p>58,06</text:p>
          </table:table-cell>
          <table:table-cell table:style-name="ce16" table:formula="of:=[.I14]*0.01" office:value-type="float" office:value="0.5806" calcext:value-type="float">
            <text:p>0,58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4]-[.F14]" office:value-type="float" office:value="1.47910000000002" calcext:value-type="float">
            <text:p>1,48</text:p>
          </table:table-cell>
          <table:table-cell table:style-name="ce24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10</text:p>
          </table:table-cell>
          <table:table-cell table:style-name="ce12" office:value-type="float" office:value="203.75" calcext:value-type="float">
            <text:p>203,75</text:p>
          </table:table-cell>
          <table:table-cell table:style-name="ce12" table:formula="of:=[.E14]-[.J15]" office:value-type="float" office:value="204.2589" calcext:value-type="float">
            <text:p>204,2589</text:p>
          </table:table-cell>
          <table:table-cell table:style-name="ce12" table:formula="of:=[.E15]-[.K15]" office:value-type="float" office:value="202.2589" calcext:value-type="float">
            <text:p>202,2589</text:p>
          </table:table-cell>
          <table:table-cell table:style-name="ce12" office:value-type="string" calcext:value-type="string">
            <text:p>м-11</text:p>
          </table:table-cell>
          <table:table-cell table:style-name="ce12" office:value-type="string" calcext:value-type="string">
            <text:p>м-10</text:p>
          </table:table-cell>
          <table:table-cell table:style-name="ce12" office:value-type="float" office:value="50.6" calcext:value-type="float">
            <text:p>50,6</text:p>
          </table:table-cell>
          <table:table-cell table:style-name="ce16" table:formula="of:=[.I15]*0.02" office:value-type="float" office:value="1.012" calcext:value-type="float">
            <text:p>1,01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5]-[.F15]" office:value-type="float" office:value="1.49110000000002" calcext:value-type="float">
            <text:p>1,49</text:p>
          </table:table-cell>
          <table:table-cell table:style-name="ce24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9</text:p>
          </table:table-cell>
          <table:table-cell table:style-name="ce12" office:value-type="float" office:value="203" calcext:value-type="float">
            <text:p>203</text:p>
          </table:table-cell>
          <table:table-cell table:style-name="ce12" table:formula="of:=[.E15]-[.J16]" office:value-type="float" office:value="203.42535" calcext:value-type="float">
            <text:p>203,42535</text:p>
          </table:table-cell>
          <table:table-cell table:style-name="ce12" table:formula="of:=[.E16]-[.K16]" office:value-type="float" office:value="201.42535" calcext:value-type="float">
            <text:p>201,42535</text:p>
          </table:table-cell>
          <table:table-cell table:style-name="ce12" office:value-type="string" calcext:value-type="string">
            <text:p>м-10</text:p>
          </table:table-cell>
          <table:table-cell table:style-name="ce12" office:value-type="string" calcext:value-type="string">
            <text:p>м-9</text:p>
          </table:table-cell>
          <table:table-cell table:style-name="ce12" office:value-type="float" office:value="55.57" calcext:value-type="float">
            <text:p>55,57</text:p>
          </table:table-cell>
          <table:table-cell table:style-name="ce16" table:formula="of:=[.I16]*0.015" office:value-type="float" office:value="0.83355" calcext:value-type="float">
            <text:p>0,83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6]-[.F16]" office:value-type="float" office:value="1.57465000000002" calcext:value-type="float">
            <text:p>1,57</text:p>
          </table:table-cell>
          <table:table-cell table:style-name="ce24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коллектор</text:p>
          </table:table-cell>
          <table:table-cell table:style-name="ce12" office:value-type="string" calcext:value-type="string">
            <text:p>м-8</text:p>
          </table:table-cell>
          <table:table-cell table:style-name="ce12" office:value-type="float" office:value="202.75" calcext:value-type="float">
            <text:p>202,75</text:p>
          </table:table-cell>
          <table:table-cell table:style-name="ce12" office:value-type="float" office:value="202.1302" calcext:value-type="float">
            <text:p>202,1302</text:p>
          </table:table-cell>
          <table:table-cell table:style-name="ce12" table:formula="of:=[.E17]-[.K17]" office:value-type="float" office:value="200.1302" calcext:value-type="float">
            <text:p>200,1302</text:p>
          </table:table-cell>
          <table:table-cell table:style-name="ce12" office:value-type="string" calcext:value-type="string">
            <text:p>м-9</text:p>
          </table:table-cell>
          <table:table-cell table:style-name="ce12" office:value-type="string" calcext:value-type="string">
            <text:p>м-8</text:p>
          </table:table-cell>
          <table:table-cell table:style-name="ce12" office:value-type="float" office:value="27.4" calcext:value-type="float">
            <text:p>27,4</text:p>
          </table:table-cell>
          <table:table-cell table:style-name="ce16" table:formula="of:=[.I17]*0.0472" office:value-type="float" office:value="1.29328" calcext:value-type="float">
            <text:p>1,29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7]-[.F17]" office:value-type="float" office:value="2.6198" calcext:value-type="float">
            <text:p>2,62</text:p>
          </table:table-cell>
          <table:table-cell table:style-name="ce23" table:formula="of:=[.E17]-[.E16]" office:value-type="float" office:value="-1.29514999999998" calcext:value-type="float">
            <text:p>-1,30</text:p>
          </table:table-cell>
          <table:table-cell table:style-name="ce29" table:formula="of:=[.M17]/[.I17]" office:value-type="float" office:value="-0.0472682481751817" calcext:value-type="float">
            <text:p>-0,047</text:p>
          </table:table-cell>
          <table:table-cell table:number-columns-repeated="1637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14</text:p>
          </table:table-cell>
          <table:table-cell table:style-name="ce12" office:value-type="float" office:value="202.5" calcext:value-type="float">
            <text:p>202,5</text:p>
          </table:table-cell>
          <table:table-cell table:style-name="ce12" table:formula="of:=[.E17]-[.J18]" office:value-type="float" office:value="201.757" calcext:value-type="float">
            <text:p>201,757</text:p>
          </table:table-cell>
          <table:table-cell table:style-name="ce12" table:formula="of:=[.E18]-[.K18]" office:value-type="float" office:value="199.757" calcext:value-type="float">
            <text:p>199,757</text:p>
          </table:table-cell>
          <table:table-cell table:style-name="ce12" office:value-type="string" calcext:value-type="string">
            <text:p>м-8</text:p>
          </table:table-cell>
          <table:table-cell table:style-name="ce12" office:value-type="string" calcext:value-type="string">
            <text:p>м-14</text:p>
          </table:table-cell>
          <table:table-cell table:style-name="ce12" office:value-type="float" office:value="12.44" calcext:value-type="float">
            <text:p>12,44</text:p>
          </table:table-cell>
          <table:table-cell table:style-name="ce16" table:formula="of:=[.I18]*0.03" office:value-type="float" office:value="0.3732" calcext:value-type="float">
            <text:p>0,37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8]-[.F18]" office:value-type="float" office:value="2.743" calcext:value-type="float">
            <text:p>2,74</text:p>
          </table:table-cell>
          <table:table-cell table:style-name="ce24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15</text:p>
          </table:table-cell>
          <table:table-cell table:style-name="ce12" office:value-type="float" office:value="201.75" calcext:value-type="float">
            <text:p>201,75</text:p>
          </table:table-cell>
          <table:table-cell table:style-name="ce12" table:formula="of:=[.E18]-[.J19]" office:value-type="float" office:value="201.0432" calcext:value-type="float">
            <text:p>201,0432</text:p>
          </table:table-cell>
          <table:table-cell table:style-name="ce12" table:formula="of:=[.E19]-[.K19]" office:value-type="float" office:value="199.0432" calcext:value-type="float">
            <text:p>199,0432</text:p>
          </table:table-cell>
          <table:table-cell table:style-name="ce12" office:value-type="string" calcext:value-type="string">
            <text:p>м-14</text:p>
          </table:table-cell>
          <table:table-cell table:style-name="ce12" office:value-type="string" calcext:value-type="string">
            <text:p>м-15</text:p>
          </table:table-cell>
          <table:table-cell table:style-name="ce12" office:value-type="float" office:value="71.38" calcext:value-type="float">
            <text:p>71,38</text:p>
          </table:table-cell>
          <table:table-cell table:style-name="ce16" table:formula="of:=[.I19]*0.01" office:value-type="float" office:value="0.7138" calcext:value-type="float">
            <text:p>0,71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9]-[.F19]" office:value-type="float" office:value="2.70679999999999" calcext:value-type="float">
            <text:p>2,71</text:p>
          </table:table-cell>
          <table:table-cell table:style-name="ce24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16</text:p>
          </table:table-cell>
          <table:table-cell table:style-name="ce12" office:value-type="float" office:value="201" calcext:value-type="float">
            <text:p>201</text:p>
          </table:table-cell>
          <table:table-cell table:style-name="ce12" table:formula="of:=[.E19]-[.J20]" office:value-type="float" office:value="200.6087" calcext:value-type="float">
            <text:p>200,6087</text:p>
          </table:table-cell>
          <table:table-cell table:style-name="ce12" table:formula="of:=[.E20]-[.K20]" office:value-type="float" office:value="198.6087" calcext:value-type="float">
            <text:p>198,6087</text:p>
          </table:table-cell>
          <table:table-cell table:style-name="ce12" office:value-type="string" calcext:value-type="string">
            <text:p>м-15</text:p>
          </table:table-cell>
          <table:table-cell table:style-name="ce12" office:value-type="string" calcext:value-type="string">
            <text:p>м-16</text:p>
          </table:table-cell>
          <table:table-cell table:style-name="ce12" office:value-type="float" office:value="43.45" calcext:value-type="float">
            <text:p>43,45</text:p>
          </table:table-cell>
          <table:table-cell table:style-name="ce16" table:formula="of:=[.I20]*0.01" office:value-type="float" office:value="0.4345" calcext:value-type="float">
            <text:p>0,43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20]-[.F20]" office:value-type="float" office:value="2.3913" calcext:value-type="float">
            <text:p>2,39</text:p>
          </table:table-cell>
          <table:table-cell table:style-name="ce24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коллектор</text:p>
          </table:table-cell>
          <table:table-cell table:style-name="ce12" office:value-type="string" calcext:value-type="string">
            <text:p>м-17</text:p>
          </table:table-cell>
          <table:table-cell table:style-name="ce12" office:value-type="float" office:value="198.75" calcext:value-type="float">
            <text:p>198,75</text:p>
          </table:table-cell>
          <table:table-cell table:style-name="ce12" office:value-type="float" office:value="197.0012" calcext:value-type="float">
            <text:p>197,0012</text:p>
          </table:table-cell>
          <table:table-cell table:style-name="ce12" table:formula="of:=[.E21]-[.K21]" office:value-type="float" office:value="195.0012" calcext:value-type="float">
            <text:p>195,0012</text:p>
          </table:table-cell>
          <table:table-cell table:style-name="ce12" office:value-type="string" calcext:value-type="string">
            <text:p>м-16</text:p>
          </table:table-cell>
          <table:table-cell table:style-name="ce12" office:value-type="string" calcext:value-type="string">
            <text:p>м-17</text:p>
          </table:table-cell>
          <table:table-cell table:style-name="ce12" office:value-type="float" office:value="93.77" calcext:value-type="float">
            <text:p>93,77</text:p>
          </table:table-cell>
          <table:table-cell table:style-name="ce16" table:formula="of:=[.I21]*0.02" office:value-type="float" office:value="1.8754" calcext:value-type="float">
            <text:p>1,88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21]-[.F21]" office:value-type="float" office:value="3.74879999999999" calcext:value-type="float">
            <text:p>3,75</text:p>
          </table:table-cell>
          <table:table-cell table:style-name="ce23" table:formula="of:=[.E21]-[.E20]" office:value-type="float" office:value="-3.60749999999999" calcext:value-type="float">
            <text:p>-3,61</text:p>
          </table:table-cell>
          <table:table-cell table:style-name="ce29" table:formula="of:=[.M21]/[.I21]" office:value-type="float" office:value="-0.0384717926842272" calcext:value-type="float">
            <text:p>-0,038</text:p>
          </table:table-cell>
          <table:table-cell table:number-columns-repeated="1637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1</text:p>
          </table:table-cell>
          <table:table-cell table:number-columns-repeated="2" table:style-name="ce12" office:value-type="float" office:value="201" calcext:value-type="float">
            <text:p>201</text:p>
          </table:table-cell>
          <table:table-cell table:style-name="ce12" table:formula="of:=[.E22]-[.K22]" office:value-type="float" office:value="199" calcext:value-type="float">
            <text:p>199</text:p>
          </table:table-cell>
          <table:table-cell table:style-name="ce12" table:number-columns-repeated="3"/>
          <table:table-cell table:style-name="ce16" table:formula="of:=[.I22]*0.03" office:value-type="float" office:value="0" calcext:value-type="float">
            <text:p>0,00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22]-[.F22]" office:value-type="float" office:value="2" calcext:value-type="float">
            <text:p>2,00</text:p>
          </table:table-cell>
          <table:table-cell table:style-name="ce23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0</text:p>
          </table:table-cell>
          <table:table-cell table:style-name="ce12" office:value-type="float" office:value="200.5" calcext:value-type="float">
            <text:p>200,5</text:p>
          </table:table-cell>
          <table:table-cell table:style-name="ce12" table:formula="of:=[.E22]-[.J23]" office:value-type="float" office:value="200.3656" calcext:value-type="float">
            <text:p>200,3656</text:p>
          </table:table-cell>
          <table:table-cell table:style-name="ce12" table:formula="of:=[.E23]-[.K23]" office:value-type="float" office:value="198.3656" calcext:value-type="float">
            <text:p>198,3656</text:p>
          </table:table-cell>
          <table:table-cell table:style-name="ce12" office:value-type="string" calcext:value-type="string">
            <text:p>м-21</text:p>
          </table:table-cell>
          <table:table-cell table:style-name="ce12" office:value-type="string" calcext:value-type="string">
            <text:p>м-20</text:p>
          </table:table-cell>
          <table:table-cell table:style-name="ce12" office:value-type="float" office:value="63.44" calcext:value-type="float">
            <text:p>63,44</text:p>
          </table:table-cell>
          <table:table-cell table:style-name="ce16" table:formula="of:=[.I23]*0.01" office:value-type="float" office:value="0.6344" calcext:value-type="float">
            <text:p>0,63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23]-[.F23]" office:value-type="float" office:value="2.1344" calcext:value-type="float">
            <text:p>2,13</text:p>
          </table:table-cell>
          <table:table-cell table:style-name="ce23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19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formula="of:=[.E23]-[.J24]" office:value-type="float" office:value="199.9597" calcext:value-type="float">
            <text:p>199,9597</text:p>
          </table:table-cell>
          <table:table-cell table:style-name="ce12" table:formula="of:=[.E24]-[.K24]" office:value-type="float" office:value="197.9597" calcext:value-type="float">
            <text:p>197,9597</text:p>
          </table:table-cell>
          <table:table-cell table:style-name="ce12" office:value-type="string" calcext:value-type="string">
            <text:p>м-20</text:p>
          </table:table-cell>
          <table:table-cell table:style-name="ce12" office:value-type="string" calcext:value-type="string">
            <text:p>м-19</text:p>
          </table:table-cell>
          <table:table-cell table:style-name="ce12" office:value-type="float" office:value="40.59" calcext:value-type="float">
            <text:p>40,59</text:p>
          </table:table-cell>
          <table:table-cell table:style-name="ce16" table:formula="of:=[.I24]*0.01" office:value-type="float" office:value="0.4059" calcext:value-type="float">
            <text:p>0,41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24]-[.F24]" office:value-type="float" office:value="2.0403" calcext:value-type="float">
            <text:p>2,04</text:p>
          </table:table-cell>
          <table:table-cell table:style-name="ce23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18</text:p>
          </table:table-cell>
          <table:table-cell table:style-name="ce12" office:value-type="float" office:value="199.25" calcext:value-type="float">
            <text:p>199,25</text:p>
          </table:table-cell>
          <table:table-cell table:style-name="ce12" table:formula="of:=[.E24]-[.J25]" office:value-type="float" office:value="199.3392" calcext:value-type="float">
            <text:p>199,3392</text:p>
          </table:table-cell>
          <table:table-cell table:style-name="ce12" table:formula="of:=[.E25]-[.K25]" office:value-type="float" office:value="197.3392" calcext:value-type="float">
            <text:p>197,3392</text:p>
          </table:table-cell>
          <table:table-cell table:style-name="ce12" office:value-type="string" calcext:value-type="string">
            <text:p>м-19</text:p>
          </table:table-cell>
          <table:table-cell table:style-name="ce12" office:value-type="string" calcext:value-type="string">
            <text:p>м-18</text:p>
          </table:table-cell>
          <table:table-cell table:style-name="ce12" office:value-type="float" office:value="62.05" calcext:value-type="float">
            <text:p>62,05</text:p>
          </table:table-cell>
          <table:table-cell table:style-name="ce16" table:formula="of:=[.I25]*0.01" office:value-type="float" office:value="0.6205" calcext:value-type="float">
            <text:p>0,62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25]-[.F25]" office:value-type="float" office:value="1.91079999999999" calcext:value-type="float">
            <text:p>1,91</text:p>
          </table:table-cell>
          <table:table-cell table:style-name="ce23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коллектор</text:p>
          </table:table-cell>
          <table:table-cell table:style-name="ce12" office:value-type="string" calcext:value-type="string">
            <text:p>м-17</text:p>
          </table:table-cell>
          <table:table-cell table:style-name="ce12" office:value-type="float" office:value="198.75" calcext:value-type="float">
            <text:p>198,75</text:p>
          </table:table-cell>
          <table:table-cell table:style-name="ce12" office:value-type="float" office:value="197.0012" calcext:value-type="float">
            <text:p>197,0012</text:p>
          </table:table-cell>
          <table:table-cell table:style-name="ce12" table:formula="of:=[.E26]-[.K26]" office:value-type="float" office:value="195.0012" calcext:value-type="float">
            <text:p>195,0012</text:p>
          </table:table-cell>
          <table:table-cell table:style-name="ce12" office:value-type="string" calcext:value-type="string">
            <text:p>м-18</text:p>
          </table:table-cell>
          <table:table-cell table:style-name="ce12" office:value-type="string" calcext:value-type="string">
            <text:p>м-17</text:p>
          </table:table-cell>
          <table:table-cell table:style-name="ce12" office:value-type="float" office:value="27.82" calcext:value-type="float">
            <text:p>27,82</text:p>
          </table:table-cell>
          <table:table-cell table:style-name="ce16" table:formula="of:=[.I26]*0.02" office:value-type="float" office:value="0.5564" calcext:value-type="float">
            <text:p>0,56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26]-[.F26]" office:value-type="float" office:value="3.74879999999999" calcext:value-type="float">
            <text:p>3,75</text:p>
          </table:table-cell>
          <table:table-cell table:style-name="ce23" table:formula="of:=[.E26]-[.E25]" office:value-type="float" office:value="-2.33799999999999" calcext:value-type="float">
            <text:p>-2,34</text:p>
          </table:table-cell>
          <table:table-cell table:style-name="ce29" table:formula="of:=[.M26]/[.I26]" office:value-type="float" office:value="-0.0840402588066137" calcext:value-type="float">
            <text:p>-0,084</text:p>
          </table:table-cell>
          <table:table-cell table:number-columns-repeated="1637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3</text:p>
          </table:table-cell>
          <table:table-cell table:number-columns-repeated="2" table:style-name="ce12" office:value-type="float" office:value="197.75" calcext:value-type="float">
            <text:p>197,75</text:p>
          </table:table-cell>
          <table:table-cell table:style-name="ce12" table:formula="of:=[.E27]-[.K27]" office:value-type="float" office:value="195.75" calcext:value-type="float">
            <text:p>195,75</text:p>
          </table:table-cell>
          <table:table-cell table:style-name="ce12" table:number-columns-repeated="3"/>
          <table:table-cell table:style-name="ce16" table:formula="of:=[.I27]*0.03" office:value-type="float" office:value="0" calcext:value-type="float">
            <text:p>0,00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27]-[.F27]" office:value-type="float" office:value="2" calcext:value-type="float">
            <text:p>2,00</text:p>
          </table:table-cell>
          <table:table-cell table:style-name="ce22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2</text:p>
          </table:table-cell>
          <table:table-cell table:style-name="ce12" office:value-type="float" office:value="198.75" calcext:value-type="float">
            <text:p>198,75</text:p>
          </table:table-cell>
          <table:table-cell table:style-name="ce12" table:formula="of:=[.E27]-[.J28]" office:value-type="float" office:value="197.1319" calcext:value-type="float">
            <text:p>197,1319</text:p>
          </table:table-cell>
          <table:table-cell table:style-name="ce12" table:formula="of:=[.E28]-[.K28]" office:value-type="float" office:value="195.1319" calcext:value-type="float">
            <text:p>195,1319</text:p>
          </table:table-cell>
          <table:table-cell table:style-name="ce12" office:value-type="string" calcext:value-type="string">
            <text:p>м-23</text:p>
          </table:table-cell>
          <table:table-cell table:style-name="ce12" office:value-type="string" calcext:value-type="string">
            <text:p>м-22</text:p>
          </table:table-cell>
          <table:table-cell table:style-name="ce12" office:value-type="float" office:value="61.81" calcext:value-type="float">
            <text:p>61,81</text:p>
          </table:table-cell>
          <table:table-cell table:style-name="ce16" table:formula="of:=[.I28]*0.01" office:value-type="float" office:value="0.6181" calcext:value-type="float">
            <text:p>0,62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28]-[.F28]" office:value-type="float" office:value="3.6181" calcext:value-type="float">
            <text:p>3,62</text:p>
          </table:table-cell>
          <table:table-cell table:style-name="ce22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коллектор</text:p>
          </table:table-cell>
          <table:table-cell table:style-name="ce12" office:value-type="string" calcext:value-type="string">
            <text:p>м-17</text:p>
          </table:table-cell>
          <table:table-cell table:style-name="ce12" office:value-type="float" office:value="198.75" calcext:value-type="float">
            <text:p>198,75</text:p>
          </table:table-cell>
          <table:table-cell table:style-name="ce12" table:formula="of:=[.E28]-[.J29]" office:value-type="float" office:value="197.0012" calcext:value-type="float">
            <text:p>197,0012</text:p>
          </table:table-cell>
          <table:table-cell table:style-name="ce12" table:formula="of:=[.E29]-[.K29]" office:value-type="float" office:value="195.0012" calcext:value-type="float">
            <text:p>195,0012</text:p>
          </table:table-cell>
          <table:table-cell table:style-name="ce12" office:value-type="string" calcext:value-type="string">
            <text:p>м-22</text:p>
          </table:table-cell>
          <table:table-cell table:style-name="ce12" office:value-type="string" calcext:value-type="string">
            <text:p>м-17</text:p>
          </table:table-cell>
          <table:table-cell table:style-name="ce12" office:value-type="float" office:value="13.07" calcext:value-type="float">
            <text:p>13,07</text:p>
          </table:table-cell>
          <table:table-cell table:style-name="ce16" table:formula="of:=[.I29]*0.01" office:value-type="float" office:value="0.1307" calcext:value-type="float">
            <text:p>0,13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29]-[.F29]" office:value-type="float" office:value="3.74879999999999" calcext:value-type="float">
            <text:p>3,75</text:p>
          </table:table-cell>
          <table:table-cell table:style-name="ce23" table:formula="of:=[.E29]-[.E28]" office:value-type="float" office:value="-0.13069999999999" calcext:value-type="float">
            <text:p>-0,13</text:p>
          </table:table-cell>
          <table:table-cell table:style-name="ce29" table:formula="of:=[.M29]/[.I29]" office:value-type="float" office:value="-0.00999999999999926" calcext:value-type="float">
            <text:p>-0,010</text:p>
          </table:table-cell>
          <table:table-cell table:number-columns-repeated="1637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35</text:p>
          </table:table-cell>
          <table:table-cell table:number-columns-repeated="2" table:style-name="ce12" office:value-type="float" office:value="194.25" calcext:value-type="float">
            <text:p>194,25</text:p>
          </table:table-cell>
          <table:table-cell table:style-name="ce12" table:formula="of:=[.E30]-[.K30]" office:value-type="float" office:value="192.25" calcext:value-type="float">
            <text:p>192,25</text:p>
          </table:table-cell>
          <table:table-cell table:style-name="ce12" table:number-columns-repeated="3"/>
          <table:table-cell table:style-name="ce16" table:formula="of:=[.I30]*0.03" office:value-type="float" office:value="0" calcext:value-type="float">
            <text:p>0,00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30]-[.F30]" office:value-type="float" office:value="2" calcext:value-type="float">
            <text:p>2,00</text:p>
          </table:table-cell>
          <table:table-cell table:style-name="ce22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36</text:p>
          </table:table-cell>
          <table:table-cell table:style-name="ce12" office:value-type="float" office:value="194.25" calcext:value-type="float">
            <text:p>194,25</text:p>
          </table:table-cell>
          <table:table-cell table:style-name="ce12" table:formula="of:=[.E30]-[.J31]" office:value-type="float" office:value="193.6714" calcext:value-type="float">
            <text:p>193,6714</text:p>
          </table:table-cell>
          <table:table-cell table:style-name="ce12" table:formula="of:=[.E31]-[.K31]" office:value-type="float" office:value="191.6714" calcext:value-type="float">
            <text:p>191,6714</text:p>
          </table:table-cell>
          <table:table-cell table:style-name="ce12" office:value-type="string" calcext:value-type="string">
            <text:p>м-35</text:p>
          </table:table-cell>
          <table:table-cell table:style-name="ce12" office:value-type="string" calcext:value-type="string">
            <text:p>м-36</text:p>
          </table:table-cell>
          <table:table-cell table:style-name="ce12" office:value-type="float" office:value="57.86" calcext:value-type="float">
            <text:p>57,86</text:p>
          </table:table-cell>
          <table:table-cell table:style-name="ce16" table:formula="of:=[.I31]*0.01" office:value-type="float" office:value="0.5786" calcext:value-type="float">
            <text:p>0,58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31]-[.F31]" office:value-type="float" office:value="2.57859999999999" calcext:value-type="float">
            <text:p>2,58</text:p>
          </table:table-cell>
          <table:table-cell table:style-name="ce22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37</text:p>
          </table:table-cell>
          <table:table-cell table:style-name="ce12" office:value-type="float" office:value="193.75" calcext:value-type="float">
            <text:p>193,75</text:p>
          </table:table-cell>
          <table:table-cell table:style-name="ce12" table:formula="of:=[.E31]-[.J32]" office:value-type="float" office:value="193.276" calcext:value-type="float">
            <text:p>193,276</text:p>
          </table:table-cell>
          <table:table-cell table:style-name="ce12" table:formula="of:=[.E32]-[.K32]" office:value-type="float" office:value="191.276" calcext:value-type="float">
            <text:p>191,276</text:p>
          </table:table-cell>
          <table:table-cell table:style-name="ce12" office:value-type="string" calcext:value-type="string">
            <text:p>м-36</text:p>
          </table:table-cell>
          <table:table-cell table:style-name="ce12" office:value-type="string" calcext:value-type="string">
            <text:p>м-37</text:p>
          </table:table-cell>
          <table:table-cell table:style-name="ce12" office:value-type="float" office:value="39.54" calcext:value-type="float">
            <text:p>39,54</text:p>
          </table:table-cell>
          <table:table-cell table:style-name="ce16" table:formula="of:=[.I32]*0.01" office:value-type="float" office:value="0.3954" calcext:value-type="float">
            <text:p>0,40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32]-[.F32]" office:value-type="float" office:value="2.47399999999999" calcext:value-type="float">
            <text:p>2,47</text:p>
          </table:table-cell>
          <table:table-cell table:style-name="ce22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38</text:p>
          </table:table-cell>
          <table:table-cell table:style-name="ce12" office:value-type="float" office:value="193.25" calcext:value-type="float">
            <text:p>193,25</text:p>
          </table:table-cell>
          <table:table-cell table:style-name="ce12" table:formula="of:=[.E32]-[.J33]" office:value-type="float" office:value="192.6975" calcext:value-type="float">
            <text:p>192,6975</text:p>
          </table:table-cell>
          <table:table-cell table:style-name="ce12" table:formula="of:=[.E33]-[.K33]" office:value-type="float" office:value="190.6975" calcext:value-type="float">
            <text:p>190,6975</text:p>
          </table:table-cell>
          <table:table-cell table:style-name="ce12" office:value-type="string" calcext:value-type="string">
            <text:p>м-37</text:p>
          </table:table-cell>
          <table:table-cell table:style-name="ce12" office:value-type="string" calcext:value-type="string">
            <text:p>м-38</text:p>
          </table:table-cell>
          <table:table-cell table:style-name="ce12" office:value-type="float" office:value="57.85" calcext:value-type="float">
            <text:p>57,85</text:p>
          </table:table-cell>
          <table:table-cell table:style-name="ce16" table:formula="of:=[.I33]*0.01" office:value-type="float" office:value="0.5785" calcext:value-type="float">
            <text:p>0,58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33]-[.F33]" office:value-type="float" office:value="2.55249999999998" calcext:value-type="float">
            <text:p>2,55</text:p>
          </table:table-cell>
          <table:table-cell table:style-name="ce22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коллектор</text:p>
          </table:table-cell>
          <table:table-cell table:style-name="ce12" office:value-type="string" calcext:value-type="string">
            <text:p>м-39</text:p>
          </table:table-cell>
          <table:table-cell table:style-name="ce12" office:value-type="float" office:value="193" calcext:value-type="float">
            <text:p>193</text:p>
          </table:table-cell>
          <table:table-cell table:style-name="ce12" table:formula="of:=[.E33]-[.J34]" office:value-type="float" office:value="192.1805" calcext:value-type="float">
            <text:p>192,1805</text:p>
          </table:table-cell>
          <table:table-cell table:style-name="ce12" table:formula="of:=[.E34]-[.K34]" office:value-type="float" office:value="190.1805" calcext:value-type="float">
            <text:p>190,1805</text:p>
          </table:table-cell>
          <table:table-cell table:style-name="ce12" office:value-type="string" calcext:value-type="string">
            <text:p>м-38</text:p>
          </table:table-cell>
          <table:table-cell table:style-name="ce12" office:value-type="string" calcext:value-type="string">
            <text:p>м-39</text:p>
          </table:table-cell>
          <table:table-cell table:style-name="ce12" office:value-type="float" office:value="51.7" calcext:value-type="float">
            <text:p>51,7</text:p>
          </table:table-cell>
          <table:table-cell table:style-name="ce16" table:formula="of:=[.I34]*0.01" office:value-type="float" office:value="0.517" calcext:value-type="float">
            <text:p>0,52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34]-[.F34]" office:value-type="float" office:value="2.81949999999998" calcext:value-type="float">
            <text:p>2,82</text:p>
          </table:table-cell>
          <table:table-cell table:style-name="ce23" table:formula="of:=[.E34]-[.E33]" office:value-type="float" office:value="-0.516999999999996" calcext:value-type="float">
            <text:p>-0,52</text:p>
          </table:table-cell>
          <table:table-cell table:style-name="ce29" table:formula="of:=[.M34]/[.I34]" office:value-type="float" office:value="-0.00999999999999992" calcext:value-type="float">
            <text:p>-0,010</text:p>
          </table:table-cell>
          <table:table-cell table:number-columns-repeated="16370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40</text:p>
          </table:table-cell>
          <table:table-cell table:number-columns-repeated="2" table:style-name="ce12" office:value-type="float" office:value="192.75" calcext:value-type="float">
            <text:p>192,75</text:p>
          </table:table-cell>
          <table:table-cell table:style-name="ce12" table:formula="of:=[.E35]-[.K35]" office:value-type="float" office:value="190.75" calcext:value-type="float">
            <text:p>190,75</text:p>
          </table:table-cell>
          <table:table-cell table:style-name="ce12" table:number-columns-repeated="3"/>
          <table:table-cell table:style-name="ce16" table:formula="of:=[.I35]*0.03" office:value-type="float" office:value="0" calcext:value-type="float">
            <text:p>0,00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35]-[.F35]" office:value-type="float" office:value="2" calcext:value-type="float">
            <text:p>2,00</text:p>
          </table:table-cell>
          <table:table-cell table:style-name="ce22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коллектор</text:p>
          </table:table-cell>
          <table:table-cell table:style-name="ce12" office:value-type="string" calcext:value-type="string">
            <text:p>м-39</text:p>
          </table:table-cell>
          <table:table-cell table:style-name="ce12" office:value-type="float" office:value="193" calcext:value-type="float">
            <text:p>193</text:p>
          </table:table-cell>
          <table:table-cell table:style-name="ce12" office:value-type="float" office:value="192.1805" calcext:value-type="float">
            <text:p>192,1805</text:p>
          </table:table-cell>
          <table:table-cell table:style-name="ce12" table:formula="of:=[.E36]-[.K36]" office:value-type="float" office:value="190.1805" calcext:value-type="float">
            <text:p>190,1805</text:p>
          </table:table-cell>
          <table:table-cell table:style-name="ce12" office:value-type="string" calcext:value-type="string">
            <text:p>м-40</text:p>
          </table:table-cell>
          <table:table-cell table:style-name="ce12" office:value-type="string" calcext:value-type="string">
            <text:p>м-39</text:p>
          </table:table-cell>
          <table:table-cell table:style-name="ce12" office:value-type="float" office:value="33.49" calcext:value-type="float">
            <text:p>33,49</text:p>
          </table:table-cell>
          <table:table-cell table:style-name="ce16" table:formula="of:=[.I36]*0.01" office:value-type="float" office:value="0.3349" calcext:value-type="float">
            <text:p>0,33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36]-[.F36]" office:value-type="float" office:value="2.81950000000001" calcext:value-type="float">
            <text:p>2,82</text:p>
          </table:table-cell>
          <table:table-cell table:style-name="ce23" table:formula="of:=[.E36]-[.E35]" office:value-type="float" office:value="-0.569500000000005" calcext:value-type="float">
            <text:p>-0,57</text:p>
          </table:table-cell>
          <table:table-cell table:style-name="ce29" table:formula="of:=[.M36]/[.I36]" office:value-type="float" office:value="-0.0170050761421321" calcext:value-type="float">
            <text:p>-0,017</text:p>
          </table:table-cell>
          <table:table-cell table:number-columns-repeated="16370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коллектор</text:p>
          </table:table-cell>
          <table:table-cell table:style-name="ce12" office:value-type="string" calcext:value-type="string">
            <text:p>м-39</text:p>
          </table:table-cell>
          <table:table-cell table:style-name="ce12" office:value-type="float" office:value="193" calcext:value-type="float">
            <text:p>193</text:p>
          </table:table-cell>
          <table:table-cell table:style-name="ce12" office:value-type="float" office:value="192.1805" calcext:value-type="float">
            <text:p>192,1805</text:p>
          </table:table-cell>
          <table:table-cell table:style-name="ce12" table:formula="of:=[.E37]-[.K37]" office:value-type="float" office:value="190.1805" calcext:value-type="float">
            <text:p>190,1805</text:p>
          </table:table-cell>
          <table:table-cell table:style-name="ce12" table:number-columns-repeated="3"/>
          <table:table-cell table:style-name="ce16" table:formula="of:=[.I37]*0.03" office:value-type="float" office:value="0" calcext:value-type="float">
            <text:p>0,00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37]-[.F37]" office:value-type="float" office:value="2.81950000000001" calcext:value-type="float">
            <text:p>2,82</text:p>
          </table:table-cell>
          <table:table-cell table:style-name="ce22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office:value-type="string" calcext:value-type="string">
            <text:p>насосная</text:p>
          </table:table-cell>
          <table:table-cell table:style-name="ce12" office:value-type="string" calcext:value-type="string">
            <text:p>м-1_НС-1</text:p>
          </table:table-cell>
          <table:table-cell table:style-name="ce12" office:value-type="float" office:value="193.75" calcext:value-type="float">
            <text:p>193,75</text:p>
          </table:table-cell>
          <table:table-cell table:style-name="ce12" table:formula="of:=[.E37]-[.J38]" office:value-type="float" office:value="191.8225" calcext:value-type="float">
            <text:p>191,8225</text:p>
          </table:table-cell>
          <table:table-cell table:style-name="ce12" table:formula="of:=[.E38]-[.K38]" office:value-type="float" office:value="189.8225" calcext:value-type="float">
            <text:p>189,8225</text:p>
          </table:table-cell>
          <table:table-cell table:style-name="ce12" office:value-type="string" calcext:value-type="string">
            <text:p>м-39</text:p>
          </table:table-cell>
          <table:table-cell table:style-name="ce12" office:value-type="string" calcext:value-type="string">
            <text:p>м-1_НС-1</text:p>
          </table:table-cell>
          <table:table-cell table:style-name="ce12" office:value-type="float" office:value="35.8" calcext:value-type="float">
            <text:p>35,8</text:p>
          </table:table-cell>
          <table:table-cell table:style-name="ce16" table:formula="of:=[.I38]*0.01" office:value-type="float" office:value="0.358" calcext:value-type="float">
            <text:p>0,36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38]-[.F38]" office:value-type="float" office:value="3.92750000000001" calcext:value-type="float">
            <text:p>3,93</text:p>
          </table:table-cell>
          <table:table-cell table:style-name="ce22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 office:value-type="string" calcext:value-type="string">
            <text:p>коллектор</text:p>
          </table:table-cell>
          <table:table-cell table:style-name="ce12" office:value-type="string" calcext:value-type="string">
            <text:p>м-23</text:p>
          </table:table-cell>
          <table:table-cell table:number-columns-repeated="2" table:style-name="ce12" office:value-type="float" office:value="197.75" calcext:value-type="float">
            <text:p>197,75</text:p>
          </table:table-cell>
          <table:table-cell table:style-name="ce12" table:formula="of:=[.E39]-[.K39]" office:value-type="float" office:value="195.75" calcext:value-type="float">
            <text:p>195,75</text:p>
          </table:table-cell>
          <table:table-cell table:style-name="ce12" office:value-type="string" calcext:value-type="string">
            <text:p>м-1_НС-1</text:p>
          </table:table-cell>
          <table:table-cell table:style-name="ce12" office:value-type="string" calcext:value-type="string">
            <text:p>м-23</text:p>
          </table:table-cell>
          <table:table-cell table:style-name="ce12" office:value-type="float" office:value="186.82" calcext:value-type="float">
            <text:p>186,82</text:p>
          </table:table-cell>
          <table:table-cell table:style-name="ce16" office:value-type="string" calcext:value-type="string">
            <text:p>-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39]-[.F39]" office:value-type="float" office:value="2" calcext:value-type="float">
            <text:p>2,00</text:p>
          </table:table-cell>
          <table:table-cell table:style-name="ce22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42</text:p>
          </table:table-cell>
          <table:table-cell table:number-columns-repeated="2" table:style-name="ce12" office:value-type="float" office:value="201.75" calcext:value-type="float">
            <text:p>201,75</text:p>
          </table:table-cell>
          <table:table-cell table:style-name="ce12" table:formula="of:=[.E40]-[.K40]" office:value-type="float" office:value="199.75" calcext:value-type="float">
            <text:p>199,75</text:p>
          </table:table-cell>
          <table:table-cell table:style-name="ce12" table:number-columns-repeated="3"/>
          <table:table-cell table:style-name="ce16" table:formula="of:=[.I40]*0.03" office:value-type="float" office:value="0" calcext:value-type="float">
            <text:p>0,00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40]-[.F40]" office:value-type="float" office:value="2" calcext:value-type="float">
            <text:p>2,00</text:p>
          </table:table-cell>
          <table:table-cell table:style-name="ce22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43</text:p>
          </table:table-cell>
          <table:table-cell table:style-name="ce12" office:value-type="float" office:value="202.25" calcext:value-type="float">
            <text:p>202,25</text:p>
          </table:table-cell>
          <table:table-cell table:style-name="ce12" table:formula="of:=[.E40]-[.J41]" office:value-type="float" office:value="201.3191" calcext:value-type="float">
            <text:p>201,3191</text:p>
          </table:table-cell>
          <table:table-cell table:style-name="ce12" table:formula="of:=[.E41]-[.K41]" office:value-type="float" office:value="199.3191" calcext:value-type="float">
            <text:p>199,3191</text:p>
          </table:table-cell>
          <table:table-cell table:style-name="ce12" office:value-type="string" calcext:value-type="string">
            <text:p>м-42</text:p>
          </table:table-cell>
          <table:table-cell table:style-name="ce12" office:value-type="string" calcext:value-type="string">
            <text:p>м-43</text:p>
          </table:table-cell>
          <table:table-cell table:style-name="ce12" office:value-type="float" office:value="43.09" calcext:value-type="float">
            <text:p>43,09</text:p>
          </table:table-cell>
          <table:table-cell table:style-name="ce16" table:formula="of:=[.I41]*0.01" office:value-type="float" office:value="0.4309" calcext:value-type="float">
            <text:p>0,43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41]-[.F41]" office:value-type="float" office:value="2.93090000000001" calcext:value-type="float">
            <text:p>2,93</text:p>
          </table:table-cell>
          <table:table-cell table:style-name="ce22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office:value-type="string" calcext:value-type="string">
            <text:p>коллектор</text:p>
          </table:table-cell>
          <table:table-cell table:style-name="ce12" office:value-type="string" calcext:value-type="string">
            <text:p>м-44</text:p>
          </table:table-cell>
          <table:table-cell table:style-name="ce12" office:value-type="float" office:value="202.5" calcext:value-type="float">
            <text:p>202,5</text:p>
          </table:table-cell>
          <table:table-cell table:style-name="ce12" table:formula="of:=[.E41]-[.J42]" office:value-type="float" office:value="201.0436" calcext:value-type="float">
            <text:p>201,0436</text:p>
          </table:table-cell>
          <table:table-cell table:style-name="ce12" table:formula="of:=[.E42]-[.K42]" office:value-type="float" office:value="199.0436" calcext:value-type="float">
            <text:p>199,0436</text:p>
          </table:table-cell>
          <table:table-cell table:style-name="ce12" office:value-type="string" calcext:value-type="string">
            <text:p>м-43</text:p>
          </table:table-cell>
          <table:table-cell table:style-name="ce12" office:value-type="string" calcext:value-type="string">
            <text:p>м-44</text:p>
          </table:table-cell>
          <table:table-cell table:style-name="ce12" office:value-type="float" office:value="27.55" calcext:value-type="float">
            <text:p>27,55</text:p>
          </table:table-cell>
          <table:table-cell table:style-name="ce16" table:formula="of:=[.I42]*0.01" office:value-type="float" office:value="0.2755" calcext:value-type="float">
            <text:p>0,28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42]-[.F42]" office:value-type="float" office:value="3.4564" calcext:value-type="float">
            <text:p>3,46</text:p>
          </table:table-cell>
          <table:table-cell table:style-name="ce23" table:formula="of:=[.E42]-[.E41]" office:value-type="float" office:value="-0.275499999999994" calcext:value-type="float">
            <text:p>-0,28</text:p>
          </table:table-cell>
          <table:table-cell table:style-name="ce29" table:formula="of:=[.M42]/[.I42]" office:value-type="float" office:value="-0.00999999999999978" calcext:value-type="float">
            <text:p>-0,010</text:p>
          </table:table-cell>
          <table:table-cell table:number-columns-repeated="1637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46</text:p>
          </table:table-cell>
          <table:table-cell table:number-columns-repeated="2" table:style-name="ce12" office:value-type="float" office:value="202" calcext:value-type="float">
            <text:p>202</text:p>
          </table:table-cell>
          <table:table-cell table:style-name="ce12" table:formula="of:=[.E43]-[.K43]" office:value-type="float" office:value="200" calcext:value-type="float">
            <text:p>200</text:p>
          </table:table-cell>
          <table:table-cell table:style-name="ce12" table:number-columns-repeated="3"/>
          <table:table-cell table:style-name="ce16" table:formula="of:=[.I43]*0.01" office:value-type="float" office:value="0" calcext:value-type="float">
            <text:p>0,00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43]-[.F43]" office:value-type="float" office:value="2" calcext:value-type="float">
            <text:p>2,00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45</text:p>
          </table:table-cell>
          <table:table-cell table:style-name="ce12" office:value-type="float" office:value="202.25" calcext:value-type="float">
            <text:p>202,25</text:p>
          </table:table-cell>
          <table:table-cell table:style-name="ce12" table:formula="of:=[.E43]-[.J44]" office:value-type="float" office:value="201.5816" calcext:value-type="float">
            <text:p>201,5816</text:p>
          </table:table-cell>
          <table:table-cell table:style-name="ce12" table:formula="of:=[.E44]-[.K44]" office:value-type="float" office:value="199.5816" calcext:value-type="float">
            <text:p>199,5816</text:p>
          </table:table-cell>
          <table:table-cell table:style-name="ce12" office:value-type="string" calcext:value-type="string">
            <text:p>м-46</text:p>
          </table:table-cell>
          <table:table-cell table:style-name="ce12" office:value-type="string" calcext:value-type="string">
            <text:p>м-45</text:p>
          </table:table-cell>
          <table:table-cell table:style-name="ce12" office:value-type="float" office:value="41.84" calcext:value-type="float">
            <text:p>41,84</text:p>
          </table:table-cell>
          <table:table-cell table:style-name="ce16" table:formula="of:=[.I44]*0.01" office:value-type="float" office:value="0.4184" calcext:value-type="float">
            <text:p>0,42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44]-[.F44]" office:value-type="float" office:value="2.66839999999999" calcext:value-type="float">
            <text:p>2,67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7" office:value-type="string" calcext:value-type="string">
            <text:p>коллектор</text:p>
          </table:table-cell>
          <table:table-cell table:style-name="ce12" office:value-type="string" calcext:value-type="string">
            <text:p>м-44</text:p>
          </table:table-cell>
          <table:table-cell table:style-name="ce12" office:value-type="float" office:value="202.5" calcext:value-type="float">
            <text:p>202,5</text:p>
          </table:table-cell>
          <table:table-cell table:style-name="ce12" office:value-type="float" office:value="201.0436" calcext:value-type="float">
            <text:p>201,0436</text:p>
          </table:table-cell>
          <table:table-cell table:style-name="ce12" table:formula="of:=[.E45]-[.K45]" office:value-type="float" office:value="199.0436" calcext:value-type="float">
            <text:p>199,0436</text:p>
          </table:table-cell>
          <table:table-cell table:style-name="ce12" office:value-type="string" calcext:value-type="string">
            <text:p>м-45</text:p>
          </table:table-cell>
          <table:table-cell table:style-name="ce12" office:value-type="string" calcext:value-type="string">
            <text:p>м-44</text:p>
          </table:table-cell>
          <table:table-cell table:style-name="ce12" office:value-type="float" office:value="27.36" calcext:value-type="float">
            <text:p>27,36</text:p>
          </table:table-cell>
          <table:table-cell table:style-name="ce16" table:formula="of:=[.I45]*0.01" office:value-type="float" office:value="0.2736" calcext:value-type="float">
            <text:p>0,27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45]-[.F45]" office:value-type="float" office:value="3.4564" calcext:value-type="float">
            <text:p>3,46</text:p>
          </table:table-cell>
          <table:table-cell table:style-name="ce26" table:formula="of:=[.E45]-[.E44]" office:value-type="float" office:value="-0.538000000000011" calcext:value-type="float">
            <text:p>-0,54</text:p>
          </table:table-cell>
          <table:table-cell table:style-name="ce29" table:formula="of:=[.M45]/[.I45]" office:value-type="float" office:value="-0.0196637426900589" calcext:value-type="float">
            <text:p>-0,020</text:p>
          </table:table-cell>
          <table:table-cell table:number-columns-repeated="16370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7" office:value-type="string" calcext:value-type="string">
            <text:p>коллектор</text:p>
          </table:table-cell>
          <table:table-cell table:style-name="ce12" office:value-type="string" calcext:value-type="string">
            <text:p>м-44</text:p>
          </table:table-cell>
          <table:table-cell table:style-name="ce12" office:value-type="float" office:value="202.5" calcext:value-type="float">
            <text:p>202,5</text:p>
          </table:table-cell>
          <table:table-cell table:style-name="ce12" office:value-type="float" office:value="201.0436" calcext:value-type="float">
            <text:p>201,0436</text:p>
          </table:table-cell>
          <table:table-cell table:style-name="ce12" table:formula="of:=[.E46]-[.K46]" office:value-type="float" office:value="199.0436" calcext:value-type="float">
            <text:p>199,0436</text:p>
          </table:table-cell>
          <table:table-cell table:style-name="ce12" table:number-columns-repeated="3"/>
          <table:table-cell table:style-name="ce16" table:formula="of:=[.I46]*0.01" office:value-type="float" office:value="0" calcext:value-type="float">
            <text:p>0,00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46]-[.F46]" office:value-type="float" office:value="3.4564" calcext:value-type="float">
            <text:p>3,46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 office:value-type="string" calcext:value-type="string">
            <text:p>коллектор</text:p>
          </table:table-cell>
          <table:table-cell table:style-name="ce12" office:value-type="string" calcext:value-type="string">
            <text:p>м-31</text:p>
          </table:table-cell>
          <table:table-cell table:style-name="ce12" office:value-type="float" office:value="194.75" calcext:value-type="float">
            <text:p>194,75</text:p>
          </table:table-cell>
          <table:table-cell table:style-name="ce12" office:value-type="float" office:value="192.1291" calcext:value-type="float">
            <text:p>192,1291</text:p>
          </table:table-cell>
          <table:table-cell table:style-name="ce12" table:formula="of:=[.E47]-[.K47]" office:value-type="float" office:value="190.1291" calcext:value-type="float">
            <text:p>190,1291</text:p>
          </table:table-cell>
          <table:table-cell table:style-name="ce12" office:value-type="string" calcext:value-type="string">
            <text:p>м-44</text:p>
          </table:table-cell>
          <table:table-cell table:style-name="ce12" office:value-type="string" calcext:value-type="string">
            <text:p>м-31</text:p>
          </table:table-cell>
          <table:table-cell table:style-name="ce12" office:value-type="float" office:value="95.48" calcext:value-type="float">
            <text:p>95,48</text:p>
          </table:table-cell>
          <table:table-cell table:style-name="ce16" table:formula="of:=[.I47]*0.01" office:value-type="float" office:value="0.9548" calcext:value-type="float">
            <text:p>0,9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47]-[.F47]" office:value-type="float" office:value="4.62090000000001" calcext:value-type="float">
            <text:p>4,62</text:p>
          </table:table-cell>
          <table:table-cell table:style-name="ce26" table:formula="of:=[.E47]-[.E46]" office:value-type="float" office:value="-8.9145" calcext:value-type="float">
            <text:p>-8,91</text:p>
          </table:table-cell>
          <table:table-cell table:style-name="ce29" table:formula="of:=[.M47]/[.I47]" office:value-type="float" office:value="-0.0933651026392962" calcext:value-type="float">
            <text:p>-0,093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 table:number-columns-spanned="12" table:number-rows-spanned="1">
            <text:p>Таблица 10.1. Перечень линейных объектов системы канализации (Территория 1)</text:p>
          </table:table-cell>
          <table:covered-table-cell table:style-name="ce5"/>
          <table:covered-table-cell table:style-name="ce10"/>
          <table:covered-table-cell table:number-columns-repeated="5" table:style-name="ce14"/>
          <table:covered-table-cell table:number-columns-repeated="4" table:style-name="ce10"/>
          <table:table-cell table:style-name="ce26"/>
          <table:table-cell table:style-name="ce29"/>
          <table:table-cell table:number-columns-repeated="16370"/>
        </table:table-row>
        <table:table-row table:style-name="ro1">
          <table:table-cell table:style-name="ce2" office:value-type="string" calcext:value-type="string" table:number-columns-spanned="1" table:number-rows-spanned="2">
            <text:p>№ п/п</text:p>
          </table:table-cell>
          <table:table-cell table:style-name="ce6" office:value-type="string" calcext:value-type="string" table:number-columns-spanned="1" table:number-rows-spanned="2">
            <text:p>Тип</text:p>
          </table:table-cell>
          <table:table-cell table:style-name="ce11" office:value-type="string" calcext:value-type="string" table:number-columns-spanned="1" table:number-rows-spanned="2">
            <text:p>Наименование колодца</text:p>
          </table:table-cell>
          <table:table-cell table:style-name="ce2" office:value-type="string" calcext:value-type="string" table:number-columns-spanned="3" table:number-rows-spanned="1">
            <text:p>Отметки, м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Наименование колодца</text:p>
          </table:table-cell>
          <table:covered-table-cell table:style-name="ce2"/>
          <table:table-cell table:style-name="ce11" office:value-type="string" calcext:value-type="string" table:number-columns-spanned="1" table:number-rows-spanned="2">
            <text:p>расстояние между колодцами, м</text:p>
          </table:table-cell>
          <table:table-cell table:style-name="ce11" office:value-type="string" calcext:value-type="string" table:number-columns-spanned="1" table:number-rows-spanned="2">
            <text:p>Перепад высоты, м</text:p>
          </table:table-cell>
          <table:table-cell table:style-name="ce11" office:value-type="string" calcext:value-type="string" table:number-columns-spanned="1" table:number-rows-spanned="2">
            <text:p>глубина колодца прогнозная, м</text:p>
          </table:table-cell>
          <table:table-cell table:style-name="ce11" office:value-type="string" calcext:value-type="string" table:number-columns-spanned="1" table:number-rows-spanned="2">
            <text:p>глубина колодца расчетная, м</text:p>
          </table:table-cell>
          <table:table-cell table:style-name="ce26"/>
          <table:table-cell table:style-name="ce29"/>
          <table:table-cell table:number-columns-repeated="16370"/>
        </table:table-row>
        <table:table-row table:style-name="ro2">
          <table:covered-table-cell table:style-name="ce2"/>
          <table:covered-table-cell table:style-name="ce6"/>
          <table:covered-table-cell table:style-name="ce2"/>
          <table:table-cell table:style-name="ce2" office:value-type="string" calcext:value-type="string">
            <text:p>рельеф</text:p>
          </table:table-cell>
          <table:table-cell table:style-name="ce11" office:value-type="string" calcext:value-type="string">
            <text:p>расчетная уклон</text:p>
          </table:table-cell>
          <table:table-cell table:style-name="ce11" office:value-type="string" calcext:value-type="string">
            <text:p>глубина колодца</text:p>
          </table:table-cell>
          <table:table-cell table:style-name="ce2" office:value-type="string" calcext:value-type="string">
            <text:p>начало</text:p>
          </table:table-cell>
          <table:table-cell table:style-name="ce2" office:value-type="string" calcext:value-type="string">
            <text:p>конец</text:p>
          </table:table-cell>
          <table:covered-table-cell table:number-columns-repeated="4" table:style-name="ce11"/>
          <table:table-cell table:style-name="ce26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коллектор</text:p>
          </table:table-cell>
          <table:table-cell table:style-name="ce12" office:value-type="string" calcext:value-type="string">
            <text:p>м-17</text:p>
          </table:table-cell>
          <table:table-cell table:style-name="ce12" office:value-type="float" office:value="198.75" calcext:value-type="float">
            <text:p>198,75</text:p>
          </table:table-cell>
          <table:table-cell table:style-name="ce12" office:value-type="float" office:value="197.0012" calcext:value-type="float">
            <text:p>197,0012</text:p>
          </table:table-cell>
          <table:table-cell table:style-name="ce12" table:formula="of:=[.E51]-[.K51]" office:value-type="float" office:value="195.0012" calcext:value-type="float">
            <text:p>195,0012</text:p>
          </table:table-cell>
          <table:table-cell table:style-name="ce12" table:number-columns-repeated="3"/>
          <table:table-cell table:style-name="ce16" table:formula="of:=[.I51]*0.01" office:value-type="float" office:value="0" calcext:value-type="float">
            <text:p>0,00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51]-[.F51]" office:value-type="float" office:value="3.74879999999999" calcext:value-type="float">
            <text:p>3,75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4</text:p>
          </table:table-cell>
          <table:table-cell table:style-name="ce12" office:value-type="float" office:value="194.5" calcext:value-type="float">
            <text:p>194,5</text:p>
          </table:table-cell>
          <table:table-cell table:style-name="ce12" table:formula="of:=[.E51]-[.J52]" office:value-type="float" office:value="195.1256" calcext:value-type="float">
            <text:p>195,1256</text:p>
          </table:table-cell>
          <table:table-cell table:style-name="ce12" table:formula="of:=[.E52]-[.K52]" office:value-type="float" office:value="193.1256" calcext:value-type="float">
            <text:p>193,1256</text:p>
          </table:table-cell>
          <table:table-cell table:style-name="ce12" office:value-type="string" calcext:value-type="string">
            <text:p>м-17</text:p>
          </table:table-cell>
          <table:table-cell table:style-name="ce12" office:value-type="string" calcext:value-type="string">
            <text:p>м-24</text:p>
          </table:table-cell>
          <table:table-cell table:style-name="ce12" office:value-type="float" office:value="93.78" calcext:value-type="float">
            <text:p>93,78</text:p>
          </table:table-cell>
          <table:table-cell table:style-name="ce16" table:formula="of:=[.I52]*0.02" office:value-type="float" office:value="1.8756" calcext:value-type="float">
            <text:p>1,88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52]-[.F52]" office:value-type="float" office:value="1.37439999999998" calcext:value-type="float">
            <text:p>1,37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5</text:p>
          </table:table-cell>
          <table:table-cell table:style-name="ce12" office:value-type="float" office:value="194.5" calcext:value-type="float">
            <text:p>194,5</text:p>
          </table:table-cell>
          <table:table-cell table:style-name="ce12" table:formula="of:=[.E52]-[.J53]" office:value-type="float" office:value="194.854" calcext:value-type="float">
            <text:p>194,854</text:p>
          </table:table-cell>
          <table:table-cell table:style-name="ce12" table:formula="of:=[.E53]-[.K53]" office:value-type="float" office:value="192.854" calcext:value-type="float">
            <text:p>192,854</text:p>
          </table:table-cell>
          <table:table-cell table:style-name="ce12" office:value-type="string" calcext:value-type="string">
            <text:p>м-24</text:p>
          </table:table-cell>
          <table:table-cell table:style-name="ce12" office:value-type="string" calcext:value-type="string">
            <text:p>м-25</text:p>
          </table:table-cell>
          <table:table-cell table:style-name="ce12" office:value-type="float" office:value="27.16" calcext:value-type="float">
            <text:p>27,16</text:p>
          </table:table-cell>
          <table:table-cell table:style-name="ce16" table:formula="of:=[.I53]*0.01" office:value-type="float" office:value="0.2716" calcext:value-type="float">
            <text:p>0,27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53]-[.F53]" office:value-type="float" office:value="1.64599999999999" calcext:value-type="float">
            <text:p>1,65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6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table:formula="of:=[.E53]-[.J54]" office:value-type="float" office:value="194.2752" calcext:value-type="float">
            <text:p>194,2752</text:p>
          </table:table-cell>
          <table:table-cell table:style-name="ce12" table:formula="of:=[.E54]-[.K54]" office:value-type="float" office:value="192.2752" calcext:value-type="float">
            <text:p>192,2752</text:p>
          </table:table-cell>
          <table:table-cell table:style-name="ce12" office:value-type="string" calcext:value-type="string">
            <text:p>м-25</text:p>
          </table:table-cell>
          <table:table-cell table:style-name="ce12" office:value-type="string" calcext:value-type="string">
            <text:p>м-26</text:p>
          </table:table-cell>
          <table:table-cell table:style-name="ce12" office:value-type="float" office:value="57.88" calcext:value-type="float">
            <text:p>57,88</text:p>
          </table:table-cell>
          <table:table-cell table:style-name="ce16" table:formula="of:=[.I54]*0.01" office:value-type="float" office:value="0.5788" calcext:value-type="float">
            <text:p>0,58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54]-[.F54]" office:value-type="float" office:value="2.72479999999999" calcext:value-type="float">
            <text:p>2,72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7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table:formula="of:=[.E54]-[.J55]" office:value-type="float" office:value="193.8776" calcext:value-type="float">
            <text:p>193,8776</text:p>
          </table:table-cell>
          <table:table-cell table:style-name="ce12" table:formula="of:=[.E55]-[.K55]" office:value-type="float" office:value="191.8776" calcext:value-type="float">
            <text:p>191,8776</text:p>
          </table:table-cell>
          <table:table-cell table:style-name="ce12" office:value-type="string" calcext:value-type="string">
            <text:p>м-26</text:p>
          </table:table-cell>
          <table:table-cell table:style-name="ce12" office:value-type="string" calcext:value-type="string">
            <text:p>м-27</text:p>
          </table:table-cell>
          <table:table-cell table:style-name="ce12" office:value-type="float" office:value="39.76" calcext:value-type="float">
            <text:p>39,76</text:p>
          </table:table-cell>
          <table:table-cell table:style-name="ce16" table:formula="of:=[.I55]*0.01" office:value-type="float" office:value="0.3976" calcext:value-type="float">
            <text:p>0,40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55]-[.F55]" office:value-type="float" office:value="3.1224" calcext:value-type="float">
            <text:p>3,12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8</text:p>
          </table:table-cell>
          <table:table-cell table:style-name="ce12" office:value-type="float" office:value="195.25" calcext:value-type="float">
            <text:p>195,25</text:p>
          </table:table-cell>
          <table:table-cell table:style-name="ce12" table:formula="of:=[.E55]-[.J56]" office:value-type="float" office:value="193.3038" calcext:value-type="float">
            <text:p>193,3038</text:p>
          </table:table-cell>
          <table:table-cell table:style-name="ce12" table:formula="of:=[.E56]-[.K56]" office:value-type="float" office:value="191.3038" calcext:value-type="float">
            <text:p>191,3038</text:p>
          </table:table-cell>
          <table:table-cell table:style-name="ce12" office:value-type="string" calcext:value-type="string">
            <text:p>м-27</text:p>
          </table:table-cell>
          <table:table-cell table:style-name="ce12" office:value-type="string" calcext:value-type="string">
            <text:p>м-28</text:p>
          </table:table-cell>
          <table:table-cell table:style-name="ce12" office:value-type="float" office:value="57.38" calcext:value-type="float">
            <text:p>57,38</text:p>
          </table:table-cell>
          <table:table-cell table:style-name="ce16" table:formula="of:=[.I56]*0.01" office:value-type="float" office:value="0.5738" calcext:value-type="float">
            <text:p>0,57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56]-[.F56]" office:value-type="float" office:value="3.9462" calcext:value-type="float">
            <text:p>3,95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9</text:p>
          </table:table-cell>
          <table:table-cell table:style-name="ce12" office:value-type="float" office:value="195.75" calcext:value-type="float">
            <text:p>195,75</text:p>
          </table:table-cell>
          <table:table-cell table:style-name="ce12" table:formula="of:=[.E56]-[.J57]" office:value-type="float" office:value="192.8056" calcext:value-type="float">
            <text:p>192,8056</text:p>
          </table:table-cell>
          <table:table-cell table:style-name="ce12" table:formula="of:=[.E57]-[.K57]" office:value-type="float" office:value="190.8056" calcext:value-type="float">
            <text:p>190,8056</text:p>
          </table:table-cell>
          <table:table-cell table:style-name="ce12" office:value-type="string" calcext:value-type="string">
            <text:p>м-28</text:p>
          </table:table-cell>
          <table:table-cell table:style-name="ce12" office:value-type="string" calcext:value-type="string">
            <text:p>м-29</text:p>
          </table:table-cell>
          <table:table-cell table:style-name="ce12" office:value-type="float" office:value="49.82" calcext:value-type="float">
            <text:p>49,82</text:p>
          </table:table-cell>
          <table:table-cell table:style-name="ce16" table:formula="of:=[.I57]*0.01" office:value-type="float" office:value="0.4982" calcext:value-type="float">
            <text:p>0,50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57]-[.F57]" office:value-type="float" office:value="4.9444" calcext:value-type="float">
            <text:p>4,94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3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table:formula="of:=[.E57]-[.J58]" office:value-type="float" office:value="192.3981" calcext:value-type="float">
            <text:p>192,3981</text:p>
          </table:table-cell>
          <table:table-cell table:style-name="ce12" table:formula="of:=[.E58]-[.K58]" office:value-type="float" office:value="190.3981" calcext:value-type="float">
            <text:p>190,3981</text:p>
          </table:table-cell>
          <table:table-cell table:style-name="ce12" office:value-type="string" calcext:value-type="string">
            <text:p>м-29</text:p>
          </table:table-cell>
          <table:table-cell table:style-name="ce12" office:value-type="string" calcext:value-type="string">
            <text:p>м-30</text:p>
          </table:table-cell>
          <table:table-cell table:style-name="ce12" office:value-type="float" office:value="40.75" calcext:value-type="float">
            <text:p>40,75</text:p>
          </table:table-cell>
          <table:table-cell table:style-name="ce16" table:formula="of:=[.I58]*0.01" office:value-type="float" office:value="0.4075" calcext:value-type="float">
            <text:p>0,41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58]-[.F58]" office:value-type="float" office:value="4.6019" calcext:value-type="float">
            <text:p>4,60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 office:value-type="string" calcext:value-type="string">
            <text:p>коллектор</text:p>
          </table:table-cell>
          <table:table-cell table:style-name="ce12" office:value-type="string" calcext:value-type="string">
            <text:p>м-31</text:p>
          </table:table-cell>
          <table:table-cell table:style-name="ce12" office:value-type="float" office:value="194.75" calcext:value-type="float">
            <text:p>194,75</text:p>
          </table:table-cell>
          <table:table-cell table:style-name="ce12" table:formula="of:=[.E58]-[.J59]" office:value-type="float" office:value="192.1291" calcext:value-type="float">
            <text:p>192,1291</text:p>
          </table:table-cell>
          <table:table-cell table:style-name="ce12" table:formula="of:=[.E59]-[.K59]" office:value-type="float" office:value="190.1291" calcext:value-type="float">
            <text:p>190,1291</text:p>
          </table:table-cell>
          <table:table-cell table:style-name="ce12" office:value-type="string" calcext:value-type="string">
            <text:p>м-30</text:p>
          </table:table-cell>
          <table:table-cell table:style-name="ce12" office:value-type="string" calcext:value-type="string">
            <text:p>м-31</text:p>
          </table:table-cell>
          <table:table-cell table:style-name="ce12" office:value-type="float" office:value="26.9" calcext:value-type="float">
            <text:p>26,9</text:p>
          </table:table-cell>
          <table:table-cell table:style-name="ce16" table:formula="of:=[.I59]*0.01" office:value-type="float" office:value="0.269" calcext:value-type="float">
            <text:p>0,27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59]-[.F59]" office:value-type="float" office:value="4.62090000000001" calcext:value-type="float">
            <text:p>4,62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32</text:p>
          </table:table-cell>
          <table:table-cell table:style-name="ce12" office:value-type="float" office:value="194.5" calcext:value-type="float">
            <text:p>194,5</text:p>
          </table:table-cell>
          <table:table-cell table:style-name="ce12" table:formula="of:=[.E59]-[.J60]" office:value-type="float" office:value="191.8652" calcext:value-type="float">
            <text:p>191,8652</text:p>
          </table:table-cell>
          <table:table-cell table:style-name="ce12" table:formula="of:=[.E60]-[.K60]" office:value-type="float" office:value="189.8652" calcext:value-type="float">
            <text:p>189,8652</text:p>
          </table:table-cell>
          <table:table-cell table:style-name="ce12" office:value-type="string" calcext:value-type="string">
            <text:p>м-31</text:p>
          </table:table-cell>
          <table:table-cell table:style-name="ce12" office:value-type="string" calcext:value-type="string">
            <text:p>м-32</text:p>
          </table:table-cell>
          <table:table-cell table:style-name="ce12" office:value-type="float" office:value="26.39" calcext:value-type="float">
            <text:p>26,39</text:p>
          </table:table-cell>
          <table:table-cell table:style-name="ce16" table:formula="of:=[.I60]*0.01" office:value-type="float" office:value="0.2639" calcext:value-type="float">
            <text:p>0,26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60]-[.F60]" office:value-type="float" office:value="4.63480000000001" calcext:value-type="float">
            <text:p>4,63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33</text:p>
          </table:table-cell>
          <table:table-cell table:style-name="ce12" office:value-type="float" office:value="194" calcext:value-type="float">
            <text:p>194</text:p>
          </table:table-cell>
          <table:table-cell table:style-name="ce12" table:formula="of:=[.E60]-[.J61]" office:value-type="float" office:value="191.46" calcext:value-type="float">
            <text:p>191,46</text:p>
          </table:table-cell>
          <table:table-cell table:style-name="ce12" table:formula="of:=[.E61]-[.K61]" office:value-type="float" office:value="189.46" calcext:value-type="float">
            <text:p>189,46</text:p>
          </table:table-cell>
          <table:table-cell table:style-name="ce12" office:value-type="string" calcext:value-type="string">
            <text:p>м-32</text:p>
          </table:table-cell>
          <table:table-cell table:style-name="ce12" office:value-type="string" calcext:value-type="string">
            <text:p>м-33</text:p>
          </table:table-cell>
          <table:table-cell table:style-name="ce12" office:value-type="float" office:value="40.52" calcext:value-type="float">
            <text:p>40,52</text:p>
          </table:table-cell>
          <table:table-cell table:style-name="ce16" table:formula="of:=[.I61]*0.01" office:value-type="float" office:value="0.4052" calcext:value-type="float">
            <text:p>0,41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61]-[.F61]" office:value-type="float" office:value="4.54000000000002" calcext:value-type="float">
            <text:p>4,54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34</text:p>
          </table:table-cell>
          <table:table-cell table:style-name="ce12" office:value-type="float" office:value="193.25" calcext:value-type="float">
            <text:p>193,25</text:p>
          </table:table-cell>
          <table:table-cell table:style-name="ce12" table:formula="of:=[.E61]-[.J62]" office:value-type="float" office:value="191.0266" calcext:value-type="float">
            <text:p>191,0266</text:p>
          </table:table-cell>
          <table:table-cell table:style-name="ce12" table:formula="of:=[.E62]-[.K62]" office:value-type="float" office:value="189.0266" calcext:value-type="float">
            <text:p>189,0266</text:p>
          </table:table-cell>
          <table:table-cell table:style-name="ce12" office:value-type="string" calcext:value-type="string">
            <text:p>м-33</text:p>
          </table:table-cell>
          <table:table-cell table:style-name="ce12" office:value-type="string" calcext:value-type="string">
            <text:p>м-34</text:p>
          </table:table-cell>
          <table:table-cell table:style-name="ce12" office:value-type="float" office:value="43.34" calcext:value-type="float">
            <text:p>43,34</text:p>
          </table:table-cell>
          <table:table-cell table:style-name="ce16" table:formula="of:=[.I62]*0.01" office:value-type="float" office:value="0.4334" calcext:value-type="float">
            <text:p>0,43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62]-[.F62]" office:value-type="float" office:value="4.22340000000003" calcext:value-type="float">
            <text:p>4,22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47</text:p>
          </table:table-cell>
          <table:table-cell table:style-name="ce12" office:value-type="float" office:value="192.25" calcext:value-type="float">
            <text:p>192,25</text:p>
          </table:table-cell>
          <table:table-cell table:style-name="ce12" table:formula="of:=[.E62]-[.J63]" office:value-type="float" office:value="190.2625" calcext:value-type="float">
            <text:p>190,2625</text:p>
          </table:table-cell>
          <table:table-cell table:style-name="ce12" table:formula="of:=[.E63]-[.K63]" office:value-type="float" office:value="188.2625" calcext:value-type="float">
            <text:p>188,2625</text:p>
          </table:table-cell>
          <table:table-cell table:style-name="ce12" office:value-type="string" calcext:value-type="string">
            <text:p>м-34</text:p>
          </table:table-cell>
          <table:table-cell table:style-name="ce12" office:value-type="string" calcext:value-type="string">
            <text:p>м-47</text:p>
          </table:table-cell>
          <table:table-cell table:style-name="ce12" office:value-type="float" office:value="76.41" calcext:value-type="float">
            <text:p>76,41</text:p>
          </table:table-cell>
          <table:table-cell table:style-name="ce16" table:formula="of:=[.I63]*0.01" office:value-type="float" office:value="0.7641" calcext:value-type="float">
            <text:p>0,76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63]-[.F63]" office:value-type="float" office:value="3.98750000000004" calcext:value-type="float">
            <text:p>3,99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48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table:formula="of:=[.E63]-[.J64]" office:value-type="float" office:value="189.2403" calcext:value-type="float">
            <text:p>189,2403</text:p>
          </table:table-cell>
          <table:table-cell table:style-name="ce12" table:formula="of:=[.E64]-[.K64]" office:value-type="float" office:value="187.2403" calcext:value-type="float">
            <text:p>187,2403</text:p>
          </table:table-cell>
          <table:table-cell table:style-name="ce12" office:value-type="string" calcext:value-type="string">
            <text:p>м-47</text:p>
          </table:table-cell>
          <table:table-cell table:style-name="ce12" office:value-type="string" calcext:value-type="string">
            <text:p>м-48</text:p>
          </table:table-cell>
          <table:table-cell table:style-name="ce12" office:value-type="float" office:value="102.22" calcext:value-type="float">
            <text:p>102,22</text:p>
          </table:table-cell>
          <table:table-cell table:style-name="ce16" table:formula="of:=[.I64]*0.01" office:value-type="float" office:value="1.0222" calcext:value-type="float">
            <text:p>1,02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64]-[.F64]" office:value-type="float" office:value="2.75970000000004" calcext:value-type="float">
            <text:p>2,76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49</text:p>
          </table:table-cell>
          <table:table-cell table:style-name="ce12" office:value-type="float" office:value="183.5" calcext:value-type="float">
            <text:p>183,5</text:p>
          </table:table-cell>
          <table:table-cell table:style-name="ce12" table:formula="of:=[.E64]-[.J65]" office:value-type="float" office:value="183.89195" calcext:value-type="float">
            <text:p>183,89195</text:p>
          </table:table-cell>
          <table:table-cell table:style-name="ce12" table:formula="of:=[.E65]-[.K65]" office:value-type="float" office:value="181.89195" calcext:value-type="float">
            <text:p>181,89195</text:p>
          </table:table-cell>
          <table:table-cell table:style-name="ce12" office:value-type="string" calcext:value-type="string">
            <text:p>м-48</text:p>
          </table:table-cell>
          <table:table-cell table:style-name="ce12" office:value-type="string" calcext:value-type="string">
            <text:p>м-49</text:p>
          </table:table-cell>
          <table:table-cell table:style-name="ce12" office:value-type="float" office:value="152.81" calcext:value-type="float">
            <text:p>152,81</text:p>
          </table:table-cell>
          <table:table-cell table:style-name="ce16" table:formula="of:=[.I65]*0.035" office:value-type="float" office:value="5.34835" calcext:value-type="float">
            <text:p>5,3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65]-[.F65]" office:value-type="float" office:value="1.60805000000005" calcext:value-type="float">
            <text:p>1,61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string" calcext:value-type="string">
            <text:p>коллектор</text:p>
          </table:table-cell>
          <table:table-cell table:style-name="ce12" office:value-type="string" calcext:value-type="string">
            <text:p>м-51</text:p>
          </table:table-cell>
          <table:table-cell table:style-name="ce12" office:value-type="float" office:value="179" calcext:value-type="float">
            <text:p>179</text:p>
          </table:table-cell>
          <table:table-cell table:style-name="ce12" table:formula="of:=[.E65]-[.J66]" office:value-type="float" office:value="179.3483" calcext:value-type="float">
            <text:p>179,3483</text:p>
          </table:table-cell>
          <table:table-cell table:style-name="ce12" table:formula="of:=[.E66]-[.K66]" office:value-type="float" office:value="177.3483" calcext:value-type="float">
            <text:p>177,3483</text:p>
          </table:table-cell>
          <table:table-cell table:style-name="ce12" office:value-type="string" calcext:value-type="string">
            <text:p>м-49</text:p>
          </table:table-cell>
          <table:table-cell table:style-name="ce12" office:value-type="string" calcext:value-type="string">
            <text:p>м-51</text:p>
          </table:table-cell>
          <table:table-cell table:style-name="ce12" office:value-type="float" office:value="100.97" calcext:value-type="float">
            <text:p>100,97</text:p>
          </table:table-cell>
          <table:table-cell table:style-name="ce16" table:formula="of:=[.I66]*0.045" office:value-type="float" office:value="4.54365" calcext:value-type="float">
            <text:p>4,54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66]-[.F66]" office:value-type="float" office:value="1.65170000000006" calcext:value-type="float">
            <text:p>1,65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7" office:value-type="string" calcext:value-type="string">
            <text:p>насосная</text:p>
          </table:table-cell>
          <table:table-cell table:style-name="ce12" office:value-type="string" calcext:value-type="string">
            <text:p>м-1_НС-2</text:p>
          </table:table-cell>
          <table:table-cell table:style-name="ce12" office:value-type="float" office:value="178.75" calcext:value-type="float">
            <text:p>178,75</text:p>
          </table:table-cell>
          <table:table-cell table:style-name="ce12" table:formula="of:=[.E66]-[.J67]" office:value-type="float" office:value="178.7572" calcext:value-type="float">
            <text:p>178,7572</text:p>
          </table:table-cell>
          <table:table-cell table:style-name="ce12" table:formula="of:=[.E67]-[.K67]" office:value-type="float" office:value="176.7572" calcext:value-type="float">
            <text:p>176,7572</text:p>
          </table:table-cell>
          <table:table-cell table:style-name="ce12" office:value-type="string" calcext:value-type="string">
            <text:p>м-51</text:p>
          </table:table-cell>
          <table:table-cell table:style-name="ce12" office:value-type="string" calcext:value-type="string">
            <text:p>м-1_НС-2</text:p>
          </table:table-cell>
          <table:table-cell table:style-name="ce12" office:value-type="float" office:value="59.11" calcext:value-type="float">
            <text:p>59,11</text:p>
          </table:table-cell>
          <table:table-cell table:style-name="ce16" table:formula="of:=[.I67]*0.01" office:value-type="float" office:value="0.5911" calcext:value-type="float">
            <text:p>0,59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67]-[.F67]" office:value-type="float" office:value="1.99280000000007" calcext:value-type="float">
            <text:p>1,99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56</text:p>
          </table:table-cell>
          <table:table-cell table:number-columns-repeated="2" table:style-name="ce12" office:value-type="float" office:value="209.25" calcext:value-type="float">
            <text:p>209,25</text:p>
          </table:table-cell>
          <table:table-cell table:style-name="ce12" table:formula="of:=[.E68]-[.K68]" office:value-type="float" office:value="207.25" calcext:value-type="float">
            <text:p>207,25</text:p>
          </table:table-cell>
          <table:table-cell table:style-name="ce12" table:number-columns-repeated="3"/>
          <table:table-cell table:style-name="ce16" table:formula="of:=[.I68]*0.01" office:value-type="float" office:value="0" calcext:value-type="float">
            <text:p>0,00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68]-[.F68]" office:value-type="float" office:value="2" calcext:value-type="float">
            <text:p>2,00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57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table:formula="of:=[.E68]-[.J69]" office:value-type="float" office:value="208.8095" calcext:value-type="float">
            <text:p>208,8095</text:p>
          </table:table-cell>
          <table:table-cell table:style-name="ce12" table:formula="of:=[.E69]-[.K69]" office:value-type="float" office:value="206.8095" calcext:value-type="float">
            <text:p>206,8095</text:p>
          </table:table-cell>
          <table:table-cell table:style-name="ce12" office:value-type="string" calcext:value-type="string">
            <text:p>м-56</text:p>
          </table:table-cell>
          <table:table-cell table:style-name="ce12" office:value-type="string" calcext:value-type="string">
            <text:p>м-57</text:p>
          </table:table-cell>
          <table:table-cell table:style-name="ce12" office:value-type="float" office:value="44.05" calcext:value-type="float">
            <text:p>44,05</text:p>
          </table:table-cell>
          <table:table-cell table:style-name="ce16" table:formula="of:=[.I69]*0.01" office:value-type="float" office:value="0.4405" calcext:value-type="float">
            <text:p>0,44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69]-[.F69]" office:value-type="float" office:value="3.19049999999999" calcext:value-type="float">
            <text:p>3,19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58</text:p>
          </table:table-cell>
          <table:table-cell table:style-name="ce12" office:value-type="float" office:value="209" calcext:value-type="float">
            <text:p>209</text:p>
          </table:table-cell>
          <table:table-cell table:style-name="ce12" table:formula="of:=[.E69]-[.J70]" office:value-type="float" office:value="207.8405" calcext:value-type="float">
            <text:p>207,8405</text:p>
          </table:table-cell>
          <table:table-cell table:style-name="ce12" table:formula="of:=[.E70]-[.K70]" office:value-type="float" office:value="205.8405" calcext:value-type="float">
            <text:p>205,8405</text:p>
          </table:table-cell>
          <table:table-cell table:style-name="ce12" office:value-type="string" calcext:value-type="string">
            <text:p>м-57</text:p>
          </table:table-cell>
          <table:table-cell table:style-name="ce12" office:value-type="string" calcext:value-type="string">
            <text:p>м-58</text:p>
          </table:table-cell>
          <table:table-cell table:style-name="ce12" office:value-type="float" office:value="96.9" calcext:value-type="float">
            <text:p>96,9</text:p>
          </table:table-cell>
          <table:table-cell table:style-name="ce16" table:formula="of:=[.I70]*0.01" office:value-type="float" office:value="0.969" calcext:value-type="float">
            <text:p>0,97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70]-[.F70]" office:value-type="float" office:value="3.15949999999998" calcext:value-type="float">
            <text:p>3,16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59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table:formula="of:=[.E70]-[.J71]" office:value-type="float" office:value="207.5626" calcext:value-type="float">
            <text:p>207,5626</text:p>
          </table:table-cell>
          <table:table-cell table:style-name="ce12" table:formula="of:=[.E71]-[.K71]" office:value-type="float" office:value="205.5626" calcext:value-type="float">
            <text:p>205,5626</text:p>
          </table:table-cell>
          <table:table-cell table:style-name="ce12" office:value-type="string" calcext:value-type="string">
            <text:p>м-58</text:p>
          </table:table-cell>
          <table:table-cell table:style-name="ce12" office:value-type="string" calcext:value-type="string">
            <text:p>м-59</text:p>
          </table:table-cell>
          <table:table-cell table:style-name="ce12" office:value-type="float" office:value="27.79" calcext:value-type="float">
            <text:p>27,79</text:p>
          </table:table-cell>
          <table:table-cell table:style-name="ce16" table:formula="of:=[.I71]*0.01" office:value-type="float" office:value="0.2779" calcext:value-type="float">
            <text:p>0,28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71]-[.F71]" office:value-type="float" office:value="2.43739999999997" calcext:value-type="float">
            <text:p>2,44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60</text:p>
          </table:table-cell>
          <table:table-cell table:style-name="ce12" office:value-type="float" office:value="201" calcext:value-type="float">
            <text:p>201</text:p>
          </table:table-cell>
          <table:table-cell table:style-name="ce12" table:formula="of:=[.E71]-[.J72]" office:value-type="float" office:value="201.0892" calcext:value-type="float">
            <text:p>201,0892</text:p>
          </table:table-cell>
          <table:table-cell table:style-name="ce12" table:formula="of:=[.E72]-[.K72]" office:value-type="float" office:value="199.0892" calcext:value-type="float">
            <text:p>199,0892</text:p>
          </table:table-cell>
          <table:table-cell table:style-name="ce12" office:value-type="string" calcext:value-type="string">
            <text:p>м-59</text:p>
          </table:table-cell>
          <table:table-cell table:style-name="ce12" office:value-type="string" calcext:value-type="string">
            <text:p>м-60</text:p>
          </table:table-cell>
          <table:table-cell table:style-name="ce12" office:value-type="float" office:value="215.78" calcext:value-type="float">
            <text:p>215,78</text:p>
          </table:table-cell>
          <table:table-cell table:style-name="ce16" table:formula="of:=[.I72]*0.03" office:value-type="float" office:value="6.4734" calcext:value-type="float">
            <text:p>6,47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72]-[.F72]" office:value-type="float" office:value="1.91079999999997" calcext:value-type="float">
            <text:p>1,91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61</text:p>
          </table:table-cell>
          <table:table-cell table:style-name="ce12" office:value-type="float" office:value="194.25" calcext:value-type="float">
            <text:p>194,25</text:p>
          </table:table-cell>
          <table:table-cell table:style-name="ce12" table:formula="of:=[.E72]-[.J73]" office:value-type="float" office:value="194.2376" calcext:value-type="float">
            <text:p>194,2376</text:p>
          </table:table-cell>
          <table:table-cell table:style-name="ce12" table:formula="of:=[.E73]-[.K73]" office:value-type="float" office:value="192.2376" calcext:value-type="float">
            <text:p>192,2376</text:p>
          </table:table-cell>
          <table:table-cell table:style-name="ce12" office:value-type="string" calcext:value-type="string">
            <text:p>м-60</text:p>
          </table:table-cell>
          <table:table-cell table:style-name="ce12" office:value-type="string" calcext:value-type="string">
            <text:p>м-61</text:p>
          </table:table-cell>
          <table:table-cell table:style-name="ce12" office:value-type="float" office:value="97.88" calcext:value-type="float">
            <text:p>97,88</text:p>
          </table:table-cell>
          <table:table-cell table:style-name="ce16" table:formula="of:=[.I73]*0.07" office:value-type="float" office:value="6.8516" calcext:value-type="float">
            <text:p>6,8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73]-[.F73]" office:value-type="float" office:value="2.01239999999996" calcext:value-type="float">
            <text:p>2,01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7" office:value-type="string" calcext:value-type="string">
            <text:p>коллектор</text:p>
          </table:table-cell>
          <table:table-cell table:style-name="ce12" office:value-type="string" calcext:value-type="string">
            <text:p>м-54б</text:p>
          </table:table-cell>
          <table:table-cell table:style-name="ce12" office:value-type="float" office:value="188.75" calcext:value-type="float">
            <text:p>188,75</text:p>
          </table:table-cell>
          <table:table-cell table:style-name="ce12" office:value-type="float" office:value="188.5368" calcext:value-type="float">
            <text:p>188,5368</text:p>
          </table:table-cell>
          <table:table-cell table:style-name="ce12" table:formula="of:=[.E74]-[.K74]" office:value-type="float" office:value="186.5368" calcext:value-type="float">
            <text:p>186,5368</text:p>
          </table:table-cell>
          <table:table-cell table:style-name="ce12" office:value-type="string" calcext:value-type="string">
            <text:p>м-61</text:p>
          </table:table-cell>
          <table:table-cell table:style-name="ce12" office:value-type="string" calcext:value-type="string">
            <text:p>м-54б</text:p>
          </table:table-cell>
          <table:table-cell table:style-name="ce12" office:value-type="float" office:value="140.88" calcext:value-type="float">
            <text:p>140,88</text:p>
          </table:table-cell>
          <table:table-cell table:style-name="ce16" table:formula="of:=[.I74]*0.035" office:value-type="float" office:value="4.9308" calcext:value-type="float">
            <text:p>4,93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74]-[.F74]" office:value-type="float" office:value="2.2132" calcext:value-type="float">
            <text:p>2,21</text:p>
          </table:table-cell>
          <table:table-cell table:style-name="ce26" table:formula="of:=[.E74]-[.E73]" office:value-type="float" office:value="-5.70080000000004" calcext:value-type="float">
            <text:p>-5,70</text:p>
          </table:table-cell>
          <table:table-cell table:style-name="ce29" table:formula="of:=[.M74]/[.I74]" office:value-type="float" office:value="-0.0404656445201593" calcext:value-type="float">
            <text:p>-0,040</text:p>
          </table:table-cell>
          <table:table-cell table:number-columns-repeated="16370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55</text:p>
          </table:table-cell>
          <table:table-cell table:number-columns-repeated="2" table:style-name="ce12" office:value-type="float" office:value="205.5" calcext:value-type="float">
            <text:p>205,5</text:p>
          </table:table-cell>
          <table:table-cell table:style-name="ce12" table:formula="of:=[.E75]-[.K75]" office:value-type="float" office:value="203.5" calcext:value-type="float">
            <text:p>203,5</text:p>
          </table:table-cell>
          <table:table-cell table:style-name="ce12" table:number-columns-repeated="3"/>
          <table:table-cell table:style-name="ce16" table:formula="of:=[.I75]*0.01" office:value-type="float" office:value="0" calcext:value-type="float">
            <text:p>0,00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75]-[.F75]" office:value-type="float" office:value="2" calcext:value-type="float">
            <text:p>2,00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 office:value-type="string" calcext:value-type="string">
            <text:p>коллектор</text:p>
          </table:table-cell>
          <table:table-cell table:style-name="ce12" office:value-type="string" calcext:value-type="string">
            <text:p>м-54б</text:p>
          </table:table-cell>
          <table:table-cell table:style-name="ce12" office:value-type="float" office:value="188.75" calcext:value-type="float">
            <text:p>188,75</text:p>
          </table:table-cell>
          <table:table-cell table:style-name="ce12" table:formula="of:=[.E75]-[.J76]" office:value-type="float" office:value="188.5368" calcext:value-type="float">
            <text:p>188,5368</text:p>
          </table:table-cell>
          <table:table-cell table:style-name="ce12" table:formula="of:=[.E76]-[.K76]" office:value-type="float" office:value="186.5368" calcext:value-type="float">
            <text:p>186,5368</text:p>
          </table:table-cell>
          <table:table-cell table:style-name="ce12" office:value-type="string" calcext:value-type="string">
            <text:p>м-55</text:p>
          </table:table-cell>
          <table:table-cell table:style-name="ce12" office:value-type="string" calcext:value-type="string">
            <text:p>м-54б</text:p>
          </table:table-cell>
          <table:table-cell table:style-name="ce12" office:value-type="float" office:value="376.96" calcext:value-type="float">
            <text:p>376,96</text:p>
          </table:table-cell>
          <table:table-cell table:style-name="ce16" table:formula="of:=[.I76]*0.045" office:value-type="float" office:value="16.9632" calcext:value-type="float">
            <text:p>16,96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76]-[.F76]" office:value-type="float" office:value="2.2132" calcext:value-type="float">
            <text:p>2,21</text:p>
          </table:table-cell>
          <table:table-cell table:style-name="ce26" table:formula="of:=[.E76]-[.E75]" office:value-type="float" office:value="-16.9632" calcext:value-type="float">
            <text:p>-16,96</text:p>
          </table:table-cell>
          <table:table-cell table:style-name="ce29" table:formula="of:=[.M76]/[.I76]" office:value-type="float" office:value="-0.045" calcext:value-type="float">
            <text:p>-0,045</text:p>
          </table:table-cell>
          <table:table-cell table:number-columns-repeated="16370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54</text:p>
          </table:table-cell>
          <table:table-cell table:style-name="ce12" office:value-type="float" office:value="188.5" calcext:value-type="float">
            <text:p>188,5</text:p>
          </table:table-cell>
          <table:table-cell table:style-name="ce12" table:formula="of:=[.E76]-[.J77]" office:value-type="float" office:value="187.9184" calcext:value-type="float">
            <text:p>187,9184</text:p>
          </table:table-cell>
          <table:table-cell table:style-name="ce12" table:formula="of:=[.E77]-[.K77]" office:value-type="float" office:value="185.9184" calcext:value-type="float">
            <text:p>185,9184</text:p>
          </table:table-cell>
          <table:table-cell table:style-name="ce12" office:value-type="string" calcext:value-type="string">
            <text:p>м-54б</text:p>
          </table:table-cell>
          <table:table-cell table:style-name="ce12" office:value-type="string" calcext:value-type="string">
            <text:p>м-54</text:p>
          </table:table-cell>
          <table:table-cell table:style-name="ce12" office:value-type="float" office:value="61.84" calcext:value-type="float">
            <text:p>61,84</text:p>
          </table:table-cell>
          <table:table-cell table:style-name="ce16" table:formula="of:=[.I77]*0.01" office:value-type="float" office:value="0.6184" calcext:value-type="float">
            <text:p>0,62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77]-[.F77]" office:value-type="float" office:value="2.58160000000001" calcext:value-type="float">
            <text:p>2,58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53</text:p>
          </table:table-cell>
          <table:table-cell table:style-name="ce12" office:value-type="float" office:value="186" calcext:value-type="float">
            <text:p>186</text:p>
          </table:table-cell>
          <table:table-cell table:style-name="ce12" table:formula="of:=[.E77]-[.J78]" office:value-type="float" office:value="186.4151" calcext:value-type="float">
            <text:p>186,4151</text:p>
          </table:table-cell>
          <table:table-cell table:style-name="ce12" table:formula="of:=[.E78]-[.K78]" office:value-type="float" office:value="184.4151" calcext:value-type="float">
            <text:p>184,4151</text:p>
          </table:table-cell>
          <table:table-cell table:style-name="ce12" office:value-type="string" calcext:value-type="string">
            <text:p>м-54</text:p>
          </table:table-cell>
          <table:table-cell table:style-name="ce12" office:value-type="string" calcext:value-type="string">
            <text:p>м-53</text:p>
          </table:table-cell>
          <table:table-cell table:style-name="ce12" office:value-type="float" office:value="100.22" calcext:value-type="float">
            <text:p>100,22</text:p>
          </table:table-cell>
          <table:table-cell table:style-name="ce16" table:formula="of:=[.I78]*0.015" office:value-type="float" office:value="1.5033" calcext:value-type="float">
            <text:p>1,50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78]-[.F78]" office:value-type="float" office:value="1.5849" calcext:value-type="float">
            <text:p>1,58</text:p>
          </table:table-cell>
          <table:table-cell table:style-name="ce25"/>
          <table:table-cell table:style-name="ce29"/>
          <table:table-cell table:number-columns-repeated="16370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7" office:value-type="string" calcext:value-type="string">
            <text:p>коллектор</text:p>
          </table:table-cell>
          <table:table-cell table:style-name="ce12" office:value-type="string" calcext:value-type="string">
            <text:p>м-51</text:p>
          </table:table-cell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179.3483" calcext:value-type="float">
            <text:p>179,3483</text:p>
          </table:table-cell>
          <table:table-cell table:style-name="ce12" table:formula="of:=[.E79]-[.K79]" office:value-type="float" office:value="177.3483" calcext:value-type="float">
            <text:p>177,3483</text:p>
          </table:table-cell>
          <table:table-cell table:style-name="ce12" office:value-type="string" calcext:value-type="string">
            <text:p>м-53</text:p>
          </table:table-cell>
          <table:table-cell table:style-name="ce12" office:value-type="string" calcext:value-type="string">
            <text:p>м-51</text:p>
          </table:table-cell>
          <table:table-cell table:style-name="ce12" office:value-type="float" office:value="89.77" calcext:value-type="float">
            <text:p>89,77</text:p>
          </table:table-cell>
          <table:table-cell table:style-name="ce16" table:formula="of:=[.I79]*0.08" office:value-type="float" office:value="7.1816" calcext:value-type="float">
            <text:p>7,18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79]-[.F79]" office:value-type="float" office:value="1.65170000000001" calcext:value-type="float">
            <text:p>1,65</text:p>
          </table:table-cell>
          <table:table-cell table:style-name="ce25" table:formula="of:=[.E79]-[.E78]" office:value-type="float" office:value="-7.0668" calcext:value-type="float">
            <text:p>-7,0668</text:p>
          </table:table-cell>
          <table:table-cell table:style-name="ce29" table:formula="of:=[.M79]/[.I79]" office:value-type="float" office:value="-0.0787211763395344" calcext:value-type="float">
            <text:p>-0,079</text:p>
          </table:table-cell>
          <table:table-cell table:number-columns-repeated="16370"/>
        </table:table-row>
        <table:table-row table:style-name="ro1">
          <table:table-cell table:style-name="ce4" office:value-type="string" calcext:value-type="string" table:number-columns-spanned="8" table:number-rows-spanned="1">
            <text:p>ИТОГО</text:p>
          </table:table-cell>
          <table:covered-table-cell table:style-name="ce8"/>
          <table:covered-table-cell table:number-columns-repeated="6" table:style-name="ce2"/>
          <table:table-cell table:style-name="ce2" table:formula="of:=SUM([.I4:.I79])" office:value-type="float" office:value="3965.26" calcext:value-type="float">
            <text:p>3965,26</text:p>
          </table:table-cell>
          <table:table-cell table:style-name="ce16" table:number-columns-spanned="3" table:number-rows-spanned="1"/>
          <table:covered-table-cell table:style-name="ce12"/>
          <table:covered-table-cell table:style-name="ce18"/>
          <table:table-cell table:style-name="ce25"/>
          <table:table-cell table:style-name="ce28"/>
          <table:table-cell table:number-columns-repeated="16370"/>
        </table:table-row>
        <table:table-row table:style-name="ro1" table:number-rows-repeated="15">
          <table:table-cell table:number-columns-repeated="9"/>
          <table:table-cell table:style-name="ce116"/>
          <table:table-cell/>
          <table:table-cell table:style-name="ce117"/>
          <table:table-cell table:number-columns-repeated="16372"/>
        </table:table-row>
        <table:table-row table:style-name="ro1" table:number-rows-repeated="104848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перечень_линейные_территория_2_3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ce121"/>
        <table:table-column table:style-name="co16" table:default-cell-style-name="ce113"/>
        <table:table-column table:style-name="co17" table:default-cell-style-name="ce113"/>
        <table:table-column table:style-name="co18" table:default-cell-style-name="ce113"/>
        <table:table-column table:style-name="co19" table:number-columns-repeated="3" table:default-cell-style-name="ce113"/>
        <table:table-column table:style-name="co20" table:default-cell-style-name="ce113"/>
        <table:table-column table:style-name="co17" table:default-cell-style-name="ce113"/>
        <table:table-column table:style-name="co21" table:default-cell-style-name="ce113"/>
        <table:table-column table:style-name="co10" table:default-cell-style-name="ce113"/>
        <table:table-column table:style-name="co13" table:visibility="collapse" table:default-cell-style-name="Default"/>
        <table:table-column table:style-name="co13" table:number-columns-repeated="1637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Таблица 10.2. Перечень линейных объектов системы канализации (Территория 2, 3)</text:p>
          </table:table-cell>
          <table:covered-table-cell table:style-name="ce5"/>
          <table:covered-table-cell table:style-name="ce10"/>
          <table:covered-table-cell table:number-columns-repeated="5" table:style-name="ce14"/>
          <table:covered-table-cell table:number-columns-repeated="4" table:style-name="ce10"/>
          <table:table-cell table:style-name="ce28"/>
          <table:table-cell table:number-columns-repeated="16371"/>
        </table:table-row>
        <table:table-row table:style-name="ro1">
          <table:table-cell table:style-name="ce2" office:value-type="string" calcext:value-type="string" table:number-columns-spanned="1" table:number-rows-spanned="2">
            <text:p>№ п/п</text:p>
          </table:table-cell>
          <table:table-cell table:style-name="ce2" office:value-type="string" calcext:value-type="string" table:number-columns-spanned="1" table:number-rows-spanned="2">
            <text:p>Тип</text:p>
          </table:table-cell>
          <table:table-cell table:style-name="ce11" office:value-type="string" calcext:value-type="string" table:number-columns-spanned="1" table:number-rows-spanned="2">
            <text:p>Наименование колодца</text:p>
          </table:table-cell>
          <table:table-cell table:style-name="ce2" office:value-type="string" calcext:value-type="string" table:number-columns-spanned="3" table:number-rows-spanned="1">
            <text:p>Отметки, м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Наименование колодца</text:p>
          </table:table-cell>
          <table:covered-table-cell table:style-name="ce2"/>
          <table:table-cell table:style-name="ce11" office:value-type="string" calcext:value-type="string" table:number-columns-spanned="1" table:number-rows-spanned="2">
            <text:p>расстояние между колодцами, м</text:p>
          </table:table-cell>
          <table:table-cell table:style-name="ce11" office:value-type="string" calcext:value-type="string" table:number-columns-spanned="1" table:number-rows-spanned="2">
            <text:p>Перепад высоты, м</text:p>
          </table:table-cell>
          <table:table-cell table:style-name="ce11" office:value-type="string" calcext:value-type="string" table:number-columns-spanned="1" table:number-rows-spanned="2">
            <text:p>глубина колодца прогнозная, м</text:p>
          </table:table-cell>
          <table:table-cell table:style-name="ce11" office:value-type="string" calcext:value-type="string" table:number-columns-spanned="1" table:number-rows-spanned="2">
            <text:p>глубина колодца расчетная, м</text:p>
          </table:table-cell>
          <table:table-cell table:style-name="ce28"/>
          <table:table-cell table:number-columns-repeated="16371"/>
        </table:table-row>
        <table:table-row table:style-name="ro1">
          <table:covered-table-cell table:number-columns-repeated="3" table:style-name="ce2"/>
          <table:table-cell table:style-name="ce2" office:value-type="string" calcext:value-type="string">
            <text:p>рельеф</text:p>
          </table:table-cell>
          <table:table-cell table:style-name="ce11" office:value-type="string" calcext:value-type="string">
            <text:p>расчетная уклон</text:p>
          </table:table-cell>
          <table:table-cell table:style-name="ce11" office:value-type="string" calcext:value-type="string">
            <text:p>глубина колодца</text:p>
          </table:table-cell>
          <table:table-cell table:style-name="ce2" office:value-type="string" calcext:value-type="string">
            <text:p>начало</text:p>
          </table:table-cell>
          <table:table-cell table:style-name="ce2" office:value-type="string" calcext:value-type="string">
            <text:p>конец</text:p>
          </table:table-cell>
          <table:covered-table-cell table:number-columns-repeated="4" table:style-name="ce11"/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а</text:p>
          </table:table-cell>
          <table:table-cell table:number-columns-repeated="2" table:style-name="ce12" office:value-type="float" office:value="189.5" calcext:value-type="float">
            <text:p>189,5</text:p>
          </table:table-cell>
          <table:table-cell table:style-name="ce12" table:formula="of:=[.E4]-[.K4]" office:value-type="float" office:value="188" calcext:value-type="float">
            <text:p>188</text:p>
          </table:table-cell>
          <table:table-cell table:style-name="ce12" table:number-columns-repeated="4"/>
          <table:table-cell table:style-name="ce12" office:value-type="float" office:value="1.5" calcext:value-type="float">
            <text:p>1,5</text:p>
          </table:table-cell>
          <table:table-cell table:style-name="ce18" table:formula="of:=[.D4]-[.F4]" office:value-type="float" office:value="1.5" calcext:value-type="float">
            <text:p>1,5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</text:p>
          </table:table-cell>
          <table:table-cell table:style-name="ce12" office:value-type="float" office:value="190.5" calcext:value-type="float">
            <text:p>190,5</text:p>
          </table:table-cell>
          <table:table-cell table:style-name="ce12" table:formula="of:=[.E4]-[.J5]" office:value-type="float" office:value="189.3624" calcext:value-type="float">
            <text:p>189,3624</text:p>
          </table:table-cell>
          <table:table-cell table:style-name="ce12" table:formula="of:=[.E5]-[.K5]" office:value-type="float" office:value="187.8624" calcext:value-type="float">
            <text:p>187,8624</text:p>
          </table:table-cell>
          <table:table-cell table:style-name="ce12" office:value-type="string" calcext:value-type="string">
            <text:p>м-2_1а</text:p>
          </table:table-cell>
          <table:table-cell table:style-name="ce12" office:value-type="string" calcext:value-type="string">
            <text:p>м-2_1</text:p>
          </table:table-cell>
          <table:table-cell table:style-name="ce12" office:value-type="float" office:value="13.76" calcext:value-type="float">
            <text:p>13,76</text:p>
          </table:table-cell>
          <table:table-cell table:style-name="ce16" table:formula="of:=[.I5]*0.01" office:value-type="float" office:value="0.1376" calcext:value-type="float">
            <text:p>0,14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5]-[.F5]" office:value-type="float" office:value="2.63759999999999" calcext:value-type="float">
            <text:p>2,64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2а</text:p>
          </table:table-cell>
          <table:table-cell table:number-columns-repeated="2" table:style-name="ce12" office:value-type="float" office:value="188.75" calcext:value-type="float">
            <text:p>188,75</text:p>
          </table:table-cell>
          <table:table-cell table:style-name="ce12" table:formula="of:=[.E6]-[.K6]" office:value-type="float" office:value="187.25" calcext:value-type="float">
            <text:p>187,25</text:p>
          </table:table-cell>
          <table:table-cell table:style-name="ce12" table:number-columns-repeated="3"/>
          <table:table-cell table:style-name="ce16"/>
          <table:table-cell table:style-name="ce12" office:value-type="float" office:value="1.5" calcext:value-type="float">
            <text:p>1,5</text:p>
          </table:table-cell>
          <table:table-cell table:style-name="ce18" table:formula="of:=[.D6]-[.F6]" office:value-type="float" office:value="1.5" calcext:value-type="float">
            <text:p>1,5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2</text:p>
          </table:table-cell>
          <table:table-cell table:style-name="ce12" office:value-type="float" office:value="189.75" calcext:value-type="float">
            <text:p>189,75</text:p>
          </table:table-cell>
          <table:table-cell table:style-name="ce12" table:formula="of:=[.E6]-[.J7]" office:value-type="float" office:value="188.6178" calcext:value-type="float">
            <text:p>188,6178</text:p>
          </table:table-cell>
          <table:table-cell table:style-name="ce12" table:formula="of:=[.E7]-[.K7]" office:value-type="float" office:value="187.1178" calcext:value-type="float">
            <text:p>187,1178</text:p>
          </table:table-cell>
          <table:table-cell table:style-name="ce12" office:value-type="string" calcext:value-type="string">
            <text:p>м-2_2а</text:p>
          </table:table-cell>
          <table:table-cell table:style-name="ce12" office:value-type="string" calcext:value-type="string">
            <text:p>м-2_2</text:p>
          </table:table-cell>
          <table:table-cell table:style-name="ce12" office:value-type="float" office:value="13.22" calcext:value-type="float">
            <text:p>13,22</text:p>
          </table:table-cell>
          <table:table-cell table:style-name="ce16" table:formula="of:=[.I7]*0.01" office:value-type="float" office:value="0.1322" calcext:value-type="float">
            <text:p>0,13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7]-[.F7]" office:value-type="float" office:value="2.63220000000001" calcext:value-type="float">
            <text:p>2,63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2</text:p>
          </table:table-cell>
          <table:table-cell table:style-name="ce12" office:value-type="float" office:value="189.75" calcext:value-type="float">
            <text:p>189,75</text:p>
          </table:table-cell>
          <table:table-cell table:style-name="ce12" table:formula="of:=[.E7]" office:value-type="float" office:value="188.6178" calcext:value-type="float">
            <text:p>188,6178</text:p>
          </table:table-cell>
          <table:table-cell table:style-name="ce12" table:formula="of:=[.E8]-[.K8]" office:value-type="float" office:value="187.1178" calcext:value-type="float">
            <text:p>187,1178</text:p>
          </table:table-cell>
          <table:table-cell table:style-name="ce12" office:value-type="string" calcext:value-type="string">
            <text:p>м-2_1</text:p>
          </table:table-cell>
          <table:table-cell table:style-name="ce12" office:value-type="string" calcext:value-type="string">
            <text:p>м-2_2</text:p>
          </table:table-cell>
          <table:table-cell table:style-name="ce12" office:value-type="float" office:value="37.47" calcext:value-type="float">
            <text:p>37,47</text:p>
          </table:table-cell>
          <table:table-cell table:style-name="ce16" table:formula="of:=[.I8]*0.01" office:value-type="float" office:value="0.3747" calcext:value-type="float">
            <text:p>0,37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8]-[.F8]" office:value-type="float" office:value="2.63220000000001" calcext:value-type="float">
            <text:p>2,63</text:p>
          </table:table-cell>
          <table:table-cell table:style-name="ce28" table:formula="of:=[.E8]-[.E5]" office:value-type="float" office:value="-0.74460000000002" calcext:value-type="float">
            <text:p>-0,74460000000002</text:p>
          </table:table-cell>
          <table:table-cell table:number-columns-repeated="1637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3а</text:p>
          </table:table-cell>
          <table:table-cell table:number-columns-repeated="2" table:style-name="ce12" office:value-type="float" office:value="187.5" calcext:value-type="float">
            <text:p>187,5</text:p>
          </table:table-cell>
          <table:table-cell table:style-name="ce12" table:formula="of:=[.E9]-[.K9]" office:value-type="float" office:value="186" calcext:value-type="float">
            <text:p>186</text:p>
          </table:table-cell>
          <table:table-cell table:style-name="ce12" table:number-columns-repeated="3"/>
          <table:table-cell table:style-name="ce16"/>
          <table:table-cell table:style-name="ce12" office:value-type="float" office:value="1.5" calcext:value-type="float">
            <text:p>1,5</text:p>
          </table:table-cell>
          <table:table-cell table:style-name="ce18" table:formula="of:=[.D9]-[.F9]" office:value-type="float" office:value="1.5" calcext:value-type="float">
            <text:p>1,5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3</text:p>
          </table:table-cell>
          <table:table-cell table:style-name="ce12" office:value-type="float" office:value="188.5" calcext:value-type="float">
            <text:p>188,5</text:p>
          </table:table-cell>
          <table:table-cell table:style-name="ce12" table:formula="of:=[.E9]-[.J10]" office:value-type="float" office:value="187.3628" calcext:value-type="float">
            <text:p>187,3628</text:p>
          </table:table-cell>
          <table:table-cell table:style-name="ce12" table:formula="of:=[.E10]-[.K10]" office:value-type="float" office:value="185.8628" calcext:value-type="float">
            <text:p>185,8628</text:p>
          </table:table-cell>
          <table:table-cell table:style-name="ce12" office:value-type="string" calcext:value-type="string">
            <text:p>м-2_3а</text:p>
          </table:table-cell>
          <table:table-cell table:style-name="ce12" office:value-type="string" calcext:value-type="string">
            <text:p>м-2_3</text:p>
          </table:table-cell>
          <table:table-cell table:style-name="ce12" office:value-type="float" office:value="13.72" calcext:value-type="float">
            <text:p>13,72</text:p>
          </table:table-cell>
          <table:table-cell table:style-name="ce16" table:formula="of:=[.I10]*0.01" office:value-type="float" office:value="0.1372" calcext:value-type="float">
            <text:p>0,14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10]-[.F10]" office:value-type="float" office:value="2.63720000000001" calcext:value-type="float">
            <text:p>2,64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3</text:p>
          </table:table-cell>
          <table:table-cell table:style-name="ce12" office:value-type="float" office:value="188.5" calcext:value-type="float">
            <text:p>188,5</text:p>
          </table:table-cell>
          <table:table-cell table:style-name="ce12" table:formula="of:=[.E10]" office:value-type="float" office:value="187.3628" calcext:value-type="float">
            <text:p>187,3628</text:p>
          </table:table-cell>
          <table:table-cell table:style-name="ce12" table:formula="of:=[.E11]-[.K11]" office:value-type="float" office:value="185.8628" calcext:value-type="float">
            <text:p>185,8628</text:p>
          </table:table-cell>
          <table:table-cell table:style-name="ce12" office:value-type="string" calcext:value-type="string">
            <text:p>м-2_2</text:p>
          </table:table-cell>
          <table:table-cell table:style-name="ce12" office:value-type="string" calcext:value-type="string">
            <text:p>м-2_3</text:p>
          </table:table-cell>
          <table:table-cell table:style-name="ce12" office:value-type="float" office:value="53.75" calcext:value-type="float">
            <text:p>53,75</text:p>
          </table:table-cell>
          <table:table-cell table:style-name="ce35" table:formula="of:=[.I11]*0.01" office:value-type="float" office:value="0.5375" calcext:value-type="float">
            <text:p>0,5375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11]-[.F11]" office:value-type="float" office:value="2.63720000000001" calcext:value-type="float">
            <text:p>2,64</text:p>
          </table:table-cell>
          <table:table-cell table:style-name="ce28" table:formula="of:=[.E11]-[.E8]" office:value-type="float" office:value="-1.255" calcext:value-type="float">
            <text:p>-1,255</text:p>
          </table:table-cell>
          <table:table-cell table:number-columns-repeated="1637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4а</text:p>
          </table:table-cell>
          <table:table-cell table:number-columns-repeated="2" table:style-name="ce12" office:value-type="float" office:value="186.5" calcext:value-type="float">
            <text:p>186,5</text:p>
          </table:table-cell>
          <table:table-cell table:style-name="ce12" table:formula="of:=[.E12]-[.K12]" office:value-type="float" office:value="185" calcext:value-type="float">
            <text:p>185</text:p>
          </table:table-cell>
          <table:table-cell table:style-name="ce12" table:number-columns-repeated="3"/>
          <table:table-cell table:style-name="ce35"/>
          <table:table-cell table:style-name="ce12" office:value-type="float" office:value="1.5" calcext:value-type="float">
            <text:p>1,5</text:p>
          </table:table-cell>
          <table:table-cell table:style-name="ce18" table:formula="of:=[.D12]-[.F12]" office:value-type="float" office:value="1.5" calcext:value-type="float">
            <text:p>1,5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4</text:p>
          </table:table-cell>
          <table:table-cell table:style-name="ce12" office:value-type="float" office:value="187.5" calcext:value-type="float">
            <text:p>187,5</text:p>
          </table:table-cell>
          <table:table-cell table:style-name="ce12" table:formula="of:=[.E12]-[.J13]" office:value-type="float" office:value="186.3667" calcext:value-type="float">
            <text:p>186,3667</text:p>
          </table:table-cell>
          <table:table-cell table:style-name="ce12" table:formula="of:=[.E13]-[.K13]" office:value-type="float" office:value="184.8667" calcext:value-type="float">
            <text:p>184,8667</text:p>
          </table:table-cell>
          <table:table-cell table:style-name="ce12" office:value-type="string" calcext:value-type="string">
            <text:p>м-2_4а</text:p>
          </table:table-cell>
          <table:table-cell table:style-name="ce12" office:value-type="string" calcext:value-type="string">
            <text:p>м-2_4</text:p>
          </table:table-cell>
          <table:table-cell table:style-name="ce12" office:value-type="float" office:value="13.33" calcext:value-type="float">
            <text:p>13,33</text:p>
          </table:table-cell>
          <table:table-cell table:style-name="ce35" table:formula="of:=[.I13]*0.01" office:value-type="float" office:value="0.1333" calcext:value-type="float">
            <text:p>0,1333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13]-[.F13]" office:value-type="float" office:value="2.63329999999999" calcext:value-type="float">
            <text:p>2,63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4</text:p>
          </table:table-cell>
          <table:table-cell table:style-name="ce12" office:value-type="float" office:value="187.5" calcext:value-type="float">
            <text:p>187,5</text:p>
          </table:table-cell>
          <table:table-cell table:style-name="ce12" table:formula="of:=[.E13]" office:value-type="float" office:value="186.3667" calcext:value-type="float">
            <text:p>186,3667</text:p>
          </table:table-cell>
          <table:table-cell table:style-name="ce12" table:formula="of:=[.E14]-[.K14]" office:value-type="float" office:value="184.8667" calcext:value-type="float">
            <text:p>184,8667</text:p>
          </table:table-cell>
          <table:table-cell table:style-name="ce12" office:value-type="string" calcext:value-type="string">
            <text:p>м-2_3</text:p>
          </table:table-cell>
          <table:table-cell table:style-name="ce12" office:value-type="string" calcext:value-type="string">
            <text:p>м-2_4</text:p>
          </table:table-cell>
          <table:table-cell table:style-name="ce12" office:value-type="float" office:value="38.34" calcext:value-type="float">
            <text:p>38,34</text:p>
          </table:table-cell>
          <table:table-cell table:style-name="ce35" table:formula="of:=[.I14]*0.01" office:value-type="float" office:value="0.3834" calcext:value-type="float">
            <text:p>0,3834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14]-[.F14]" office:value-type="float" office:value="2.63329999999999" calcext:value-type="float">
            <text:p>2,63</text:p>
          </table:table-cell>
          <table:table-cell table:style-name="ce28" table:formula="of:=[.E14]-[.E11]" office:value-type="float" office:value="-0.996099999999984" calcext:value-type="float">
            <text:p>-0,996099999999984</text:p>
          </table:table-cell>
          <table:table-cell table:number-columns-repeated="1637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5а</text:p>
          </table:table-cell>
          <table:table-cell table:number-columns-repeated="2" table:style-name="ce12" office:value-type="float" office:value="185.5" calcext:value-type="float">
            <text:p>185,5</text:p>
          </table:table-cell>
          <table:table-cell table:style-name="ce12" table:formula="of:=[.E15]-[.K15]" office:value-type="float" office:value="184" calcext:value-type="float">
            <text:p>184</text:p>
          </table:table-cell>
          <table:table-cell table:style-name="ce12" table:number-columns-repeated="3"/>
          <table:table-cell table:style-name="ce35"/>
          <table:table-cell table:style-name="ce12" office:value-type="float" office:value="1.5" calcext:value-type="float">
            <text:p>1,5</text:p>
          </table:table-cell>
          <table:table-cell table:style-name="ce18" table:formula="of:=[.D15]-[.F15]" office:value-type="float" office:value="1.5" calcext:value-type="float">
            <text:p>1,5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5</text:p>
          </table:table-cell>
          <table:table-cell table:style-name="ce12" office:value-type="float" office:value="186.5" calcext:value-type="float">
            <text:p>186,5</text:p>
          </table:table-cell>
          <table:table-cell table:style-name="ce12" table:formula="of:=[.E15]-[.J16]" office:value-type="float" office:value="185.3628" calcext:value-type="float">
            <text:p>185,3628</text:p>
          </table:table-cell>
          <table:table-cell table:style-name="ce12" table:formula="of:=[.E16]-[.K16]" office:value-type="float" office:value="183.8628" calcext:value-type="float">
            <text:p>183,8628</text:p>
          </table:table-cell>
          <table:table-cell table:style-name="ce12" office:value-type="string" calcext:value-type="string">
            <text:p>м-2_5а</text:p>
          </table:table-cell>
          <table:table-cell table:style-name="ce12" office:value-type="string" calcext:value-type="string">
            <text:p>м-2_5</text:p>
          </table:table-cell>
          <table:table-cell table:style-name="ce12" office:value-type="float" office:value="13.72" calcext:value-type="float">
            <text:p>13,72</text:p>
          </table:table-cell>
          <table:table-cell table:style-name="ce35" table:formula="of:=[.I16]*0.01" office:value-type="float" office:value="0.1372" calcext:value-type="float">
            <text:p>0,1372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16]-[.F16]" office:value-type="float" office:value="2.63720000000001" calcext:value-type="float">
            <text:p>2,64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5</text:p>
          </table:table-cell>
          <table:table-cell table:style-name="ce12" office:value-type="float" office:value="186.5" calcext:value-type="float">
            <text:p>186,5</text:p>
          </table:table-cell>
          <table:table-cell table:style-name="ce12" table:formula="of:=[.E16]" office:value-type="float" office:value="185.3628" calcext:value-type="float">
            <text:p>185,3628</text:p>
          </table:table-cell>
          <table:table-cell table:style-name="ce12" table:formula="of:=[.E17]-[.K17]" office:value-type="float" office:value="183.8628" calcext:value-type="float">
            <text:p>183,8628</text:p>
          </table:table-cell>
          <table:table-cell table:style-name="ce12" office:value-type="string" calcext:value-type="string">
            <text:p>м-2_4</text:p>
          </table:table-cell>
          <table:table-cell table:style-name="ce12" office:value-type="string" calcext:value-type="string">
            <text:p>м-2_5</text:p>
          </table:table-cell>
          <table:table-cell table:style-name="ce12" office:value-type="float" office:value="53.75" calcext:value-type="float">
            <text:p>53,75</text:p>
          </table:table-cell>
          <table:table-cell table:style-name="ce35" table:formula="of:=[.I17]*0.01" office:value-type="float" office:value="0.5375" calcext:value-type="float">
            <text:p>0,5375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17]-[.F17]" office:value-type="float" office:value="2.63720000000001" calcext:value-type="float">
            <text:p>2,64</text:p>
          </table:table-cell>
          <table:table-cell table:style-name="ce28" table:formula="of:=[.E17]-[.E14]" office:value-type="float" office:value="-1.00390000000002" calcext:value-type="float">
            <text:p>-1,00390000000002</text:p>
          </table:table-cell>
          <table:table-cell table:number-columns-repeated="1637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6а</text:p>
          </table:table-cell>
          <table:table-cell table:number-columns-repeated="2" table:style-name="ce12" office:value-type="float" office:value="184" calcext:value-type="float">
            <text:p>184</text:p>
          </table:table-cell>
          <table:table-cell table:style-name="ce12" table:formula="of:=[.E18]-[.K18]" office:value-type="float" office:value="182.5" calcext:value-type="float">
            <text:p>182,5</text:p>
          </table:table-cell>
          <table:table-cell table:style-name="ce12" table:number-columns-repeated="3"/>
          <table:table-cell table:style-name="ce35"/>
          <table:table-cell table:style-name="ce12" office:value-type="float" office:value="1.5" calcext:value-type="float">
            <text:p>1,5</text:p>
          </table:table-cell>
          <table:table-cell table:style-name="ce18" table:formula="of:=[.D18]-[.F18]" office:value-type="float" office:value="1.5" calcext:value-type="float">
            <text:p>1,5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6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table:formula="of:=[.E18]-[.J19]" office:value-type="float" office:value="183.8667" calcext:value-type="float">
            <text:p>183,8667</text:p>
          </table:table-cell>
          <table:table-cell table:style-name="ce12" table:formula="of:=[.E19]-[.K19]" office:value-type="float" office:value="182.3667" calcext:value-type="float">
            <text:p>182,3667</text:p>
          </table:table-cell>
          <table:table-cell table:style-name="ce12" office:value-type="string" calcext:value-type="string">
            <text:p>м-2_6а</text:p>
          </table:table-cell>
          <table:table-cell table:style-name="ce12" office:value-type="string" calcext:value-type="string">
            <text:p>м-2_6</text:p>
          </table:table-cell>
          <table:table-cell table:style-name="ce12" office:value-type="float" office:value="13.33" calcext:value-type="float">
            <text:p>13,33</text:p>
          </table:table-cell>
          <table:table-cell table:style-name="ce35" table:formula="of:=[.I19]*0.01" office:value-type="float" office:value="0.1333" calcext:value-type="float">
            <text:p>0,1333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19]-[.F19]" office:value-type="float" office:value="2.63329999999999" calcext:value-type="float">
            <text:p>2,63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6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table:formula="of:=[.E19]" office:value-type="float" office:value="183.8667" calcext:value-type="float">
            <text:p>183,8667</text:p>
          </table:table-cell>
          <table:table-cell table:style-name="ce12" table:formula="of:=[.E20]-[.K20]" office:value-type="float" office:value="182.3667" calcext:value-type="float">
            <text:p>182,3667</text:p>
          </table:table-cell>
          <table:table-cell table:style-name="ce12" office:value-type="string" calcext:value-type="string">
            <text:p>м-2_5</text:p>
          </table:table-cell>
          <table:table-cell table:style-name="ce12" office:value-type="string" calcext:value-type="string">
            <text:p>м-2_6</text:p>
          </table:table-cell>
          <table:table-cell table:style-name="ce12" office:value-type="float" office:value="38.32" calcext:value-type="float">
            <text:p>38,32</text:p>
          </table:table-cell>
          <table:table-cell table:style-name="ce35" table:formula="of:=[.I20]*0.01" office:value-type="float" office:value="0.3832" calcext:value-type="float">
            <text:p>0,3832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20]-[.F20]" office:value-type="float" office:value="2.63329999999999" calcext:value-type="float">
            <text:p>2,63</text:p>
          </table:table-cell>
          <table:table-cell table:style-name="ce28" table:formula="of:=[.E20]-[.E17]" office:value-type="float" office:value="-1.49609999999998" calcext:value-type="float">
            <text:p>-1,49609999999998</text:p>
          </table:table-cell>
          <table:table-cell table:number-columns-repeated="16371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7а</text:p>
          </table:table-cell>
          <table:table-cell table:number-columns-repeated="2" table:style-name="ce12" office:value-type="float" office:value="180.5" calcext:value-type="float">
            <text:p>180,5</text:p>
          </table:table-cell>
          <table:table-cell table:style-name="ce12" table:formula="of:=[.E21]-[.K21]" office:value-type="float" office:value="179" calcext:value-type="float">
            <text:p>179</text:p>
          </table:table-cell>
          <table:table-cell table:style-name="ce12" table:number-columns-repeated="3"/>
          <table:table-cell table:style-name="ce35"/>
          <table:table-cell table:style-name="ce12" office:value-type="float" office:value="1.5" calcext:value-type="float">
            <text:p>1,5</text:p>
          </table:table-cell>
          <table:table-cell table:style-name="ce18" table:formula="of:=[.D21]-[.F21]" office:value-type="float" office:value="1.5" calcext:value-type="float">
            <text:p>1,5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7</text:p>
          </table:table-cell>
          <table:table-cell table:style-name="ce12" office:value-type="float" office:value="181" calcext:value-type="float">
            <text:p>181</text:p>
          </table:table-cell>
          <table:table-cell table:style-name="ce12" table:formula="of:=[.E21]-[.J22]" office:value-type="float" office:value="180.36288" calcext:value-type="float">
            <text:p>180,36288</text:p>
          </table:table-cell>
          <table:table-cell table:style-name="ce12" table:formula="of:=[.E22]-[.K22]" office:value-type="float" office:value="178.86288" calcext:value-type="float">
            <text:p>178,86288</text:p>
          </table:table-cell>
          <table:table-cell table:style-name="ce12" office:value-type="string" calcext:value-type="string">
            <text:p>м-2_7а</text:p>
          </table:table-cell>
          <table:table-cell table:style-name="ce12" office:value-type="string" calcext:value-type="string">
            <text:p>м-2_6</text:p>
          </table:table-cell>
          <table:table-cell table:style-name="ce12" office:value-type="float" office:value="13.712" calcext:value-type="float">
            <text:p>13,712</text:p>
          </table:table-cell>
          <table:table-cell table:style-name="ce35" table:formula="of:=[.I22]*0.01" office:value-type="float" office:value="0.13712" calcext:value-type="float">
            <text:p>0,13712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22]-[.F22]" office:value-type="float" office:value="2.13712000000001" calcext:value-type="float">
            <text:p>2,14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7</text:p>
          </table:table-cell>
          <table:table-cell table:style-name="ce12" office:value-type="float" office:value="181" calcext:value-type="float">
            <text:p>181</text:p>
          </table:table-cell>
          <table:table-cell table:style-name="ce12" table:formula="of:=[.E22]" office:value-type="float" office:value="180.36288" calcext:value-type="float">
            <text:p>180,36288</text:p>
          </table:table-cell>
          <table:table-cell table:style-name="ce12" table:formula="of:=[.E23]-[.K23]" office:value-type="float" office:value="178.86288" calcext:value-type="float">
            <text:p>178,86288</text:p>
          </table:table-cell>
          <table:table-cell table:style-name="ce12" office:value-type="string" calcext:value-type="string">
            <text:p>м-2_6</text:p>
          </table:table-cell>
          <table:table-cell table:style-name="ce12" office:value-type="string" calcext:value-type="string">
            <text:p>м-2_7</text:p>
          </table:table-cell>
          <table:table-cell table:style-name="ce12" office:value-type="float" office:value="53.78" calcext:value-type="float">
            <text:p>53,78</text:p>
          </table:table-cell>
          <table:table-cell table:style-name="ce35" table:formula="of:=[.I23]*0.01" office:value-type="float" office:value="0.5378" calcext:value-type="float">
            <text:p>0,5378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23]-[.F23]" office:value-type="float" office:value="2.13712000000001" calcext:value-type="float">
            <text:p>2,14</text:p>
          </table:table-cell>
          <table:table-cell table:style-name="ce28" table:formula="of:=[.E23]-[.E20]" office:value-type="float" office:value="-3.50382000000002" calcext:value-type="float">
            <text:p>-3,50382000000002</text:p>
          </table:table-cell>
          <table:table-cell table:number-columns-repeated="16371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8а</text:p>
          </table:table-cell>
          <table:table-cell table:number-columns-repeated="2" table:style-name="ce12" office:value-type="float" office:value="177.5" calcext:value-type="float">
            <text:p>177,5</text:p>
          </table:table-cell>
          <table:table-cell table:style-name="ce12" table:formula="of:=[.E24]-[.K24]" office:value-type="float" office:value="176" calcext:value-type="float">
            <text:p>176</text:p>
          </table:table-cell>
          <table:table-cell table:style-name="ce12" table:number-columns-repeated="3"/>
          <table:table-cell table:style-name="ce35"/>
          <table:table-cell table:style-name="ce12" office:value-type="float" office:value="1.5" calcext:value-type="float">
            <text:p>1,5</text:p>
          </table:table-cell>
          <table:table-cell table:style-name="ce18" table:formula="of:=[.D24]-[.F24]" office:value-type="float" office:value="1.5" calcext:value-type="float">
            <text:p>1,5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8</text:p>
          </table:table-cell>
          <table:table-cell table:style-name="ce12" office:value-type="float" office:value="178.5" calcext:value-type="float">
            <text:p>178,5</text:p>
          </table:table-cell>
          <table:table-cell table:style-name="ce12" table:formula="of:=[.E24]-[.J25]" office:value-type="float" office:value="177.3669" calcext:value-type="float">
            <text:p>177,3669</text:p>
          </table:table-cell>
          <table:table-cell table:style-name="ce12" table:formula="of:=[.E25]-[.K25]" office:value-type="float" office:value="175.8669" calcext:value-type="float">
            <text:p>175,8669</text:p>
          </table:table-cell>
          <table:table-cell table:style-name="ce12" office:value-type="string" calcext:value-type="string">
            <text:p>м-2_8а</text:p>
          </table:table-cell>
          <table:table-cell table:style-name="ce12" office:value-type="string" calcext:value-type="string">
            <text:p>м-2_8</text:p>
          </table:table-cell>
          <table:table-cell table:style-name="ce12" office:value-type="float" office:value="13.31" calcext:value-type="float">
            <text:p>13,31</text:p>
          </table:table-cell>
          <table:table-cell table:style-name="ce35" table:formula="of:=[.I25]*0.01" office:value-type="float" office:value="0.1331" calcext:value-type="float">
            <text:p>0,1331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25]-[.F25]" office:value-type="float" office:value="2.63310000000001" calcext:value-type="float">
            <text:p>2,63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8</text:p>
          </table:table-cell>
          <table:table-cell table:style-name="ce12" office:value-type="float" office:value="178.5" calcext:value-type="float">
            <text:p>178,5</text:p>
          </table:table-cell>
          <table:table-cell table:style-name="ce12" table:formula="of:=[.E25]" office:value-type="float" office:value="177.3669" calcext:value-type="float">
            <text:p>177,3669</text:p>
          </table:table-cell>
          <table:table-cell table:style-name="ce12" table:formula="of:=[.E26]-[.K26]" office:value-type="float" office:value="175.8669" calcext:value-type="float">
            <text:p>175,8669</text:p>
          </table:table-cell>
          <table:table-cell table:style-name="ce12" office:value-type="string" calcext:value-type="string">
            <text:p>м-2_7</text:p>
          </table:table-cell>
          <table:table-cell table:style-name="ce12" office:value-type="string" calcext:value-type="string">
            <text:p>м-2_8</text:p>
          </table:table-cell>
          <table:table-cell table:style-name="ce12" office:value-type="float" office:value="38.73" calcext:value-type="float">
            <text:p>38,73</text:p>
          </table:table-cell>
          <table:table-cell table:style-name="ce35" table:formula="of:=[.I26]*0.01" office:value-type="float" office:value="0.3873" calcext:value-type="float">
            <text:p>0,3873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26]-[.F26]" office:value-type="float" office:value="2.63310000000001" calcext:value-type="float">
            <text:p>2,63</text:p>
          </table:table-cell>
          <table:table-cell table:style-name="ce28" table:formula="of:=[.E26]-[.E23]" office:value-type="float" office:value="-2.99598" calcext:value-type="float">
            <text:p>-2,99598</text:p>
          </table:table-cell>
          <table:table-cell table:number-columns-repeated="1637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8б</text:p>
          </table:table-cell>
          <table:table-cell table:style-name="ce12" office:value-type="float" office:value="177.5" calcext:value-type="float">
            <text:p>177,5</text:p>
          </table:table-cell>
          <table:table-cell table:style-name="ce12" table:formula="of:=[.E26]-[.J27]" office:value-type="float" office:value="177.0153" calcext:value-type="float">
            <text:p>177,0153</text:p>
          </table:table-cell>
          <table:table-cell table:style-name="ce12" table:formula="of:=[.E27]-[.K27]" office:value-type="float" office:value="175.5153" calcext:value-type="float">
            <text:p>175,5153</text:p>
          </table:table-cell>
          <table:table-cell table:style-name="ce12" office:value-type="string" calcext:value-type="string">
            <text:p>м-2_8</text:p>
          </table:table-cell>
          <table:table-cell table:style-name="ce12" office:value-type="string" calcext:value-type="string">
            <text:p>м-2_8б</text:p>
          </table:table-cell>
          <table:table-cell table:style-name="ce12" office:value-type="float" office:value="35.16" calcext:value-type="float">
            <text:p>35,16</text:p>
          </table:table-cell>
          <table:table-cell table:style-name="ce35" table:formula="of:=[.I27]*0.01" office:value-type="float" office:value="0.3516" calcext:value-type="float">
            <text:p>0,3516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27]-[.F27]" office:value-type="float" office:value="1.9847" calcext:value-type="float">
            <text:p>1,98</text:p>
          </table:table-cell>
          <table:table-cell table:style-name="ce28" table:formula="of:=[.E27]-[.E26]" office:value-type="float" office:value="-0.351599999999991" calcext:value-type="float">
            <text:p>-0,351599999999991</text:p>
          </table:table-cell>
          <table:table-cell table:number-columns-repeated="1637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9а</text:p>
          </table:table-cell>
          <table:table-cell table:number-columns-repeated="2" table:style-name="ce12" office:value-type="float" office:value="175.5" calcext:value-type="float">
            <text:p>175,5</text:p>
          </table:table-cell>
          <table:table-cell table:style-name="ce12" table:formula="of:=[.E28]-[.K28]" office:value-type="float" office:value="174" calcext:value-type="float">
            <text:p>174</text:p>
          </table:table-cell>
          <table:table-cell table:style-name="ce12" table:number-columns-repeated="3"/>
          <table:table-cell table:style-name="ce35"/>
          <table:table-cell table:style-name="ce12" office:value-type="float" office:value="1.5" calcext:value-type="float">
            <text:p>1,5</text:p>
          </table:table-cell>
          <table:table-cell table:style-name="ce18" table:formula="of:=[.D28]-[.F28]" office:value-type="float" office:value="1.5" calcext:value-type="float">
            <text:p>1,5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9</text:p>
          </table:table-cell>
          <table:table-cell table:style-name="ce12" office:value-type="float" office:value="176.5" calcext:value-type="float">
            <text:p>176,5</text:p>
          </table:table-cell>
          <table:table-cell table:style-name="ce12" table:formula="of:=[.E28]-[.J29]" office:value-type="float" office:value="175.3629" calcext:value-type="float">
            <text:p>175,3629</text:p>
          </table:table-cell>
          <table:table-cell table:style-name="ce12" table:formula="of:=[.E29]-[.K29]" office:value-type="float" office:value="173.8629" calcext:value-type="float">
            <text:p>173,8629</text:p>
          </table:table-cell>
          <table:table-cell table:style-name="ce12" office:value-type="string" calcext:value-type="string">
            <text:p>м-2_9а</text:p>
          </table:table-cell>
          <table:table-cell table:style-name="ce12" office:value-type="string" calcext:value-type="string">
            <text:p>м-2_9</text:p>
          </table:table-cell>
          <table:table-cell table:style-name="ce12" office:value-type="float" office:value="13.71" calcext:value-type="float">
            <text:p>13,71</text:p>
          </table:table-cell>
          <table:table-cell table:style-name="ce35" table:formula="of:=[.I29]*0.01" office:value-type="float" office:value="0.1371" calcext:value-type="float">
            <text:p>0,1371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29]-[.F29]" office:value-type="float" office:value="2.6371" calcext:value-type="float">
            <text:p>2,64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9</text:p>
          </table:table-cell>
          <table:table-cell table:style-name="ce12" office:value-type="float" office:value="176.5" calcext:value-type="float">
            <text:p>176,5</text:p>
          </table:table-cell>
          <table:table-cell table:style-name="ce12" office:value-type="float" office:value="175.3629" calcext:value-type="float">
            <text:p>175,3629</text:p>
          </table:table-cell>
          <table:table-cell table:style-name="ce12" table:formula="of:=[.E30]-[.K30]" office:value-type="float" office:value="173.8629" calcext:value-type="float">
            <text:p>173,8629</text:p>
          </table:table-cell>
          <table:table-cell table:style-name="ce12" office:value-type="string" calcext:value-type="string">
            <text:p>м-2_8б</text:p>
          </table:table-cell>
          <table:table-cell table:style-name="ce12" office:value-type="string" calcext:value-type="string">
            <text:p>м-2_9</text:p>
          </table:table-cell>
          <table:table-cell table:style-name="ce12" office:value-type="float" office:value="17.86" calcext:value-type="float">
            <text:p>17,86</text:p>
          </table:table-cell>
          <table:table-cell table:style-name="ce35" table:formula="of:=[.I30]*0.02" office:value-type="float" office:value="0.3572" calcext:value-type="float">
            <text:p>0,3572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30]-[.F30]" office:value-type="float" office:value="2.6371" calcext:value-type="float">
            <text:p>2,64</text:p>
          </table:table-cell>
          <table:table-cell table:style-name="ce28" table:formula="of:=[.E30]-[.E26]" office:value-type="float" office:value="-2.00399999999999" calcext:value-type="float">
            <text:p>-2,00399999999999</text:p>
          </table:table-cell>
          <table:table-cell table:number-columns-repeated="1637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0а</text:p>
          </table:table-cell>
          <table:table-cell table:number-columns-repeated="2" table:style-name="ce12" office:value-type="float" office:value="173.5" calcext:value-type="float">
            <text:p>173,5</text:p>
          </table:table-cell>
          <table:table-cell table:style-name="ce12" table:formula="of:=[.E31]-[.K31]" office:value-type="float" office:value="172" calcext:value-type="float">
            <text:p>172</text:p>
          </table:table-cell>
          <table:table-cell table:style-name="ce12" table:number-columns-repeated="3"/>
          <table:table-cell table:style-name="ce35"/>
          <table:table-cell table:style-name="ce12" office:value-type="float" office:value="1.5" calcext:value-type="float">
            <text:p>1,5</text:p>
          </table:table-cell>
          <table:table-cell table:style-name="ce18" table:formula="of:=[.D31]-[.F31]" office:value-type="float" office:value="1.5" calcext:value-type="float">
            <text:p>1,5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0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table:formula="of:=[.E31]-[.J32]" office:value-type="float" office:value="173.3629" calcext:value-type="float">
            <text:p>173,3629</text:p>
          </table:table-cell>
          <table:table-cell table:style-name="ce12" table:formula="of:=[.E32]-[.K32]" office:value-type="float" office:value="171.8629" calcext:value-type="float">
            <text:p>171,8629</text:p>
          </table:table-cell>
          <table:table-cell table:style-name="ce12" office:value-type="string" calcext:value-type="string">
            <text:p>м-2_10а</text:p>
          </table:table-cell>
          <table:table-cell table:style-name="ce12" office:value-type="string" calcext:value-type="string">
            <text:p>м-2_10</text:p>
          </table:table-cell>
          <table:table-cell table:style-name="ce12" office:value-type="float" office:value="13.71" calcext:value-type="float">
            <text:p>13,71</text:p>
          </table:table-cell>
          <table:table-cell table:style-name="ce35" table:formula="of:=[.I32]*0.01" office:value-type="float" office:value="0.1371" calcext:value-type="float">
            <text:p>0,1371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32]-[.F32]" office:value-type="float" office:value="3.1371" calcext:value-type="float">
            <text:p>3,14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0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table:formula="of:=[.E32]" office:value-type="float" office:value="173.3629" calcext:value-type="float">
            <text:p>173,3629</text:p>
          </table:table-cell>
          <table:table-cell table:style-name="ce12" table:formula="of:=[.E33]-[.K33]" office:value-type="float" office:value="171.8629" calcext:value-type="float">
            <text:p>171,8629</text:p>
          </table:table-cell>
          <table:table-cell table:style-name="ce12" office:value-type="string" calcext:value-type="string">
            <text:p>м-2_9</text:p>
          </table:table-cell>
          <table:table-cell table:style-name="ce12" office:value-type="string" calcext:value-type="string">
            <text:p>м-2_10</text:p>
          </table:table-cell>
          <table:table-cell table:style-name="ce12" office:value-type="float" office:value="33.25" calcext:value-type="float">
            <text:p>33,25</text:p>
          </table:table-cell>
          <table:table-cell table:style-name="ce35" table:formula="of:=[.I33]*0.01" office:value-type="float" office:value="0.3325" calcext:value-type="float">
            <text:p>0,3325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33]-[.F33]" office:value-type="float" office:value="3.1371" calcext:value-type="float">
            <text:p>3,14</text:p>
          </table:table-cell>
          <table:table-cell table:style-name="ce28" table:formula="of:=[.E33]-[.E30]" office:value-type="float" office:value="-2" calcext:value-type="float">
            <text:p>-2</text:p>
          </table:table-cell>
          <table:table-cell table:number-columns-repeated="16371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0б</text:p>
          </table:table-cell>
          <table:table-cell table:style-name="ce12" office:value-type="float" office:value="174" calcext:value-type="float">
            <text:p>174</text:p>
          </table:table-cell>
          <table:table-cell table:style-name="ce12" table:formula="of:=[.E33]-[.J34]" office:value-type="float" office:value="173.1779" calcext:value-type="float">
            <text:p>173,1779</text:p>
          </table:table-cell>
          <table:table-cell table:style-name="ce12" table:formula="of:=[.E34]-[.K34]" office:value-type="float" office:value="171.6779" calcext:value-type="float">
            <text:p>171,6779</text:p>
          </table:table-cell>
          <table:table-cell table:style-name="ce12" office:value-type="string" calcext:value-type="string">
            <text:p>м-2_10</text:p>
          </table:table-cell>
          <table:table-cell table:style-name="ce12" office:value-type="string" calcext:value-type="string">
            <text:p>м-2_10б</text:p>
          </table:table-cell>
          <table:table-cell table:style-name="ce12" office:value-type="float" office:value="18.5" calcext:value-type="float">
            <text:p>18,5</text:p>
          </table:table-cell>
          <table:table-cell table:style-name="ce35" table:formula="of:=[.I34]*0.01" office:value-type="float" office:value="0.185" calcext:value-type="float">
            <text:p>0,185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34]-[.F34]" office:value-type="float" office:value="2.32210000000001" calcext:value-type="float">
            <text:p>2,32</text:p>
          </table:table-cell>
          <table:table-cell table:style-name="ce28" table:formula="of:=[.E34]-[.E32]" office:value-type="float" office:value="-0.185000000000002" calcext:value-type="float">
            <text:p>-0,185000000000002</text:p>
          </table:table-cell>
          <table:table-cell table:number-columns-repeated="1637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1а</text:p>
          </table:table-cell>
          <table:table-cell table:number-columns-repeated="2" table:style-name="ce12" office:value-type="float" office:value="172" calcext:value-type="float">
            <text:p>172</text:p>
          </table:table-cell>
          <table:table-cell table:style-name="ce12" table:formula="of:=[.E35]-[.K35]" office:value-type="float" office:value="170.5" calcext:value-type="float">
            <text:p>170,5</text:p>
          </table:table-cell>
          <table:table-cell table:style-name="ce12" table:number-columns-repeated="3"/>
          <table:table-cell table:style-name="ce35"/>
          <table:table-cell table:style-name="ce12" office:value-type="float" office:value="1.5" calcext:value-type="float">
            <text:p>1,5</text:p>
          </table:table-cell>
          <table:table-cell table:style-name="ce18" table:formula="of:=[.D35]-[.F35]" office:value-type="float" office:value="1.5" calcext:value-type="float">
            <text:p>1,5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1</text:p>
          </table:table-cell>
          <table:table-cell table:style-name="ce12" office:value-type="float" office:value="173" calcext:value-type="float">
            <text:p>173</text:p>
          </table:table-cell>
          <table:table-cell table:style-name="ce12" table:formula="of:=[.E35]-[.J36]" office:value-type="float" office:value="171.867" calcext:value-type="float">
            <text:p>171,867</text:p>
          </table:table-cell>
          <table:table-cell table:style-name="ce12" table:formula="of:=[.E36]-[.K36]" office:value-type="float" office:value="170.367" calcext:value-type="float">
            <text:p>170,367</text:p>
          </table:table-cell>
          <table:table-cell table:style-name="ce12" office:value-type="string" calcext:value-type="string">
            <text:p>м-2_11а</text:p>
          </table:table-cell>
          <table:table-cell table:style-name="ce12" office:value-type="string" calcext:value-type="string">
            <text:p>м-2_11</text:p>
          </table:table-cell>
          <table:table-cell table:style-name="ce12" office:value-type="float" office:value="13.3" calcext:value-type="float">
            <text:p>13,3</text:p>
          </table:table-cell>
          <table:table-cell table:style-name="ce35" table:formula="of:=[.I36]*0.01" office:value-type="float" office:value="0.133" calcext:value-type="float">
            <text:p>0,133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36]-[.F36]" office:value-type="float" office:value="2.63300000000001" calcext:value-type="float">
            <text:p>2,63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1</text:p>
          </table:table-cell>
          <table:table-cell table:style-name="ce12" office:value-type="float" office:value="173" calcext:value-type="float">
            <text:p>173</text:p>
          </table:table-cell>
          <table:table-cell table:style-name="ce12" table:formula="of:=[.E36]" office:value-type="float" office:value="171.867" calcext:value-type="float">
            <text:p>171,867</text:p>
          </table:table-cell>
          <table:table-cell table:style-name="ce12" table:formula="of:=[.E37]-[.K37]" office:value-type="float" office:value="170.367" calcext:value-type="float">
            <text:p>170,367</text:p>
          </table:table-cell>
          <table:table-cell table:style-name="ce12" office:value-type="string" calcext:value-type="string">
            <text:p>м-2_10б</text:p>
          </table:table-cell>
          <table:table-cell table:style-name="ce12" office:value-type="string" calcext:value-type="string">
            <text:p>м-2_11</text:p>
          </table:table-cell>
          <table:table-cell table:style-name="ce12" office:value-type="float" office:value="35.31" calcext:value-type="float">
            <text:p>35,31</text:p>
          </table:table-cell>
          <table:table-cell table:style-name="ce35" table:formula="of:=[.I37]*0.01" office:value-type="float" office:value="0.3531" calcext:value-type="float">
            <text:p>0,3531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37]-[.F37]" office:value-type="float" office:value="2.63300000000001" calcext:value-type="float">
            <text:p>2,63</text:p>
          </table:table-cell>
          <table:table-cell table:style-name="ce28" table:formula="of:=[.E37]-[.E34]" office:value-type="float" office:value="-1.3109" calcext:value-type="float">
            <text:p>-1,3109</text:p>
          </table:table-cell>
          <table:table-cell table:number-columns-repeated="16371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1б</text:p>
          </table:table-cell>
          <table:table-cell table:style-name="ce12" office:value-type="float" office:value="172.5" calcext:value-type="float">
            <text:p>172,5</text:p>
          </table:table-cell>
          <table:table-cell table:style-name="ce12" table:formula="of:=[.E37]-[.J38]" office:value-type="float" office:value="171.0057" calcext:value-type="float">
            <text:p>171,0057</text:p>
          </table:table-cell>
          <table:table-cell table:style-name="ce12" table:formula="of:=[.E38]-[.K38]" office:value-type="float" office:value="169.5057" calcext:value-type="float">
            <text:p>169,5057</text:p>
          </table:table-cell>
          <table:table-cell table:style-name="ce12" office:value-type="string" calcext:value-type="string">
            <text:p>м-2_11</text:p>
          </table:table-cell>
          <table:table-cell table:style-name="ce12" office:value-type="string" calcext:value-type="string">
            <text:p>м-2_11б</text:p>
          </table:table-cell>
          <table:table-cell table:style-name="ce12" office:value-type="float" office:value="28.71" calcext:value-type="float">
            <text:p>28,71</text:p>
          </table:table-cell>
          <table:table-cell table:style-name="ce35" table:formula="of:=[.I38]*0.03" office:value-type="float" office:value="0.8613" calcext:value-type="float">
            <text:p>0,8613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38]-[.F38]" office:value-type="float" office:value="2.99430000000001" calcext:value-type="float">
            <text:p>2,99</text:p>
          </table:table-cell>
          <table:table-cell table:style-name="ce28" table:formula="of:=[.E38]-[.E37]" office:value-type="float" office:value="-0.8613" calcext:value-type="float">
            <text:p>-0,8613</text:p>
          </table:table-cell>
          <table:table-cell table:number-columns-repeated="16371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1в</text:p>
          </table:table-cell>
          <table:table-cell table:style-name="ce12" office:value-type="float" office:value="168.75" calcext:value-type="float">
            <text:p>168,75</text:p>
          </table:table-cell>
          <table:table-cell table:style-name="ce12" table:formula="of:=[.E38]-[.J39]" office:value-type="float" office:value="167.5222" calcext:value-type="float">
            <text:p>167,5222</text:p>
          </table:table-cell>
          <table:table-cell table:style-name="ce12" table:formula="of:=[.E39]-[.K39]" office:value-type="float" office:value="166.0222" calcext:value-type="float">
            <text:p>166,0222</text:p>
          </table:table-cell>
          <table:table-cell table:style-name="ce12" office:value-type="string" calcext:value-type="string">
            <text:p>м-2_11б</text:p>
          </table:table-cell>
          <table:table-cell table:style-name="ce12" office:value-type="string" calcext:value-type="string">
            <text:p>м-2_11в</text:p>
          </table:table-cell>
          <table:table-cell table:style-name="ce12" office:value-type="float" office:value="69.67" calcext:value-type="float">
            <text:p>69,67</text:p>
          </table:table-cell>
          <table:table-cell table:style-name="ce35" table:formula="of:=[.I39]*0.05" office:value-type="float" office:value="3.4835" calcext:value-type="float">
            <text:p>3,4835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39]-[.F39]" office:value-type="float" office:value="2.7278" calcext:value-type="float">
            <text:p>2,73</text:p>
          </table:table-cell>
          <table:table-cell table:style-name="ce28" table:formula="of:=[.E39]-[.E38]" office:value-type="float" office:value="-3.48349999999999" calcext:value-type="float">
            <text:p>-3,48349999999999</text:p>
          </table:table-cell>
          <table:table-cell table:number-columns-repeated="16371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2а</text:p>
          </table:table-cell>
          <table:table-cell table:number-columns-repeated="2" table:style-name="ce12" office:value-type="float" office:value="171.75" calcext:value-type="float">
            <text:p>171,75</text:p>
          </table:table-cell>
          <table:table-cell table:style-name="ce12" table:formula="of:=[.E40]-[.K40]" office:value-type="float" office:value="170.25" calcext:value-type="float">
            <text:p>170,25</text:p>
          </table:table-cell>
          <table:table-cell table:style-name="ce12" table:number-columns-repeated="3"/>
          <table:table-cell table:style-name="ce35"/>
          <table:table-cell table:style-name="ce12" office:value-type="float" office:value="1.5" calcext:value-type="float">
            <text:p>1,5</text:p>
          </table:table-cell>
          <table:table-cell table:style-name="ce18" table:formula="of:=[.D40]-[.F40]" office:value-type="float" office:value="1.5" calcext:value-type="float">
            <text:p>1,5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2</text:p>
          </table:table-cell>
          <table:table-cell table:style-name="ce12" office:value-type="float" office:value="172.5" calcext:value-type="float">
            <text:p>172,5</text:p>
          </table:table-cell>
          <table:table-cell table:style-name="ce12" office:value-type="float" office:value="171.1015" calcext:value-type="float">
            <text:p>171,1015</text:p>
          </table:table-cell>
          <table:table-cell table:style-name="ce12" table:formula="of:=[.E41]-[.K41]" office:value-type="float" office:value="169.6015" calcext:value-type="float">
            <text:p>169,6015</text:p>
          </table:table-cell>
          <table:table-cell table:style-name="ce12" office:value-type="string" calcext:value-type="string">
            <text:p>м-2_12а</text:p>
          </table:table-cell>
          <table:table-cell table:style-name="ce12" office:value-type="string" calcext:value-type="string">
            <text:p>м-2_12</text:p>
          </table:table-cell>
          <table:table-cell table:style-name="ce12" office:value-type="float" office:value="13.68" calcext:value-type="float">
            <text:p>13,68</text:p>
          </table:table-cell>
          <table:table-cell table:style-name="ce35" table:formula="of:=[.I41]*0.01" office:value-type="float" office:value="0.1368" calcext:value-type="float">
            <text:p>0,1368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41]-[.F41]" office:value-type="float" office:value="2.89850000000001" calcext:value-type="float">
            <text:p>2,9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2</text:p>
          </table:table-cell>
          <table:table-cell table:style-name="ce12" office:value-type="float" office:value="172.5" calcext:value-type="float">
            <text:p>172,5</text:p>
          </table:table-cell>
          <table:table-cell table:style-name="ce12" table:formula="of:=[.E38]+[.J42]" office:value-type="float" office:value="171.1015" calcext:value-type="float">
            <text:p>171,1015</text:p>
          </table:table-cell>
          <table:table-cell table:style-name="ce12" table:formula="of:=[.E42]-[.K42]" office:value-type="float" office:value="169.6015" calcext:value-type="float">
            <text:p>169,6015</text:p>
          </table:table-cell>
          <table:table-cell table:style-name="ce12" office:value-type="string" calcext:value-type="string">
            <text:p>м-2_12</text:p>
          </table:table-cell>
          <table:table-cell table:style-name="ce12" office:value-type="string" calcext:value-type="string">
            <text:p>м-2_11б</text:p>
          </table:table-cell>
          <table:table-cell table:style-name="ce12" office:value-type="float" office:value="9.58" calcext:value-type="float">
            <text:p>9,58</text:p>
          </table:table-cell>
          <table:table-cell table:style-name="ce35" table:formula="of:=[.I42]*0.01" office:value-type="float" office:value="0.0958" calcext:value-type="float">
            <text:p>0,0958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42]-[.F42]" office:value-type="float" office:value="2.89850000000001" calcext:value-type="float">
            <text:p>2,90</text:p>
          </table:table-cell>
          <table:table-cell table:style-name="ce28" table:formula="of:=[.E42]-[.E38]" office:value-type="float" office:value="0.095799999999997" calcext:value-type="float">
            <text:p>0,095799999999997</text:p>
          </table:table-cell>
          <table:table-cell table:number-columns-repeated="1637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3а</text:p>
          </table:table-cell>
          <table:table-cell table:number-columns-repeated="2" table:style-name="ce12" office:value-type="float" office:value="176.5" calcext:value-type="float">
            <text:p>176,5</text:p>
          </table:table-cell>
          <table:table-cell table:style-name="ce12" table:formula="of:=[.E43]-[.K43]" office:value-type="float" office:value="175" calcext:value-type="float">
            <text:p>175</text:p>
          </table:table-cell>
          <table:table-cell table:style-name="ce12" table:number-columns-repeated="3"/>
          <table:table-cell table:style-name="ce35"/>
          <table:table-cell table:style-name="ce12" office:value-type="float" office:value="1.5" calcext:value-type="float">
            <text:p>1,5</text:p>
          </table:table-cell>
          <table:table-cell table:style-name="ce18" table:formula="of:=[.D43]-[.F43]" office:value-type="float" office:value="1.5" calcext:value-type="float">
            <text:p>1,5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3</text:p>
          </table:table-cell>
          <table:table-cell table:style-name="ce12" office:value-type="float" office:value="176.75" calcext:value-type="float">
            <text:p>176,75</text:p>
          </table:table-cell>
          <table:table-cell table:style-name="ce12" table:formula="of:=[.E45]" office:value-type="float" office:value="173.7895" calcext:value-type="float">
            <text:p>173,7895</text:p>
          </table:table-cell>
          <table:table-cell table:style-name="ce12" table:formula="of:=[.E44]-[.K44]" office:value-type="float" office:value="172.2895" calcext:value-type="float">
            <text:p>172,2895</text:p>
          </table:table-cell>
          <table:table-cell table:style-name="ce12" office:value-type="string" calcext:value-type="string">
            <text:p>м-2_13а</text:p>
          </table:table-cell>
          <table:table-cell table:style-name="ce12" office:value-type="string" calcext:value-type="string">
            <text:p>м-2_13</text:p>
          </table:table-cell>
          <table:table-cell table:style-name="ce12" office:value-type="float" office:value="13.3" calcext:value-type="float">
            <text:p>13,3</text:p>
          </table:table-cell>
          <table:table-cell table:style-name="ce35" table:formula="of:=[.I44]*0.01" office:value-type="float" office:value="0.133" calcext:value-type="float">
            <text:p>0,133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44]-[.F44]" office:value-type="float" office:value="4.46050000000003" calcext:value-type="float">
            <text:p>4,46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3</text:p>
          </table:table-cell>
          <table:table-cell table:style-name="ce12" office:value-type="float" office:value="176.75" calcext:value-type="float">
            <text:p>176,75</text:p>
          </table:table-cell>
          <table:table-cell table:style-name="ce12" table:formula="of:=[.E42]+[.J45]" office:value-type="float" office:value="173.7895" calcext:value-type="float">
            <text:p>173,7895</text:p>
          </table:table-cell>
          <table:table-cell table:style-name="ce12" table:formula="of:=[.E45]-[.K45]" office:value-type="float" office:value="172.2895" calcext:value-type="float">
            <text:p>172,2895</text:p>
          </table:table-cell>
          <table:table-cell table:style-name="ce12" office:value-type="string" calcext:value-type="string">
            <text:p>м-2_13</text:p>
          </table:table-cell>
          <table:table-cell table:style-name="ce12" office:value-type="string" calcext:value-type="string">
            <text:p>м-2_12</text:p>
          </table:table-cell>
          <table:table-cell table:style-name="ce12" office:value-type="float" office:value="53.76" calcext:value-type="float">
            <text:p>53,76</text:p>
          </table:table-cell>
          <table:table-cell table:style-name="ce35" table:formula="of:=[.I45]*0.05" office:value-type="float" office:value="2.688" calcext:value-type="float">
            <text:p>2,688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45]-[.F45]" office:value-type="float" office:value="4.46050000000003" calcext:value-type="float">
            <text:p>4,46</text:p>
          </table:table-cell>
          <table:table-cell table:style-name="ce28" table:formula="of:=[.E45]-[.E42]" office:value-type="float" office:value="2.68799999999999" calcext:value-type="float">
            <text:p>2,68799999999999</text:p>
          </table:table-cell>
          <table:table-cell table:number-columns-repeated="16371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4а</text:p>
          </table:table-cell>
          <table:table-cell table:number-columns-repeated="2" table:style-name="ce12" office:value-type="float" office:value="179" calcext:value-type="float">
            <text:p>179</text:p>
          </table:table-cell>
          <table:table-cell table:style-name="ce12" table:formula="of:=[.E46]-[.K46]" office:value-type="float" office:value="177.5" calcext:value-type="float">
            <text:p>177,5</text:p>
          </table:table-cell>
          <table:table-cell table:style-name="ce12" table:number-columns-repeated="3"/>
          <table:table-cell table:style-name="ce35"/>
          <table:table-cell table:style-name="ce12" office:value-type="float" office:value="1.5" calcext:value-type="float">
            <text:p>1,5</text:p>
          </table:table-cell>
          <table:table-cell table:style-name="ce18" table:formula="of:=[.D46]-[.F46]" office:value-type="float" office:value="1.5" calcext:value-type="float">
            <text:p>1,5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4</text:p>
          </table:table-cell>
          <table:table-cell table:style-name="ce12" office:value-type="float" office:value="179" calcext:value-type="float">
            <text:p>179</text:p>
          </table:table-cell>
          <table:table-cell table:style-name="ce12" table:formula="of:=[.E51]" office:value-type="float" office:value="175.706" calcext:value-type="float">
            <text:p>175,706</text:p>
          </table:table-cell>
          <table:table-cell table:style-name="ce12" table:formula="of:=[.E47]-[.K47]" office:value-type="float" office:value="174.206" calcext:value-type="float">
            <text:p>174,206</text:p>
          </table:table-cell>
          <table:table-cell table:style-name="ce12" office:value-type="string" calcext:value-type="string">
            <text:p>м-2_14а</text:p>
          </table:table-cell>
          <table:table-cell table:style-name="ce12" office:value-type="string" calcext:value-type="string">
            <text:p>м-2_14</text:p>
          </table:table-cell>
          <table:table-cell table:style-name="ce12" office:value-type="float" office:value="13.7" calcext:value-type="float">
            <text:p>13,7</text:p>
          </table:table-cell>
          <table:table-cell table:style-name="ce35" table:formula="of:=[.I47]*0.01" office:value-type="float" office:value="0.137" calcext:value-type="float">
            <text:p>0,137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47]-[.F47]" office:value-type="float" office:value="4.79400000000001" calcext:value-type="float">
            <text:p>4,79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1" office:value-type="string" calcext:value-type="string" table:number-columns-spanned="12" table:number-rows-spanned="1">
            <text:p>Таблица 10.2. Перечень линейных объектов системы канализации (Территория 2, 3)</text:p>
          </table:table-cell>
          <table:covered-table-cell table:style-name="ce5"/>
          <table:covered-table-cell table:style-name="ce10"/>
          <table:covered-table-cell table:number-columns-repeated="5" table:style-name="ce14"/>
          <table:covered-table-cell table:number-columns-repeated="4" table:style-name="ce10"/>
          <table:table-cell table:style-name="ce28"/>
          <table:table-cell table:number-columns-repeated="16371"/>
        </table:table-row>
        <table:table-row table:style-name="ro1">
          <table:table-cell table:style-name="ce2" office:value-type="string" calcext:value-type="string" table:number-columns-spanned="1" table:number-rows-spanned="2">
            <text:p>№ п/п</text:p>
          </table:table-cell>
          <table:table-cell table:style-name="ce2" office:value-type="string" calcext:value-type="string" table:number-columns-spanned="1" table:number-rows-spanned="2">
            <text:p>Тип</text:p>
          </table:table-cell>
          <table:table-cell table:style-name="ce11" office:value-type="string" calcext:value-type="string" table:number-columns-spanned="1" table:number-rows-spanned="2">
            <text:p>Наименование колодца</text:p>
          </table:table-cell>
          <table:table-cell table:style-name="ce2" office:value-type="string" calcext:value-type="string" table:number-columns-spanned="3" table:number-rows-spanned="1">
            <text:p>Отметки, м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Наименование колодца</text:p>
          </table:table-cell>
          <table:covered-table-cell table:style-name="ce2"/>
          <table:table-cell table:style-name="ce11" office:value-type="string" calcext:value-type="string" table:number-columns-spanned="1" table:number-rows-spanned="2">
            <text:p>расстояние между колодцами, м</text:p>
          </table:table-cell>
          <table:table-cell table:style-name="ce11" office:value-type="string" calcext:value-type="string" table:number-columns-spanned="1" table:number-rows-spanned="2">
            <text:p>Перепад высоты, м</text:p>
          </table:table-cell>
          <table:table-cell table:style-name="ce11" office:value-type="string" calcext:value-type="string" table:number-columns-spanned="1" table:number-rows-spanned="2">
            <text:p>глубина колодца прогнозная, м</text:p>
          </table:table-cell>
          <table:table-cell table:style-name="ce11" office:value-type="string" calcext:value-type="string" table:number-columns-spanned="1" table:number-rows-spanned="2">
            <text:p>глубина колодца расчетная, м</text:p>
          </table:table-cell>
          <table:table-cell table:style-name="ce28"/>
          <table:table-cell table:number-columns-repeated="16371"/>
        </table:table-row>
        <table:table-row table:style-name="ro1">
          <table:covered-table-cell table:number-columns-repeated="3" table:style-name="ce2"/>
          <table:table-cell table:style-name="ce2" office:value-type="string" calcext:value-type="string">
            <text:p>рельеф</text:p>
          </table:table-cell>
          <table:table-cell table:style-name="ce11" office:value-type="string" calcext:value-type="string">
            <text:p>расчетная уклон</text:p>
          </table:table-cell>
          <table:table-cell table:style-name="ce11" office:value-type="string" calcext:value-type="string">
            <text:p>глубина колодца</text:p>
          </table:table-cell>
          <table:table-cell table:style-name="ce2" office:value-type="string" calcext:value-type="string">
            <text:p>начало</text:p>
          </table:table-cell>
          <table:table-cell table:style-name="ce2" office:value-type="string" calcext:value-type="string">
            <text:p>конец</text:p>
          </table:table-cell>
          <table:covered-table-cell table:number-columns-repeated="4" table:style-name="ce11"/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4</text:p>
          </table:table-cell>
          <table:table-cell table:style-name="ce12" office:value-type="float" office:value="179" calcext:value-type="float">
            <text:p>179</text:p>
          </table:table-cell>
          <table:table-cell table:style-name="ce12" table:formula="of:=[.E45]+[.J51]" office:value-type="float" office:value="175.706" calcext:value-type="float">
            <text:p>175,706</text:p>
          </table:table-cell>
          <table:table-cell table:style-name="ce12" table:formula="of:=[.E51]-[.K51]" office:value-type="float" office:value="174.206" calcext:value-type="float">
            <text:p>174,206</text:p>
          </table:table-cell>
          <table:table-cell table:style-name="ce12" office:value-type="string" calcext:value-type="string">
            <text:p>м-2_14</text:p>
          </table:table-cell>
          <table:table-cell table:style-name="ce12" office:value-type="string" calcext:value-type="string">
            <text:p>м-2_13</text:p>
          </table:table-cell>
          <table:table-cell table:style-name="ce12" office:value-type="float" office:value="38.33" calcext:value-type="float">
            <text:p>38,33</text:p>
          </table:table-cell>
          <table:table-cell table:style-name="ce35" table:formula="of:=[.I51]*0.05" office:value-type="float" office:value="1.9165" calcext:value-type="float">
            <text:p>1,9165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51]-[.F51]" office:value-type="float" office:value="4.79400000000001" calcext:value-type="float">
            <text:p>4,79</text:p>
          </table:table-cell>
          <table:table-cell table:style-name="ce28" table:formula="of:=[.E51]-[.E45]" office:value-type="float" office:value="1.91650000000001" calcext:value-type="float">
            <text:p>1,91650000000001</text:p>
          </table:table-cell>
          <table:table-cell table:number-columns-repeated="16371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5а</text:p>
          </table:table-cell>
          <table:table-cell table:number-columns-repeated="2" table:style-name="ce12" office:value-type="float" office:value="181" calcext:value-type="float">
            <text:p>181</text:p>
          </table:table-cell>
          <table:table-cell table:style-name="ce12" table:formula="of:=[.E52]-[.K52]" office:value-type="float" office:value="179.5" calcext:value-type="float">
            <text:p>179,5</text:p>
          </table:table-cell>
          <table:table-cell table:style-name="ce12" table:number-columns-repeated="3"/>
          <table:table-cell table:style-name="ce35"/>
          <table:table-cell table:style-name="ce12" office:value-type="float" office:value="1.5" calcext:value-type="float">
            <text:p>1,5</text:p>
          </table:table-cell>
          <table:table-cell table:style-name="ce18" table:formula="of:=[.D52]-[.F52]" office:value-type="float" office:value="1.5" calcext:value-type="float">
            <text:p>1,5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5</text:p>
          </table:table-cell>
          <table:table-cell table:style-name="ce12" office:value-type="float" office:value="181" calcext:value-type="float">
            <text:p>181</text:p>
          </table:table-cell>
          <table:table-cell table:style-name="ce12" table:formula="of:=[.E54]" office:value-type="float" office:value="177.3188" calcext:value-type="float">
            <text:p>177,3188</text:p>
          </table:table-cell>
          <table:table-cell table:style-name="ce12" table:formula="of:=[.E53]-[.K53]" office:value-type="float" office:value="175.8188" calcext:value-type="float">
            <text:p>175,8188</text:p>
          </table:table-cell>
          <table:table-cell table:style-name="ce12" office:value-type="string" calcext:value-type="string">
            <text:p>м-2_15а</text:p>
          </table:table-cell>
          <table:table-cell table:style-name="ce12" office:value-type="string" calcext:value-type="string">
            <text:p>м-2_15</text:p>
          </table:table-cell>
          <table:table-cell table:style-name="ce12" office:value-type="float" office:value="13.3" calcext:value-type="float">
            <text:p>13,3</text:p>
          </table:table-cell>
          <table:table-cell table:style-name="ce35" table:formula="of:=[.I53]*0.01" office:value-type="float" office:value="0.133" calcext:value-type="float">
            <text:p>0,133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53]-[.F53]" office:value-type="float" office:value="5.18120000000002" calcext:value-type="float">
            <text:p>5,18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5</text:p>
          </table:table-cell>
          <table:table-cell table:style-name="ce12" office:value-type="float" office:value="181" calcext:value-type="float">
            <text:p>181</text:p>
          </table:table-cell>
          <table:table-cell table:style-name="ce12" table:formula="of:=[.E51]+[.J54]" office:value-type="float" office:value="177.3188" calcext:value-type="float">
            <text:p>177,3188</text:p>
          </table:table-cell>
          <table:table-cell table:style-name="ce12" table:formula="of:=[.E54]-[.K54]" office:value-type="float" office:value="175.8188" calcext:value-type="float">
            <text:p>175,8188</text:p>
          </table:table-cell>
          <table:table-cell table:style-name="ce12" office:value-type="string" calcext:value-type="string">
            <text:p>м-2_15</text:p>
          </table:table-cell>
          <table:table-cell table:style-name="ce12" office:value-type="string" calcext:value-type="string">
            <text:p>м-2_14</text:p>
          </table:table-cell>
          <table:table-cell table:style-name="ce12" office:value-type="float" office:value="53.76" calcext:value-type="float">
            <text:p>53,76</text:p>
          </table:table-cell>
          <table:table-cell table:style-name="ce35" table:formula="of:=[.I54]*0.03" office:value-type="float" office:value="1.6128" calcext:value-type="float">
            <text:p>1,6128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54]-[.F54]" office:value-type="float" office:value="5.18120000000002" calcext:value-type="float">
            <text:p>5,18</text:p>
          </table:table-cell>
          <table:table-cell table:style-name="ce28" table:formula="of:=[.E54]-[.E51]" office:value-type="float" office:value="1.61279999999999" calcext:value-type="float">
            <text:p>1,61279999999999</text:p>
          </table:table-cell>
          <table:table-cell table:number-columns-repeated="16371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5б</text:p>
          </table:table-cell>
          <table:table-cell table:style-name="ce12" office:value-type="float" office:value="181" calcext:value-type="float">
            <text:p>181</text:p>
          </table:table-cell>
          <table:table-cell table:style-name="ce12" table:formula="of:=[.E54]+[.J55]" office:value-type="float" office:value="177.5179" calcext:value-type="float">
            <text:p>177,5179</text:p>
          </table:table-cell>
          <table:table-cell table:style-name="ce12" table:formula="of:=[.E55]-[.K55]" office:value-type="float" office:value="176.0179" calcext:value-type="float">
            <text:p>176,0179</text:p>
          </table:table-cell>
          <table:table-cell table:style-name="ce12" office:value-type="string" calcext:value-type="string">
            <text:p>м-2_15б</text:p>
          </table:table-cell>
          <table:table-cell table:style-name="ce12" office:value-type="string" calcext:value-type="string">
            <text:p>м-2_15</text:p>
          </table:table-cell>
          <table:table-cell table:style-name="ce12" office:value-type="float" office:value="19.91" calcext:value-type="float">
            <text:p>19,91</text:p>
          </table:table-cell>
          <table:table-cell table:style-name="ce35" table:formula="of:=[.I55]*0.01" office:value-type="float" office:value="0.1991" calcext:value-type="float">
            <text:p>0,1991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55]-[.F55]" office:value-type="float" office:value="4.98210000000003" calcext:value-type="float">
            <text:p>4,98</text:p>
          </table:table-cell>
          <table:table-cell table:style-name="ce28" table:formula="of:=[.E54]-[.E55]" office:value-type="float" office:value="-0.199099999999987" calcext:value-type="float">
            <text:p>-0,199099999999987</text:p>
          </table:table-cell>
          <table:table-cell table:number-columns-repeated="16371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6а</text:p>
          </table:table-cell>
          <table:table-cell table:number-columns-repeated="2" table:style-name="ce12" office:value-type="float" office:value="181" calcext:value-type="float">
            <text:p>181</text:p>
          </table:table-cell>
          <table:table-cell table:style-name="ce12" table:formula="of:=[.E56]-[.K56]" office:value-type="float" office:value="179.5" calcext:value-type="float">
            <text:p>179,5</text:p>
          </table:table-cell>
          <table:table-cell table:style-name="ce12" table:number-columns-repeated="3"/>
          <table:table-cell table:style-name="ce35"/>
          <table:table-cell table:style-name="ce12" office:value-type="float" office:value="1.5" calcext:value-type="float">
            <text:p>1,5</text:p>
          </table:table-cell>
          <table:table-cell table:style-name="ce18" table:formula="of:=[.D56]-[.F56]" office:value-type="float" office:value="1.5" calcext:value-type="float">
            <text:p>1,50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6</text:p>
          </table:table-cell>
          <table:table-cell table:style-name="ce12" office:value-type="float" office:value="181" calcext:value-type="float">
            <text:p>181</text:p>
          </table:table-cell>
          <table:table-cell table:style-name="ce12" table:formula="of:=[.E58]" office:value-type="float" office:value="178.0732" calcext:value-type="float">
            <text:p>178,0732</text:p>
          </table:table-cell>
          <table:table-cell table:style-name="ce12" table:formula="of:=[.E57]-[.K57]" office:value-type="float" office:value="176.5732" calcext:value-type="float">
            <text:p>176,5732</text:p>
          </table:table-cell>
          <table:table-cell table:style-name="ce12" office:value-type="string" calcext:value-type="string">
            <text:p>м-2_16а</text:p>
          </table:table-cell>
          <table:table-cell table:style-name="ce12" office:value-type="string" calcext:value-type="string">
            <text:p>м-2_16</text:p>
          </table:table-cell>
          <table:table-cell table:style-name="ce12" office:value-type="float" office:value="13.7" calcext:value-type="float">
            <text:p>13,7</text:p>
          </table:table-cell>
          <table:table-cell table:style-name="ce35" table:formula="of:=[.I57]*0.01" office:value-type="float" office:value="0.137" calcext:value-type="float">
            <text:p>0,137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57]-[.F57]" office:value-type="float" office:value="4.42680000000004" calcext:value-type="float">
            <text:p>4,43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6</text:p>
          </table:table-cell>
          <table:table-cell table:style-name="ce12" office:value-type="float" office:value="181" calcext:value-type="float">
            <text:p>181</text:p>
          </table:table-cell>
          <table:table-cell table:style-name="ce12" table:formula="of:=[.E55]+[.J58]" office:value-type="float" office:value="178.0732" calcext:value-type="float">
            <text:p>178,0732</text:p>
          </table:table-cell>
          <table:table-cell table:style-name="ce12" table:formula="of:=[.E58]-[.K58]" office:value-type="float" office:value="176.5732" calcext:value-type="float">
            <text:p>176,5732</text:p>
          </table:table-cell>
          <table:table-cell table:style-name="ce12" office:value-type="string" calcext:value-type="string">
            <text:p>м-2_16</text:p>
          </table:table-cell>
          <table:table-cell table:style-name="ce12" office:value-type="string" calcext:value-type="string">
            <text:p>м-2_15б</text:p>
          </table:table-cell>
          <table:table-cell table:style-name="ce12" office:value-type="float" office:value="18.51" calcext:value-type="float">
            <text:p>18,51</text:p>
          </table:table-cell>
          <table:table-cell table:style-name="ce35" table:formula="of:=[.I58]*0.03" office:value-type="float" office:value="0.5553" calcext:value-type="float">
            <text:p>0,5553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58]-[.F58]" office:value-type="float" office:value="4.42680000000004" calcext:value-type="float">
            <text:p>4,43</text:p>
          </table:table-cell>
          <table:table-cell table:style-name="ce28" table:formula="of:=[.E58]-[.E55]" office:value-type="float" office:value="0.555299999999988" calcext:value-type="float">
            <text:p>0,555299999999988</text:p>
          </table:table-cell>
          <table:table-cell table:number-columns-repeated="16371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7а</text:p>
          </table:table-cell>
          <table:table-cell table:number-columns-repeated="2" table:style-name="ce12" office:value-type="float" office:value="179.5" calcext:value-type="float">
            <text:p>179,5</text:p>
          </table:table-cell>
          <table:table-cell table:style-name="ce12" table:formula="of:=[.E59]-[.K59]" office:value-type="float" office:value="178" calcext:value-type="float">
            <text:p>178</text:p>
          </table:table-cell>
          <table:table-cell table:style-name="ce12" table:number-columns-repeated="3"/>
          <table:table-cell table:style-name="ce35"/>
          <table:table-cell table:style-name="ce12" office:value-type="float" office:value="1.5" calcext:value-type="float">
            <text:p>1,5</text:p>
          </table:table-cell>
          <table:table-cell table:style-name="ce18" table:formula="of:=[.D59]-[.F59]" office:value-type="float" office:value="1.5" calcext:value-type="float">
            <text:p>1,5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1" office:value-type="string" calcext:value-type="string">
            <text:p>коллектор</text:p>
          </table:table-cell>
          <table:table-cell table:style-name="ce12" office:value-type="string" calcext:value-type="string">
            <text:p>м-2_17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table:formula="of:=[.E59]-[.J60]" office:value-type="float" office:value="179.3669" calcext:value-type="float">
            <text:p>179,3669</text:p>
          </table:table-cell>
          <table:table-cell table:style-name="ce12" table:formula="of:=[.E60]-[.K60]" office:value-type="float" office:value="177.8669" calcext:value-type="float">
            <text:p>177,8669</text:p>
          </table:table-cell>
          <table:table-cell table:style-name="ce12" office:value-type="string" calcext:value-type="string">
            <text:p>м-2_17а</text:p>
          </table:table-cell>
          <table:table-cell table:style-name="ce12" office:value-type="string" calcext:value-type="string">
            <text:p>м-2_17</text:p>
          </table:table-cell>
          <table:table-cell table:style-name="ce12" office:value-type="float" office:value="13.31" calcext:value-type="float">
            <text:p>13,31</text:p>
          </table:table-cell>
          <table:table-cell table:style-name="ce35" table:formula="of:=[.I60]*0.01" office:value-type="float" office:value="0.1331" calcext:value-type="float">
            <text:p>0,1331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60]-[.F60]" office:value-type="float" office:value="2.13310000000001" calcext:value-type="float">
            <text:p>2,13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8а</text:p>
          </table:table-cell>
          <table:table-cell table:number-columns-repeated="2" table:style-name="ce12" office:value-type="float" office:value="177.5" calcext:value-type="float">
            <text:p>177,5</text:p>
          </table:table-cell>
          <table:table-cell table:style-name="ce12" table:formula="of:=[.E61]-[.K61]" office:value-type="float" office:value="176" calcext:value-type="float">
            <text:p>176</text:p>
          </table:table-cell>
          <table:table-cell table:style-name="ce12" table:number-columns-repeated="3"/>
          <table:table-cell table:style-name="ce35"/>
          <table:table-cell table:style-name="ce12" office:value-type="float" office:value="1.5" calcext:value-type="float">
            <text:p>1,5</text:p>
          </table:table-cell>
          <table:table-cell table:style-name="ce18" table:formula="of:=[.D61]-[.F61]" office:value-type="float" office:value="1.5" calcext:value-type="float">
            <text:p>1,5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8</text:p>
          </table:table-cell>
          <table:table-cell table:style-name="ce12" office:value-type="float" office:value="178.5" calcext:value-type="float">
            <text:p>178,5</text:p>
          </table:table-cell>
          <table:table-cell table:style-name="ce12" table:formula="of:=[.E61]-[.J62]" office:value-type="float" office:value="177.363" calcext:value-type="float">
            <text:p>177,363</text:p>
          </table:table-cell>
          <table:table-cell table:style-name="ce12" table:formula="of:=[.E62]-[.K62]" office:value-type="float" office:value="175.863" calcext:value-type="float">
            <text:p>175,863</text:p>
          </table:table-cell>
          <table:table-cell table:style-name="ce12" office:value-type="string" calcext:value-type="string">
            <text:p>м-2_18а</text:p>
          </table:table-cell>
          <table:table-cell table:style-name="ce12" office:value-type="string" calcext:value-type="string">
            <text:p>м-2_18</text:p>
          </table:table-cell>
          <table:table-cell table:style-name="ce12" office:value-type="float" office:value="13.7" calcext:value-type="float">
            <text:p>13,7</text:p>
          </table:table-cell>
          <table:table-cell table:style-name="ce35" table:formula="of:=[.I62]*0.01" office:value-type="float" office:value="0.137" calcext:value-type="float">
            <text:p>0,137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62]-[.F62]" office:value-type="float" office:value="2.637" calcext:value-type="float">
            <text:p>2,64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8</text:p>
          </table:table-cell>
          <table:table-cell table:style-name="ce12" office:value-type="float" office:value="178.5" calcext:value-type="float">
            <text:p>178,5</text:p>
          </table:table-cell>
          <table:table-cell table:style-name="ce12" table:formula="of:=[.E62]" office:value-type="float" office:value="177.363" calcext:value-type="float">
            <text:p>177,363</text:p>
          </table:table-cell>
          <table:table-cell table:style-name="ce12" table:formula="of:=[.E63]-[.K63]" office:value-type="float" office:value="175.863" calcext:value-type="float">
            <text:p>175,863</text:p>
          </table:table-cell>
          <table:table-cell table:style-name="ce12" office:value-type="string" calcext:value-type="string">
            <text:p>м-2_17</text:p>
          </table:table-cell>
          <table:table-cell table:style-name="ce12" office:value-type="string" calcext:value-type="string">
            <text:p>м-2_18</text:p>
          </table:table-cell>
          <table:table-cell table:style-name="ce12" office:value-type="float" office:value="38.36" calcext:value-type="float">
            <text:p>38,36</text:p>
          </table:table-cell>
          <table:table-cell table:style-name="ce35" table:formula="of:=[.I63]*0.03" office:value-type="float" office:value="1.1508" calcext:value-type="float">
            <text:p>1,1508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63]-[.F63]" office:value-type="float" office:value="2.637" calcext:value-type="float">
            <text:p>2,64</text:p>
          </table:table-cell>
          <table:table-cell table:style-name="ce28" table:formula="of:=[.E63]-[.E60]" office:value-type="float" office:value="-2.00389999999999" calcext:value-type="float">
            <text:p>-2,00389999999999</text:p>
          </table:table-cell>
          <table:table-cell table:number-columns-repeated="1637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8б</text:p>
          </table:table-cell>
          <table:table-cell table:style-name="ce12" office:value-type="float" office:value="177.5" calcext:value-type="float">
            <text:p>177,5</text:p>
          </table:table-cell>
          <table:table-cell table:style-name="ce12" table:formula="of:=[.E63]-[.J64]" office:value-type="float" office:value="177.1167" calcext:value-type="float">
            <text:p>177,1167</text:p>
          </table:table-cell>
          <table:table-cell table:style-name="ce12" table:formula="of:=[.E64]-[.K64]" office:value-type="float" office:value="175.6167" calcext:value-type="float">
            <text:p>175,6167</text:p>
          </table:table-cell>
          <table:table-cell table:style-name="ce12" office:value-type="string" calcext:value-type="string">
            <text:p>м-2_18</text:p>
          </table:table-cell>
          <table:table-cell table:style-name="ce12" office:value-type="string" calcext:value-type="string">
            <text:p>м-2_18б</text:p>
          </table:table-cell>
          <table:table-cell table:style-name="ce12" office:value-type="float" office:value="24.63" calcext:value-type="float">
            <text:p>24,63</text:p>
          </table:table-cell>
          <table:table-cell table:style-name="ce35" table:formula="of:=[.I64]*0.01" office:value-type="float" office:value="0.2463" calcext:value-type="float">
            <text:p>0,2463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64]-[.F64]" office:value-type="float" office:value="1.88329999999999" calcext:value-type="float">
            <text:p>1,88</text:p>
          </table:table-cell>
          <table:table-cell table:style-name="ce28" table:formula="of:=[.E64]-[.E63]" office:value-type="float" office:value="-0.246299999999991" calcext:value-type="float">
            <text:p>-0,246299999999991</text:p>
          </table:table-cell>
          <table:table-cell table:number-columns-repeated="16371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9а</text:p>
          </table:table-cell>
          <table:table-cell table:number-columns-repeated="2" table:style-name="ce12" office:value-type="float" office:value="175.5" calcext:value-type="float">
            <text:p>175,5</text:p>
          </table:table-cell>
          <table:table-cell table:style-name="ce12" table:formula="of:=[.E65]-[.K65]" office:value-type="float" office:value="174" calcext:value-type="float">
            <text:p>174</text:p>
          </table:table-cell>
          <table:table-cell table:style-name="ce12" table:number-columns-repeated="3"/>
          <table:table-cell table:style-name="ce35"/>
          <table:table-cell table:style-name="ce12" office:value-type="float" office:value="1.5" calcext:value-type="float">
            <text:p>1,5</text:p>
          </table:table-cell>
          <table:table-cell table:style-name="ce18" table:formula="of:=[.D65]-[.F65]" office:value-type="float" office:value="1.5" calcext:value-type="float">
            <text:p>1,5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9</text:p>
          </table:table-cell>
          <table:table-cell table:style-name="ce12" office:value-type="float" office:value="176.5" calcext:value-type="float">
            <text:p>176,5</text:p>
          </table:table-cell>
          <table:table-cell table:style-name="ce12" table:formula="of:=[.E65]-[.J66]" office:value-type="float" office:value="175.367" calcext:value-type="float">
            <text:p>175,367</text:p>
          </table:table-cell>
          <table:table-cell table:style-name="ce12" table:formula="of:=[.E66]-[.K66]" office:value-type="float" office:value="173.867" calcext:value-type="float">
            <text:p>173,867</text:p>
          </table:table-cell>
          <table:table-cell table:style-name="ce12" office:value-type="string" calcext:value-type="string">
            <text:p>м-2_19а</text:p>
          </table:table-cell>
          <table:table-cell table:style-name="ce12" office:value-type="string" calcext:value-type="string">
            <text:p>м-2_19</text:p>
          </table:table-cell>
          <table:table-cell table:style-name="ce12" office:value-type="float" office:value="13.3" calcext:value-type="float">
            <text:p>13,3</text:p>
          </table:table-cell>
          <table:table-cell table:style-name="ce35" table:formula="of:=[.I66]*0.01" office:value-type="float" office:value="0.133" calcext:value-type="float">
            <text:p>0,133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66]-[.F66]" office:value-type="float" office:value="2.63300000000001" calcext:value-type="float">
            <text:p>2,63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19</text:p>
          </table:table-cell>
          <table:table-cell table:style-name="ce12" office:value-type="float" office:value="176.5" calcext:value-type="float">
            <text:p>176,5</text:p>
          </table:table-cell>
          <table:table-cell table:style-name="ce12" table:formula="of:=[.E66]" office:value-type="float" office:value="175.367" calcext:value-type="float">
            <text:p>175,367</text:p>
          </table:table-cell>
          <table:table-cell table:style-name="ce12" table:formula="of:=[.E67]-[.K67]" office:value-type="float" office:value="173.867" calcext:value-type="float">
            <text:p>173,867</text:p>
          </table:table-cell>
          <table:table-cell table:style-name="ce12" office:value-type="string" calcext:value-type="string">
            <text:p>м-2_18б</text:p>
          </table:table-cell>
          <table:table-cell table:style-name="ce12" office:value-type="string" calcext:value-type="string">
            <text:p>м-2_19</text:p>
          </table:table-cell>
          <table:table-cell table:style-name="ce12" office:value-type="float" office:value="29.19" calcext:value-type="float">
            <text:p>29,19</text:p>
          </table:table-cell>
          <table:table-cell table:style-name="ce35" table:formula="of:=[.I67]*0.02" office:value-type="float" office:value="0.5838" calcext:value-type="float">
            <text:p>0,5838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67]-[.F67]" office:value-type="float" office:value="2.63300000000001" calcext:value-type="float">
            <text:p>2,63</text:p>
          </table:table-cell>
          <table:table-cell table:style-name="ce28" table:formula="of:=[.E67]-[.E64]" office:value-type="float" office:value="-1.74970000000002" calcext:value-type="float">
            <text:p>-1,74970000000002</text:p>
          </table:table-cell>
          <table:table-cell table:number-columns-repeated="16371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20</text:p>
          </table:table-cell>
          <table:table-cell table:style-name="ce12" office:value-type="float" office:value="174.5" calcext:value-type="float">
            <text:p>174,5</text:p>
          </table:table-cell>
          <table:table-cell table:style-name="ce12" table:formula="of:=[.E67]-[.J68]" office:value-type="float" office:value="174.9764" calcext:value-type="float">
            <text:p>174,9764</text:p>
          </table:table-cell>
          <table:table-cell table:style-name="ce12" table:formula="of:=[.E68]-[.K68]" office:value-type="float" office:value="173.4764" calcext:value-type="float">
            <text:p>173,4764</text:p>
          </table:table-cell>
          <table:table-cell table:style-name="ce12" office:value-type="string" calcext:value-type="string">
            <text:p>м-2_19</text:p>
          </table:table-cell>
          <table:table-cell table:style-name="ce12" office:value-type="string" calcext:value-type="string">
            <text:p>м-2_20</text:p>
          </table:table-cell>
          <table:table-cell table:style-name="ce12" office:value-type="float" office:value="19.53" calcext:value-type="float">
            <text:p>19,53</text:p>
          </table:table-cell>
          <table:table-cell table:style-name="ce35" table:formula="of:=[.I68]*0.02" office:value-type="float" office:value="0.3906" calcext:value-type="float">
            <text:p>0,3906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68]-[.F68]" office:value-type="float" office:value="1.02360000000002" calcext:value-type="float">
            <text:p>1,02</text:p>
          </table:table-cell>
          <table:table-cell table:style-name="ce28" table:formula="of:=[.E68]-[.E67]" office:value-type="float" office:value="-0.390600000000006" calcext:value-type="float">
            <text:p>-0,390600000000006</text:p>
          </table:table-cell>
          <table:table-cell table:number-columns-repeated="16371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7" office:value-type="string" calcext:value-type="string">
            <text:p>переливной</text:p>
          </table:table-cell>
          <table:table-cell table:style-name="ce12" office:value-type="string" calcext:value-type="string">
            <text:p>м-2_21</text:p>
          </table:table-cell>
          <table:table-cell table:style-name="ce12" office:value-type="float" office:value="171" calcext:value-type="float">
            <text:p>171</text:p>
          </table:table-cell>
          <table:table-cell table:style-name="ce12" table:formula="of:=[.E68]-[.J69]" office:value-type="float" office:value="171.7796" calcext:value-type="float">
            <text:p>171,7796</text:p>
          </table:table-cell>
          <table:table-cell table:style-name="ce12" table:formula="of:=[.E69]-[.K69]" office:value-type="float" office:value="170.2796" calcext:value-type="float">
            <text:p>170,2796</text:p>
          </table:table-cell>
          <table:table-cell table:style-name="ce12" office:value-type="string" calcext:value-type="string">
            <text:p>м-2_20</text:p>
          </table:table-cell>
          <table:table-cell table:style-name="ce12" office:value-type="string" calcext:value-type="string">
            <text:p>м-2_21</text:p>
          </table:table-cell>
          <table:table-cell table:style-name="ce12" office:value-type="float" office:value="39.96" calcext:value-type="float">
            <text:p>39,96</text:p>
          </table:table-cell>
          <table:table-cell table:style-name="ce35" table:formula="of:=[.I69]*0.08" office:value-type="float" office:value="3.1968" calcext:value-type="float">
            <text:p>3,1968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69]-[.F69]" office:value-type="float" office:value="0.720400000000012" calcext:value-type="float">
            <text:p>0,72</text:p>
          </table:table-cell>
          <table:table-cell table:style-name="ce28" table:formula="of:=[.E69]-[.E68]" office:value-type="float" office:value="-3.1968" calcext:value-type="float">
            <text:p>-3,1968</text:p>
          </table:table-cell>
          <table:table-cell table:number-columns-repeated="16371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7" office:value-type="string" calcext:value-type="string">
            <text:p>насосная</text:p>
          </table:table-cell>
          <table:table-cell table:style-name="ce12" office:value-type="string" calcext:value-type="string">
            <text:p>м-2_НС-1</text:p>
          </table:table-cell>
          <table:table-cell table:style-name="ce12" office:value-type="float" office:value="168.25" calcext:value-type="float">
            <text:p>168,25</text:p>
          </table:table-cell>
          <table:table-cell table:style-name="ce12" table:formula="of:=[.E69]-[.J70]" office:value-type="float" office:value="167.2989" calcext:value-type="float">
            <text:p>167,2989</text:p>
          </table:table-cell>
          <table:table-cell table:style-name="ce12" table:formula="of:=[.E70]-[.K70]" office:value-type="float" office:value="165.7989" calcext:value-type="float">
            <text:p>165,7989</text:p>
          </table:table-cell>
          <table:table-cell table:style-name="ce12" office:value-type="string" calcext:value-type="string">
            <text:p>м-2_21</text:p>
          </table:table-cell>
          <table:table-cell table:style-name="ce12" office:value-type="string" calcext:value-type="string">
            <text:p>м-2_НС-1</text:p>
          </table:table-cell>
          <table:table-cell table:style-name="ce12" office:value-type="float" office:value="64.01" calcext:value-type="float">
            <text:p>64,01</text:p>
          </table:table-cell>
          <table:table-cell table:style-name="ce35" table:formula="of:=[.I70]*0.07" office:value-type="float" office:value="4.4807" calcext:value-type="float">
            <text:p>4,4807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table:formula="of:=[.D70]-[.F70]" office:value-type="float" office:value="2.45110000000003" calcext:value-type="float">
            <text:p>2,45</text:p>
          </table:table-cell>
          <table:table-cell table:style-name="ce28" table:formula="of:=[.E70]-[.E69]" office:value-type="float" office:value="-4.48070000000001" calcext:value-type="float">
            <text:p>-4,48070000000001</text:p>
          </table:table-cell>
          <table:table-cell table:number-columns-repeated="16371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7" office:value-type="string" calcext:value-type="string">
            <text:p>насосная</text:p>
          </table:table-cell>
          <table:table-cell table:style-name="ce12" office:value-type="string" calcext:value-type="string">
            <text:p>м-2_НС-2</text:p>
          </table:table-cell>
          <table:table-cell table:number-columns-repeated="2" table:style-name="ce12" office:value-type="float" office:value="170.25" calcext:value-type="float">
            <text:p>170,25</text:p>
          </table:table-cell>
          <table:table-cell table:style-name="ce12" table:formula="of:=[.E71]-[.K71]" office:value-type="float" office:value="168.75" calcext:value-type="float">
            <text:p>168,75</text:p>
          </table:table-cell>
          <table:table-cell table:style-name="ce12" office:value-type="string" calcext:value-type="string">
            <text:p>м-2_НС-1</text:p>
          </table:table-cell>
          <table:table-cell table:style-name="ce12" office:value-type="string" calcext:value-type="string">
            <text:p>м-2_НС-2</text:p>
          </table:table-cell>
          <table:table-cell table:style-name="ce12" office:value-type="float" office:value="285" calcext:value-type="float">
            <text:p>285</text:p>
          </table:table-cell>
          <table:table-cell table:style-name="ce35" table:formula="of:=[.I71]*0.07" office:value-type="float" office:value="19.95" calcext:value-type="float">
            <text:p>19,95</text:p>
          </table:table-cell>
          <table:table-cell table:style-name="ce12" office:value-type="float" office:value="1.5" calcext:value-type="float">
            <text:p>1,5</text:p>
          </table:table-cell>
          <table:table-cell table:style-name="ce18" office:value-type="float" office:value="3" calcext:value-type="float">
            <text:p>3,00</text:p>
          </table:table-cell>
          <table:table-cell table:style-name="ce28" table:formula="of:=[.E71]-[.E70]" office:value-type="float" office:value="2.95110000000003" calcext:value-type="float">
            <text:p>2,95110000000003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 table:number-columns-spanned="8" table:number-rows-spanned="1">
            <text:p>ИТОГО</text:p>
          </table:table-cell>
          <table:covered-table-cell table:style-name="ce32"/>
          <table:covered-table-cell table:number-columns-repeated="6" table:style-name="ce33"/>
          <table:table-cell table:style-name="ce34" table:formula="of:=SUM([.I4:.I71])" office:value-type="float" office:value="1503.942" calcext:value-type="float">
            <text:p>1503,94</text:p>
          </table:table-cell>
          <table:table-cell table:style-name="ce35" table:number-columns-spanned="3" table:number-rows-spanned="1"/>
          <table:covered-table-cell table:style-name="ce33"/>
          <table:covered-table-cell table:style-name="ce37"/>
          <table:table-cell table:style-name="ce39"/>
          <table:table-cell table:number-columns-repeated="16371"/>
        </table:table-row>
        <table:table-row table:style-name="ro1" table:number-rows-repeated="9">
          <table:table-cell table:number-columns-repeated="9"/>
          <table:table-cell table:style-name="ce115"/>
          <table:table-cell/>
          <table:table-cell table:style-name="ce117"/>
          <table:table-cell table:number-columns-repeated="16372"/>
        </table:table-row>
        <table:table-row table:style-name="ro1" table:number-rows-repeated="104849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перечень_линейные_территория_5_8" table:style-name="ta3">
        <office:forms form:automatic-focus="false" form:apply-design-mode="false"/>
        <table:table-column table:style-name="co17" table:default-cell-style-name="Default"/>
        <table:table-column table:style-name="co17" table:default-cell-style-name="ce125"/>
        <table:table-column table:style-name="co22" table:default-cell-style-name="ce113"/>
        <table:table-column table:style-name="co17" table:default-cell-style-name="ce113"/>
        <table:table-column table:style-name="co23" table:default-cell-style-name="ce113"/>
        <table:table-column table:style-name="co24" table:default-cell-style-name="ce113"/>
        <table:table-column table:style-name="co19" table:number-columns-repeated="2" table:default-cell-style-name="ce113"/>
        <table:table-column table:style-name="co20" table:default-cell-style-name="ce113"/>
        <table:table-column table:style-name="co17" table:default-cell-style-name="ce113"/>
        <table:table-column table:style-name="co21" table:default-cell-style-name="ce113"/>
        <table:table-column table:style-name="co10" table:default-cell-style-name="ce113"/>
        <table:table-column table:style-name="co13" table:visibility="collapse" table:default-cell-style-name="Default"/>
        <table:table-column table:style-name="co13" table:number-columns-repeated="1637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Таблица 10.3. Перечень линейных объектов системы канализации (Территория 5, 8)</text:p>
          </table:table-cell>
          <table:covered-table-cell table:style-name="ce5"/>
          <table:covered-table-cell table:style-name="ce10"/>
          <table:covered-table-cell table:number-columns-repeated="5" table:style-name="ce14"/>
          <table:covered-table-cell table:number-columns-repeated="4" table:style-name="ce10"/>
          <table:table-cell table:style-name="ce28"/>
          <table:table-cell table:number-columns-repeated="16371"/>
        </table:table-row>
        <table:table-row table:style-name="ro1">
          <table:table-cell table:style-name="ce2" office:value-type="string" calcext:value-type="string" table:number-columns-spanned="1" table:number-rows-spanned="2">
            <text:p>№ п/п</text:p>
          </table:table-cell>
          <table:table-cell table:style-name="ce2" office:value-type="string" calcext:value-type="string" table:number-columns-spanned="1" table:number-rows-spanned="2">
            <text:p>Тип</text:p>
          </table:table-cell>
          <table:table-cell table:style-name="ce11" office:value-type="string" calcext:value-type="string" table:number-columns-spanned="1" table:number-rows-spanned="2">
            <text:p>Наименование колодца</text:p>
          </table:table-cell>
          <table:table-cell table:style-name="ce2" office:value-type="string" calcext:value-type="string" table:number-columns-spanned="3" table:number-rows-spanned="1">
            <text:p>Отметки, м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Наименование колодца</text:p>
          </table:table-cell>
          <table:covered-table-cell table:style-name="ce2"/>
          <table:table-cell table:style-name="ce11" office:value-type="string" calcext:value-type="string" table:number-columns-spanned="1" table:number-rows-spanned="2">
            <text:p>расстояние между колодцами, м</text:p>
          </table:table-cell>
          <table:table-cell table:style-name="ce11" office:value-type="string" calcext:value-type="string" table:number-columns-spanned="1" table:number-rows-spanned="2">
            <text:p>Перепад высоты, м</text:p>
          </table:table-cell>
          <table:table-cell table:style-name="ce11" office:value-type="string" calcext:value-type="string" table:number-columns-spanned="1" table:number-rows-spanned="2">
            <text:p>глубина колодца прогнозная, м</text:p>
          </table:table-cell>
          <table:table-cell table:style-name="ce11" office:value-type="string" calcext:value-type="string" table:number-columns-spanned="1" table:number-rows-spanned="2">
            <text:p>глубина колодца расчетная, м</text:p>
          </table:table-cell>
          <table:table-cell table:style-name="ce28"/>
          <table:table-cell table:number-columns-repeated="16371"/>
        </table:table-row>
        <table:table-row table:style-name="ro2">
          <table:covered-table-cell table:number-columns-repeated="3" table:style-name="ce2"/>
          <table:table-cell table:style-name="ce2" office:value-type="string" calcext:value-type="string">
            <text:p>рельеф</text:p>
          </table:table-cell>
          <table:table-cell table:style-name="ce11" office:value-type="string" calcext:value-type="string">
            <text:p>расчетная уклон</text:p>
          </table:table-cell>
          <table:table-cell table:style-name="ce11" office:value-type="string" calcext:value-type="string">
            <text:p>глубина колодца</text:p>
          </table:table-cell>
          <table:table-cell table:style-name="ce2" office:value-type="string" calcext:value-type="string">
            <text:p>начало</text:p>
          </table:table-cell>
          <table:table-cell table:style-name="ce2" office:value-type="string" calcext:value-type="string">
            <text:p>конец</text:p>
          </table:table-cell>
          <table:covered-table-cell table:number-columns-repeated="4" table:style-name="ce11"/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</text:p>
          </table:table-cell>
          <table:table-cell table:style-name="ce12" office:value-type="float" office:value="200.25" calcext:value-type="float">
            <text:p>200,25</text:p>
          </table:table-cell>
          <table:table-cell table:style-name="ce12" table:formula="of:=[.E5]-[.J4]" office:value-type="float" office:value="199.8629" calcext:value-type="float">
            <text:p>199,8629</text:p>
          </table:table-cell>
          <table:table-cell table:style-name="ce12" table:formula="of:=[.E4]-[.K4]" office:value-type="float" office:value="197.8629" calcext:value-type="float">
            <text:p>197,8629</text:p>
          </table:table-cell>
          <table:table-cell table:style-name="ce12" office:value-type="string" calcext:value-type="string">
            <text:p>м3-1а</text:p>
          </table:table-cell>
          <table:table-cell table:style-name="ce12" office:value-type="string" calcext:value-type="string">
            <text:p>м3-1</text:p>
          </table:table-cell>
          <table:table-cell table:style-name="ce12" office:value-type="float" office:value="13.71" calcext:value-type="float">
            <text:p>13,71</text:p>
          </table:table-cell>
          <table:table-cell table:style-name="ce12" table:formula="of:=[.I4]*0.01" office:value-type="float" office:value="0.1371" calcext:value-type="float">
            <text:p>0,1371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4]-[.F4]" office:value-type="float" office:value="2.3871" calcext:value-type="float">
            <text:p>2,39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а</text:p>
          </table:table-cell>
          <table:table-cell table:number-columns-repeated="2" table:style-name="ce12" office:value-type="float" office:value="200" calcext:value-type="float">
            <text:p>200</text:p>
          </table:table-cell>
          <table:table-cell table:style-name="ce12" table:formula="of:=[.E5]-[.K5]" office:value-type="float" office:value="198" calcext:value-type="float">
            <text:p>198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5]-[.F5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б</text:p>
          </table:table-cell>
          <table:table-cell table:number-columns-repeated="2" table:style-name="ce12" office:value-type="float" office:value="200.25" calcext:value-type="float">
            <text:p>200,25</text:p>
          </table:table-cell>
          <table:table-cell table:style-name="ce12" table:formula="of:=[.E6]-[.K6]" office:value-type="float" office:value="198.25" calcext:value-type="float">
            <text:p>198,2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6]-[.F6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</text:p>
          </table:table-cell>
          <table:table-cell table:style-name="ce12" office:value-type="float" office:value="200.25" calcext:value-type="float">
            <text:p>200,25</text:p>
          </table:table-cell>
          <table:table-cell table:style-name="ce12" office:value-type="float" office:value="199.8629" calcext:value-type="float">
            <text:p>199,8629</text:p>
          </table:table-cell>
          <table:table-cell table:style-name="ce12" table:formula="of:=[.E7]-[.K7]" office:value-type="float" office:value="197.8629" calcext:value-type="float">
            <text:p>197,8629</text:p>
          </table:table-cell>
          <table:table-cell table:style-name="ce12" office:value-type="string" calcext:value-type="string">
            <text:p>м3-1б</text:p>
          </table:table-cell>
          <table:table-cell table:style-name="ce12" office:value-type="string" calcext:value-type="string">
            <text:p>м3-1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I7]*0.01" office:value-type="float" office:value="0.05" calcext:value-type="float">
            <text:p>0,0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7]-[.F7]" office:value-type="float" office:value="2.3871" calcext:value-type="float">
            <text:p>2,39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а</text:p>
          </table:table-cell>
          <table:table-cell table:number-columns-repeated="2" table:style-name="ce12" office:value-type="float" office:value="199.75" calcext:value-type="float">
            <text:p>199,75</text:p>
          </table:table-cell>
          <table:table-cell table:style-name="ce12" table:formula="of:=[.E8]-[.K8]" office:value-type="float" office:value="197.75" calcext:value-type="float">
            <text:p>197,7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8]-[.F8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б</text:p>
          </table:table-cell>
          <table:table-cell table:number-columns-repeated="2" table:style-name="ce12" office:value-type="float" office:value="199.5" calcext:value-type="float">
            <text:p>199,5</text:p>
          </table:table-cell>
          <table:table-cell table:style-name="ce12" table:formula="of:=[.E9]-[.K9]" office:value-type="float" office:value="197.5" calcext:value-type="float">
            <text:p>197,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9]-[.F9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</text:p>
          </table:table-cell>
          <table:table-cell table:style-name="ce12" office:value-type="float" office:value="199.5" calcext:value-type="float">
            <text:p>199,5</text:p>
          </table:table-cell>
          <table:table-cell table:style-name="ce12" office:value-type="float" office:value="199.3314" calcext:value-type="float">
            <text:p>199,3314</text:p>
          </table:table-cell>
          <table:table-cell table:style-name="ce12" table:formula="of:=[.E10]-[.K10]" office:value-type="float" office:value="197.3314" calcext:value-type="float">
            <text:p>197,3314</text:p>
          </table:table-cell>
          <table:table-cell table:style-name="ce12" office:value-type="string" calcext:value-type="string">
            <text:p>м3-2а</text:p>
          </table:table-cell>
          <table:table-cell table:style-name="ce12" office:value-type="string" calcext:value-type="string">
            <text:p>м3-2</text:p>
          </table:table-cell>
          <table:table-cell table:style-name="ce12" office:value-type="float" office:value="13.74" calcext:value-type="float">
            <text:p>13,74</text:p>
          </table:table-cell>
          <table:table-cell table:style-name="ce12" table:formula="of:=[.I10]*0.01" office:value-type="float" office:value="0.1374" calcext:value-type="float">
            <text:p>0,1374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0]-[.F10]" office:value-type="float" office:value="2.1686" calcext:value-type="float">
            <text:p>2,17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</text:p>
          </table:table-cell>
          <table:table-cell table:style-name="ce12" office:value-type="float" office:value="199.5" calcext:value-type="float">
            <text:p>199,5</text:p>
          </table:table-cell>
          <table:table-cell table:style-name="ce12" office:value-type="float" office:value="199.3314" calcext:value-type="float">
            <text:p>199,3314</text:p>
          </table:table-cell>
          <table:table-cell table:style-name="ce12" table:formula="of:=[.E11]-[.K11]" office:value-type="float" office:value="197.3314" calcext:value-type="float">
            <text:p>197,3314</text:p>
          </table:table-cell>
          <table:table-cell table:style-name="ce12" office:value-type="string" calcext:value-type="string">
            <text:p>м3-2б</text:p>
          </table:table-cell>
          <table:table-cell table:style-name="ce12" office:value-type="string" calcext:value-type="string">
            <text:p>м3-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I11]*0.01" office:value-type="float" office:value="0.05" calcext:value-type="float">
            <text:p>0,0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1]-[.F11]" office:value-type="float" office:value="2.1686" calcext:value-type="float">
            <text:p>2,17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</text:p>
          </table:table-cell>
          <table:table-cell table:style-name="ce12" office:value-type="float" office:value="199.5" calcext:value-type="float">
            <text:p>199,5</text:p>
          </table:table-cell>
          <table:table-cell table:style-name="ce12" table:formula="of:=[.E4]-[.J12]" office:value-type="float" office:value="199.3314" calcext:value-type="float">
            <text:p>199,3314</text:p>
          </table:table-cell>
          <table:table-cell table:style-name="ce12" table:formula="of:=[.E12]-[.K12]" office:value-type="float" office:value="197.3314" calcext:value-type="float">
            <text:p>197,3314</text:p>
          </table:table-cell>
          <table:table-cell table:style-name="ce12" office:value-type="string" calcext:value-type="string">
            <text:p>м3-1</text:p>
          </table:table-cell>
          <table:table-cell table:style-name="ce12" office:value-type="string" calcext:value-type="string">
            <text:p>м3-2</text:p>
          </table:table-cell>
          <table:table-cell table:style-name="ce12" office:value-type="float" office:value="53.15" calcext:value-type="float">
            <text:p>53,15</text:p>
          </table:table-cell>
          <table:table-cell table:style-name="ce12" table:formula="of:=[.I12]*0.01" office:value-type="float" office:value="0.5315" calcext:value-type="float">
            <text:p>0,531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2]-[.F12]" office:value-type="float" office:value="2.1686" calcext:value-type="float">
            <text:p>2,17</text:p>
          </table:table-cell>
          <table:table-cell table:style-name="ce28" table:formula="of:=[.F7]-[.F12]" office:value-type="float" office:value="0.531499999999994" calcext:value-type="float">
            <text:p>0,531499999999994</text:p>
          </table:table-cell>
          <table:table-cell table:number-columns-repeated="1637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3а</text:p>
          </table:table-cell>
          <table:table-cell table:number-columns-repeated="2" table:style-name="ce12" office:value-type="float" office:value="198.5" calcext:value-type="float">
            <text:p>198,5</text:p>
          </table:table-cell>
          <table:table-cell table:style-name="ce12" table:formula="of:=[.E13]-[.K13]" office:value-type="float" office:value="196.5" calcext:value-type="float">
            <text:p>196,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13]-[.F13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3б</text:p>
          </table:table-cell>
          <table:table-cell table:number-columns-repeated="2" table:style-name="ce12" office:value-type="float" office:value="196.5" calcext:value-type="float">
            <text:p>196,5</text:p>
          </table:table-cell>
          <table:table-cell table:style-name="ce12" table:formula="of:=[.E14]-[.K14]" office:value-type="float" office:value="194.5" calcext:value-type="float">
            <text:p>194,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14]-[.F14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3</text:p>
          </table:table-cell>
          <table:table-cell table:style-name="ce12" office:value-type="float" office:value="197" calcext:value-type="float">
            <text:p>197</text:p>
          </table:table-cell>
          <table:table-cell table:style-name="ce12" office:value-type="float" office:value="196.45" calcext:value-type="float">
            <text:p>196,45</text:p>
          </table:table-cell>
          <table:table-cell table:style-name="ce12" table:formula="of:=[.E15]-[.K15]" office:value-type="float" office:value="194.45" calcext:value-type="float">
            <text:p>194,45</text:p>
          </table:table-cell>
          <table:table-cell table:style-name="ce12" office:value-type="string" calcext:value-type="string">
            <text:p>м3-3а</text:p>
          </table:table-cell>
          <table:table-cell table:style-name="ce12" office:value-type="string" calcext:value-type="string">
            <text:p>м3-3</text:p>
          </table:table-cell>
          <table:table-cell table:style-name="ce12" office:value-type="float" office:value="13.71" calcext:value-type="float">
            <text:p>13,71</text:p>
          </table:table-cell>
          <table:table-cell table:style-name="ce12" table:formula="of:=[.I15]*0.01" office:value-type="float" office:value="0.1371" calcext:value-type="float">
            <text:p>0,1371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5]-[.F15]" office:value-type="float" office:value="2.55000000000001" calcext:value-type="float">
            <text:p>2,55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3</text:p>
          </table:table-cell>
          <table:table-cell table:style-name="ce12" office:value-type="float" office:value="197" calcext:value-type="float">
            <text:p>197</text:p>
          </table:table-cell>
          <table:table-cell table:style-name="ce12" table:formula="of:=[.E14]-[.J16]" office:value-type="float" office:value="196.45" calcext:value-type="float">
            <text:p>196,45</text:p>
          </table:table-cell>
          <table:table-cell table:style-name="ce12" table:formula="of:=[.E16]-[.K16]" office:value-type="float" office:value="194.45" calcext:value-type="float">
            <text:p>194,45</text:p>
          </table:table-cell>
          <table:table-cell table:style-name="ce12" office:value-type="string" calcext:value-type="string">
            <text:p>м3-3б</text:p>
          </table:table-cell>
          <table:table-cell table:style-name="ce12" office:value-type="string" calcext:value-type="string">
            <text:p>м3-3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I16]*0.01" office:value-type="float" office:value="0.05" calcext:value-type="float">
            <text:p>0,0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6]-[.F16]" office:value-type="float" office:value="2.55000000000001" calcext:value-type="float">
            <text:p>2,55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3</text:p>
          </table:table-cell>
          <table:table-cell table:style-name="ce12" office:value-type="float" office:value="197" calcext:value-type="float">
            <text:p>197</text:p>
          </table:table-cell>
          <table:table-cell table:style-name="ce12" office:value-type="float" office:value="196.45" calcext:value-type="float">
            <text:p>196,45</text:p>
          </table:table-cell>
          <table:table-cell table:style-name="ce12" table:formula="of:=[.E17]-[.K17]" office:value-type="float" office:value="194.45" calcext:value-type="float">
            <text:p>194,45</text:p>
          </table:table-cell>
          <table:table-cell table:style-name="ce12" office:value-type="string" calcext:value-type="string">
            <text:p>м3-2</text:p>
          </table:table-cell>
          <table:table-cell table:style-name="ce12" office:value-type="string" calcext:value-type="string">
            <text:p>м3-3</text:p>
          </table:table-cell>
          <table:table-cell table:style-name="ce12" office:value-type="float" office:value="58.96" calcext:value-type="float">
            <text:p>58,96</text:p>
          </table:table-cell>
          <table:table-cell table:style-name="ce12" table:formula="of:=[.I17]*0.01" office:value-type="float" office:value="0.5896" calcext:value-type="float">
            <text:p>0,5896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7]-[.F17]" office:value-type="float" office:value="2.55000000000001" calcext:value-type="float">
            <text:p>2,55</text:p>
          </table:table-cell>
          <table:table-cell table:style-name="ce28" table:formula="of:=[.F17]-[.F12]" office:value-type="float" office:value="-2.88140000000001" calcext:value-type="float">
            <text:p>-2,88140000000001</text:p>
          </table:table-cell>
          <table:table-cell table:number-columns-repeated="1637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4а</text:p>
          </table:table-cell>
          <table:table-cell table:number-columns-repeated="2" table:style-name="ce12" office:value-type="float" office:value="193.75" calcext:value-type="float">
            <text:p>193,75</text:p>
          </table:table-cell>
          <table:table-cell table:style-name="ce12" table:formula="of:=[.E18]-[.K18]" office:value-type="float" office:value="191.75" calcext:value-type="float">
            <text:p>191,7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18]-[.F18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4б</text:p>
          </table:table-cell>
          <table:table-cell table:number-columns-repeated="2" table:style-name="ce12" office:value-type="float" office:value="192" calcext:value-type="float">
            <text:p>192</text:p>
          </table:table-cell>
          <table:table-cell table:style-name="ce12" table:formula="of:=[.E19]-[.K19]" office:value-type="float" office:value="190" calcext:value-type="float">
            <text:p>190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19]-[.F19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4</text:p>
          </table:table-cell>
          <table:table-cell table:style-name="ce12" office:value-type="float" office:value="192.5" calcext:value-type="float">
            <text:p>192,5</text:p>
          </table:table-cell>
          <table:table-cell table:style-name="ce12" office:value-type="float" office:value="191.95" calcext:value-type="float">
            <text:p>191,95</text:p>
          </table:table-cell>
          <table:table-cell table:style-name="ce12" table:formula="of:=[.E20]-[.K20]" office:value-type="float" office:value="189.95" calcext:value-type="float">
            <text:p>189,95</text:p>
          </table:table-cell>
          <table:table-cell table:style-name="ce12" office:value-type="string" calcext:value-type="string">
            <text:p>м3-4а</text:p>
          </table:table-cell>
          <table:table-cell table:style-name="ce12" office:value-type="string" calcext:value-type="string">
            <text:p>м3-4</text:p>
          </table:table-cell>
          <table:table-cell table:style-name="ce12" office:value-type="float" office:value="13.74" calcext:value-type="float">
            <text:p>13,74</text:p>
          </table:table-cell>
          <table:table-cell table:style-name="ce12" table:formula="of:=[.I20]*0.01" office:value-type="float" office:value="0.1374" calcext:value-type="float">
            <text:p>0,1374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20]-[.F20]" office:value-type="float" office:value="2.55000000000001" calcext:value-type="float">
            <text:p>2,55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4</text:p>
          </table:table-cell>
          <table:table-cell table:style-name="ce12" office:value-type="float" office:value="192.5" calcext:value-type="float">
            <text:p>192,5</text:p>
          </table:table-cell>
          <table:table-cell table:style-name="ce12" table:formula="of:=[.E19]-[.J21]" office:value-type="float" office:value="191.95" calcext:value-type="float">
            <text:p>191,95</text:p>
          </table:table-cell>
          <table:table-cell table:style-name="ce12" table:formula="of:=[.E21]-[.K21]" office:value-type="float" office:value="189.95" calcext:value-type="float">
            <text:p>189,95</text:p>
          </table:table-cell>
          <table:table-cell table:style-name="ce12" office:value-type="string" calcext:value-type="string">
            <text:p>м3-4б</text:p>
          </table:table-cell>
          <table:table-cell table:style-name="ce12" office:value-type="string" calcext:value-type="string">
            <text:p>м3-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I21]*0.01" office:value-type="float" office:value="0.05" calcext:value-type="float">
            <text:p>0,0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21]-[.F21]" office:value-type="float" office:value="2.55000000000001" calcext:value-type="float">
            <text:p>2,55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4</text:p>
          </table:table-cell>
          <table:table-cell table:style-name="ce12" office:value-type="float" office:value="192.5" calcext:value-type="float">
            <text:p>192,5</text:p>
          </table:table-cell>
          <table:table-cell table:style-name="ce12" office:value-type="float" office:value="191.95" calcext:value-type="float">
            <text:p>191,95</text:p>
          </table:table-cell>
          <table:table-cell table:style-name="ce12" table:formula="of:=[.E22]-[.K22]" office:value-type="float" office:value="189.95" calcext:value-type="float">
            <text:p>189,95</text:p>
          </table:table-cell>
          <table:table-cell table:style-name="ce12" office:value-type="string" calcext:value-type="string">
            <text:p>м3-3</text:p>
          </table:table-cell>
          <table:table-cell table:style-name="ce12" office:value-type="string" calcext:value-type="string">
            <text:p>м3-4</text:p>
          </table:table-cell>
          <table:table-cell table:style-name="ce12" office:value-type="float" office:value="53.24" calcext:value-type="float">
            <text:p>53,24</text:p>
          </table:table-cell>
          <table:table-cell table:style-name="ce12" table:formula="of:=[.I22]*0.01" office:value-type="float" office:value="0.5324" calcext:value-type="float">
            <text:p>0,5324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22]-[.F22]" office:value-type="float" office:value="2.55000000000001" calcext:value-type="float">
            <text:p>2,55</text:p>
          </table:table-cell>
          <table:table-cell table:style-name="ce28" table:formula="of:=[.F22]-[.F17]" office:value-type="float" office:value="-4.5" calcext:value-type="float">
            <text:p>-4,5</text:p>
          </table:table-cell>
          <table:table-cell table:number-columns-repeated="1637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5а</text:p>
          </table:table-cell>
          <table:table-cell table:number-columns-repeated="2" table:style-name="ce12" office:value-type="float" office:value="188.5" calcext:value-type="float">
            <text:p>188,5</text:p>
          </table:table-cell>
          <table:table-cell table:style-name="ce12" table:formula="of:=[.E23]-[.K23]" office:value-type="float" office:value="186.5" calcext:value-type="float">
            <text:p>186,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23]-[.F23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5б</text:p>
          </table:table-cell>
          <table:table-cell table:number-columns-repeated="2" table:style-name="ce12" office:value-type="float" office:value="187.5" calcext:value-type="float">
            <text:p>187,5</text:p>
          </table:table-cell>
          <table:table-cell table:style-name="ce12" table:formula="of:=[.E24]-[.K24]" office:value-type="float" office:value="185.5" calcext:value-type="float">
            <text:p>185,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24]-[.F24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5</text:p>
          </table:table-cell>
          <table:table-cell table:style-name="ce12" office:value-type="float" office:value="187.75" calcext:value-type="float">
            <text:p>187,75</text:p>
          </table:table-cell>
          <table:table-cell table:style-name="ce12" office:value-type="float" office:value="187.45" calcext:value-type="float">
            <text:p>187,45</text:p>
          </table:table-cell>
          <table:table-cell table:style-name="ce12" table:formula="of:=[.E25]-[.K25]" office:value-type="float" office:value="185.45" calcext:value-type="float">
            <text:p>185,45</text:p>
          </table:table-cell>
          <table:table-cell table:style-name="ce12" office:value-type="string" calcext:value-type="string">
            <text:p>м3-5а</text:p>
          </table:table-cell>
          <table:table-cell table:style-name="ce12" office:value-type="string" calcext:value-type="string">
            <text:p>м3-5</text:p>
          </table:table-cell>
          <table:table-cell table:style-name="ce12" office:value-type="float" office:value="13.71" calcext:value-type="float">
            <text:p>13,71</text:p>
          </table:table-cell>
          <table:table-cell table:style-name="ce12" table:formula="of:=[.I25]*0.01" office:value-type="float" office:value="0.1371" calcext:value-type="float">
            <text:p>0,1371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25]-[.F25]" office:value-type="float" office:value="2.30000000000001" calcext:value-type="float">
            <text:p>2,3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5</text:p>
          </table:table-cell>
          <table:table-cell table:style-name="ce12" office:value-type="float" office:value="187.75" calcext:value-type="float">
            <text:p>187,75</text:p>
          </table:table-cell>
          <table:table-cell table:style-name="ce12" table:formula="of:=[.E24]-[.J26]" office:value-type="float" office:value="187.45" calcext:value-type="float">
            <text:p>187,45</text:p>
          </table:table-cell>
          <table:table-cell table:style-name="ce12" table:formula="of:=[.E26]-[.K26]" office:value-type="float" office:value="185.45" calcext:value-type="float">
            <text:p>185,45</text:p>
          </table:table-cell>
          <table:table-cell table:style-name="ce12" office:value-type="string" calcext:value-type="string">
            <text:p>м3-5б</text:p>
          </table:table-cell>
          <table:table-cell table:style-name="ce12" office:value-type="string" calcext:value-type="string">
            <text:p>м3-5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I26]*0.01" office:value-type="float" office:value="0.05" calcext:value-type="float">
            <text:p>0,0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26]-[.F26]" office:value-type="float" office:value="2.30000000000001" calcext:value-type="float">
            <text:p>2,3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5</text:p>
          </table:table-cell>
          <table:table-cell table:style-name="ce12" office:value-type="float" office:value="187.75" calcext:value-type="float">
            <text:p>187,75</text:p>
          </table:table-cell>
          <table:table-cell table:style-name="ce12" office:value-type="float" office:value="187.45" calcext:value-type="float">
            <text:p>187,45</text:p>
          </table:table-cell>
          <table:table-cell table:style-name="ce12" table:formula="of:=[.E27]-[.K27]" office:value-type="float" office:value="185.45" calcext:value-type="float">
            <text:p>185,45</text:p>
          </table:table-cell>
          <table:table-cell table:style-name="ce12" office:value-type="string" calcext:value-type="string">
            <text:p>м3-4</text:p>
          </table:table-cell>
          <table:table-cell table:style-name="ce12" office:value-type="string" calcext:value-type="string">
            <text:p>м3-5</text:p>
          </table:table-cell>
          <table:table-cell table:style-name="ce12" office:value-type="float" office:value="58.88" calcext:value-type="float">
            <text:p>58,88</text:p>
          </table:table-cell>
          <table:table-cell table:style-name="ce12" table:formula="of:=[.I27]*0.01" office:value-type="float" office:value="0.5888" calcext:value-type="float">
            <text:p>0,5888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27]-[.F27]" office:value-type="float" office:value="2.30000000000001" calcext:value-type="float">
            <text:p>2,30</text:p>
          </table:table-cell>
          <table:table-cell table:style-name="ce28" table:formula="of:=[.F27]-[.F22]" office:value-type="float" office:value="-4.5" calcext:value-type="float">
            <text:p>-4,5</text:p>
          </table:table-cell>
          <table:table-cell table:number-columns-repeated="1637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6а</text:p>
          </table:table-cell>
          <table:table-cell table:number-columns-repeated="2" table:style-name="ce12" office:value-type="float" office:value="185.5" calcext:value-type="float">
            <text:p>185,5</text:p>
          </table:table-cell>
          <table:table-cell table:style-name="ce12" table:formula="of:=[.E28]-[.K28]" office:value-type="float" office:value="183.5" calcext:value-type="float">
            <text:p>183,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28]-[.F28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6б</text:p>
          </table:table-cell>
          <table:table-cell table:number-columns-repeated="2" table:style-name="ce12" office:value-type="float" office:value="185" calcext:value-type="float">
            <text:p>185</text:p>
          </table:table-cell>
          <table:table-cell table:style-name="ce12" table:formula="of:=[.E29]-[.K29]" office:value-type="float" office:value="183" calcext:value-type="float">
            <text:p>183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29]-[.F29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6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office:value-type="float" office:value="184.95" calcext:value-type="float">
            <text:p>184,95</text:p>
          </table:table-cell>
          <table:table-cell table:style-name="ce12" table:formula="of:=[.E30]-[.K30]" office:value-type="float" office:value="182.95" calcext:value-type="float">
            <text:p>182,95</text:p>
          </table:table-cell>
          <table:table-cell table:style-name="ce12" office:value-type="string" calcext:value-type="string">
            <text:p>м3-6а</text:p>
          </table:table-cell>
          <table:table-cell table:style-name="ce12" office:value-type="string" calcext:value-type="string">
            <text:p>м3-6</text:p>
          </table:table-cell>
          <table:table-cell table:style-name="ce12" office:value-type="float" office:value="13.74" calcext:value-type="float">
            <text:p>13,74</text:p>
          </table:table-cell>
          <table:table-cell table:style-name="ce12" table:formula="of:=[.I30]*0.01" office:value-type="float" office:value="0.1374" calcext:value-type="float">
            <text:p>0,1374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30]-[.F30]" office:value-type="float" office:value="2.05000000000001" calcext:value-type="float">
            <text:p>2,05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6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table:formula="of:=[.E29]-[.J31]" office:value-type="float" office:value="184.95" calcext:value-type="float">
            <text:p>184,95</text:p>
          </table:table-cell>
          <table:table-cell table:style-name="ce12" table:formula="of:=[.E31]-[.K31]" office:value-type="float" office:value="182.95" calcext:value-type="float">
            <text:p>182,95</text:p>
          </table:table-cell>
          <table:table-cell table:style-name="ce12" office:value-type="string" calcext:value-type="string">
            <text:p>м3-6б</text:p>
          </table:table-cell>
          <table:table-cell table:style-name="ce12" office:value-type="string" calcext:value-type="string">
            <text:p>м3-6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I31]*0.01" office:value-type="float" office:value="0.05" calcext:value-type="float">
            <text:p>0,0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31]-[.F31]" office:value-type="float" office:value="2.05000000000001" calcext:value-type="float">
            <text:p>2,05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6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office:value-type="float" office:value="184.95" calcext:value-type="float">
            <text:p>184,95</text:p>
          </table:table-cell>
          <table:table-cell table:style-name="ce12" table:formula="of:=[.E32]-[.K32]" office:value-type="float" office:value="182.95" calcext:value-type="float">
            <text:p>182,95</text:p>
          </table:table-cell>
          <table:table-cell table:style-name="ce12" office:value-type="string" calcext:value-type="string">
            <text:p>м3-5</text:p>
          </table:table-cell>
          <table:table-cell table:style-name="ce12" office:value-type="string" calcext:value-type="string">
            <text:p>м3-6</text:p>
          </table:table-cell>
          <table:table-cell table:style-name="ce12" office:value-type="float" office:value="53.23" calcext:value-type="float">
            <text:p>53,23</text:p>
          </table:table-cell>
          <table:table-cell table:style-name="ce12" table:formula="of:=[.I32]*0.01" office:value-type="float" office:value="0.5323" calcext:value-type="float">
            <text:p>0,5323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32]-[.F32]" office:value-type="float" office:value="2.05000000000001" calcext:value-type="float">
            <text:p>2,05</text:p>
          </table:table-cell>
          <table:table-cell table:style-name="ce28" table:formula="of:=[.F32]-[.F27]" office:value-type="float" office:value="-2.5" calcext:value-type="float">
            <text:p>-2,5</text:p>
          </table:table-cell>
          <table:table-cell table:number-columns-repeated="1637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7а</text:p>
          </table:table-cell>
          <table:table-cell table:number-columns-repeated="2" table:style-name="ce12" office:value-type="float" office:value="182" calcext:value-type="float">
            <text:p>182</text:p>
          </table:table-cell>
          <table:table-cell table:style-name="ce12" table:formula="of:=[.E33]-[.K33]" office:value-type="float" office:value="180" calcext:value-type="float">
            <text:p>180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33]-[.F33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7б</text:p>
          </table:table-cell>
          <table:table-cell table:number-columns-repeated="2" table:style-name="ce12" office:value-type="float" office:value="181.75" calcext:value-type="float">
            <text:p>181,75</text:p>
          </table:table-cell>
          <table:table-cell table:style-name="ce12" table:formula="of:=[.E34]-[.K34]" office:value-type="float" office:value="179.75" calcext:value-type="float">
            <text:p>179,7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34]-[.F34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7</text:p>
          </table:table-cell>
          <table:table-cell table:style-name="ce12" office:value-type="float" office:value="181.75" calcext:value-type="float">
            <text:p>181,75</text:p>
          </table:table-cell>
          <table:table-cell table:style-name="ce12" office:value-type="float" office:value="181.7" calcext:value-type="float">
            <text:p>181,7</text:p>
          </table:table-cell>
          <table:table-cell table:style-name="ce12" table:formula="of:=[.E35]-[.K35]" office:value-type="float" office:value="179.7" calcext:value-type="float">
            <text:p>179,7</text:p>
          </table:table-cell>
          <table:table-cell table:style-name="ce12" office:value-type="string" calcext:value-type="string">
            <text:p>м3-7а</text:p>
          </table:table-cell>
          <table:table-cell table:style-name="ce12" office:value-type="string" calcext:value-type="string">
            <text:p>м3-7</text:p>
          </table:table-cell>
          <table:table-cell table:style-name="ce12" office:value-type="float" office:value="13.71" calcext:value-type="float">
            <text:p>13,71</text:p>
          </table:table-cell>
          <table:table-cell table:style-name="ce12" table:formula="of:=[.I35]*0.01" office:value-type="float" office:value="0.1371" calcext:value-type="float">
            <text:p>0,1371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35]-[.F35]" office:value-type="float" office:value="2.05000000000001" calcext:value-type="float">
            <text:p>2,05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7</text:p>
          </table:table-cell>
          <table:table-cell table:style-name="ce12" office:value-type="float" office:value="181.75" calcext:value-type="float">
            <text:p>181,75</text:p>
          </table:table-cell>
          <table:table-cell table:style-name="ce12" table:formula="of:=[.E34]-[.J36]" office:value-type="float" office:value="181.7" calcext:value-type="float">
            <text:p>181,7</text:p>
          </table:table-cell>
          <table:table-cell table:style-name="ce12" table:formula="of:=[.E36]-[.K36]" office:value-type="float" office:value="179.7" calcext:value-type="float">
            <text:p>179,7</text:p>
          </table:table-cell>
          <table:table-cell table:style-name="ce12" office:value-type="string" calcext:value-type="string">
            <text:p>м3-7б</text:p>
          </table:table-cell>
          <table:table-cell table:style-name="ce12" office:value-type="string" calcext:value-type="string">
            <text:p>м3-7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I36]*0.01" office:value-type="float" office:value="0.05" calcext:value-type="float">
            <text:p>0,0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36]-[.F36]" office:value-type="float" office:value="2.05000000000001" calcext:value-type="float">
            <text:p>2,05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7</text:p>
          </table:table-cell>
          <table:table-cell table:style-name="ce12" office:value-type="float" office:value="181.75" calcext:value-type="float">
            <text:p>181,75</text:p>
          </table:table-cell>
          <table:table-cell table:style-name="ce12" office:value-type="float" office:value="181.7" calcext:value-type="float">
            <text:p>181,7</text:p>
          </table:table-cell>
          <table:table-cell table:style-name="ce12" table:formula="of:=[.E37]-[.K37]" office:value-type="float" office:value="179.7" calcext:value-type="float">
            <text:p>179,7</text:p>
          </table:table-cell>
          <table:table-cell table:style-name="ce12" office:value-type="string" calcext:value-type="string">
            <text:p>м3-6</text:p>
          </table:table-cell>
          <table:table-cell table:style-name="ce12" office:value-type="string" calcext:value-type="string">
            <text:p>м3-7</text:p>
          </table:table-cell>
          <table:table-cell table:style-name="ce12" office:value-type="float" office:value="58.88" calcext:value-type="float">
            <text:p>58,88</text:p>
          </table:table-cell>
          <table:table-cell table:style-name="ce12" table:formula="of:=[.I37]*0.01" office:value-type="float" office:value="0.5888" calcext:value-type="float">
            <text:p>0,5888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37]-[.F37]" office:value-type="float" office:value="2.05000000000001" calcext:value-type="float">
            <text:p>2,05</text:p>
          </table:table-cell>
          <table:table-cell table:style-name="ce28" table:formula="of:=[.F37]-[.F32]" office:value-type="float" office:value="-3.25" calcext:value-type="float">
            <text:p>-3,25</text:p>
          </table:table-cell>
          <table:table-cell table:number-columns-repeated="16371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8а</text:p>
          </table:table-cell>
          <table:table-cell table:number-columns-repeated="2" table:style-name="ce12" office:value-type="float" office:value="179" calcext:value-type="float">
            <text:p>179</text:p>
          </table:table-cell>
          <table:table-cell table:style-name="ce12" table:formula="of:=[.E38]-[.K38]" office:value-type="float" office:value="177" calcext:value-type="float">
            <text:p>177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38]-[.F38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8б</text:p>
          </table:table-cell>
          <table:table-cell table:number-columns-repeated="2" table:style-name="ce12" office:value-type="float" office:value="178.5" calcext:value-type="float">
            <text:p>178,5</text:p>
          </table:table-cell>
          <table:table-cell table:style-name="ce12" table:formula="of:=[.E39]-[.K39]" office:value-type="float" office:value="176.5" calcext:value-type="float">
            <text:p>176,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39]-[.F39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8</text:p>
          </table:table-cell>
          <table:table-cell table:style-name="ce12" office:value-type="float" office:value="178.5" calcext:value-type="float">
            <text:p>178,5</text:p>
          </table:table-cell>
          <table:table-cell table:style-name="ce12" office:value-type="float" office:value="178.45" calcext:value-type="float">
            <text:p>178,45</text:p>
          </table:table-cell>
          <table:table-cell table:style-name="ce12" table:formula="of:=[.E40]-[.K40]" office:value-type="float" office:value="176.45" calcext:value-type="float">
            <text:p>176,45</text:p>
          </table:table-cell>
          <table:table-cell table:style-name="ce12" office:value-type="string" calcext:value-type="string">
            <text:p>м3-8а</text:p>
          </table:table-cell>
          <table:table-cell table:style-name="ce12" office:value-type="string" calcext:value-type="string">
            <text:p>м3-8</text:p>
          </table:table-cell>
          <table:table-cell table:style-name="ce12" office:value-type="float" office:value="13.74" calcext:value-type="float">
            <text:p>13,74</text:p>
          </table:table-cell>
          <table:table-cell table:style-name="ce12" table:formula="of:=[.I40]*0.01" office:value-type="float" office:value="0.1374" calcext:value-type="float">
            <text:p>0,1374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40]-[.F40]" office:value-type="float" office:value="2.05000000000001" calcext:value-type="float">
            <text:p>2,05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8</text:p>
          </table:table-cell>
          <table:table-cell table:style-name="ce12" office:value-type="float" office:value="178.5" calcext:value-type="float">
            <text:p>178,5</text:p>
          </table:table-cell>
          <table:table-cell table:style-name="ce12" table:formula="of:=[.E39]-[.J41]" office:value-type="float" office:value="178.45" calcext:value-type="float">
            <text:p>178,45</text:p>
          </table:table-cell>
          <table:table-cell table:style-name="ce12" table:formula="of:=[.E41]-[.K41]" office:value-type="float" office:value="176.45" calcext:value-type="float">
            <text:p>176,45</text:p>
          </table:table-cell>
          <table:table-cell table:style-name="ce12" office:value-type="string" calcext:value-type="string">
            <text:p>м3-8б</text:p>
          </table:table-cell>
          <table:table-cell table:style-name="ce12" office:value-type="string" calcext:value-type="string">
            <text:p>м3-8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I41]*0.01" office:value-type="float" office:value="0.05" calcext:value-type="float">
            <text:p>0,0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41]-[.F41]" office:value-type="float" office:value="2.05000000000001" calcext:value-type="float">
            <text:p>2,05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8</text:p>
          </table:table-cell>
          <table:table-cell table:style-name="ce12" office:value-type="float" office:value="178.5" calcext:value-type="float">
            <text:p>178,5</text:p>
          </table:table-cell>
          <table:table-cell table:style-name="ce12" office:value-type="float" office:value="178.45" calcext:value-type="float">
            <text:p>178,45</text:p>
          </table:table-cell>
          <table:table-cell table:style-name="ce12" table:formula="of:=[.E42]-[.K42]" office:value-type="float" office:value="176.45" calcext:value-type="float">
            <text:p>176,45</text:p>
          </table:table-cell>
          <table:table-cell table:style-name="ce12" office:value-type="string" calcext:value-type="string">
            <text:p>м3-7</text:p>
          </table:table-cell>
          <table:table-cell table:style-name="ce12" office:value-type="string" calcext:value-type="string">
            <text:p>м3-8</text:p>
          </table:table-cell>
          <table:table-cell table:style-name="ce12" office:value-type="float" office:value="53.24" calcext:value-type="float">
            <text:p>53,24</text:p>
          </table:table-cell>
          <table:table-cell table:style-name="ce12" table:formula="of:=[.I42]*0.01" office:value-type="float" office:value="0.5324" calcext:value-type="float">
            <text:p>0,5324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42]-[.F42]" office:value-type="float" office:value="2.05000000000001" calcext:value-type="float">
            <text:p>2,05</text:p>
          </table:table-cell>
          <table:table-cell table:style-name="ce28" table:formula="of:=[.F42]-[.F37]" office:value-type="float" office:value="-3.25" calcext:value-type="float">
            <text:p>-3,25</text:p>
          </table:table-cell>
          <table:table-cell table:number-columns-repeated="1637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9а</text:p>
          </table:table-cell>
          <table:table-cell table:number-columns-repeated="2" table:style-name="ce12" office:value-type="float" office:value="179" calcext:value-type="float">
            <text:p>179</text:p>
          </table:table-cell>
          <table:table-cell table:style-name="ce12" table:formula="of:=[.E43]-[.K43]" office:value-type="float" office:value="177" calcext:value-type="float">
            <text:p>177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43]-[.F43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9б</text:p>
          </table:table-cell>
          <table:table-cell table:number-columns-repeated="2" table:style-name="ce12" office:value-type="float" office:value="178.5" calcext:value-type="float">
            <text:p>178,5</text:p>
          </table:table-cell>
          <table:table-cell table:style-name="ce12" table:formula="of:=[.E44]-[.K44]" office:value-type="float" office:value="176.5" calcext:value-type="float">
            <text:p>176,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44]-[.F44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9</text:p>
          </table:table-cell>
          <table:table-cell table:style-name="ce12" office:value-type="float" office:value="178.5" calcext:value-type="float">
            <text:p>178,5</text:p>
          </table:table-cell>
          <table:table-cell table:style-name="ce12" office:value-type="float" office:value="177.86" calcext:value-type="float">
            <text:p>177,86</text:p>
          </table:table-cell>
          <table:table-cell table:style-name="ce12" table:formula="of:=[.E45]-[.K45]" office:value-type="float" office:value="175.86" calcext:value-type="float">
            <text:p>175,86</text:p>
          </table:table-cell>
          <table:table-cell table:style-name="ce12" office:value-type="string" calcext:value-type="string">
            <text:p>м3-9а</text:p>
          </table:table-cell>
          <table:table-cell table:style-name="ce12" office:value-type="string" calcext:value-type="string">
            <text:p>м3-9</text:p>
          </table:table-cell>
          <table:table-cell table:style-name="ce12" office:value-type="float" office:value="13.71" calcext:value-type="float">
            <text:p>13,71</text:p>
          </table:table-cell>
          <table:table-cell table:style-name="ce12" table:formula="of:=[.I45]*0.01" office:value-type="float" office:value="0.1371" calcext:value-type="float">
            <text:p>0,1371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45]-[.F45]" office:value-type="float" office:value="2.63999999999999" calcext:value-type="float">
            <text:p>2,64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9</text:p>
          </table:table-cell>
          <table:table-cell table:style-name="ce12" office:value-type="float" office:value="178.5" calcext:value-type="float">
            <text:p>178,5</text:p>
          </table:table-cell>
          <table:table-cell table:style-name="ce12" office:value-type="float" office:value="177.86" calcext:value-type="float">
            <text:p>177,86</text:p>
          </table:table-cell>
          <table:table-cell table:style-name="ce12" table:formula="of:=[.E46]-[.K46]" office:value-type="float" office:value="175.86" calcext:value-type="float">
            <text:p>175,86</text:p>
          </table:table-cell>
          <table:table-cell table:style-name="ce12" office:value-type="string" calcext:value-type="string">
            <text:p>м3-9б</text:p>
          </table:table-cell>
          <table:table-cell table:style-name="ce12" office:value-type="string" calcext:value-type="string">
            <text:p>м3-9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I46]*0.01" office:value-type="float" office:value="0.05" calcext:value-type="float">
            <text:p>0,0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46]-[.F46]" office:value-type="float" office:value="2.63999999999999" calcext:value-type="float">
            <text:p>2,64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9</text:p>
          </table:table-cell>
          <table:table-cell table:style-name="ce12" office:value-type="float" office:value="178.5" calcext:value-type="float">
            <text:p>178,5</text:p>
          </table:table-cell>
          <table:table-cell table:style-name="ce12" office:value-type="float" office:value="177.86" calcext:value-type="float">
            <text:p>177,86</text:p>
          </table:table-cell>
          <table:table-cell table:style-name="ce12" table:formula="of:=[.E47]-[.K47]" office:value-type="float" office:value="175.86" calcext:value-type="float">
            <text:p>175,86</text:p>
          </table:table-cell>
          <table:table-cell table:style-name="ce12" office:value-type="string" calcext:value-type="string">
            <text:p>м3-8</text:p>
          </table:table-cell>
          <table:table-cell table:style-name="ce12" office:value-type="string" calcext:value-type="string">
            <text:p>м3-9</text:p>
          </table:table-cell>
          <table:table-cell table:style-name="ce12" office:value-type="float" office:value="58.88" calcext:value-type="float">
            <text:p>58,88</text:p>
          </table:table-cell>
          <table:table-cell table:style-name="ce12" table:formula="of:=[.I47]*0.01" office:value-type="float" office:value="0.5888" calcext:value-type="float">
            <text:p>0,5888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47]-[.F47]" office:value-type="float" office:value="2.63999999999999" calcext:value-type="float">
            <text:p>2,64</text:p>
          </table:table-cell>
          <table:table-cell table:style-name="ce28" table:formula="of:=[.F47]-[.F42]" office:value-type="float" office:value="-0.589999999999975" calcext:value-type="float">
            <text:p>-0,589999999999975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 table:number-columns-spanned="12" table:number-rows-spanned="1">
            <text:p>Таблица 10.3. Перечень линейных объектов системы канализации (Территория 5, 8)</text:p>
          </table:table-cell>
          <table:covered-table-cell table:style-name="ce5"/>
          <table:covered-table-cell table:style-name="ce10"/>
          <table:covered-table-cell table:number-columns-repeated="5" table:style-name="ce14"/>
          <table:covered-table-cell table:number-columns-repeated="4" table:style-name="ce10"/>
          <table:table-cell table:style-name="ce28"/>
          <table:table-cell table:number-columns-repeated="16371"/>
        </table:table-row>
        <table:table-row table:style-name="ro1">
          <table:table-cell table:style-name="ce2" office:value-type="string" calcext:value-type="string" table:number-columns-spanned="1" table:number-rows-spanned="2">
            <text:p>№ п/п</text:p>
          </table:table-cell>
          <table:table-cell table:style-name="ce2" office:value-type="string" calcext:value-type="string" table:number-columns-spanned="1" table:number-rows-spanned="2">
            <text:p>Тип</text:p>
          </table:table-cell>
          <table:table-cell table:style-name="ce11" office:value-type="string" calcext:value-type="string" table:number-columns-spanned="1" table:number-rows-spanned="2">
            <text:p>Наименование колодца</text:p>
          </table:table-cell>
          <table:table-cell table:style-name="ce2" office:value-type="string" calcext:value-type="string" table:number-columns-spanned="3" table:number-rows-spanned="1">
            <text:p>Отметки, м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Наименование колодца</text:p>
          </table:table-cell>
          <table:covered-table-cell table:style-name="ce2"/>
          <table:table-cell table:style-name="ce11" office:value-type="string" calcext:value-type="string" table:number-columns-spanned="1" table:number-rows-spanned="2">
            <text:p>расстояние между колодцами, м</text:p>
          </table:table-cell>
          <table:table-cell table:style-name="ce11" office:value-type="string" calcext:value-type="string" table:number-columns-spanned="1" table:number-rows-spanned="2">
            <text:p>Перепад высоты, м</text:p>
          </table:table-cell>
          <table:table-cell table:style-name="ce11" office:value-type="string" calcext:value-type="string" table:number-columns-spanned="1" table:number-rows-spanned="2">
            <text:p>глубина колодца прогнозная, м</text:p>
          </table:table-cell>
          <table:table-cell table:style-name="ce11" office:value-type="string" calcext:value-type="string" table:number-columns-spanned="1" table:number-rows-spanned="2">
            <text:p>глубина колодца расчетная, м</text:p>
          </table:table-cell>
          <table:table-cell table:style-name="ce28"/>
          <table:table-cell table:number-columns-repeated="16371"/>
        </table:table-row>
        <table:table-row table:style-name="ro2">
          <table:covered-table-cell table:number-columns-repeated="3" table:style-name="ce2"/>
          <table:table-cell table:style-name="ce2" office:value-type="string" calcext:value-type="string">
            <text:p>рельеф</text:p>
          </table:table-cell>
          <table:table-cell table:style-name="ce11" office:value-type="string" calcext:value-type="string">
            <text:p>расчетная уклон</text:p>
          </table:table-cell>
          <table:table-cell table:style-name="ce11" office:value-type="string" calcext:value-type="string">
            <text:p>глубина колодца</text:p>
          </table:table-cell>
          <table:table-cell table:style-name="ce2" office:value-type="string" calcext:value-type="string">
            <text:p>начало</text:p>
          </table:table-cell>
          <table:table-cell table:style-name="ce2" office:value-type="string" calcext:value-type="string">
            <text:p>конец</text:p>
          </table:table-cell>
          <table:covered-table-cell table:number-columns-repeated="4" table:style-name="ce11"/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0а</text:p>
          </table:table-cell>
          <table:table-cell table:number-columns-repeated="2" table:style-name="ce12" office:value-type="float" office:value="170" calcext:value-type="float">
            <text:p>170</text:p>
          </table:table-cell>
          <table:table-cell table:style-name="ce12" table:formula="of:=[.E51]-[.K51]" office:value-type="float" office:value="168" calcext:value-type="float">
            <text:p>168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51]-[.F51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0б</text:p>
          </table:table-cell>
          <table:table-cell table:number-columns-repeated="2" table:style-name="ce12" office:value-type="float" office:value="169.75" calcext:value-type="float">
            <text:p>169,75</text:p>
          </table:table-cell>
          <table:table-cell table:style-name="ce12" table:formula="of:=[.E52]-[.K52]" office:value-type="float" office:value="167.75" calcext:value-type="float">
            <text:p>167,7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52]-[.F52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0</text:p>
          </table:table-cell>
          <table:table-cell table:style-name="ce12" office:value-type="float" office:value="169.75" calcext:value-type="float">
            <text:p>169,75</text:p>
          </table:table-cell>
          <table:table-cell table:style-name="ce12" office:value-type="float" office:value="169.7" calcext:value-type="float">
            <text:p>169,7</text:p>
          </table:table-cell>
          <table:table-cell table:style-name="ce12" table:formula="of:=[.E53]-[.K53]" office:value-type="float" office:value="167.7" calcext:value-type="float">
            <text:p>167,7</text:p>
          </table:table-cell>
          <table:table-cell table:style-name="ce12" office:value-type="string" calcext:value-type="string">
            <text:p>м3-10а</text:p>
          </table:table-cell>
          <table:table-cell table:style-name="ce12" office:value-type="string" calcext:value-type="string">
            <text:p>м3-10</text:p>
          </table:table-cell>
          <table:table-cell table:style-name="ce12" office:value-type="float" office:value="13.74" calcext:value-type="float">
            <text:p>13,74</text:p>
          </table:table-cell>
          <table:table-cell table:style-name="ce12" table:formula="of:=[.I53]*0.01" office:value-type="float" office:value="0.1374" calcext:value-type="float">
            <text:p>0,1374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53]-[.F53]" office:value-type="float" office:value="2.05000000000001" calcext:value-type="float">
            <text:p>2,05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0</text:p>
          </table:table-cell>
          <table:table-cell table:style-name="ce12" office:value-type="float" office:value="169.75" calcext:value-type="float">
            <text:p>169,75</text:p>
          </table:table-cell>
          <table:table-cell table:style-name="ce12" table:formula="of:=[.E52]-[.J54]" office:value-type="float" office:value="169.7" calcext:value-type="float">
            <text:p>169,7</text:p>
          </table:table-cell>
          <table:table-cell table:style-name="ce12" table:formula="of:=[.E54]-[.K54]" office:value-type="float" office:value="167.7" calcext:value-type="float">
            <text:p>167,7</text:p>
          </table:table-cell>
          <table:table-cell table:style-name="ce12" office:value-type="string" calcext:value-type="string">
            <text:p>м3-10б</text:p>
          </table:table-cell>
          <table:table-cell table:style-name="ce12" office:value-type="string" calcext:value-type="string">
            <text:p>м3-10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I54]*0.01" office:value-type="float" office:value="0.05" calcext:value-type="float">
            <text:p>0,0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54]-[.F54]" office:value-type="float" office:value="2.05000000000001" calcext:value-type="float">
            <text:p>2,05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0</text:p>
          </table:table-cell>
          <table:table-cell table:style-name="ce12" office:value-type="float" office:value="169.75" calcext:value-type="float">
            <text:p>169,75</text:p>
          </table:table-cell>
          <table:table-cell table:style-name="ce12" office:value-type="float" office:value="169.7" calcext:value-type="float">
            <text:p>169,7</text:p>
          </table:table-cell>
          <table:table-cell table:style-name="ce12" table:formula="of:=[.E55]-[.K55]" office:value-type="float" office:value="167.7" calcext:value-type="float">
            <text:p>167,7</text:p>
          </table:table-cell>
          <table:table-cell table:style-name="ce12" office:value-type="string" calcext:value-type="string">
            <text:p>м3-9</text:p>
          </table:table-cell>
          <table:table-cell table:style-name="ce12" office:value-type="string" calcext:value-type="string">
            <text:p>м3-10</text:p>
          </table:table-cell>
          <table:table-cell table:style-name="ce12" office:value-type="float" office:value="55.21" calcext:value-type="float">
            <text:p>55,21</text:p>
          </table:table-cell>
          <table:table-cell table:style-name="ce12" table:formula="of:=[.I55]*0.01" office:value-type="float" office:value="0.5521" calcext:value-type="float">
            <text:p>0,5521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55]-[.F55]" office:value-type="float" office:value="2.05000000000001" calcext:value-type="float">
            <text:p>2,05</text:p>
          </table:table-cell>
          <table:table-cell table:style-name="ce38" table:formula="of:=[.F55]-[.F47]" office:value-type="float" office:value="-8.16000000000003" calcext:value-type="float">
            <text:p>-8,16000000000003</text:p>
          </table:table-cell>
          <table:table-cell table:number-columns-repeated="16371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0</text:p>
          </table:table-cell>
          <table:table-cell table:style-name="ce12" office:value-type="float" office:value="169.75" calcext:value-type="float">
            <text:p>169,75</text:p>
          </table:table-cell>
          <table:table-cell table:style-name="ce12" office:value-type="float" office:value="169.7" calcext:value-type="float">
            <text:p>169,7</text:p>
          </table:table-cell>
          <table:table-cell table:style-name="ce12" table:formula="of:=[.E56]-[.K56]" office:value-type="float" office:value="167.7" calcext:value-type="float">
            <text:p>167,7</text:p>
          </table:table-cell>
          <table:table-cell table:style-name="ce12" office:value-type="string" calcext:value-type="string">
            <text:p>м3-10</text:p>
          </table:table-cell>
          <table:table-cell table:style-name="ce12" office:value-type="string" calcext:value-type="string">
            <text:p>м3-нс</text:p>
          </table:table-cell>
          <table:table-cell table:style-name="ce12" office:value-type="float" office:value="27.8" calcext:value-type="float">
            <text:p>27,8</text:p>
          </table:table-cell>
          <table:table-cell table:style-name="ce12" table:formula="of:=[.I56]*0.01" office:value-type="float" office:value="0.278" calcext:value-type="float">
            <text:p>0,278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56]-[.F56]" office:value-type="float" office:value="2.05000000000001" calcext:value-type="float">
            <text:p>2,05</text:p>
          </table:table-cell>
          <table:table-cell table:style-name="ce38" table:formula="of:=[.F57]-[.F56]" office:value-type="float" office:value="-5.38" calcext:value-type="float">
            <text:p>-5,38</text:p>
          </table:table-cell>
          <table:table-cell table:number-columns-repeated="16371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40" office:value-type="string" calcext:value-type="string">
            <text:p>насосная</text:p>
          </table:table-cell>
          <table:table-cell table:style-name="ce12" office:value-type="string" calcext:value-type="string">
            <text:p>м3-нс</text:p>
          </table:table-cell>
          <table:table-cell table:style-name="ce12" office:value-type="float" office:value="167.5" calcext:value-type="float">
            <text:p>167,5</text:p>
          </table:table-cell>
          <table:table-cell table:style-name="ce12" office:value-type="float" office:value="164.32" calcext:value-type="float">
            <text:p>164,32</text:p>
          </table:table-cell>
          <table:table-cell table:style-name="ce12" table:formula="of:=[.E57]-[.K57]" office:value-type="float" office:value="162.32" calcext:value-type="float">
            <text:p>162,32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57]-[.F57]" office:value-type="float" office:value="5.18000000000001" calcext:value-type="float">
            <text:p>5,18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1а</text:p>
          </table:table-cell>
          <table:table-cell table:number-columns-repeated="2" table:style-name="ce12" office:value-type="float" office:value="164.75" calcext:value-type="float">
            <text:p>164,75</text:p>
          </table:table-cell>
          <table:table-cell table:style-name="ce12" table:formula="of:=[.E58]-[.K58]" office:value-type="float" office:value="162.75" calcext:value-type="float">
            <text:p>162,7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58]-[.F58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1б</text:p>
          </table:table-cell>
          <table:table-cell table:number-columns-repeated="2" table:style-name="ce12" office:value-type="float" office:value="164.75" calcext:value-type="float">
            <text:p>164,75</text:p>
          </table:table-cell>
          <table:table-cell table:style-name="ce12" table:formula="of:=[.E59]-[.K59]" office:value-type="float" office:value="162.75" calcext:value-type="float">
            <text:p>162,7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59]-[.F59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1</text:p>
          </table:table-cell>
          <table:table-cell table:style-name="ce12" office:value-type="float" office:value="164.5" calcext:value-type="float">
            <text:p>164,5</text:p>
          </table:table-cell>
          <table:table-cell table:style-name="ce12" table:formula="of:=[.E58]-[.J60]" office:value-type="float" office:value="164.6129" calcext:value-type="float">
            <text:p>164,6129</text:p>
          </table:table-cell>
          <table:table-cell table:style-name="ce12" table:formula="of:=[.E60]-[.K60]" office:value-type="float" office:value="162.6129" calcext:value-type="float">
            <text:p>162,6129</text:p>
          </table:table-cell>
          <table:table-cell table:style-name="ce12" office:value-type="string" calcext:value-type="string">
            <text:p>м3-11а</text:p>
          </table:table-cell>
          <table:table-cell table:style-name="ce12" office:value-type="string" calcext:value-type="string">
            <text:p>м3-11</text:p>
          </table:table-cell>
          <table:table-cell table:style-name="ce12" office:value-type="float" office:value="13.71" calcext:value-type="float">
            <text:p>13,71</text:p>
          </table:table-cell>
          <table:table-cell table:style-name="ce12" table:formula="of:=[.I60]*0.01" office:value-type="float" office:value="0.1371" calcext:value-type="float">
            <text:p>0,1371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60]-[.F60]" office:value-type="float" office:value="1.8871" calcext:value-type="float">
            <text:p>1,89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1</text:p>
          </table:table-cell>
          <table:table-cell table:style-name="ce12" office:value-type="float" office:value="164.5" calcext:value-type="float">
            <text:p>164,5</text:p>
          </table:table-cell>
          <table:table-cell table:style-name="ce12" table:formula="of:=[.E59]-[.J61]" office:value-type="float" office:value="164.7" calcext:value-type="float">
            <text:p>164,7</text:p>
          </table:table-cell>
          <table:table-cell table:style-name="ce12" table:formula="of:=[.E61]-[.K61]" office:value-type="float" office:value="162.7" calcext:value-type="float">
            <text:p>162,7</text:p>
          </table:table-cell>
          <table:table-cell table:style-name="ce12" office:value-type="string" calcext:value-type="string">
            <text:p>м3-11б</text:p>
          </table:table-cell>
          <table:table-cell table:style-name="ce12" office:value-type="string" calcext:value-type="string">
            <text:p>м3-11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I61]*0.01" office:value-type="float" office:value="0.05" calcext:value-type="float">
            <text:p>0,0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61]-[.F61]" office:value-type="float" office:value="1.80000000000001" calcext:value-type="float">
            <text:p>1,8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40" office:value-type="string" calcext:value-type="string">
            <text:p>насосная</text:p>
          </table:table-cell>
          <table:table-cell table:style-name="ce12" office:value-type="string" calcext:value-type="string">
            <text:p>м3-нс</text:p>
          </table:table-cell>
          <table:table-cell table:style-name="ce12" office:value-type="float" office:value="167.5" calcext:value-type="float">
            <text:p>167,5</text:p>
          </table:table-cell>
          <table:table-cell table:style-name="ce12" office:value-type="float" office:value="164.32" calcext:value-type="float">
            <text:p>164,32</text:p>
          </table:table-cell>
          <table:table-cell table:style-name="ce12" table:formula="of:=[.E62]-[.K62]" office:value-type="float" office:value="162.32" calcext:value-type="float">
            <text:p>162,32</text:p>
          </table:table-cell>
          <table:table-cell table:style-name="ce12" office:value-type="string" calcext:value-type="string">
            <text:p>м3-нс</text:p>
          </table:table-cell>
          <table:table-cell table:style-name="ce12" office:value-type="string" calcext:value-type="string">
            <text:p>м3-11</text:p>
          </table:table-cell>
          <table:table-cell table:style-name="ce12" office:value-type="float" office:value="29.73" calcext:value-type="float">
            <text:p>29,73</text:p>
          </table:table-cell>
          <table:table-cell table:style-name="ce12" table:formula="of:=[.I62]*0.01" office:value-type="float" office:value="0.2973" calcext:value-type="float">
            <text:p>0,2973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62]-[.F62]" office:value-type="float" office:value="5.18000000000001" calcext:value-type="float">
            <text:p>5,18</text:p>
          </table:table-cell>
          <table:table-cell table:style-name="ce28" table:formula="of:=[.F62]-[.F61]" office:value-type="float" office:value="-0.379999999999995" calcext:value-type="float">
            <text:p>-0,379999999999995</text:p>
          </table:table-cell>
          <table:table-cell table:number-columns-repeated="16371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2а</text:p>
          </table:table-cell>
          <table:table-cell table:number-columns-repeated="2" table:style-name="ce12" office:value-type="float" office:value="195.75" calcext:value-type="float">
            <text:p>195,75</text:p>
          </table:table-cell>
          <table:table-cell table:style-name="ce12" table:formula="of:=[.E63]-[.K63]" office:value-type="float" office:value="193.75" calcext:value-type="float">
            <text:p>193,7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63]-[.F63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2б</text:p>
          </table:table-cell>
          <table:table-cell table:style-name="ce12" office:value-type="float" office:value="194.75" calcext:value-type="float">
            <text:p>194,75</text:p>
          </table:table-cell>
          <table:table-cell table:style-name="ce12" office:value-type="float" office:value="194.74" calcext:value-type="float">
            <text:p>194,74</text:p>
          </table:table-cell>
          <table:table-cell table:style-name="ce12" table:formula="of:=[.E64]-[.K64]" office:value-type="float" office:value="192.74" calcext:value-type="float">
            <text:p>192,74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64]-[.F64]" office:value-type="float" office:value="2.00999999999999" calcext:value-type="float">
            <text:p>2,01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2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94.69" calcext:value-type="float">
            <text:p>194,69</text:p>
          </table:table-cell>
          <table:table-cell table:style-name="ce12" table:formula="of:=[.E65]-[.K65]" office:value-type="float" office:value="192.69" calcext:value-type="float">
            <text:p>192,69</text:p>
          </table:table-cell>
          <table:table-cell table:style-name="ce12" office:value-type="string" calcext:value-type="string">
            <text:p>м3-12а</text:p>
          </table:table-cell>
          <table:table-cell table:style-name="ce12" office:value-type="string" calcext:value-type="string">
            <text:p>м3-12</text:p>
          </table:table-cell>
          <table:table-cell table:style-name="ce12" office:value-type="float" office:value="13.71" calcext:value-type="float">
            <text:p>13,71</text:p>
          </table:table-cell>
          <table:table-cell table:style-name="ce12" table:formula="of:=[.I65]*0.01" office:value-type="float" office:value="0.1371" calcext:value-type="float">
            <text:p>0,1371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65]-[.F65]" office:value-type="float" office:value="2.31" calcext:value-type="float">
            <text:p>2,31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2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table:formula="of:=[.E64]-[.J66]" office:value-type="float" office:value="194.69" calcext:value-type="float">
            <text:p>194,69</text:p>
          </table:table-cell>
          <table:table-cell table:style-name="ce12" table:formula="of:=[.E66]-[.K66]" office:value-type="float" office:value="192.69" calcext:value-type="float">
            <text:p>192,69</text:p>
          </table:table-cell>
          <table:table-cell table:style-name="ce12" office:value-type="string" calcext:value-type="string">
            <text:p>м3-12б</text:p>
          </table:table-cell>
          <table:table-cell table:style-name="ce12" office:value-type="string" calcext:value-type="string">
            <text:p>м3-1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I66]*0.01" office:value-type="float" office:value="0.05" calcext:value-type="float">
            <text:p>0,0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66]-[.F66]" office:value-type="float" office:value="2.31" calcext:value-type="float">
            <text:p>2,31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3а</text:p>
          </table:table-cell>
          <table:table-cell table:number-columns-repeated="2" table:style-name="ce12" office:value-type="float" office:value="192.75" calcext:value-type="float">
            <text:p>192,75</text:p>
          </table:table-cell>
          <table:table-cell table:style-name="ce12" table:formula="of:=[.E67]-[.K67]" office:value-type="float" office:value="190.75" calcext:value-type="float">
            <text:p>190,7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67]-[.F67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3б</text:p>
          </table:table-cell>
          <table:table-cell table:number-columns-repeated="2" table:style-name="ce12" office:value-type="float" office:value="191.75" calcext:value-type="float">
            <text:p>191,75</text:p>
          </table:table-cell>
          <table:table-cell table:style-name="ce12" table:formula="of:=[.E68]-[.K68]" office:value-type="float" office:value="189.75" calcext:value-type="float">
            <text:p>189,7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68]-[.F68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3</text:p>
          </table:table-cell>
          <table:table-cell table:style-name="ce12" office:value-type="float" office:value="192" calcext:value-type="float">
            <text:p>192</text:p>
          </table:table-cell>
          <table:table-cell table:style-name="ce12" office:value-type="float" office:value="191.7" calcext:value-type="float">
            <text:p>191,7</text:p>
          </table:table-cell>
          <table:table-cell table:style-name="ce12" table:formula="of:=[.E69]-[.K69]" office:value-type="float" office:value="189.7" calcext:value-type="float">
            <text:p>189,7</text:p>
          </table:table-cell>
          <table:table-cell table:style-name="ce12" office:value-type="string" calcext:value-type="string">
            <text:p>м3-13а</text:p>
          </table:table-cell>
          <table:table-cell table:style-name="ce12" office:value-type="string" calcext:value-type="string">
            <text:p>м3-13</text:p>
          </table:table-cell>
          <table:table-cell table:style-name="ce12" office:value-type="float" office:value="13.74" calcext:value-type="float">
            <text:p>13,74</text:p>
          </table:table-cell>
          <table:table-cell table:style-name="ce12" table:formula="of:=[.I69]*0.01" office:value-type="float" office:value="0.1374" calcext:value-type="float">
            <text:p>0,1374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69]-[.F69]" office:value-type="float" office:value="2.30000000000001" calcext:value-type="float">
            <text:p>2,3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3</text:p>
          </table:table-cell>
          <table:table-cell table:style-name="ce12" office:value-type="float" office:value="192" calcext:value-type="float">
            <text:p>192</text:p>
          </table:table-cell>
          <table:table-cell table:style-name="ce12" table:formula="of:=[.D68]-[.J70]" office:value-type="float" office:value="191.7" calcext:value-type="float">
            <text:p>191,7</text:p>
          </table:table-cell>
          <table:table-cell table:style-name="ce12" table:formula="of:=[.E70]-[.K70]" office:value-type="float" office:value="189.7" calcext:value-type="float">
            <text:p>189,7</text:p>
          </table:table-cell>
          <table:table-cell table:style-name="ce12" office:value-type="string" calcext:value-type="string">
            <text:p>м3-13б</text:p>
          </table:table-cell>
          <table:table-cell table:style-name="ce12" office:value-type="string" calcext:value-type="string">
            <text:p>м3-13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I70]*0.01" office:value-type="float" office:value="0.05" calcext:value-type="float">
            <text:p>0,0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70]-[.F70]" office:value-type="float" office:value="2.30000000000001" calcext:value-type="float">
            <text:p>2,3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3</text:p>
          </table:table-cell>
          <table:table-cell table:style-name="ce12" office:value-type="float" office:value="192" calcext:value-type="float">
            <text:p>192</text:p>
          </table:table-cell>
          <table:table-cell table:style-name="ce12" office:value-type="float" office:value="191.7" calcext:value-type="float">
            <text:p>191,7</text:p>
          </table:table-cell>
          <table:table-cell table:style-name="ce12" table:formula="of:=[.E71]-[.K71]" office:value-type="float" office:value="189.7" calcext:value-type="float">
            <text:p>189,7</text:p>
          </table:table-cell>
          <table:table-cell table:style-name="ce12" office:value-type="string" calcext:value-type="string">
            <text:p>м3-12</text:p>
          </table:table-cell>
          <table:table-cell table:style-name="ce12" office:value-type="string" calcext:value-type="string">
            <text:p>м3-13</text:p>
          </table:table-cell>
          <table:table-cell table:style-name="ce12" office:value-type="float" office:value="53.11" calcext:value-type="float">
            <text:p>53,11</text:p>
          </table:table-cell>
          <table:table-cell table:style-name="ce12" table:formula="of:=[.I71]*0.01" office:value-type="float" office:value="0.5311" calcext:value-type="float">
            <text:p>0,5311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71]-[.F71]" office:value-type="float" office:value="2.30000000000001" calcext:value-type="float">
            <text:p>2,30</text:p>
          </table:table-cell>
          <table:table-cell table:style-name="ce28" table:formula="of:=[.F71]-[.F66]" office:value-type="float" office:value="-2.99000000000001" calcext:value-type="float">
            <text:p>-2,99000000000001</text:p>
          </table:table-cell>
          <table:table-cell table:number-columns-repeated="16371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4а</text:p>
          </table:table-cell>
          <table:table-cell table:number-columns-repeated="2" table:style-name="ce12" office:value-type="float" office:value="190.25" calcext:value-type="float">
            <text:p>190,25</text:p>
          </table:table-cell>
          <table:table-cell table:style-name="ce12" table:formula="of:=[.E72]-[.K72]" office:value-type="float" office:value="188.25" calcext:value-type="float">
            <text:p>188,2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72]-[.F72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4б</text:p>
          </table:table-cell>
          <table:table-cell table:number-columns-repeated="2" table:style-name="ce12" office:value-type="float" office:value="189.75" calcext:value-type="float">
            <text:p>189,75</text:p>
          </table:table-cell>
          <table:table-cell table:style-name="ce12" table:formula="of:=[.E73]-[.K73]" office:value-type="float" office:value="187.75" calcext:value-type="float">
            <text:p>187,7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73]-[.F73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4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189.7" calcext:value-type="float">
            <text:p>189,7</text:p>
          </table:table-cell>
          <table:table-cell table:style-name="ce12" table:formula="of:=[.E74]-[.K74]" office:value-type="float" office:value="187.7" calcext:value-type="float">
            <text:p>187,7</text:p>
          </table:table-cell>
          <table:table-cell table:style-name="ce12" office:value-type="string" calcext:value-type="string">
            <text:p>м3-14а</text:p>
          </table:table-cell>
          <table:table-cell table:style-name="ce12" office:value-type="string" calcext:value-type="string">
            <text:p>м3-14</text:p>
          </table:table-cell>
          <table:table-cell table:style-name="ce12" office:value-type="float" office:value="13.71" calcext:value-type="float">
            <text:p>13,71</text:p>
          </table:table-cell>
          <table:table-cell table:style-name="ce12" table:formula="of:=[.I74]*0.01" office:value-type="float" office:value="0.1371" calcext:value-type="float">
            <text:p>0,1371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74]-[.F74]" office:value-type="float" office:value="2.30000000000001" calcext:value-type="float">
            <text:p>2,3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4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table:formula="of:=[.E73]-[.J75]" office:value-type="float" office:value="189.7" calcext:value-type="float">
            <text:p>189,7</text:p>
          </table:table-cell>
          <table:table-cell table:style-name="ce12" table:formula="of:=[.E75]-[.K75]" office:value-type="float" office:value="187.7" calcext:value-type="float">
            <text:p>187,7</text:p>
          </table:table-cell>
          <table:table-cell table:style-name="ce12" office:value-type="string" calcext:value-type="string">
            <text:p>м3-14б</text:p>
          </table:table-cell>
          <table:table-cell table:style-name="ce12" office:value-type="string" calcext:value-type="string">
            <text:p>м3-1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I75]*0.01" office:value-type="float" office:value="0.05" calcext:value-type="float">
            <text:p>0,0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75]-[.F75]" office:value-type="float" office:value="2.30000000000001" calcext:value-type="float">
            <text:p>2,3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4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189.7" calcext:value-type="float">
            <text:p>189,7</text:p>
          </table:table-cell>
          <table:table-cell table:style-name="ce12" table:formula="of:=[.E76]-[.K76]" office:value-type="float" office:value="187.7" calcext:value-type="float">
            <text:p>187,7</text:p>
          </table:table-cell>
          <table:table-cell table:style-name="ce12" office:value-type="string" calcext:value-type="string">
            <text:p>м3-13</text:p>
          </table:table-cell>
          <table:table-cell table:style-name="ce12" office:value-type="string" calcext:value-type="string">
            <text:p>м3-14</text:p>
          </table:table-cell>
          <table:table-cell table:style-name="ce12" office:value-type="float" office:value="58.96" calcext:value-type="float">
            <text:p>58,96</text:p>
          </table:table-cell>
          <table:table-cell table:style-name="ce12" table:formula="of:=[.I76]*0.01" office:value-type="float" office:value="0.5896" calcext:value-type="float">
            <text:p>0,5896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76]-[.F76]" office:value-type="float" office:value="2.30000000000001" calcext:value-type="float">
            <text:p>2,30</text:p>
          </table:table-cell>
          <table:table-cell table:style-name="ce28" table:formula="of:=[.F76]-[.F71]" office:value-type="float" office:value="-2" calcext:value-type="float">
            <text:p>-2</text:p>
          </table:table-cell>
          <table:table-cell table:number-columns-repeated="16371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5а</text:p>
          </table:table-cell>
          <table:table-cell table:number-columns-repeated="2" table:style-name="ce12" office:value-type="float" office:value="188.5" calcext:value-type="float">
            <text:p>188,5</text:p>
          </table:table-cell>
          <table:table-cell table:style-name="ce12" table:formula="of:=[.E77]-[.K77]" office:value-type="float" office:value="186.5" calcext:value-type="float">
            <text:p>186,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77]-[.F77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5б</text:p>
          </table:table-cell>
          <table:table-cell table:number-columns-repeated="2" table:style-name="ce12" office:value-type="float" office:value="188.25" calcext:value-type="float">
            <text:p>188,25</text:p>
          </table:table-cell>
          <table:table-cell table:style-name="ce12" table:formula="of:=[.E78]-[.K78]" office:value-type="float" office:value="186.25" calcext:value-type="float">
            <text:p>186,2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78]-[.F78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5</text:p>
          </table:table-cell>
          <table:table-cell table:style-name="ce12" office:value-type="float" office:value="188.25" calcext:value-type="float">
            <text:p>188,25</text:p>
          </table:table-cell>
          <table:table-cell table:style-name="ce12" office:value-type="float" office:value="188.2" calcext:value-type="float">
            <text:p>188,2</text:p>
          </table:table-cell>
          <table:table-cell table:style-name="ce12" table:formula="of:=[.E79]-[.K79]" office:value-type="float" office:value="186.2" calcext:value-type="float">
            <text:p>186,2</text:p>
          </table:table-cell>
          <table:table-cell table:style-name="ce12" office:value-type="string" calcext:value-type="string">
            <text:p>м3-15а</text:p>
          </table:table-cell>
          <table:table-cell table:style-name="ce12" office:value-type="string" calcext:value-type="string">
            <text:p>м3-15</text:p>
          </table:table-cell>
          <table:table-cell table:style-name="ce12" office:value-type="float" office:value="13.73" calcext:value-type="float">
            <text:p>13,73</text:p>
          </table:table-cell>
          <table:table-cell table:style-name="ce12" table:formula="of:=[.I79]*0.01" office:value-type="float" office:value="0.1373" calcext:value-type="float">
            <text:p>0,1373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79]-[.F79]" office:value-type="float" office:value="2.05000000000001" calcext:value-type="float">
            <text:p>2,05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5</text:p>
          </table:table-cell>
          <table:table-cell table:style-name="ce12" office:value-type="float" office:value="188.25" calcext:value-type="float">
            <text:p>188,25</text:p>
          </table:table-cell>
          <table:table-cell table:style-name="ce12" table:formula="of:=[.E78]-[.J80]" office:value-type="float" office:value="188.2" calcext:value-type="float">
            <text:p>188,2</text:p>
          </table:table-cell>
          <table:table-cell table:style-name="ce12" table:formula="of:=[.E80]-[.K80]" office:value-type="float" office:value="186.2" calcext:value-type="float">
            <text:p>186,2</text:p>
          </table:table-cell>
          <table:table-cell table:style-name="ce12" office:value-type="string" calcext:value-type="string">
            <text:p>м3-15б</text:p>
          </table:table-cell>
          <table:table-cell table:style-name="ce12" office:value-type="string" calcext:value-type="string">
            <text:p>м3-15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I80]*0.01" office:value-type="float" office:value="0.05" calcext:value-type="float">
            <text:p>0,0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80]-[.F80]" office:value-type="float" office:value="2.05000000000001" calcext:value-type="float">
            <text:p>2,05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5</text:p>
          </table:table-cell>
          <table:table-cell table:style-name="ce12" office:value-type="float" office:value="188.25" calcext:value-type="float">
            <text:p>188,25</text:p>
          </table:table-cell>
          <table:table-cell table:style-name="ce12" office:value-type="float" office:value="188.2" calcext:value-type="float">
            <text:p>188,2</text:p>
          </table:table-cell>
          <table:table-cell table:style-name="ce12" table:formula="of:=[.E81]-[.K81]" office:value-type="float" office:value="186.2" calcext:value-type="float">
            <text:p>186,2</text:p>
          </table:table-cell>
          <table:table-cell table:style-name="ce12" office:value-type="string" calcext:value-type="string">
            <text:p>м3-14</text:p>
          </table:table-cell>
          <table:table-cell table:style-name="ce12" office:value-type="string" calcext:value-type="string">
            <text:p>м3-15</text:p>
          </table:table-cell>
          <table:table-cell table:style-name="ce12" office:value-type="float" office:value="53.24" calcext:value-type="float">
            <text:p>53,24</text:p>
          </table:table-cell>
          <table:table-cell table:style-name="ce12" table:formula="of:=[.I81]*0.01" office:value-type="float" office:value="0.5324" calcext:value-type="float">
            <text:p>0,5324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81]-[.F81]" office:value-type="float" office:value="2.05000000000001" calcext:value-type="float">
            <text:p>2,05</text:p>
          </table:table-cell>
          <table:table-cell table:style-name="ce28" table:formula="of:=[.F81]-[.F76]" office:value-type="float" office:value="-1.5" calcext:value-type="float">
            <text:p>-1,5</text:p>
          </table:table-cell>
          <table:table-cell table:number-columns-repeated="16371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6а</text:p>
          </table:table-cell>
          <table:table-cell table:number-columns-repeated="2" table:style-name="ce12" office:value-type="float" office:value="186.75" calcext:value-type="float">
            <text:p>186,75</text:p>
          </table:table-cell>
          <table:table-cell table:style-name="ce12" table:formula="of:=[.E82]-[.K82]" office:value-type="float" office:value="184.75" calcext:value-type="float">
            <text:p>184,7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82]-[.F82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6б</text:p>
          </table:table-cell>
          <table:table-cell table:number-columns-repeated="2" table:style-name="ce12" office:value-type="float" office:value="186.5" calcext:value-type="float">
            <text:p>186,5</text:p>
          </table:table-cell>
          <table:table-cell table:style-name="ce12" table:formula="of:=[.E83]-[.K83]" office:value-type="float" office:value="184.5" calcext:value-type="float">
            <text:p>184,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83]-[.F83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6</text:p>
          </table:table-cell>
          <table:table-cell table:style-name="ce12" office:value-type="float" office:value="186.5" calcext:value-type="float">
            <text:p>186,5</text:p>
          </table:table-cell>
          <table:table-cell table:style-name="ce12" office:value-type="float" office:value="186.45" calcext:value-type="float">
            <text:p>186,45</text:p>
          </table:table-cell>
          <table:table-cell table:style-name="ce12" table:formula="of:=[.E84]-[.K84]" office:value-type="float" office:value="184.45" calcext:value-type="float">
            <text:p>184,45</text:p>
          </table:table-cell>
          <table:table-cell table:style-name="ce12" office:value-type="string" calcext:value-type="string">
            <text:p>м3-16а</text:p>
          </table:table-cell>
          <table:table-cell table:style-name="ce12" office:value-type="string" calcext:value-type="string">
            <text:p>м3-16</text:p>
          </table:table-cell>
          <table:table-cell table:style-name="ce12" office:value-type="float" office:value="13.71" calcext:value-type="float">
            <text:p>13,71</text:p>
          </table:table-cell>
          <table:table-cell table:style-name="ce12" table:formula="of:=[.I84]*0.01" office:value-type="float" office:value="0.1371" calcext:value-type="float">
            <text:p>0,1371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84]-[.F84]" office:value-type="float" office:value="2.05000000000001" calcext:value-type="float">
            <text:p>2,05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6</text:p>
          </table:table-cell>
          <table:table-cell table:style-name="ce12" office:value-type="float" office:value="186.5" calcext:value-type="float">
            <text:p>186,5</text:p>
          </table:table-cell>
          <table:table-cell table:style-name="ce12" table:formula="of:=[.E83]-[.J85]" office:value-type="float" office:value="186.45" calcext:value-type="float">
            <text:p>186,45</text:p>
          </table:table-cell>
          <table:table-cell table:style-name="ce12" table:formula="of:=[.E85]-[.K85]" office:value-type="float" office:value="184.45" calcext:value-type="float">
            <text:p>184,45</text:p>
          </table:table-cell>
          <table:table-cell table:style-name="ce12" office:value-type="string" calcext:value-type="string">
            <text:p>м3-16б</text:p>
          </table:table-cell>
          <table:table-cell table:style-name="ce12" office:value-type="string" calcext:value-type="string">
            <text:p>м3-16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I85]*0.01" office:value-type="float" office:value="0.05" calcext:value-type="float">
            <text:p>0,0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85]-[.F85]" office:value-type="float" office:value="2.05000000000001" calcext:value-type="float">
            <text:p>2,05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6</text:p>
          </table:table-cell>
          <table:table-cell table:style-name="ce12" office:value-type="float" office:value="186.5" calcext:value-type="float">
            <text:p>186,5</text:p>
          </table:table-cell>
          <table:table-cell table:style-name="ce12" office:value-type="float" office:value="186.45" calcext:value-type="float">
            <text:p>186,45</text:p>
          </table:table-cell>
          <table:table-cell table:style-name="ce12" table:formula="of:=[.E86]-[.K86]" office:value-type="float" office:value="184.45" calcext:value-type="float">
            <text:p>184,45</text:p>
          </table:table-cell>
          <table:table-cell table:style-name="ce12" office:value-type="string" calcext:value-type="string">
            <text:p>м3-15</text:p>
          </table:table-cell>
          <table:table-cell table:style-name="ce12" office:value-type="string" calcext:value-type="string">
            <text:p>м3-16</text:p>
          </table:table-cell>
          <table:table-cell table:style-name="ce12" office:value-type="float" office:value="58.88" calcext:value-type="float">
            <text:p>58,88</text:p>
          </table:table-cell>
          <table:table-cell table:style-name="ce12" table:formula="of:=[.I86]*0.01" office:value-type="float" office:value="0.5888" calcext:value-type="float">
            <text:p>0,5888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86]-[.F86]" office:value-type="float" office:value="2.05000000000001" calcext:value-type="float">
            <text:p>2,05</text:p>
          </table:table-cell>
          <table:table-cell table:style-name="ce28" table:formula="of:=[.F86]-[.F81]" office:value-type="float" office:value="-1.75" calcext:value-type="float">
            <text:p>-1,75</text:p>
          </table:table-cell>
          <table:table-cell table:number-columns-repeated="16371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7а</text:p>
          </table:table-cell>
          <table:table-cell table:number-columns-repeated="2" table:style-name="ce12" office:value-type="float" office:value="186.75" calcext:value-type="float">
            <text:p>186,75</text:p>
          </table:table-cell>
          <table:table-cell table:style-name="ce12" table:formula="of:=[.E87]-[.K87]" office:value-type="float" office:value="184.75" calcext:value-type="float">
            <text:p>184,7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87]-[.F87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7б</text:p>
          </table:table-cell>
          <table:table-cell table:number-columns-repeated="2" table:style-name="ce12" office:value-type="float" office:value="186.5" calcext:value-type="float">
            <text:p>186,5</text:p>
          </table:table-cell>
          <table:table-cell table:style-name="ce12" table:formula="of:=[.E88]-[.K88]" office:value-type="float" office:value="184.5" calcext:value-type="float">
            <text:p>184,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88]-[.F88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7</text:p>
          </table:table-cell>
          <table:table-cell table:style-name="ce12" office:value-type="float" office:value="186.5" calcext:value-type="float">
            <text:p>186,5</text:p>
          </table:table-cell>
          <table:table-cell table:style-name="ce12" office:value-type="float" office:value="185.92" calcext:value-type="float">
            <text:p>185,92</text:p>
          </table:table-cell>
          <table:table-cell table:style-name="ce12" table:formula="of:=[.E89]-[.K89]" office:value-type="float" office:value="183.92" calcext:value-type="float">
            <text:p>183,92</text:p>
          </table:table-cell>
          <table:table-cell table:style-name="ce12" office:value-type="string" calcext:value-type="string">
            <text:p>м3-17а</text:p>
          </table:table-cell>
          <table:table-cell table:style-name="ce12" office:value-type="string" calcext:value-type="string">
            <text:p>м3-17</text:p>
          </table:table-cell>
          <table:table-cell table:style-name="ce12" office:value-type="float" office:value="13.74" calcext:value-type="float">
            <text:p>13,74</text:p>
          </table:table-cell>
          <table:table-cell table:style-name="ce12" table:formula="of:=[.I89]*0.01" office:value-type="float" office:value="0.1374" calcext:value-type="float">
            <text:p>0,1374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89]-[.F89]" office:value-type="float" office:value="2.58000000000001" calcext:value-type="float">
            <text:p>2,58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7</text:p>
          </table:table-cell>
          <table:table-cell table:style-name="ce12" office:value-type="float" office:value="186.5" calcext:value-type="float">
            <text:p>186,5</text:p>
          </table:table-cell>
          <table:table-cell table:style-name="ce12" office:value-type="float" office:value="185.92" calcext:value-type="float">
            <text:p>185,92</text:p>
          </table:table-cell>
          <table:table-cell table:style-name="ce12" table:formula="of:=[.E90]-[.K90]" office:value-type="float" office:value="183.92" calcext:value-type="float">
            <text:p>183,92</text:p>
          </table:table-cell>
          <table:table-cell table:style-name="ce12" office:value-type="string" calcext:value-type="string">
            <text:p>м3-17б</text:p>
          </table:table-cell>
          <table:table-cell table:style-name="ce12" office:value-type="string" calcext:value-type="string">
            <text:p>м3-17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I90]*0.01" office:value-type="float" office:value="0.05" calcext:value-type="float">
            <text:p>0,0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90]-[.F90]" office:value-type="float" office:value="2.58000000000001" calcext:value-type="float">
            <text:p>2,58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7</text:p>
          </table:table-cell>
          <table:table-cell table:style-name="ce12" office:value-type="float" office:value="186.5" calcext:value-type="float">
            <text:p>186,5</text:p>
          </table:table-cell>
          <table:table-cell table:style-name="ce12" office:value-type="float" office:value="185.92" calcext:value-type="float">
            <text:p>185,92</text:p>
          </table:table-cell>
          <table:table-cell table:style-name="ce12" table:formula="of:=[.E91]-[.K91]" office:value-type="float" office:value="183.92" calcext:value-type="float">
            <text:p>183,92</text:p>
          </table:table-cell>
          <table:table-cell table:style-name="ce12" office:value-type="string" calcext:value-type="string">
            <text:p>м3-16</text:p>
          </table:table-cell>
          <table:table-cell table:style-name="ce12" office:value-type="string" calcext:value-type="string">
            <text:p>м3-17</text:p>
          </table:table-cell>
          <table:table-cell table:style-name="ce12" office:value-type="float" office:value="53.24" calcext:value-type="float">
            <text:p>53,24</text:p>
          </table:table-cell>
          <table:table-cell table:style-name="ce12" table:formula="of:=[.I91]*0.01" office:value-type="float" office:value="0.5324" calcext:value-type="float">
            <text:p>0,5324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91]-[.F91]" office:value-type="float" office:value="2.58000000000001" calcext:value-type="float">
            <text:p>2,58</text:p>
          </table:table-cell>
          <table:table-cell table:style-name="ce28" table:formula="of:=[.E91]-[.E86]" office:value-type="float" office:value="-0.530000000000001" calcext:value-type="float">
            <text:p>-0,530000000000001</text:p>
          </table:table-cell>
          <table:table-cell table:number-columns-repeated="16371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8а</text:p>
          </table:table-cell>
          <table:table-cell table:number-columns-repeated="2" table:style-name="ce12" office:value-type="float" office:value="181.75" calcext:value-type="float">
            <text:p>181,75</text:p>
          </table:table-cell>
          <table:table-cell table:style-name="ce12" table:formula="of:=[.E92]-[.K92]" office:value-type="float" office:value="179.75" calcext:value-type="float">
            <text:p>179,7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92]-[.F92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8б</text:p>
          </table:table-cell>
          <table:table-cell table:number-columns-repeated="2" table:style-name="ce12" office:value-type="float" office:value="181.5" calcext:value-type="float">
            <text:p>181,5</text:p>
          </table:table-cell>
          <table:table-cell table:style-name="ce12" table:formula="of:=[.E93]-[.K93]" office:value-type="float" office:value="179.5" calcext:value-type="float">
            <text:p>179,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93]-[.F93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8</text:p>
          </table:table-cell>
          <table:table-cell table:style-name="ce12" office:value-type="float" office:value="181.5" calcext:value-type="float">
            <text:p>181,5</text:p>
          </table:table-cell>
          <table:table-cell table:style-name="ce12" office:value-type="float" office:value="181.45" calcext:value-type="float">
            <text:p>181,45</text:p>
          </table:table-cell>
          <table:table-cell table:style-name="ce12" table:formula="of:=[.E94]-[.K94]" office:value-type="float" office:value="179.45" calcext:value-type="float">
            <text:p>179,45</text:p>
          </table:table-cell>
          <table:table-cell table:style-name="ce12" office:value-type="string" calcext:value-type="string">
            <text:p>м3-18а</text:p>
          </table:table-cell>
          <table:table-cell table:style-name="ce12" office:value-type="string" calcext:value-type="string">
            <text:p>м3-18</text:p>
          </table:table-cell>
          <table:table-cell table:style-name="ce12" office:value-type="float" office:value="13.71" calcext:value-type="float">
            <text:p>13,71</text:p>
          </table:table-cell>
          <table:table-cell table:style-name="ce12" table:formula="of:=[.I94]*0.01" office:value-type="float" office:value="0.1371" calcext:value-type="float">
            <text:p>0,1371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94]-[.F94]" office:value-type="float" office:value="2.05000000000001" calcext:value-type="float">
            <text:p>2,05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1" office:value-type="string" calcext:value-type="string" table:number-columns-spanned="12" table:number-rows-spanned="1">
            <text:p>Таблица 10.3. Перечень линейных объектов системы канализации (Территория 5, 8)</text:p>
          </table:table-cell>
          <table:covered-table-cell table:style-name="ce5"/>
          <table:covered-table-cell table:style-name="ce10"/>
          <table:covered-table-cell table:number-columns-repeated="5" table:style-name="ce14"/>
          <table:covered-table-cell table:number-columns-repeated="4" table:style-name="ce10"/>
          <table:table-cell table:style-name="ce28"/>
          <table:table-cell table:number-columns-repeated="16371"/>
        </table:table-row>
        <table:table-row table:style-name="ro1">
          <table:table-cell table:style-name="ce2" office:value-type="string" calcext:value-type="string" table:number-columns-spanned="1" table:number-rows-spanned="2">
            <text:p>№ п/п</text:p>
          </table:table-cell>
          <table:table-cell table:style-name="ce2" office:value-type="string" calcext:value-type="string" table:number-columns-spanned="1" table:number-rows-spanned="2">
            <text:p>Тип</text:p>
          </table:table-cell>
          <table:table-cell table:style-name="ce11" office:value-type="string" calcext:value-type="string" table:number-columns-spanned="1" table:number-rows-spanned="2">
            <text:p>Наименование колодца</text:p>
          </table:table-cell>
          <table:table-cell table:style-name="ce2" office:value-type="string" calcext:value-type="string" table:number-columns-spanned="3" table:number-rows-spanned="1">
            <text:p>Отметки, м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Наименование колодца</text:p>
          </table:table-cell>
          <table:covered-table-cell table:style-name="ce2"/>
          <table:table-cell table:style-name="ce11" office:value-type="string" calcext:value-type="string" table:number-columns-spanned="1" table:number-rows-spanned="2">
            <text:p>расстояние между колодцами, м</text:p>
          </table:table-cell>
          <table:table-cell table:style-name="ce11" office:value-type="string" calcext:value-type="string" table:number-columns-spanned="1" table:number-rows-spanned="2">
            <text:p>Перепад высоты, м</text:p>
          </table:table-cell>
          <table:table-cell table:style-name="ce11" office:value-type="string" calcext:value-type="string" table:number-columns-spanned="1" table:number-rows-spanned="2">
            <text:p>глубина колодца прогнозная, м</text:p>
          </table:table-cell>
          <table:table-cell table:style-name="ce11" office:value-type="string" calcext:value-type="string" table:number-columns-spanned="1" table:number-rows-spanned="2">
            <text:p>глубина колодца расчетная, м</text:p>
          </table:table-cell>
          <table:table-cell table:style-name="ce28"/>
          <table:table-cell table:number-columns-repeated="16371"/>
        </table:table-row>
        <table:table-row table:style-name="ro2">
          <table:covered-table-cell table:number-columns-repeated="3" table:style-name="ce2"/>
          <table:table-cell table:style-name="ce2" office:value-type="string" calcext:value-type="string">
            <text:p>рельеф</text:p>
          </table:table-cell>
          <table:table-cell table:style-name="ce11" office:value-type="string" calcext:value-type="string">
            <text:p>расчетная уклон</text:p>
          </table:table-cell>
          <table:table-cell table:style-name="ce11" office:value-type="string" calcext:value-type="string">
            <text:p>глубина колодца</text:p>
          </table:table-cell>
          <table:table-cell table:style-name="ce2" office:value-type="string" calcext:value-type="string">
            <text:p>начало</text:p>
          </table:table-cell>
          <table:table-cell table:style-name="ce2" office:value-type="string" calcext:value-type="string">
            <text:p>конец</text:p>
          </table:table-cell>
          <table:covered-table-cell table:number-columns-repeated="4" table:style-name="ce11"/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8</text:p>
          </table:table-cell>
          <table:table-cell table:style-name="ce12" office:value-type="float" office:value="181.5" calcext:value-type="float">
            <text:p>181,5</text:p>
          </table:table-cell>
          <table:table-cell table:style-name="ce12" table:formula="of:=[.E93]-[.J98]" office:value-type="float" office:value="181.45" calcext:value-type="float">
            <text:p>181,45</text:p>
          </table:table-cell>
          <table:table-cell table:style-name="ce12" table:formula="of:=[.E98]-[.K98]" office:value-type="float" office:value="179.45" calcext:value-type="float">
            <text:p>179,45</text:p>
          </table:table-cell>
          <table:table-cell table:style-name="ce12" office:value-type="string" calcext:value-type="string">
            <text:p>м3-18б</text:p>
          </table:table-cell>
          <table:table-cell table:style-name="ce12" office:value-type="string" calcext:value-type="string">
            <text:p>м3-18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I98]*0.01" office:value-type="float" office:value="0.05" calcext:value-type="float">
            <text:p>0,0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98]-[.F98]" office:value-type="float" office:value="2.05000000000001" calcext:value-type="float">
            <text:p>2,05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8</text:p>
          </table:table-cell>
          <table:table-cell table:style-name="ce12" office:value-type="float" office:value="181.5" calcext:value-type="float">
            <text:p>181,5</text:p>
          </table:table-cell>
          <table:table-cell table:style-name="ce12" office:value-type="float" office:value="181.45" calcext:value-type="float">
            <text:p>181,45</text:p>
          </table:table-cell>
          <table:table-cell table:style-name="ce12" table:formula="of:=[.E99]-[.K99]" office:value-type="float" office:value="179.45" calcext:value-type="float">
            <text:p>179,45</text:p>
          </table:table-cell>
          <table:table-cell table:style-name="ce12" office:value-type="string" calcext:value-type="string">
            <text:p>м3-17</text:p>
          </table:table-cell>
          <table:table-cell table:style-name="ce12" office:value-type="string" calcext:value-type="string">
            <text:p>м3-18</text:p>
          </table:table-cell>
          <table:table-cell table:style-name="ce12" office:value-type="float" office:value="58.88" calcext:value-type="float">
            <text:p>58,88</text:p>
          </table:table-cell>
          <table:table-cell table:style-name="ce12" table:formula="of:=[.I99]*0.01" office:value-type="float" office:value="0.5888" calcext:value-type="float">
            <text:p>0,5888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99]-[.F99]" office:value-type="float" office:value="2.05000000000001" calcext:value-type="float">
            <text:p>2,05</text:p>
          </table:table-cell>
          <table:table-cell table:style-name="ce28" table:formula="of:=[.F99]-[.F91]" office:value-type="float" office:value="-4.47" calcext:value-type="float">
            <text:p>-4,47</text:p>
          </table:table-cell>
          <table:table-cell table:number-columns-repeated="16371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9а</text:p>
          </table:table-cell>
          <table:table-cell table:number-columns-repeated="2" table:style-name="ce12" office:value-type="float" office:value="179" calcext:value-type="float">
            <text:p>179</text:p>
          </table:table-cell>
          <table:table-cell table:style-name="ce12" table:formula="of:=[.E100]-[.K100]" office:value-type="float" office:value="177" calcext:value-type="float">
            <text:p>177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100]-[.F100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9б</text:p>
          </table:table-cell>
          <table:table-cell table:number-columns-repeated="2" table:style-name="ce12" office:value-type="float" office:value="179" calcext:value-type="float">
            <text:p>179</text:p>
          </table:table-cell>
          <table:table-cell table:style-name="ce12" table:formula="of:=[.E101]-[.K101]" office:value-type="float" office:value="177" calcext:value-type="float">
            <text:p>177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101]-[.F101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9</text:p>
          </table:table-cell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178.86" calcext:value-type="float">
            <text:p>178,86</text:p>
          </table:table-cell>
          <table:table-cell table:style-name="ce12" table:formula="of:=[.E102]-[.K102]" office:value-type="float" office:value="176.86" calcext:value-type="float">
            <text:p>176,86</text:p>
          </table:table-cell>
          <table:table-cell table:style-name="ce12" office:value-type="string" calcext:value-type="string">
            <text:p>м3-19а</text:p>
          </table:table-cell>
          <table:table-cell table:style-name="ce12" office:value-type="string" calcext:value-type="string">
            <text:p>м3-19</text:p>
          </table:table-cell>
          <table:table-cell table:style-name="ce12" office:value-type="float" office:value="13.74" calcext:value-type="float">
            <text:p>13,74</text:p>
          </table:table-cell>
          <table:table-cell table:style-name="ce12" table:formula="of:=[.I102]*0.01" office:value-type="float" office:value="0.1374" calcext:value-type="float">
            <text:p>0,1374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02]-[.F102]" office:value-type="float" office:value="2.13999999999999" calcext:value-type="float">
            <text:p>2,14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9</text:p>
          </table:table-cell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178.86" calcext:value-type="float">
            <text:p>178,86</text:p>
          </table:table-cell>
          <table:table-cell table:style-name="ce12" table:formula="of:=[.E103]-[.K103]" office:value-type="float" office:value="176.86" calcext:value-type="float">
            <text:p>176,86</text:p>
          </table:table-cell>
          <table:table-cell table:style-name="ce12" office:value-type="string" calcext:value-type="string">
            <text:p>м3-19б</text:p>
          </table:table-cell>
          <table:table-cell table:style-name="ce12" office:value-type="string" calcext:value-type="string">
            <text:p>м3-19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I103]*0.01" office:value-type="float" office:value="0.05" calcext:value-type="float">
            <text:p>0,0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03]-[.F103]" office:value-type="float" office:value="2.13999999999999" calcext:value-type="float">
            <text:p>2,14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19</text:p>
          </table:table-cell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178.86" calcext:value-type="float">
            <text:p>178,86</text:p>
          </table:table-cell>
          <table:table-cell table:style-name="ce12" table:formula="of:=[.E104]-[.K104]" office:value-type="float" office:value="176.86" calcext:value-type="float">
            <text:p>176,86</text:p>
          </table:table-cell>
          <table:table-cell table:style-name="ce12" office:value-type="string" calcext:value-type="string">
            <text:p>м3-18</text:p>
          </table:table-cell>
          <table:table-cell table:style-name="ce12" office:value-type="string" calcext:value-type="string">
            <text:p>м3-19</text:p>
          </table:table-cell>
          <table:table-cell table:style-name="ce12" office:value-type="float" office:value="53.24" calcext:value-type="float">
            <text:p>53,24</text:p>
          </table:table-cell>
          <table:table-cell table:style-name="ce12" table:formula="of:=[.I104]*0.01" office:value-type="float" office:value="0.5324" calcext:value-type="float">
            <text:p>0,5324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04]-[.F104]" office:value-type="float" office:value="2.13999999999999" calcext:value-type="float">
            <text:p>2,14</text:p>
          </table:table-cell>
          <table:table-cell table:style-name="ce28" table:formula="of:=[.F104]-[.F99]" office:value-type="float" office:value="-2.58999999999998" calcext:value-type="float">
            <text:p>-2,58999999999998</text:p>
          </table:table-cell>
          <table:table-cell table:number-columns-repeated="16371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0а</text:p>
          </table:table-cell>
          <table:table-cell table:number-columns-repeated="2" table:style-name="ce12" office:value-type="float" office:value="176" calcext:value-type="float">
            <text:p>176</text:p>
          </table:table-cell>
          <table:table-cell table:style-name="ce12" table:formula="of:=[.E105]-[.K105]" office:value-type="float" office:value="174" calcext:value-type="float">
            <text:p>174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105]-[.F105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0б</text:p>
          </table:table-cell>
          <table:table-cell table:number-columns-repeated="2" table:style-name="ce12" office:value-type="float" office:value="176" calcext:value-type="float">
            <text:p>176</text:p>
          </table:table-cell>
          <table:table-cell table:style-name="ce12" table:formula="of:=[.E106]-[.K106]" office:value-type="float" office:value="174" calcext:value-type="float">
            <text:p>174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106]-[.F106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0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float" office:value="175.86" calcext:value-type="float">
            <text:p>175,86</text:p>
          </table:table-cell>
          <table:table-cell table:style-name="ce12" table:formula="of:=[.E107]-[.K107]" office:value-type="float" office:value="173.86" calcext:value-type="float">
            <text:p>173,86</text:p>
          </table:table-cell>
          <table:table-cell table:style-name="ce12" office:value-type="string" calcext:value-type="string">
            <text:p>м3-20а</text:p>
          </table:table-cell>
          <table:table-cell table:style-name="ce12" office:value-type="string" calcext:value-type="string">
            <text:p>м3-20</text:p>
          </table:table-cell>
          <table:table-cell table:style-name="ce12" office:value-type="float" office:value="13.71" calcext:value-type="float">
            <text:p>13,71</text:p>
          </table:table-cell>
          <table:table-cell table:style-name="ce12" table:formula="of:=[.I107]*0.01" office:value-type="float" office:value="0.1371" calcext:value-type="float">
            <text:p>0,1371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07]-[.F107]" office:value-type="float" office:value="2.13999999999999" calcext:value-type="float">
            <text:p>2,14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0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float" office:value="175.86" calcext:value-type="float">
            <text:p>175,86</text:p>
          </table:table-cell>
          <table:table-cell table:style-name="ce12" table:formula="of:=[.E108]-[.K108]" office:value-type="float" office:value="173.86" calcext:value-type="float">
            <text:p>173,86</text:p>
          </table:table-cell>
          <table:table-cell table:style-name="ce12" office:value-type="string" calcext:value-type="string">
            <text:p>м3-20б</text:p>
          </table:table-cell>
          <table:table-cell table:style-name="ce12" office:value-type="string" calcext:value-type="string">
            <text:p>м3-20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I108]*0.01" office:value-type="float" office:value="0.05" calcext:value-type="float">
            <text:p>0,0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08]-[.F108]" office:value-type="float" office:value="2.13999999999999" calcext:value-type="float">
            <text:p>2,14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0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float" office:value="175.86" calcext:value-type="float">
            <text:p>175,86</text:p>
          </table:table-cell>
          <table:table-cell table:style-name="ce12" table:formula="of:=[.E109]-[.K109]" office:value-type="float" office:value="173.86" calcext:value-type="float">
            <text:p>173,86</text:p>
          </table:table-cell>
          <table:table-cell table:style-name="ce12" office:value-type="string" calcext:value-type="string">
            <text:p>м3-19</text:p>
          </table:table-cell>
          <table:table-cell table:style-name="ce12" office:value-type="string" calcext:value-type="string">
            <text:p>м3-20</text:p>
          </table:table-cell>
          <table:table-cell table:style-name="ce12" office:value-type="float" office:value="58.88" calcext:value-type="float">
            <text:p>58,88</text:p>
          </table:table-cell>
          <table:table-cell table:style-name="ce12" table:formula="of:=[.I109]*0.01" office:value-type="float" office:value="0.5888" calcext:value-type="float">
            <text:p>0,5888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09]-[.F109]" office:value-type="float" office:value="2.13999999999999" calcext:value-type="float">
            <text:p>2,14</text:p>
          </table:table-cell>
          <table:table-cell table:style-name="ce28" table:formula="of:=[.F109]-[.F104]" office:value-type="float" office:value="-3" calcext:value-type="float">
            <text:p>-3</text:p>
          </table:table-cell>
          <table:table-cell table:number-columns-repeated="16371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1а</text:p>
          </table:table-cell>
          <table:table-cell table:number-columns-repeated="2" table:style-name="ce12" office:value-type="float" office:value="173" calcext:value-type="float">
            <text:p>173</text:p>
          </table:table-cell>
          <table:table-cell table:style-name="ce12" table:formula="of:=[.E110]-[.K110]" office:value-type="float" office:value="171" calcext:value-type="float">
            <text:p>171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110]-[.F110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1б</text:p>
          </table:table-cell>
          <table:table-cell table:number-columns-repeated="2" table:style-name="ce12" office:value-type="float" office:value="173" calcext:value-type="float">
            <text:p>173</text:p>
          </table:table-cell>
          <table:table-cell table:style-name="ce12" table:formula="of:=[.E111]-[.K111]" office:value-type="float" office:value="171" calcext:value-type="float">
            <text:p>171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111]-[.F111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1</text:p>
          </table:table-cell>
          <table:table-cell table:style-name="ce12" office:value-type="float" office:value="173" calcext:value-type="float">
            <text:p>173</text:p>
          </table:table-cell>
          <table:table-cell table:style-name="ce12" office:value-type="float" office:value="172.86" calcext:value-type="float">
            <text:p>172,86</text:p>
          </table:table-cell>
          <table:table-cell table:style-name="ce12" table:formula="of:=[.E112]-[.K112]" office:value-type="float" office:value="170.86" calcext:value-type="float">
            <text:p>170,86</text:p>
          </table:table-cell>
          <table:table-cell table:style-name="ce12" office:value-type="string" calcext:value-type="string">
            <text:p>м3-21а</text:p>
          </table:table-cell>
          <table:table-cell table:style-name="ce12" office:value-type="string" calcext:value-type="string">
            <text:p>м3-21</text:p>
          </table:table-cell>
          <table:table-cell table:style-name="ce12" office:value-type="float" office:value="13.73" calcext:value-type="float">
            <text:p>13,73</text:p>
          </table:table-cell>
          <table:table-cell table:style-name="ce12" table:formula="of:=[.I112]*0.01" office:value-type="float" office:value="0.1373" calcext:value-type="float">
            <text:p>0,1373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12]-[.F112]" office:value-type="float" office:value="2.13999999999999" calcext:value-type="float">
            <text:p>2,14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1</text:p>
          </table:table-cell>
          <table:table-cell table:style-name="ce12" office:value-type="float" office:value="173" calcext:value-type="float">
            <text:p>173</text:p>
          </table:table-cell>
          <table:table-cell table:style-name="ce12" office:value-type="float" office:value="172.86" calcext:value-type="float">
            <text:p>172,86</text:p>
          </table:table-cell>
          <table:table-cell table:style-name="ce12" table:formula="of:=[.E113]-[.K113]" office:value-type="float" office:value="170.86" calcext:value-type="float">
            <text:p>170,86</text:p>
          </table:table-cell>
          <table:table-cell table:style-name="ce12" office:value-type="string" calcext:value-type="string">
            <text:p>м3-21б</text:p>
          </table:table-cell>
          <table:table-cell table:style-name="ce12" office:value-type="string" calcext:value-type="string">
            <text:p>м3-21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I113]*0.01" office:value-type="float" office:value="0.05" calcext:value-type="float">
            <text:p>0,0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13]-[.F113]" office:value-type="float" office:value="2.13999999999999" calcext:value-type="float">
            <text:p>2,14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1</text:p>
          </table:table-cell>
          <table:table-cell table:style-name="ce12" office:value-type="float" office:value="173" calcext:value-type="float">
            <text:p>173</text:p>
          </table:table-cell>
          <table:table-cell table:style-name="ce12" office:value-type="float" office:value="172.86" calcext:value-type="float">
            <text:p>172,86</text:p>
          </table:table-cell>
          <table:table-cell table:style-name="ce12" table:formula="of:=[.E114]-[.K114]" office:value-type="float" office:value="170.86" calcext:value-type="float">
            <text:p>170,86</text:p>
          </table:table-cell>
          <table:table-cell table:style-name="ce12" office:value-type="string" calcext:value-type="string">
            <text:p>м3-20</text:p>
          </table:table-cell>
          <table:table-cell table:style-name="ce12" office:value-type="string" calcext:value-type="string">
            <text:p>м3-21</text:p>
          </table:table-cell>
          <table:table-cell table:style-name="ce12" office:value-type="float" office:value="53.18" calcext:value-type="float">
            <text:p>53,18</text:p>
          </table:table-cell>
          <table:table-cell table:style-name="ce12" table:formula="of:=[.I114]*0.01" office:value-type="float" office:value="0.5318" calcext:value-type="float">
            <text:p>0,5318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14]-[.F114]" office:value-type="float" office:value="2.13999999999999" calcext:value-type="float">
            <text:p>2,14</text:p>
          </table:table-cell>
          <table:table-cell table:style-name="ce28" table:formula="of:=[.F114]-[.F109]" office:value-type="float" office:value="-3" calcext:value-type="float">
            <text:p>-3</text:p>
          </table:table-cell>
          <table:table-cell table:number-columns-repeated="16371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40" office:value-type="string" calcext:value-type="string">
            <text:p>коллектор</text:p>
          </table:table-cell>
          <table:table-cell table:style-name="ce12" office:value-type="string" calcext:value-type="string">
            <text:p>м3-нс3</text:p>
          </table:table-cell>
          <table:table-cell table:style-name="ce12" office:value-type="float" office:value="172.75" calcext:value-type="float">
            <text:p>172,75</text:p>
          </table:table-cell>
          <table:table-cell table:style-name="ce12" office:value-type="float" office:value="169.22" calcext:value-type="float">
            <text:p>169,22</text:p>
          </table:table-cell>
          <table:table-cell table:style-name="ce12" table:formula="of:=[.E115]-[.K115]" office:value-type="float" office:value="167.22" calcext:value-type="float">
            <text:p>167,22</text:p>
          </table:table-cell>
          <table:table-cell table:style-name="ce12" office:value-type="string" calcext:value-type="string">
            <text:p>м3-21</text:p>
          </table:table-cell>
          <table:table-cell table:style-name="ce12" office:value-type="string" calcext:value-type="string">
            <text:p>м3-нс3</text:p>
          </table:table-cell>
          <table:table-cell table:style-name="ce12" office:value-type="float" office:value="29.31" calcext:value-type="float">
            <text:p>29,31</text:p>
          </table:table-cell>
          <table:table-cell table:style-name="ce12" table:formula="of:=[.I115]*0.01" office:value-type="float" office:value="0.2931" calcext:value-type="float">
            <text:p>0,2931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15]-[.F115]" office:value-type="float" office:value="5.53" calcext:value-type="float">
            <text:p>5,53</text:p>
          </table:table-cell>
          <table:table-cell table:style-name="ce28" table:formula="of:=[.F115]-[.F114]" office:value-type="float" office:value="-3.64000000000002" calcext:value-type="float">
            <text:p>-3,64000000000002</text:p>
          </table:table-cell>
          <table:table-cell table:number-columns-repeated="16371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40" office:value-type="string" calcext:value-type="string">
            <text:p>коллектор</text:p>
          </table:table-cell>
          <table:table-cell table:style-name="ce12" office:value-type="string" calcext:value-type="string">
            <text:p>м3-нс3</text:p>
          </table:table-cell>
          <table:table-cell table:style-name="ce12" office:value-type="float" office:value="172.75" calcext:value-type="float">
            <text:p>172,75</text:p>
          </table:table-cell>
          <table:table-cell table:style-name="ce12" office:value-type="float" office:value="169.22" calcext:value-type="float">
            <text:p>169,22</text:p>
          </table:table-cell>
          <table:table-cell table:style-name="ce12" table:formula="of:=[.E116]-[.K116]" office:value-type="float" office:value="167.22" calcext:value-type="float">
            <text:p>167,22</text:p>
          </table:table-cell>
          <table:table-cell table:style-name="ce12" office:value-type="string" calcext:value-type="string">
            <text:p>м3-нс3</text:p>
          </table:table-cell>
          <table:table-cell table:style-name="ce12" office:value-type="string" calcext:value-type="string">
            <text:p>м3-нс</text:p>
          </table:table-cell>
          <table:table-cell table:style-name="ce12" office:value-type="float" office:value="202.42" calcext:value-type="float">
            <text:p>202,42</text:p>
          </table:table-cell>
          <table:table-cell table:style-name="ce12" table:formula="of:=[.I116]*0.01" office:value-type="float" office:value="2.0242" calcext:value-type="float">
            <text:p>2,0242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16]-[.F116]" office:value-type="float" office:value="5.53" calcext:value-type="float">
            <text:p>5,53</text:p>
          </table:table-cell>
          <table:table-cell table:style-name="ce28" table:formula="of:=[.F116]-[.F62]" office:value-type="float" office:value="4.90000000000001" calcext:value-type="float">
            <text:p>4,90000000000001</text:p>
          </table:table-cell>
          <table:table-cell table:number-columns-repeated="16371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40" office:value-type="string" calcext:value-type="string">
            <text:p>коллектор</text:p>
          </table:table-cell>
          <table:table-cell table:style-name="ce12" office:value-type="string" calcext:value-type="string">
            <text:p>м3-нс3</text:p>
          </table:table-cell>
          <table:table-cell table:style-name="ce12" office:value-type="float" office:value="172.75" calcext:value-type="float">
            <text:p>172,75</text:p>
          </table:table-cell>
          <table:table-cell table:style-name="ce12" office:value-type="float" office:value="169.22" calcext:value-type="float">
            <text:p>169,22</text:p>
          </table:table-cell>
          <table:table-cell table:style-name="ce12" table:formula="of:=[.E117]-[.K117]" office:value-type="float" office:value="167.22" calcext:value-type="float">
            <text:p>167,22</text:p>
          </table:table-cell>
          <table:table-cell table:style-name="ce12" office:value-type="string" calcext:value-type="string">
            <text:p>м3-22</text:p>
          </table:table-cell>
          <table:table-cell table:style-name="ce12" office:value-type="string" calcext:value-type="string">
            <text:p>м3-нс3</text:p>
          </table:table-cell>
          <table:table-cell table:style-name="ce12" office:value-type="float" office:value="29.62" calcext:value-type="float">
            <text:p>29,62</text:p>
          </table:table-cell>
          <table:table-cell table:style-name="ce12" table:formula="of:=[.I117]*0.01" office:value-type="float" office:value="0.2962" calcext:value-type="float">
            <text:p>0,2962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17]-[.F117]" office:value-type="float" office:value="5.53" calcext:value-type="float">
            <text:p>5,53</text:p>
          </table:table-cell>
          <table:table-cell table:style-name="ce28" table:formula="of:=[.F117]-[.F118]" office:value-type="float" office:value="-0.300000000000011" calcext:value-type="float">
            <text:p>-0,300000000000011</text:p>
          </table:table-cell>
          <table:table-cell table:number-columns-repeated="16371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2</text:p>
          </table:table-cell>
          <table:table-cell table:style-name="ce12" office:value-type="float" office:value="168.5" calcext:value-type="float">
            <text:p>168,5</text:p>
          </table:table-cell>
          <table:table-cell table:style-name="ce12" office:value-type="float" office:value="169.52" calcext:value-type="float">
            <text:p>169,52</text:p>
          </table:table-cell>
          <table:table-cell table:style-name="ce12" table:formula="of:=[.E118]-[.K118]" office:value-type="float" office:value="167.52" calcext:value-type="float">
            <text:p>167,52</text:p>
          </table:table-cell>
          <table:table-cell table:style-name="ce12" office:value-type="string" calcext:value-type="string">
            <text:p>м3-22а</text:p>
          </table:table-cell>
          <table:table-cell table:style-name="ce12" office:value-type="string" calcext:value-type="string">
            <text:p>м3-22</text:p>
          </table:table-cell>
          <table:table-cell table:style-name="ce12" office:value-type="float" office:value="13.71" calcext:value-type="float">
            <text:p>13,71</text:p>
          </table:table-cell>
          <table:table-cell table:style-name="ce12" table:formula="of:=[.I118]*0.01" office:value-type="float" office:value="0.1371" calcext:value-type="float">
            <text:p>0,1371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18]-[.F118]" office:value-type="float" office:value="0.97999999999999" calcext:value-type="float">
            <text:p>0,98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2</text:p>
          </table:table-cell>
          <table:table-cell table:style-name="ce12" office:value-type="float" office:value="168.5" calcext:value-type="float">
            <text:p>168,5</text:p>
          </table:table-cell>
          <table:table-cell table:style-name="ce12" office:value-type="float" office:value="169.52" calcext:value-type="float">
            <text:p>169,52</text:p>
          </table:table-cell>
          <table:table-cell table:style-name="ce12" table:formula="of:=[.E119]-[.K119]" office:value-type="float" office:value="167.52" calcext:value-type="float">
            <text:p>167,52</text:p>
          </table:table-cell>
          <table:table-cell table:style-name="ce12" office:value-type="string" calcext:value-type="string">
            <text:p>м3-22б</text:p>
          </table:table-cell>
          <table:table-cell table:style-name="ce12" office:value-type="string" calcext:value-type="string">
            <text:p>м3-2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I119]*0.01" office:value-type="float" office:value="0.05" calcext:value-type="float">
            <text:p>0,05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19]-[.F119]" office:value-type="float" office:value="0.97999999999999" calcext:value-type="float">
            <text:p>0,98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2а</text:p>
          </table:table-cell>
          <table:table-cell table:number-columns-repeated="2" table:style-name="ce12" office:value-type="float" office:value="168.5" calcext:value-type="float">
            <text:p>168,5</text:p>
          </table:table-cell>
          <table:table-cell table:style-name="ce12" table:formula="of:=[.E120]-[.K120]" office:value-type="float" office:value="166.5" calcext:value-type="float">
            <text:p>166,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120]-[.F120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2б</text:p>
          </table:table-cell>
          <table:table-cell table:number-columns-repeated="2" table:style-name="ce12" office:value-type="float" office:value="168.5" calcext:value-type="float">
            <text:p>168,5</text:p>
          </table:table-cell>
          <table:table-cell table:style-name="ce12" table:formula="of:=[.E121]-[.K121]" office:value-type="float" office:value="166.5" calcext:value-type="float">
            <text:p>166,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121]-[.F121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3а</text:p>
          </table:table-cell>
          <table:table-cell table:number-columns-repeated="2" table:style-name="ce12" office:value-type="float" office:value="198.25" calcext:value-type="float">
            <text:p>198,25</text:p>
          </table:table-cell>
          <table:table-cell table:style-name="ce12" table:formula="of:=[.E122]-[.K122]" office:value-type="float" office:value="196.25" calcext:value-type="float">
            <text:p>196,2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122]-[.F122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3</text:p>
          </table:table-cell>
          <table:table-cell table:style-name="ce12" office:value-type="float" office:value="198.5" calcext:value-type="float">
            <text:p>198,5</text:p>
          </table:table-cell>
          <table:table-cell table:style-name="ce12" table:formula="of:=[.E122]-[.J123]" office:value-type="float" office:value="198.1432" calcext:value-type="float">
            <text:p>198,1432</text:p>
          </table:table-cell>
          <table:table-cell table:style-name="ce12" table:formula="of:=[.E123]-[.K123]" office:value-type="float" office:value="196.1432" calcext:value-type="float">
            <text:p>196,1432</text:p>
          </table:table-cell>
          <table:table-cell table:style-name="ce12" office:value-type="string" calcext:value-type="string">
            <text:p>м3-23а</text:p>
          </table:table-cell>
          <table:table-cell table:style-name="ce12" office:value-type="string" calcext:value-type="string">
            <text:p>М3-23</text:p>
          </table:table-cell>
          <table:table-cell table:style-name="ce12" office:value-type="float" office:value="10.68" calcext:value-type="float">
            <text:p>10,68</text:p>
          </table:table-cell>
          <table:table-cell table:style-name="ce12" table:formula="of:=[.I123]*0.01" office:value-type="float" office:value="0.1068" calcext:value-type="float">
            <text:p>0,1068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23]-[.F123]" office:value-type="float" office:value="2.35679999999999" calcext:value-type="float">
            <text:p>2,36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4а</text:p>
          </table:table-cell>
          <table:table-cell table:number-columns-repeated="2" table:style-name="ce12" office:value-type="float" office:value="195.25" calcext:value-type="float">
            <text:p>195,25</text:p>
          </table:table-cell>
          <table:table-cell table:style-name="ce12" table:formula="of:=[.E124]-[.K124]" office:value-type="float" office:value="193.25" calcext:value-type="float">
            <text:p>193,25</text:p>
          </table:table-cell>
          <table:table-cell table:style-name="ce3"/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8" table:formula="of:=[.D124]-[.F124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4</text:p>
          </table:table-cell>
          <table:table-cell table:style-name="ce12" office:value-type="float" office:value="195.5" calcext:value-type="float">
            <text:p>195,5</text:p>
          </table:table-cell>
          <table:table-cell table:style-name="ce12" table:formula="of:=[.E124]-[.J125]" office:value-type="float" office:value="195.14" calcext:value-type="float">
            <text:p>195,14</text:p>
          </table:table-cell>
          <table:table-cell table:style-name="ce12" table:formula="of:=[.E125]-[.K125]" office:value-type="float" office:value="193.14" calcext:value-type="float">
            <text:p>193,14</text:p>
          </table:table-cell>
          <table:table-cell table:style-name="ce12" office:value-type="string" calcext:value-type="string">
            <text:p>м3-24а</text:p>
          </table:table-cell>
          <table:table-cell table:style-name="ce12" office:value-type="string" calcext:value-type="string">
            <text:p>М3-24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formula="of:=[.I125]*0.01" office:value-type="float" office:value="0.11" calcext:value-type="float">
            <text:p>0,11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25]-[.F125]" office:value-type="float" office:value="2.36000000000001" calcext:value-type="float">
            <text:p>2,36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4</text:p>
          </table:table-cell>
          <table:table-cell table:style-name="ce12" office:value-type="float" office:value="195.5" calcext:value-type="float">
            <text:p>195,5</text:p>
          </table:table-cell>
          <table:table-cell table:style-name="ce12" office:value-type="float" office:value="195.14" calcext:value-type="float">
            <text:p>195,14</text:p>
          </table:table-cell>
          <table:table-cell table:style-name="ce12" table:formula="of:=[.E126]-[.K126]" office:value-type="float" office:value="193.14" calcext:value-type="float">
            <text:p>193,14</text:p>
          </table:table-cell>
          <table:table-cell table:style-name="ce12" office:value-type="string" calcext:value-type="string">
            <text:p>М3-23</text:p>
          </table:table-cell>
          <table:table-cell table:style-name="ce12" office:value-type="string" calcext:value-type="string">
            <text:p>М3-24</text:p>
          </table:table-cell>
          <table:table-cell table:style-name="ce12" office:value-type="float" office:value="102.01" calcext:value-type="float">
            <text:p>102,01</text:p>
          </table:table-cell>
          <table:table-cell table:style-name="ce12" table:formula="of:=[.I126]*0.01" office:value-type="float" office:value="1.0201" calcext:value-type="float">
            <text:p>1,0201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26]-[.F126]" office:value-type="float" office:value="2.36000000000001" calcext:value-type="float">
            <text:p>2,36</text:p>
          </table:table-cell>
          <table:table-cell table:style-name="ce28" table:formula="of:=[.F126]-[.F123]" office:value-type="float" office:value="-3.00320000000002" calcext:value-type="float">
            <text:p>-3,00320000000002</text:p>
          </table:table-cell>
          <table:table-cell table:number-columns-repeated="16371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5</text:p>
          </table:table-cell>
          <table:table-cell table:style-name="ce12" office:value-type="float" office:value="194" calcext:value-type="float">
            <text:p>194</text:p>
          </table:table-cell>
          <table:table-cell table:style-name="ce12" table:formula="of:=[.E126]-[.J127]" office:value-type="float" office:value="194.7426" calcext:value-type="float">
            <text:p>194,7426</text:p>
          </table:table-cell>
          <table:table-cell table:style-name="ce12" table:formula="of:=[.E127]-[.K127]" office:value-type="float" office:value="192.7426" calcext:value-type="float">
            <text:p>192,7426</text:p>
          </table:table-cell>
          <table:table-cell table:style-name="ce12" office:value-type="string" calcext:value-type="string">
            <text:p>М3-24</text:p>
          </table:table-cell>
          <table:table-cell table:style-name="ce12" office:value-type="string" calcext:value-type="string">
            <text:p>М3-25</text:p>
          </table:table-cell>
          <table:table-cell table:style-name="ce12" office:value-type="float" office:value="39.74" calcext:value-type="float">
            <text:p>39,74</text:p>
          </table:table-cell>
          <table:table-cell table:style-name="ce12" table:formula="of:=[.I127]*0.01" office:value-type="float" office:value="0.3974" calcext:value-type="float">
            <text:p>0,3974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27]-[.F127]" office:value-type="float" office:value="1.25740000000002" calcext:value-type="float">
            <text:p>1,26</text:p>
          </table:table-cell>
          <table:table-cell table:style-name="ce28" table:formula="of:=[.F127]-[.F126]" office:value-type="float" office:value="-0.397400000000005" calcext:value-type="float">
            <text:p>-0,397400000000005</text:p>
          </table:table-cell>
          <table:table-cell table:number-columns-repeated="16371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6а</text:p>
          </table:table-cell>
          <table:table-cell table:number-columns-repeated="2" table:style-name="ce12" office:value-type="float" office:value="184.5" calcext:value-type="float">
            <text:p>184,5</text:p>
          </table:table-cell>
          <table:table-cell table:style-name="ce12" table:formula="of:=[.E128]-[.K128]" office:value-type="float" office:value="182.5" calcext:value-type="float">
            <text:p>182,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128]-[.F128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6</text:p>
          </table:table-cell>
          <table:table-cell table:style-name="ce12" office:value-type="float" office:value="183.5" calcext:value-type="float">
            <text:p>183,5</text:p>
          </table:table-cell>
          <table:table-cell table:style-name="ce12" office:value-type="float" office:value="183.98" calcext:value-type="float">
            <text:p>183,98</text:p>
          </table:table-cell>
          <table:table-cell table:style-name="ce12" table:formula="of:=[.E129]-[.K129]" office:value-type="float" office:value="181.98" calcext:value-type="float">
            <text:p>181,98</text:p>
          </table:table-cell>
          <table:table-cell table:style-name="ce12" office:value-type="string" calcext:value-type="string">
            <text:p>м3-26а</text:p>
          </table:table-cell>
          <table:table-cell table:style-name="ce12" office:value-type="string" calcext:value-type="string">
            <text:p>М3-26</text:p>
          </table:table-cell>
          <table:table-cell table:style-name="ce12" office:value-type="float" office:value="52.39" calcext:value-type="float">
            <text:p>52,39</text:p>
          </table:table-cell>
          <table:table-cell table:style-name="ce12" table:formula="of:=[.I129]*0.01" office:value-type="float" office:value="0.5239" calcext:value-type="float">
            <text:p>0,5239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29]-[.F129]" office:value-type="float" office:value="1.52000000000001" calcext:value-type="float">
            <text:p>1,52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6</text:p>
          </table:table-cell>
          <table:table-cell table:style-name="ce12" office:value-type="float" office:value="183.5" calcext:value-type="float">
            <text:p>183,5</text:p>
          </table:table-cell>
          <table:table-cell table:style-name="ce12" office:value-type="float" office:value="183.98" calcext:value-type="float">
            <text:p>183,98</text:p>
          </table:table-cell>
          <table:table-cell table:style-name="ce12" table:formula="of:=[.E130]-[.K130]" office:value-type="float" office:value="181.98" calcext:value-type="float">
            <text:p>181,98</text:p>
          </table:table-cell>
          <table:table-cell table:style-name="ce12" office:value-type="string" calcext:value-type="string">
            <text:p>М3-25</text:p>
          </table:table-cell>
          <table:table-cell table:style-name="ce12" office:value-type="string" calcext:value-type="string">
            <text:p>М3-26</text:p>
          </table:table-cell>
          <table:table-cell table:style-name="ce12" office:value-type="float" office:value="217.19" calcext:value-type="float">
            <text:p>217,19</text:p>
          </table:table-cell>
          <table:table-cell table:style-name="ce12" table:formula="of:=[.I130]*0.01" office:value-type="float" office:value="2.1719" calcext:value-type="float">
            <text:p>2,1719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30]-[.F130]" office:value-type="float" office:value="1.52000000000001" calcext:value-type="float">
            <text:p>1,52</text:p>
          </table:table-cell>
          <table:table-cell table:style-name="ce28" table:formula="of:=[.F130]-[.F127]" office:value-type="float" office:value="-10.7626" calcext:value-type="float">
            <text:p>-10,7626</text:p>
          </table:table-cell>
          <table:table-cell table:number-columns-repeated="16371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3-27</text:p>
          </table:table-cell>
          <table:table-cell table:style-name="ce12" office:value-type="float" office:value="179.5" calcext:value-type="float">
            <text:p>179,5</text:p>
          </table:table-cell>
          <table:table-cell table:style-name="ce12" table:formula="of:=[.E130]-[.J131]" office:value-type="float" office:value="179.7093" calcext:value-type="float">
            <text:p>179,7093</text:p>
          </table:table-cell>
          <table:table-cell table:style-name="ce12" table:formula="of:=[.E131]-[.K131]" office:value-type="float" office:value="177.7093" calcext:value-type="float">
            <text:p>177,7093</text:p>
          </table:table-cell>
          <table:table-cell table:style-name="ce12" office:value-type="string" calcext:value-type="string">
            <text:p>М3-26</text:p>
          </table:table-cell>
          <table:table-cell table:style-name="ce12" office:value-type="string" calcext:value-type="string">
            <text:p>М3-27</text:p>
          </table:table-cell>
          <table:table-cell table:style-name="ce12" office:value-type="float" office:value="61.01" calcext:value-type="float">
            <text:p>61,01</text:p>
          </table:table-cell>
          <table:table-cell table:style-name="ce12" table:formula="of:=[.I131]*0.07" office:value-type="float" office:value="4.2707" calcext:value-type="float">
            <text:p>4,2707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31]-[.F131]" office:value-type="float" office:value="1.79070000000002" calcext:value-type="float">
            <text:p>1,79</text:p>
          </table:table-cell>
          <table:table-cell table:style-name="ce28" table:formula="of:=[.F131]-[.F130]" office:value-type="float" office:value="-4.27070000000001" calcext:value-type="float">
            <text:p>-4,27070000000001</text:p>
          </table:table-cell>
          <table:table-cell table:number-columns-repeated="16371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40" office:value-type="string" calcext:value-type="string">
            <text:p>насосная</text:p>
          </table:table-cell>
          <table:table-cell table:style-name="ce12" office:value-type="string" calcext:value-type="string">
            <text:p>м3-нс1</text:p>
          </table:table-cell>
          <table:table-cell table:style-name="ce12" office:value-type="float" office:value="172.75" calcext:value-type="float">
            <text:p>172,75</text:p>
          </table:table-cell>
          <table:table-cell table:style-name="ce12" office:value-type="float" office:value="169.52" calcext:value-type="float">
            <text:p>169,52</text:p>
          </table:table-cell>
          <table:table-cell table:style-name="ce12" table:formula="of:=[.E132]-[.K132]" office:value-type="float" office:value="167.52" calcext:value-type="float">
            <text:p>167,52</text:p>
          </table:table-cell>
          <table:table-cell table:style-name="ce12" office:value-type="string" calcext:value-type="string">
            <text:p>М3-27</text:p>
          </table:table-cell>
          <table:table-cell table:style-name="ce12" office:value-type="string" calcext:value-type="string">
            <text:p>м3-нс1</text:p>
          </table:table-cell>
          <table:table-cell table:style-name="ce12" office:value-type="float" office:value="66.46" calcext:value-type="float">
            <text:p>66,46</text:p>
          </table:table-cell>
          <table:table-cell table:style-name="ce12" table:formula="of:=[.I132]*0.01" office:value-type="float" office:value="0.6646" calcext:value-type="float">
            <text:p>0,6646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32]-[.F132]" office:value-type="float" office:value="5.22999999999999" calcext:value-type="float">
            <text:p>5,23</text:p>
          </table:table-cell>
          <table:table-cell table:style-name="ce28" table:formula="of:=[.F132]-[.F131]" office:value-type="float" office:value="-10.1893" calcext:value-type="float">
            <text:p>-10,1893</text:p>
          </table:table-cell>
          <table:table-cell table:number-columns-repeated="16371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40" office:value-type="string" calcext:value-type="string">
            <text:p>насосная</text:p>
          </table:table-cell>
          <table:table-cell table:style-name="ce12" office:value-type="string" calcext:value-type="string">
            <text:p>м3-нс2</text:p>
          </table:table-cell>
          <table:table-cell table:number-columns-repeated="2" table:style-name="ce12" office:value-type="float" office:value="168" calcext:value-type="float">
            <text:p>168</text:p>
          </table:table-cell>
          <table:table-cell table:style-name="ce12" table:formula="of:=[.E133]-[.K133]" office:value-type="float" office:value="166" calcext:value-type="float">
            <text:p>166</text:p>
          </table:table-cell>
          <table:table-cell table:style-name="ce12" office:value-type="string" calcext:value-type="string">
            <text:p>м3-нс1</text:p>
          </table:table-cell>
          <table:table-cell table:style-name="ce12" office:value-type="string" calcext:value-type="string">
            <text:p>м3-нс2</text:p>
          </table:table-cell>
          <table:table-cell table:style-name="ce12" office:value-type="float" office:value="386.47" calcext:value-type="float">
            <text:p>386,47</text:p>
          </table:table-cell>
          <table:table-cell table:style-name="ce12" table:formula="of:=[.I133]*0.01" office:value-type="float" office:value="3.8647" calcext:value-type="float">
            <text:p>3,8647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33]-[.F133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40" office:value-type="string" calcext:value-type="string">
            <text:p>насосная</text:p>
          </table:table-cell>
          <table:table-cell table:style-name="ce12" office:value-type="string" calcext:value-type="string">
            <text:p>ОС-1</text:p>
          </table:table-cell>
          <table:table-cell table:number-columns-repeated="2" table:style-name="ce12" office:value-type="float" office:value="206.5" calcext:value-type="float">
            <text:p>206,5</text:p>
          </table:table-cell>
          <table:table-cell table:style-name="ce12" table:formula="of:=[.E134]-[.K134]" office:value-type="float" office:value="204.5" calcext:value-type="float">
            <text:p>204,5</text:p>
          </table:table-cell>
          <table:table-cell table:style-name="ce12" office:value-type="string" calcext:value-type="string">
            <text:p>м3-нс2</text:p>
          </table:table-cell>
          <table:table-cell table:style-name="ce12" office:value-type="string" calcext:value-type="string">
            <text:p>ОС-1</text:p>
          </table:table-cell>
          <table:table-cell table:style-name="ce12" office:value-type="float" office:value="1848.93" calcext:value-type="float">
            <text:p>1848,93</text:p>
          </table:table-cell>
          <table:table-cell table:style-name="ce12" table:formula="of:=[.I134]*0.01" office:value-type="float" office:value="18.4893" calcext:value-type="float">
            <text:p>18,4893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34]-[.F134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0" office:value-type="string" calcext:value-type="string">
            <text:p>насосная</text:p>
          </table:table-cell>
          <table:table-cell table:style-name="ce12" office:value-type="string" calcext:value-type="string">
            <text:p>м3-нс</text:p>
          </table:table-cell>
          <table:table-cell table:style-name="ce12" office:value-type="float" office:value="167.5" calcext:value-type="float">
            <text:p>167,5</text:p>
          </table:table-cell>
          <table:table-cell table:style-name="ce12" office:value-type="float" office:value="164.32" calcext:value-type="float">
            <text:p>164,32</text:p>
          </table:table-cell>
          <table:table-cell table:style-name="ce12" table:formula="of:=[.E135]-[.K135]" office:value-type="float" office:value="162.32" calcext:value-type="float">
            <text:p>162,32</text:p>
          </table:table-cell>
          <table:table-cell table:style-name="ce12" office:value-type="string" calcext:value-type="string">
            <text:p>м3-нс</text:p>
          </table:table-cell>
          <table:table-cell table:style-name="ce12" office:value-type="string" calcext:value-type="string">
            <text:p>м3-нс1</text:p>
          </table:table-cell>
          <table:table-cell table:style-name="ce12" office:value-type="float" office:value="158.58" calcext:value-type="float">
            <text:p>158,58</text:p>
          </table:table-cell>
          <table:table-cell table:style-name="ce12" table:formula="of:=[.I135]*0.01" office:value-type="float" office:value="1.5858" calcext:value-type="float">
            <text:p>1,5858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35]-[.F135]" office:value-type="float" office:value="5.18000000000001" calcext:value-type="float">
            <text:p>5,18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1а</text:p>
          </table:table-cell>
          <table:table-cell table:number-columns-repeated="2" table:style-name="ce12" office:value-type="float" office:value="186.5" calcext:value-type="float">
            <text:p>186,5</text:p>
          </table:table-cell>
          <table:table-cell table:style-name="ce12" table:formula="of:=[.E136]-[.K136]" office:value-type="float" office:value="184.5" calcext:value-type="float">
            <text:p>184,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136]-[.F136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1</text:p>
          </table:table-cell>
          <table:table-cell table:style-name="ce12" office:value-type="float" office:value="185.75" calcext:value-type="float">
            <text:p>185,75</text:p>
          </table:table-cell>
          <table:table-cell table:style-name="ce12" table:formula="of:=[.E136]-[.J137]" office:value-type="float" office:value="186.3801" calcext:value-type="float">
            <text:p>186,3801</text:p>
          </table:table-cell>
          <table:table-cell table:style-name="ce12" table:formula="of:=[.E137]-[.K137]" office:value-type="float" office:value="184.3801" calcext:value-type="float">
            <text:p>184,3801</text:p>
          </table:table-cell>
          <table:table-cell table:style-name="ce12" office:value-type="string" calcext:value-type="string">
            <text:p>м4-1а</text:p>
          </table:table-cell>
          <table:table-cell table:style-name="ce12" office:value-type="string" calcext:value-type="string">
            <text:p>М4-1</text:p>
          </table:table-cell>
          <table:table-cell table:style-name="ce12" office:value-type="float" office:value="11.99" calcext:value-type="float">
            <text:p>11,99</text:p>
          </table:table-cell>
          <table:table-cell table:style-name="ce12" table:formula="of:=[.I137]*0.01" office:value-type="float" office:value="0.1199" calcext:value-type="float">
            <text:p>0,1199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37]-[.F137]" office:value-type="float" office:value="1.3699" calcext:value-type="float">
            <text:p>1,37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2а</text:p>
          </table:table-cell>
          <table:table-cell table:number-columns-repeated="2" table:style-name="ce12" office:value-type="float" office:value="178" calcext:value-type="float">
            <text:p>178</text:p>
          </table:table-cell>
          <table:table-cell table:style-name="ce12" table:formula="of:=[.E138]-[.K138]" office:value-type="float" office:value="176" calcext:value-type="float">
            <text:p>176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138]-[.F138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2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table:formula="of:=[.E138]-[.J139]" office:value-type="float" office:value="177.88" calcext:value-type="float">
            <text:p>177,88</text:p>
          </table:table-cell>
          <table:table-cell table:style-name="ce12" table:formula="of:=[.E139]-[.K139]" office:value-type="float" office:value="175.88" calcext:value-type="float">
            <text:p>175,88</text:p>
          </table:table-cell>
          <table:table-cell table:style-name="ce12" office:value-type="string" calcext:value-type="string">
            <text:p>м4-2а</text:p>
          </table:table-cell>
          <table:table-cell table:style-name="ce12" office:value-type="string" calcext:value-type="string">
            <text:p>М4-2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formula="of:=[.I139]*0.01" office:value-type="float" office:value="0.12" calcext:value-type="float">
            <text:p>0,12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39]-[.F139]" office:value-type="float" office:value="2.12" calcext:value-type="float">
            <text:p>2,12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2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77.88" calcext:value-type="float">
            <text:p>177,88</text:p>
          </table:table-cell>
          <table:table-cell table:style-name="ce12" table:formula="of:=[.E140]-[.K140]" office:value-type="float" office:value="175.88" calcext:value-type="float">
            <text:p>175,88</text:p>
          </table:table-cell>
          <table:table-cell table:style-name="ce12" office:value-type="string" calcext:value-type="string">
            <text:p>М4-1</text:p>
          </table:table-cell>
          <table:table-cell table:style-name="ce12" office:value-type="string" calcext:value-type="string">
            <text:p>М4-2</text:p>
          </table:table-cell>
          <table:table-cell table:style-name="ce12" office:value-type="float" office:value="55.04" calcext:value-type="float">
            <text:p>55,04</text:p>
          </table:table-cell>
          <table:table-cell table:style-name="ce12" table:formula="of:=[.I140]*0.01" office:value-type="float" office:value="0.5504" calcext:value-type="float">
            <text:p>0,5504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40]-[.F140]" office:value-type="float" office:value="2.12" calcext:value-type="float">
            <text:p>2,12</text:p>
          </table:table-cell>
          <table:table-cell table:style-name="ce28" table:formula="of:=[.F140]-[.F137]" office:value-type="float" office:value="-8.5001" calcext:value-type="float">
            <text:p>-8,5001</text:p>
          </table:table-cell>
          <table:table-cell table:number-columns-repeated="16371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3а</text:p>
          </table:table-cell>
          <table:table-cell table:number-columns-repeated="2" table:style-name="ce12" office:value-type="float" office:value="173" calcext:value-type="float">
            <text:p>173</text:p>
          </table:table-cell>
          <table:table-cell table:style-name="ce12" table:formula="of:=[.E141]-[.K141]" office:value-type="float" office:value="171" calcext:value-type="float">
            <text:p>171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141]-[.F141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1" office:value-type="string" calcext:value-type="string" table:number-columns-spanned="12" table:number-rows-spanned="1">
            <text:p>Таблица 10.3. Перечень линейных объектов системы канализации (Территория 5, 8)</text:p>
          </table:table-cell>
          <table:covered-table-cell table:style-name="ce5"/>
          <table:covered-table-cell table:style-name="ce10"/>
          <table:covered-table-cell table:number-columns-repeated="5" table:style-name="ce14"/>
          <table:covered-table-cell table:number-columns-repeated="4" table:style-name="ce10"/>
          <table:table-cell table:style-name="ce28"/>
          <table:table-cell table:number-columns-repeated="16371"/>
        </table:table-row>
        <table:table-row table:style-name="ro1">
          <table:table-cell table:style-name="ce2" office:value-type="string" calcext:value-type="string" table:number-columns-spanned="1" table:number-rows-spanned="2">
            <text:p>№ п/п</text:p>
          </table:table-cell>
          <table:table-cell table:style-name="ce2" office:value-type="string" calcext:value-type="string" table:number-columns-spanned="1" table:number-rows-spanned="2">
            <text:p>Тип</text:p>
          </table:table-cell>
          <table:table-cell table:style-name="ce11" office:value-type="string" calcext:value-type="string" table:number-columns-spanned="1" table:number-rows-spanned="2">
            <text:p>Наименование колодца</text:p>
          </table:table-cell>
          <table:table-cell table:style-name="ce2" office:value-type="string" calcext:value-type="string" table:number-columns-spanned="3" table:number-rows-spanned="1">
            <text:p>Отметки, м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Наименование колодца</text:p>
          </table:table-cell>
          <table:covered-table-cell table:style-name="ce2"/>
          <table:table-cell table:style-name="ce11" office:value-type="string" calcext:value-type="string" table:number-columns-spanned="1" table:number-rows-spanned="2">
            <text:p>расстояние между колодцами, м</text:p>
          </table:table-cell>
          <table:table-cell table:style-name="ce11" office:value-type="string" calcext:value-type="string" table:number-columns-spanned="1" table:number-rows-spanned="2">
            <text:p>Перепад высоты, м</text:p>
          </table:table-cell>
          <table:table-cell table:style-name="ce11" office:value-type="string" calcext:value-type="string" table:number-columns-spanned="1" table:number-rows-spanned="2">
            <text:p>глубина колодца прогнозная, м</text:p>
          </table:table-cell>
          <table:table-cell table:style-name="ce11" office:value-type="string" calcext:value-type="string" table:number-columns-spanned="1" table:number-rows-spanned="2">
            <text:p>глубина колодца расчетная, м</text:p>
          </table:table-cell>
          <table:table-cell table:style-name="ce28"/>
          <table:table-cell table:number-columns-repeated="16371"/>
        </table:table-row>
        <table:table-row table:style-name="ro2">
          <table:covered-table-cell table:number-columns-repeated="3" table:style-name="ce2"/>
          <table:table-cell table:style-name="ce2" office:value-type="string" calcext:value-type="string">
            <text:p>рельеф</text:p>
          </table:table-cell>
          <table:table-cell table:style-name="ce11" office:value-type="string" calcext:value-type="string">
            <text:p>расчетная уклон</text:p>
          </table:table-cell>
          <table:table-cell table:style-name="ce11" office:value-type="string" calcext:value-type="string">
            <text:p>глубина колодца</text:p>
          </table:table-cell>
          <table:table-cell table:style-name="ce2" office:value-type="string" calcext:value-type="string">
            <text:p>начало</text:p>
          </table:table-cell>
          <table:table-cell table:style-name="ce2" office:value-type="string" calcext:value-type="string">
            <text:p>конец</text:p>
          </table:table-cell>
          <table:covered-table-cell table:number-columns-repeated="4" table:style-name="ce11"/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3</text:p>
          </table:table-cell>
          <table:table-cell table:style-name="ce12" office:value-type="float" office:value="173" calcext:value-type="float">
            <text:p>173</text:p>
          </table:table-cell>
          <table:table-cell table:style-name="ce12" table:formula="of:=[.E141]-[.J145]" office:value-type="float" office:value="172.8807" calcext:value-type="float">
            <text:p>172,8807</text:p>
          </table:table-cell>
          <table:table-cell table:style-name="ce12" table:formula="of:=[.E145]-[.K145]" office:value-type="float" office:value="170.8807" calcext:value-type="float">
            <text:p>170,8807</text:p>
          </table:table-cell>
          <table:table-cell table:style-name="ce12" office:value-type="string" calcext:value-type="string">
            <text:p>м4-3а</text:p>
          </table:table-cell>
          <table:table-cell table:style-name="ce12" office:value-type="string" calcext:value-type="string">
            <text:p>М4-3</text:p>
          </table:table-cell>
          <table:table-cell table:style-name="ce12" office:value-type="float" office:value="11.93" calcext:value-type="float">
            <text:p>11,93</text:p>
          </table:table-cell>
          <table:table-cell table:style-name="ce12" table:formula="of:=[.I145]*0.01" office:value-type="float" office:value="0.1193" calcext:value-type="float">
            <text:p>0,1193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45]-[.F145]" office:value-type="float" office:value="2.11930000000001" calcext:value-type="float">
            <text:p>2,12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3</text:p>
          </table:table-cell>
          <table:table-cell table:style-name="ce12" office:value-type="float" office:value="173" calcext:value-type="float">
            <text:p>173</text:p>
          </table:table-cell>
          <table:table-cell table:style-name="ce12" office:value-type="float" office:value="172.88" calcext:value-type="float">
            <text:p>172,88</text:p>
          </table:table-cell>
          <table:table-cell table:style-name="ce12" table:formula="of:=[.E146]-[.K146]" office:value-type="float" office:value="170.88" calcext:value-type="float">
            <text:p>170,88</text:p>
          </table:table-cell>
          <table:table-cell table:style-name="ce12" office:value-type="string" calcext:value-type="string">
            <text:p>М4-2</text:p>
          </table:table-cell>
          <table:table-cell table:style-name="ce12" office:value-type="string" calcext:value-type="string">
            <text:p>М4-3</text:p>
          </table:table-cell>
          <table:table-cell table:style-name="ce12" office:value-type="float" office:value="47.02" calcext:value-type="float">
            <text:p>47,02</text:p>
          </table:table-cell>
          <table:table-cell table:style-name="ce12" table:formula="of:=[.I146]*0.01" office:value-type="float" office:value="0.4702" calcext:value-type="float">
            <text:p>0,4702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46]-[.F146]" office:value-type="float" office:value="2.12" calcext:value-type="float">
            <text:p>2,12</text:p>
          </table:table-cell>
          <table:table-cell table:style-name="ce28" table:formula="of:=[.F146]-[.F140]" office:value-type="float" office:value="-5" calcext:value-type="float">
            <text:p>-5</text:p>
          </table:table-cell>
          <table:table-cell table:number-columns-repeated="16371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4а</text:p>
          </table:table-cell>
          <table:table-cell table:number-columns-repeated="2" table:style-name="ce12" office:value-type="float" office:value="169" calcext:value-type="float">
            <text:p>169</text:p>
          </table:table-cell>
          <table:table-cell table:style-name="ce12" table:formula="of:=[.E147]-[.K147]" office:value-type="float" office:value="167" calcext:value-type="float">
            <text:p>167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147]-[.F147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4</text:p>
          </table:table-cell>
          <table:table-cell table:style-name="ce12" office:value-type="float" office:value="169" calcext:value-type="float">
            <text:p>169</text:p>
          </table:table-cell>
          <table:table-cell table:style-name="ce12" table:formula="of:=[.E147]-[.J148]" office:value-type="float" office:value="168.88" calcext:value-type="float">
            <text:p>168,88</text:p>
          </table:table-cell>
          <table:table-cell table:style-name="ce12" table:formula="of:=[.E148]-[.K148]" office:value-type="float" office:value="166.88" calcext:value-type="float">
            <text:p>166,88</text:p>
          </table:table-cell>
          <table:table-cell table:style-name="ce12" office:value-type="string" calcext:value-type="string">
            <text:p>м4-4а</text:p>
          </table:table-cell>
          <table:table-cell table:style-name="ce12" office:value-type="string" calcext:value-type="string">
            <text:p>М4-4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formula="of:=[.I148]*0.01" office:value-type="float" office:value="0.12" calcext:value-type="float">
            <text:p>0,12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48]-[.F148]" office:value-type="float" office:value="2.12" calcext:value-type="float">
            <text:p>2,12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4</text:p>
          </table:table-cell>
          <table:table-cell table:style-name="ce12" office:value-type="float" office:value="169" calcext:value-type="float">
            <text:p>169</text:p>
          </table:table-cell>
          <table:table-cell table:style-name="ce12" office:value-type="float" office:value="168.88" calcext:value-type="float">
            <text:p>168,88</text:p>
          </table:table-cell>
          <table:table-cell table:style-name="ce12" table:formula="of:=[.E149]-[.K149]" office:value-type="float" office:value="166.88" calcext:value-type="float">
            <text:p>166,88</text:p>
          </table:table-cell>
          <table:table-cell table:style-name="ce12" office:value-type="string" calcext:value-type="string">
            <text:p>М4-3</text:p>
          </table:table-cell>
          <table:table-cell table:style-name="ce12" office:value-type="string" calcext:value-type="string">
            <text:p>М4-4</text:p>
          </table:table-cell>
          <table:table-cell table:style-name="ce12" office:value-type="float" office:value="54.98" calcext:value-type="float">
            <text:p>54,98</text:p>
          </table:table-cell>
          <table:table-cell table:style-name="ce12" table:formula="of:=[.I149]*0.01" office:value-type="float" office:value="0.5498" calcext:value-type="float">
            <text:p>0,5498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49]-[.F149]" office:value-type="float" office:value="2.12" calcext:value-type="float">
            <text:p>2,12</text:p>
          </table:table-cell>
          <table:table-cell table:style-name="ce28" table:formula="of:=[.F149]-[.F146]" office:value-type="float" office:value="-4" calcext:value-type="float">
            <text:p>-4</text:p>
          </table:table-cell>
          <table:table-cell table:number-columns-repeated="16371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5а</text:p>
          </table:table-cell>
          <table:table-cell table:number-columns-repeated="2" table:style-name="ce12" office:value-type="float" office:value="165.5" calcext:value-type="float">
            <text:p>165,5</text:p>
          </table:table-cell>
          <table:table-cell table:style-name="ce12" table:formula="of:=[.E150]-[.K150]" office:value-type="float" office:value="163.5" calcext:value-type="float">
            <text:p>163,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150]-[.F150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5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table:formula="of:=[.E150]-[.J151]" office:value-type="float" office:value="165.38" calcext:value-type="float">
            <text:p>165,38</text:p>
          </table:table-cell>
          <table:table-cell table:style-name="ce12" table:formula="of:=[.E151]-[.K151]" office:value-type="float" office:value="163.38" calcext:value-type="float">
            <text:p>163,38</text:p>
          </table:table-cell>
          <table:table-cell table:style-name="ce12" office:value-type="string" calcext:value-type="string">
            <text:p>м4-5а</text:p>
          </table:table-cell>
          <table:table-cell table:style-name="ce12" office:value-type="string" calcext:value-type="string">
            <text:p>М4-5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formula="of:=[.I151]*0.01" office:value-type="float" office:value="0.12" calcext:value-type="float">
            <text:p>0,12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51]-[.F151]" office:value-type="float" office:value="1.62" calcext:value-type="float">
            <text:p>1,62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5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165.38" calcext:value-type="float">
            <text:p>165,38</text:p>
          </table:table-cell>
          <table:table-cell table:style-name="ce12" table:formula="of:=[.E152]-[.K152]" office:value-type="float" office:value="163.38" calcext:value-type="float">
            <text:p>163,38</text:p>
          </table:table-cell>
          <table:table-cell table:style-name="ce12" office:value-type="string" calcext:value-type="string">
            <text:p>М4-4</text:p>
          </table:table-cell>
          <table:table-cell table:style-name="ce12" office:value-type="string" calcext:value-type="string">
            <text:p>М4-5</text:p>
          </table:table-cell>
          <table:table-cell table:style-name="ce12" office:value-type="float" office:value="47.09" calcext:value-type="float">
            <text:p>47,09</text:p>
          </table:table-cell>
          <table:table-cell table:style-name="ce12" table:formula="of:=[.I152]*0.01" office:value-type="float" office:value="0.4709" calcext:value-type="float">
            <text:p>0,4709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52]-[.F152]" office:value-type="float" office:value="1.62" calcext:value-type="float">
            <text:p>1,62</text:p>
          </table:table-cell>
          <table:table-cell table:style-name="ce28" table:formula="of:=[.F152]-[.F149]" office:value-type="float" office:value="-3.5" calcext:value-type="float">
            <text:p>-3,5</text:p>
          </table:table-cell>
          <table:table-cell table:number-columns-repeated="16371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6а</text:p>
          </table:table-cell>
          <table:table-cell table:number-columns-repeated="2" table:style-name="ce12" office:value-type="float" office:value="162.25" calcext:value-type="float">
            <text:p>162,25</text:p>
          </table:table-cell>
          <table:table-cell table:style-name="ce12" table:formula="of:=[.E153]-[.K153]" office:value-type="float" office:value="160.25" calcext:value-type="float">
            <text:p>160,2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153]-[.F153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6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table:formula="of:=[.E153]-[.J154]" office:value-type="float" office:value="162.13" calcext:value-type="float">
            <text:p>162,13</text:p>
          </table:table-cell>
          <table:table-cell table:style-name="ce12" table:formula="of:=[.E154]-[.K154]" office:value-type="float" office:value="160.13" calcext:value-type="float">
            <text:p>160,13</text:p>
          </table:table-cell>
          <table:table-cell table:style-name="ce12" office:value-type="string" calcext:value-type="string">
            <text:p>м4-6а</text:p>
          </table:table-cell>
          <table:table-cell table:style-name="ce12" office:value-type="string" calcext:value-type="string">
            <text:p>М4-6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formula="of:=[.I154]*0.01" office:value-type="float" office:value="0.12" calcext:value-type="float">
            <text:p>0,12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54]-[.F154]" office:value-type="float" office:value="1.87" calcext:value-type="float">
            <text:p>1,87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6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162.13" calcext:value-type="float">
            <text:p>162,13</text:p>
          </table:table-cell>
          <table:table-cell table:style-name="ce12" table:formula="of:=[.E155]-[.K155]" office:value-type="float" office:value="160.13" calcext:value-type="float">
            <text:p>160,13</text:p>
          </table:table-cell>
          <table:table-cell table:style-name="ce12" office:value-type="string" calcext:value-type="string">
            <text:p>М4-5</text:p>
          </table:table-cell>
          <table:table-cell table:style-name="ce12" office:value-type="string" calcext:value-type="string">
            <text:p>М4-6</text:p>
          </table:table-cell>
          <table:table-cell table:style-name="ce12" office:value-type="float" office:value="54.91" calcext:value-type="float">
            <text:p>54,91</text:p>
          </table:table-cell>
          <table:table-cell table:style-name="ce12" table:formula="of:=[.I155]*0.01" office:value-type="float" office:value="0.5491" calcext:value-type="float">
            <text:p>0,5491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55]-[.F155]" office:value-type="float" office:value="1.87" calcext:value-type="float">
            <text:p>1,87</text:p>
          </table:table-cell>
          <table:table-cell table:style-name="ce28" table:formula="of:=[.F155]-[.F152]" office:value-type="float" office:value="-3.25" calcext:value-type="float">
            <text:p>-3,25</text:p>
          </table:table-cell>
          <table:table-cell table:number-columns-repeated="16371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40" office:value-type="string" calcext:value-type="string">
            <text:p>насосная</text:p>
          </table:table-cell>
          <table:table-cell table:style-name="ce12" office:value-type="string" calcext:value-type="string">
            <text:p>м4-нс</text:p>
          </table:table-cell>
          <table:table-cell table:style-name="ce12" office:value-type="float" office:value="161.75" calcext:value-type="float">
            <text:p>161,75</text:p>
          </table:table-cell>
          <table:table-cell table:style-name="ce12" table:formula="of:=[.E155]-[.J156]" office:value-type="float" office:value="161.8308" calcext:value-type="float">
            <text:p>161,8308</text:p>
          </table:table-cell>
          <table:table-cell table:style-name="ce12" table:formula="of:=[.E156]-[.K156]" office:value-type="float" office:value="159.8308" calcext:value-type="float">
            <text:p>159,8308</text:p>
          </table:table-cell>
          <table:table-cell table:style-name="ce12" office:value-type="string" calcext:value-type="string">
            <text:p>М4-6</text:p>
          </table:table-cell>
          <table:table-cell table:style-name="ce12" office:value-type="string" calcext:value-type="string">
            <text:p>м4-нс</text:p>
          </table:table-cell>
          <table:table-cell table:style-name="ce12" office:value-type="float" office:value="29.92" calcext:value-type="float">
            <text:p>29,92</text:p>
          </table:table-cell>
          <table:table-cell table:style-name="ce12" table:formula="of:=[.I156]*0.01" office:value-type="float" office:value="0.2992" calcext:value-type="float">
            <text:p>0,2992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56]-[.F156]" office:value-type="float" office:value="1.91920000000002" calcext:value-type="float">
            <text:p>1,92</text:p>
          </table:table-cell>
          <table:table-cell table:style-name="ce28" table:formula="of:=[.F156]-[.F155]" office:value-type="float" office:value="-0.299200000000013" calcext:value-type="float">
            <text:p>-0,299200000000013</text:p>
          </table:table-cell>
          <table:table-cell table:number-columns-repeated="16371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40" office:value-type="string" calcext:value-type="string">
            <text:p>насосная</text:p>
          </table:table-cell>
          <table:table-cell table:style-name="ce12" office:value-type="string" calcext:value-type="string">
            <text:p>м4-нс1</text:p>
          </table:table-cell>
          <table:table-cell table:number-columns-repeated="2" table:style-name="ce12" office:value-type="float" office:value="164.5" calcext:value-type="float">
            <text:p>164,5</text:p>
          </table:table-cell>
          <table:table-cell table:style-name="ce12" table:formula="of:=[.E157]-[.K157]" office:value-type="float" office:value="162.5" calcext:value-type="float">
            <text:p>162,5</text:p>
          </table:table-cell>
          <table:table-cell table:style-name="ce12" office:value-type="string" calcext:value-type="string">
            <text:p>м4-нс</text:p>
          </table:table-cell>
          <table:table-cell table:style-name="ce12" office:value-type="string" calcext:value-type="string">
            <text:p>м4-нс1</text:p>
          </table:table-cell>
          <table:table-cell table:style-name="ce12" office:value-type="float" office:value="198.51" calcext:value-type="float">
            <text:p>198,51</text:p>
          </table:table-cell>
          <table:table-cell table:style-name="ce12" table:formula="of:=[.I157]*0.01" office:value-type="float" office:value="1.9851" calcext:value-type="float">
            <text:p>1,9851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57]-[.F157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7а</text:p>
          </table:table-cell>
          <table:table-cell table:number-columns-repeated="2" table:style-name="ce12" office:value-type="float" office:value="182" calcext:value-type="float">
            <text:p>182</text:p>
          </table:table-cell>
          <table:table-cell table:style-name="ce12" table:formula="of:=[.E158]-[.K158]" office:value-type="float" office:value="180" calcext:value-type="float">
            <text:p>180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158]-[.F158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7</text:p>
          </table:table-cell>
          <table:table-cell table:style-name="ce12" office:value-type="float" office:value="182" calcext:value-type="float">
            <text:p>182</text:p>
          </table:table-cell>
          <table:table-cell table:style-name="ce12" table:formula="of:=[.E158]-[.J159]" office:value-type="float" office:value="181.856" calcext:value-type="float">
            <text:p>181,856</text:p>
          </table:table-cell>
          <table:table-cell table:style-name="ce12" table:formula="of:=[.E159]-[.K159]" office:value-type="float" office:value="179.856" calcext:value-type="float">
            <text:p>179,856</text:p>
          </table:table-cell>
          <table:table-cell table:style-name="ce12" office:value-type="string" calcext:value-type="string">
            <text:p>м4-7а</text:p>
          </table:table-cell>
          <table:table-cell table:style-name="ce12" office:value-type="string" calcext:value-type="string">
            <text:p>М4-7</text:p>
          </table:table-cell>
          <table:table-cell table:style-name="ce12" office:value-type="float" office:value="14.4" calcext:value-type="float">
            <text:p>14,4</text:p>
          </table:table-cell>
          <table:table-cell table:style-name="ce12" table:formula="of:=[.I159]*0.01" office:value-type="float" office:value="0.144" calcext:value-type="float">
            <text:p>0,144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59]-[.F159]" office:value-type="float" office:value="2.14400000000001" calcext:value-type="float">
            <text:p>2,14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8а</text:p>
          </table:table-cell>
          <table:table-cell table:number-columns-repeated="2" table:style-name="ce12" office:value-type="float" office:value="175" calcext:value-type="float">
            <text:p>175</text:p>
          </table:table-cell>
          <table:table-cell table:style-name="ce12" table:formula="of:=[.E160]-[.K160]" office:value-type="float" office:value="173" calcext:value-type="float">
            <text:p>173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160]-[.F160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8</text:p>
          </table:table-cell>
          <table:table-cell table:style-name="ce12" office:value-type="float" office:value="174.5" calcext:value-type="float">
            <text:p>174,5</text:p>
          </table:table-cell>
          <table:table-cell table:style-name="ce12" table:formula="of:=[.E160]-[.J161]" office:value-type="float" office:value="174.8121" calcext:value-type="float">
            <text:p>174,8121</text:p>
          </table:table-cell>
          <table:table-cell table:style-name="ce12" table:formula="of:=[.E161]-[.K161]" office:value-type="float" office:value="172.8121" calcext:value-type="float">
            <text:p>172,8121</text:p>
          </table:table-cell>
          <table:table-cell table:style-name="ce12" office:value-type="string" calcext:value-type="string">
            <text:p>м4-8а</text:p>
          </table:table-cell>
          <table:table-cell table:style-name="ce12" office:value-type="string" calcext:value-type="string">
            <text:p>М4-8</text:p>
          </table:table-cell>
          <table:table-cell table:style-name="ce12" office:value-type="float" office:value="18.79" calcext:value-type="float">
            <text:p>18,79</text:p>
          </table:table-cell>
          <table:table-cell table:style-name="ce12" table:formula="of:=[.I161]*0.01" office:value-type="float" office:value="0.1879" calcext:value-type="float">
            <text:p>0,1879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61]-[.F161]" office:value-type="float" office:value="1.68790000000001" calcext:value-type="float">
            <text:p>1,69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8</text:p>
          </table:table-cell>
          <table:table-cell table:style-name="ce12" office:value-type="float" office:value="174.5" calcext:value-type="float">
            <text:p>174,5</text:p>
          </table:table-cell>
          <table:table-cell table:style-name="ce12" office:value-type="float" office:value="174.81" calcext:value-type="float">
            <text:p>174,81</text:p>
          </table:table-cell>
          <table:table-cell table:style-name="ce12" table:formula="of:=[.E162]-[.K162]" office:value-type="float" office:value="172.81" calcext:value-type="float">
            <text:p>172,81</text:p>
          </table:table-cell>
          <table:table-cell table:style-name="ce12" office:value-type="string" calcext:value-type="string">
            <text:p>М4-7</text:p>
          </table:table-cell>
          <table:table-cell table:style-name="ce12" office:value-type="string" calcext:value-type="string">
            <text:p>М4-8</text:p>
          </table:table-cell>
          <table:table-cell table:style-name="ce12" office:value-type="float" office:value="50.99" calcext:value-type="float">
            <text:p>50,99</text:p>
          </table:table-cell>
          <table:table-cell table:style-name="ce12" table:formula="of:=[.I162]*0.01" office:value-type="float" office:value="0.5099" calcext:value-type="float">
            <text:p>0,5099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62]-[.F162]" office:value-type="float" office:value="1.69" calcext:value-type="float">
            <text:p>1,69</text:p>
          </table:table-cell>
          <table:table-cell table:style-name="ce28" table:formula="of:=[.F162]-[.F159]" office:value-type="float" office:value="-7.04599999999999" calcext:value-type="float">
            <text:p>-7,04599999999999</text:p>
          </table:table-cell>
          <table:table-cell table:number-columns-repeated="16371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9а</text:p>
          </table:table-cell>
          <table:table-cell table:number-columns-repeated="2" table:style-name="ce12" office:value-type="float" office:value="170.25" calcext:value-type="float">
            <text:p>170,25</text:p>
          </table:table-cell>
          <table:table-cell table:style-name="ce12" table:formula="of:=[.E163]-[.K163]" office:value-type="float" office:value="168.25" calcext:value-type="float">
            <text:p>168,2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163]-[.F163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9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table:formula="of:=[.E163]-[.J164]" office:value-type="float" office:value="170.104" calcext:value-type="float">
            <text:p>170,104</text:p>
          </table:table-cell>
          <table:table-cell table:style-name="ce12" table:formula="of:=[.E164]-[.K164]" office:value-type="float" office:value="168.104" calcext:value-type="float">
            <text:p>168,104</text:p>
          </table:table-cell>
          <table:table-cell table:style-name="ce12" office:value-type="string" calcext:value-type="string">
            <text:p>м4-9а</text:p>
          </table:table-cell>
          <table:table-cell table:style-name="ce12" office:value-type="string" calcext:value-type="string">
            <text:p>М4-9</text:p>
          </table:table-cell>
          <table:table-cell table:style-name="ce12" office:value-type="float" office:value="14.6" calcext:value-type="float">
            <text:p>14,6</text:p>
          </table:table-cell>
          <table:table-cell table:style-name="ce12" table:formula="of:=[.I164]*0.01" office:value-type="float" office:value="0.146" calcext:value-type="float">
            <text:p>0,146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64]-[.F164]" office:value-type="float" office:value="1.89599999999999" calcext:value-type="float">
            <text:p>1,9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9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170.1" calcext:value-type="float">
            <text:p>170,1</text:p>
          </table:table-cell>
          <table:table-cell table:style-name="ce12" table:formula="of:=[.E165]-[.K165]" office:value-type="float" office:value="168.1" calcext:value-type="float">
            <text:p>168,1</text:p>
          </table:table-cell>
          <table:table-cell table:style-name="ce12" office:value-type="string" calcext:value-type="string">
            <text:p>М4-8</text:p>
          </table:table-cell>
          <table:table-cell table:style-name="ce12" office:value-type="string" calcext:value-type="string">
            <text:p>М4-9</text:p>
          </table:table-cell>
          <table:table-cell table:style-name="ce12" office:value-type="float" office:value="50.79" calcext:value-type="float">
            <text:p>50,79</text:p>
          </table:table-cell>
          <table:table-cell table:style-name="ce12" table:formula="of:=[.I165]*0.01" office:value-type="float" office:value="0.5079" calcext:value-type="float">
            <text:p>0,5079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65]-[.F165]" office:value-type="float" office:value="1.90000000000001" calcext:value-type="float">
            <text:p>1,90</text:p>
          </table:table-cell>
          <table:table-cell table:style-name="ce28" table:formula="of:=[.F165]-[.F162]" office:value-type="float" office:value="-4.71000000000001" calcext:value-type="float">
            <text:p>-4,71000000000001</text:p>
          </table:table-cell>
          <table:table-cell table:number-columns-repeated="16371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10а</text:p>
          </table:table-cell>
          <table:table-cell table:number-columns-repeated="2" table:style-name="ce12" office:value-type="float" office:value="165.75" calcext:value-type="float">
            <text:p>165,75</text:p>
          </table:table-cell>
          <table:table-cell table:style-name="ce12" table:formula="of:=[.E166]-[.K166]" office:value-type="float" office:value="163.75" calcext:value-type="float">
            <text:p>163,7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8" table:formula="of:=[.D166]-[.F166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10</text:p>
          </table:table-cell>
          <table:table-cell table:style-name="ce12" office:value-type="float" office:value="165.5" calcext:value-type="float">
            <text:p>165,5</text:p>
          </table:table-cell>
          <table:table-cell table:style-name="ce12" table:formula="of:=[.E166]-[.J167]" office:value-type="float" office:value="165.5554" calcext:value-type="float">
            <text:p>165,5554</text:p>
          </table:table-cell>
          <table:table-cell table:style-name="ce12" table:formula="of:=[.E167]-[.K167]" office:value-type="float" office:value="163.5554" calcext:value-type="float">
            <text:p>163,5554</text:p>
          </table:table-cell>
          <table:table-cell table:style-name="ce12" office:value-type="string" calcext:value-type="string">
            <text:p>м4-10а</text:p>
          </table:table-cell>
          <table:table-cell table:style-name="ce12" office:value-type="string" calcext:value-type="string">
            <text:p>М4-10</text:p>
          </table:table-cell>
          <table:table-cell table:style-name="ce12" office:value-type="float" office:value="19.46" calcext:value-type="float">
            <text:p>19,46</text:p>
          </table:table-cell>
          <table:table-cell table:style-name="ce12" table:formula="of:=[.I167]*0.01" office:value-type="float" office:value="0.1946" calcext:value-type="float">
            <text:p>0,1946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67]-[.F167]" office:value-type="float" office:value="1.94460000000001" calcext:value-type="float">
            <text:p>1,94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40" office:value-type="string" calcext:value-type="string">
            <text:p>переливной</text:p>
          </table:table-cell>
          <table:table-cell table:style-name="ce12" office:value-type="string" calcext:value-type="string">
            <text:p>М4-10</text:p>
          </table:table-cell>
          <table:table-cell table:style-name="ce12" office:value-type="float" office:value="165.5" calcext:value-type="float">
            <text:p>165,5</text:p>
          </table:table-cell>
          <table:table-cell table:style-name="ce12" office:value-type="float" office:value="165.555" calcext:value-type="float">
            <text:p>165,555</text:p>
          </table:table-cell>
          <table:table-cell table:style-name="ce12" table:formula="of:=[.E168]-[.K168]" office:value-type="float" office:value="163.555" calcext:value-type="float">
            <text:p>163,555</text:p>
          </table:table-cell>
          <table:table-cell table:style-name="ce12" office:value-type="string" calcext:value-type="string">
            <text:p>М4-9</text:p>
          </table:table-cell>
          <table:table-cell table:style-name="ce12" office:value-type="string" calcext:value-type="string">
            <text:p>М4-10</text:p>
          </table:table-cell>
          <table:table-cell table:style-name="ce12" office:value-type="float" office:value="57.93" calcext:value-type="float">
            <text:p>57,93</text:p>
          </table:table-cell>
          <table:table-cell table:style-name="ce12" table:formula="of:=[.I168]*0.01" office:value-type="float" office:value="0.5793" calcext:value-type="float">
            <text:p>0,5793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68]-[.F168]" office:value-type="float" office:value="1.94499999999999" calcext:value-type="float">
            <text:p>1,94</text:p>
          </table:table-cell>
          <table:table-cell table:style-name="ce28" table:formula="of:=[.F168]-[.F165]" office:value-type="float" office:value="-4.54499999999999" calcext:value-type="float">
            <text:p>-4,54499999999999</text:p>
          </table:table-cell>
          <table:table-cell table:number-columns-repeated="16371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40" office:value-type="string" calcext:value-type="string">
            <text:p>насосная</text:p>
          </table:table-cell>
          <table:table-cell table:style-name="ce12" office:value-type="string" calcext:value-type="string">
            <text:p>м4-нс1</text:p>
          </table:table-cell>
          <table:table-cell table:number-columns-repeated="2" table:style-name="ce12" office:value-type="float" office:value="164.5" calcext:value-type="float">
            <text:p>164,5</text:p>
          </table:table-cell>
          <table:table-cell table:style-name="ce12" table:formula="of:=[.E169]-[.K169]" office:value-type="float" office:value="162.5" calcext:value-type="float">
            <text:p>162,5</text:p>
          </table:table-cell>
          <table:table-cell table:style-name="ce12" office:value-type="string" calcext:value-type="string">
            <text:p>М4-10</text:p>
          </table:table-cell>
          <table:table-cell table:style-name="ce12" office:value-type="string" calcext:value-type="string">
            <text:p>м4-нс1</text:p>
          </table:table-cell>
          <table:table-cell table:style-name="ce12" office:value-type="float" office:value="26.69" calcext:value-type="float">
            <text:p>26,69</text:p>
          </table:table-cell>
          <table:table-cell table:style-name="ce12" table:formula="of:=[.I169]*0.01" office:value-type="float" office:value="0.2669" calcext:value-type="float">
            <text:p>0,2669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69]-[.F169]" office:value-type="float" office:value="2" calcext:value-type="float">
            <text:p>2,00</text:p>
          </table:table-cell>
          <table:table-cell table:style-name="ce28" table:formula="of:=[.F169]-[.F168]" office:value-type="float" office:value="-1.05500000000001" calcext:value-type="float">
            <text:p>-1,05500000000001</text:p>
          </table:table-cell>
          <table:table-cell table:number-columns-repeated="16371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40" office:value-type="string" calcext:value-type="string">
            <text:p>насосная</text:p>
          </table:table-cell>
          <table:table-cell table:style-name="ce12" office:value-type="string" calcext:value-type="string">
            <text:p>м3-нс2</text:p>
          </table:table-cell>
          <table:table-cell table:number-columns-repeated="2" table:style-name="ce12" office:value-type="float" office:value="168" calcext:value-type="float">
            <text:p>168</text:p>
          </table:table-cell>
          <table:table-cell table:style-name="ce12" table:formula="of:=[.E170]-[.K170]" office:value-type="float" office:value="166" calcext:value-type="float">
            <text:p>166</text:p>
          </table:table-cell>
          <table:table-cell table:style-name="ce12" office:value-type="string" calcext:value-type="string">
            <text:p>м4-нс1</text:p>
          </table:table-cell>
          <table:table-cell table:style-name="ce12" office:value-type="string" calcext:value-type="string">
            <text:p>м3-нс2</text:p>
          </table:table-cell>
          <table:table-cell table:style-name="ce12" office:value-type="float" office:value="277.62" calcext:value-type="float">
            <text:p>277,62</text:p>
          </table:table-cell>
          <table:table-cell table:style-name="ce12" table:formula="of:=[.I170]*0.01" office:value-type="float" office:value="2.7762" calcext:value-type="float">
            <text:p>2,7762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formula="of:=[.D170]-[.F170]" office:value-type="float" office:value="2" calcext:value-type="float">
            <text:p>2,00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4" office:value-type="string" calcext:value-type="string" table:number-columns-spanned="8" table:number-rows-spanned="1">
            <text:p>ИТОГО</text:p>
          </table:table-cell>
          <table:covered-table-cell table:style-name="ce41"/>
          <table:covered-table-cell table:number-columns-repeated="6" table:style-name="ce2"/>
          <table:table-cell table:style-name="ce2" table:formula="of:=SUM([.I4:.I170])" office:value-type="float" office:value="5781.18" calcext:value-type="float">
            <text:p>5781,18</text:p>
          </table:table-cell>
          <table:table-cell table:style-name="ce2" table:number-columns-spanned="3" table:number-rows-spanned="1"/>
          <table:covered-table-cell table:style-name="ce2"/>
          <table:covered-table-cell table:style-name="ce43"/>
          <table:table-cell table:style-name="ce28"/>
          <table:table-cell table:number-columns-repeated="16371"/>
        </table:table-row>
        <table:table-row table:style-name="ro1" table:number-rows-repeated="2">
          <table:table-cell table:number-columns-repeated="11"/>
          <table:table-cell table:style-name="ce117"/>
          <table:table-cell table:number-columns-repeated="1637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стоимость_линейные" table:style-name="ta4">
        <office:forms form:automatic-focus="false" form:apply-design-mode="false"/>
        <table:table-column table:style-name="co25" table:default-cell-style-name="Default"/>
        <table:table-column table:style-name="co26" table:default-cell-style-name="ce108"/>
        <table:table-column table:style-name="co27" table:default-cell-style-name="ce108"/>
        <table:table-column table:style-name="co28" table:default-cell-style-name="ce108"/>
        <table:table-column table:style-name="co29" table:default-cell-style-name="ce108"/>
        <table:table-column table:style-name="co24" table:default-cell-style-name="ce108"/>
        <table:table-column table:style-name="co29" table:default-cell-style-name="ce108"/>
        <table:table-column table:style-name="co30" table:default-cell-style-name="ce108"/>
        <table:table-column table:style-name="co31" table:default-cell-style-name="ce108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Таблица 10.4. Стоимость линейных объектов (трубопроводы) системы канализации</text:p>
          </table:table-cell>
          <table:covered-table-cell table:style-name="ce5"/>
          <table:covered-table-cell table:style-name="ce10"/>
          <table:covered-table-cell table:number-columns-repeated="5" table:style-name="ce14"/>
          <table:covered-table-cell table:number-columns-repeated="4" table:style-name="ce10"/>
          <table:covered-table-cell table:number-columns-repeated="2" table:style-name="ce78"/>
        </table:table-row>
        <table:table-row table:style-name="ro3">
          <table:table-cell table:style-name="ce44" office:value-type="string" calcext:value-type="string" table:number-columns-spanned="1" table:number-rows-spanned="2">
            <text:p>№ п/п</text:p>
          </table:table-cell>
          <table:table-cell table:style-name="ce44" office:value-type="string" calcext:value-type="string" table:number-columns-spanned="2" table:number-rows-spanned="1">
            <text:p>Номер колодца</text:p>
          </table:table-cell>
          <table:covered-table-cell table:style-name="ce45"/>
          <table:table-cell table:style-name="ce44" office:value-type="string" calcext:value-type="string" table:number-columns-spanned="1" table:number-rows-spanned="2">
            <text:p>Протяженность, м</text:p>
          </table:table-cell>
          <table:table-cell table:style-name="ce44" office:value-type="string" calcext:value-type="string" table:number-columns-spanned="1" table:number-rows-spanned="2">
            <text:p>Перепад высот, м</text:p>
          </table:table-cell>
          <table:table-cell table:style-name="ce44" office:value-type="string" calcext:value-type="string" table:number-columns-spanned="1" table:number-rows-spanned="2">
            <text:p>Уклон, %</text:p>
          </table:table-cell>
          <table:table-cell table:style-name="ce44" office:value-type="string" calcext:value-type="string" table:number-columns-spanned="1" table:number-rows-spanned="2">
            <text:p>Напор, л/с</text:p>
          </table:table-cell>
          <table:table-cell table:style-name="ce44" office:value-type="string" calcext:value-type="string" table:number-columns-spanned="1" table:number-rows-spanned="2">
            <text:p>Диаметр нормативный, мм</text:p>
          </table:table-cell>
          <table:table-cell table:style-name="ce44" office:value-type="string" calcext:value-type="string" table:number-columns-spanned="1" table:number-rows-spanned="2">
            <text:p>Тип </text:p>
          </table:table-cell>
          <table:table-cell table:style-name="ce44" office:value-type="string" calcext:value-type="string" table:number-columns-spanned="1" table:number-rows-spanned="2">
            <text:p>Ссылка на норматив*</text:p>
          </table:table-cell>
          <table:table-cell table:style-name="ce44" office:value-type="string" calcext:value-type="string" table:number-columns-spanned="1" table:number-rows-spanned="2">
            <text:p>Цена за единицу, тыс. руб/км</text:p>
          </table:table-cell>
          <table:table-cell table:style-name="ce44" office:value-type="string" calcext:value-type="string" table:number-columns-spanned="1" table:number-rows-spanned="2">
            <text:p>Климатический коэффициент</text:p>
          </table:table-cell>
          <table:table-cell table:style-name="ce44" office:value-type="string" calcext:value-type="string" table:number-columns-spanned="1" table:number-rows-spanned="2">
            <text:p>Территориальный коэффициент</text:p>
          </table:table-cell>
          <table:table-cell table:style-name="ce44" office:value-type="string" calcext:value-type="string" table:number-columns-spanned="1" table:number-rows-spanned="2">
            <text:p>Стоимость, тыс. руб.</text:p>
          </table:table-cell>
        </table:table-row>
        <table:table-row table:style-name="ro3">
          <table:covered-table-cell table:style-name="ce45"/>
          <table:table-cell table:style-name="ce45" office:value-type="string" calcext:value-type="string">
            <text:p>от</text:p>
          </table:table-cell>
          <table:table-cell table:style-name="ce45" office:value-type="string" calcext:value-type="string">
            <text:p>до</text:p>
          </table:table-cell>
          <table:covered-table-cell table:style-name="ce45"/>
          <table:covered-table-cell table:style-name="ce45" office:value-type="string" calcext:value-type="string">
            <text:p>перепад</text:p>
          </table:covered-table-cell>
          <table:covered-table-cell table:style-name="ce45" office:value-type="string" calcext:value-type="string">
            <text:p>уклон</text:p>
          </table:covered-table-cell>
          <table:covered-table-cell table:style-name="ce45" office:value-type="string" calcext:value-type="string">
            <text:p>л/с</text:p>
          </table:covered-table-cell>
          <table:covered-table-cell table:style-name="ce45" office:value-type="string" calcext:value-type="string">
            <text:p>диаметр таблица</text:p>
          </table:covered-table-cell>
          <table:covered-table-cell table:number-columns-repeated="5" table:style-name="ce45"/>
          <table:covered-table-cell table:style-name="ce45" office:value-type="string" calcext:value-type="string">
            <text:p>тыс. руб.</text:p>
          </table:covered-table-cell>
        </table:table-row>
        <table:table-row table:style-name="ro1"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м3-1</text:p>
          </table:table-cell>
          <table:table-cell table:style-name="ce47" office:value-type="string" calcext:value-type="string">
            <text:p>м3-2</text:p>
          </table:table-cell>
          <table:table-cell table:style-name="ce47" office:value-type="float" office:value="53.15" calcext:value-type="float">
            <text:p>53,15</text:p>
          </table:table-cell>
          <table:table-cell table:style-name="ce47" office:value-type="float" office:value="0.53" calcext:value-type="float">
            <text:p>0,53</text:p>
          </table:table-cell>
          <table:table-cell table:style-name="ce62" table:formula="of:=[.E4]/[.D4]" office:value-type="float" office:value="0.00997177798682973" calcext:value-type="float">
            <text:p>0,010</text:p>
          </table:table-cell>
          <table:table-cell table:style-name="ce47" office:value-type="float" office:value="2.64" calcext:value-type="float">
            <text:p>2,64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02</text:p>
          </table:table-cell>
          <table:table-cell table:style-name="ce74" office:value-type="float" office:value="7891.27" calcext:value-type="float">
            <text:p>7891,2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4]*[.K4]*[.L4]*[.M4]/1000" office:value-type="currency" office:currency="RUB" office:value="334.65601629895" calcext:value-type="currency">
            <text:p>334,66 ₽</text:p>
          </table:table-cell>
        </table:table-row>
        <table:table-row table:style-name="ro1"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м3-2</text:p>
          </table:table-cell>
          <table:table-cell table:style-name="ce47" office:value-type="string" calcext:value-type="string">
            <text:p>м3-3</text:p>
          </table:table-cell>
          <table:table-cell table:style-name="ce47" office:value-type="float" office:value="58.96" calcext:value-type="float">
            <text:p>58,96</text:p>
          </table:table-cell>
          <table:table-cell table:style-name="ce47" office:value-type="float" office:value="2.88" calcext:value-type="float">
            <text:p>2,88</text:p>
          </table:table-cell>
          <table:table-cell table:style-name="ce62" table:formula="of:=[.E5]/[.D5]" office:value-type="float" office:value="0.0488466757123474" calcext:value-type="float">
            <text:p>0,049</text:p>
          </table:table-cell>
          <table:table-cell table:style-name="ce47" office:value-type="float" office:value="5.28" calcext:value-type="float">
            <text:p>5,28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02</text:p>
          </table:table-cell>
          <table:table-cell table:style-name="ce74" office:value-type="float" office:value="7891.27" calcext:value-type="float">
            <text:p>7891,2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5]*[.K5]*[.L5]*[.M5]/1000" office:value-type="currency" office:currency="RUB" office:value="371.23835787368" calcext:value-type="currency">
            <text:p>371,24 ₽</text:p>
          </table:table-cell>
        </table:table-row>
        <table:table-row table:style-name="ro1">
          <table:table-cell table:style-name="ce46" office:value-type="float" office:value="3" calcext:value-type="float">
            <text:p>3</text:p>
          </table:table-cell>
          <table:table-cell table:style-name="ce47" office:value-type="string" calcext:value-type="string">
            <text:p>м3-3</text:p>
          </table:table-cell>
          <table:table-cell table:style-name="ce47" office:value-type="string" calcext:value-type="string">
            <text:p>м3-4</text:p>
          </table:table-cell>
          <table:table-cell table:style-name="ce47" office:value-type="float" office:value="53.24" calcext:value-type="float">
            <text:p>53,24</text:p>
          </table:table-cell>
          <table:table-cell table:style-name="ce47" office:value-type="float" office:value="4.5" calcext:value-type="float">
            <text:p>4,5</text:p>
          </table:table-cell>
          <table:table-cell table:style-name="ce62" table:formula="of:=[.E6]/[.D6]" office:value-type="float" office:value="0.0845229151014275" calcext:value-type="float">
            <text:p>0,085</text:p>
          </table:table-cell>
          <table:table-cell table:style-name="ce47" table:formula="of:=[.G5]+2.64" office:value-type="float" office:value="7.92" calcext:value-type="float">
            <text:p>7,92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02</text:p>
          </table:table-cell>
          <table:table-cell table:style-name="ce74" office:value-type="float" office:value="7891.27" calcext:value-type="float">
            <text:p>7891,2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6]*[.K6]*[.L6]*[.M6]/1000" office:value-type="currency" office:currency="RUB" office:value="335.22269628892" calcext:value-type="currency">
            <text:p>335,22 ₽</text:p>
          </table:table-cell>
        </table:table-row>
        <table:table-row table:style-name="ro1"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м3-4</text:p>
          </table:table-cell>
          <table:table-cell table:style-name="ce47" office:value-type="string" calcext:value-type="string">
            <text:p>м3-5</text:p>
          </table:table-cell>
          <table:table-cell table:style-name="ce47" office:value-type="float" office:value="58.88" calcext:value-type="float">
            <text:p>58,88</text:p>
          </table:table-cell>
          <table:table-cell table:style-name="ce47" office:value-type="float" office:value="4.5" calcext:value-type="float">
            <text:p>4,5</text:p>
          </table:table-cell>
          <table:table-cell table:style-name="ce62" table:formula="of:=[.E7]/[.D7]" office:value-type="float" office:value="0.0764266304347826" calcext:value-type="float">
            <text:p>0,076</text:p>
          </table:table-cell>
          <table:table-cell table:style-name="ce47" table:formula="of:=[.G6]+2.64" office:value-type="float" office:value="10.56" calcext:value-type="float">
            <text:p>10,56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02</text:p>
          </table:table-cell>
          <table:table-cell table:style-name="ce74" office:value-type="float" office:value="7891.27" calcext:value-type="float">
            <text:p>7891,2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7]*[.K7]*[.L7]*[.M7]/1000" office:value-type="currency" office:currency="RUB" office:value="370.73464232704" calcext:value-type="currency">
            <text:p>370,73 ₽</text:p>
          </table:table-cell>
        </table:table-row>
        <table:table-row table:style-name="ro1">
          <table:table-cell table:style-name="ce46" office:value-type="float" office:value="5" calcext:value-type="float">
            <text:p>5</text:p>
          </table:table-cell>
          <table:table-cell table:style-name="ce47" office:value-type="string" calcext:value-type="string">
            <text:p>м3-5</text:p>
          </table:table-cell>
          <table:table-cell table:style-name="ce47" office:value-type="string" calcext:value-type="string">
            <text:p>м3-6</text:p>
          </table:table-cell>
          <table:table-cell table:style-name="ce47" office:value-type="float" office:value="53.23" calcext:value-type="float">
            <text:p>53,23</text:p>
          </table:table-cell>
          <table:table-cell table:style-name="ce47" office:value-type="float" office:value="2.5" calcext:value-type="float">
            <text:p>2,5</text:p>
          </table:table-cell>
          <table:table-cell table:style-name="ce62" table:formula="of:=[.E8]/[.D8]" office:value-type="float" office:value="0.0469659966184483" calcext:value-type="float">
            <text:p>0,047</text:p>
          </table:table-cell>
          <table:table-cell table:style-name="ce47" table:formula="of:=[.G7]+[.G4]" office:value-type="float" office:value="13.2" calcext:value-type="float">
            <text:p>13,2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02</text:p>
          </table:table-cell>
          <table:table-cell table:style-name="ce74" office:value-type="float" office:value="7891.27" calcext:value-type="float">
            <text:p>7891,2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8]*[.K8]*[.L8]*[.M8]/1000" office:value-type="currency" office:currency="RUB" office:value="335.15973184559" calcext:value-type="currency">
            <text:p>335,16 ₽</text:p>
          </table:table-cell>
        </table:table-row>
        <table:table-row table:style-name="ro1"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м3-6</text:p>
          </table:table-cell>
          <table:table-cell table:style-name="ce47" office:value-type="string" calcext:value-type="string">
            <text:p>м3-7</text:p>
          </table:table-cell>
          <table:table-cell table:style-name="ce47" office:value-type="float" office:value="58.88" calcext:value-type="float">
            <text:p>58,88</text:p>
          </table:table-cell>
          <table:table-cell table:style-name="ce47" office:value-type="float" office:value="3.25" calcext:value-type="float">
            <text:p>3,25</text:p>
          </table:table-cell>
          <table:table-cell table:style-name="ce62" table:formula="of:=[.E9]/[.D9]" office:value-type="float" office:value="0.0551970108695652" calcext:value-type="float">
            <text:p>0,055</text:p>
          </table:table-cell>
          <table:table-cell table:style-name="ce47" table:formula="of:=[.G8]+[.G4]" office:value-type="float" office:value="15.84" calcext:value-type="float">
            <text:p>15,84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06</text:p>
          </table:table-cell>
          <table:table-cell table:style-name="ce74" office:value-type="float" office:value="7142.17" calcext:value-type="float">
            <text:p>7142,1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9]*[.K9]*[.L9]*[.M9]/1000" office:value-type="currency" office:currency="RUB" office:value="335.54166064384" calcext:value-type="currency">
            <text:p>335,54 ₽</text:p>
          </table:table-cell>
        </table:table-row>
        <table:table-row table:style-name="ro1">
          <table:table-cell table:style-name="ce46" office:value-type="float" office:value="7" calcext:value-type="float">
            <text:p>7</text:p>
          </table:table-cell>
          <table:table-cell table:style-name="ce47" office:value-type="string" calcext:value-type="string">
            <text:p>м3-7</text:p>
          </table:table-cell>
          <table:table-cell table:style-name="ce47" office:value-type="string" calcext:value-type="string">
            <text:p>м3-8</text:p>
          </table:table-cell>
          <table:table-cell table:style-name="ce47" office:value-type="float" office:value="53.24" calcext:value-type="float">
            <text:p>53,24</text:p>
          </table:table-cell>
          <table:table-cell table:style-name="ce47" office:value-type="float" office:value="3.25" calcext:value-type="float">
            <text:p>3,25</text:p>
          </table:table-cell>
          <table:table-cell table:style-name="ce62" table:formula="of:=[.E10]/[.D10]" office:value-type="float" office:value="0.0610443275732532" calcext:value-type="float">
            <text:p>0,061</text:p>
          </table:table-cell>
          <table:table-cell table:style-name="ce47" table:formula="of:=[.G9]+[.G4]" office:value-type="float" office:value="18.48" calcext:value-type="float">
            <text:p>18,48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06</text:p>
          </table:table-cell>
          <table:table-cell table:style-name="ce74" office:value-type="float" office:value="7142.17" calcext:value-type="float">
            <text:p>7142,1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10]*[.K10]*[.L10]*[.M10]/1000" office:value-type="currency" office:currency="RUB" office:value="303.40078146532" calcext:value-type="currency">
            <text:p>303,40 ₽</text:p>
          </table:table-cell>
        </table:table-row>
        <table:table-row table:style-name="ro1">
          <table:table-cell table:style-name="ce47" office:value-type="float" office:value="8" calcext:value-type="float">
            <text:p>8</text:p>
          </table:table-cell>
          <table:table-cell table:style-name="ce47" office:value-type="string" calcext:value-type="string">
            <text:p>м3-8</text:p>
          </table:table-cell>
          <table:table-cell table:style-name="ce47" office:value-type="string" calcext:value-type="string">
            <text:p>м3-9</text:p>
          </table:table-cell>
          <table:table-cell table:style-name="ce47" office:value-type="float" office:value="58.88" calcext:value-type="float">
            <text:p>58,88</text:p>
          </table:table-cell>
          <table:table-cell table:style-name="ce47" office:value-type="float" office:value="0.59" calcext:value-type="float">
            <text:p>0,59</text:p>
          </table:table-cell>
          <table:table-cell table:style-name="ce62" table:formula="of:=[.E11]/[.D11]" office:value-type="float" office:value="0.0100203804347826" calcext:value-type="float">
            <text:p>0,010</text:p>
          </table:table-cell>
          <table:table-cell table:style-name="ce47" table:formula="of:=[.G10]+[.G4]" office:value-type="float" office:value="21.12" calcext:value-type="float">
            <text:p>21,12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10</text:p>
          </table:table-cell>
          <table:table-cell table:style-name="ce74" office:value-type="float" office:value="8273.71" calcext:value-type="float">
            <text:p>8273,71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11]*[.K11]*[.L11]*[.M11]/1000" office:value-type="currency" office:currency="RUB" office:value="388.70180814592" calcext:value-type="currency">
            <text:p>388,70 ₽</text:p>
          </table:table-cell>
        </table:table-row>
        <table:table-row table:style-name="ro1">
          <table:table-cell table:style-name="ce46" office:value-type="float" office:value="9" calcext:value-type="float">
            <text:p>9</text:p>
          </table:table-cell>
          <table:table-cell table:style-name="ce47" office:value-type="string" calcext:value-type="string">
            <text:p>м3-9</text:p>
          </table:table-cell>
          <table:table-cell table:style-name="ce47" office:value-type="string" calcext:value-type="string">
            <text:p>м3-10</text:p>
          </table:table-cell>
          <table:table-cell table:style-name="ce47" office:value-type="float" office:value="55.21" calcext:value-type="float">
            <text:p>55,21</text:p>
          </table:table-cell>
          <table:table-cell table:style-name="ce47" office:value-type="float" office:value="8.16" calcext:value-type="float">
            <text:p>8,16</text:p>
          </table:table-cell>
          <table:table-cell table:style-name="ce62" table:formula="of:=[.E12]/[.D12]" office:value-type="float" office:value="0.147799311718892" calcext:value-type="float">
            <text:p>0,148</text:p>
          </table:table-cell>
          <table:table-cell table:style-name="ce47" table:formula="of:=[.G11]+[.G4]" office:value-type="float" office:value="23.76" calcext:value-type="float">
            <text:p>23,76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10</text:p>
          </table:table-cell>
          <table:table-cell table:style-name="ce74" office:value-type="float" office:value="8273.71" calcext:value-type="float">
            <text:p>8273,71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12]*[.K12]*[.L12]*[.M12]/1000" office:value-type="currency" office:currency="RUB" office:value="364.47396106889" calcext:value-type="currency">
            <text:p>364,47 ₽</text:p>
          </table:table-cell>
        </table:table-row>
        <table:table-row table:style-name="ro1"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м3-10</text:p>
          </table:table-cell>
          <table:table-cell table:style-name="ce47" office:value-type="string" calcext:value-type="string">
            <text:p>м3-нс</text:p>
          </table:table-cell>
          <table:table-cell table:style-name="ce47" office:value-type="float" office:value="27.8" calcext:value-type="float">
            <text:p>27,8</text:p>
          </table:table-cell>
          <table:table-cell table:style-name="ce47" office:value-type="float" office:value="5.38" calcext:value-type="float">
            <text:p>5,38</text:p>
          </table:table-cell>
          <table:table-cell table:style-name="ce62" table:formula="of:=[.E13]/[.D13]" office:value-type="float" office:value="0.193525179856115" calcext:value-type="float">
            <text:p>0,194</text:p>
          </table:table-cell>
          <table:table-cell table:style-name="ce47" table:formula="of:=[.G12]+[.G4]" office:value-type="float" office:value="26.4" calcext:value-type="float">
            <text:p>26,4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10</text:p>
          </table:table-cell>
          <table:table-cell table:style-name="ce74" office:value-type="float" office:value="8273.71" calcext:value-type="float">
            <text:p>8273,71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13]*[.K13]*[.L13]*[.M13]/1000" office:value-type="currency" office:currency="RUB" office:value="183.5242912102" calcext:value-type="currency">
            <text:p>183,52 ₽</text:p>
          </table:table-cell>
        </table:table-row>
        <table:table-row table:style-name="ro1">
          <table:table-cell table:style-name="ce46" office:value-type="float" office:value="11" calcext:value-type="float">
            <text:p>11</text:p>
          </table:table-cell>
          <table:table-cell table:style-name="ce47" office:value-type="string" calcext:value-type="string">
            <text:p>м3-11</text:p>
          </table:table-cell>
          <table:table-cell table:style-name="ce47" office:value-type="string" calcext:value-type="string">
            <text:p>м3-нс</text:p>
          </table:table-cell>
          <table:table-cell table:style-name="ce47" office:value-type="float" office:value="29.73" calcext:value-type="float">
            <text:p>29,73</text:p>
          </table:table-cell>
          <table:table-cell table:style-name="ce47" office:value-type="float" office:value="0.38" calcext:value-type="float">
            <text:p>0,38</text:p>
          </table:table-cell>
          <table:table-cell table:style-name="ce62" table:formula="of:=[.E14]/[.D14]" office:value-type="float" office:value="0.0127817019845274" calcext:value-type="float">
            <text:p>0,013</text:p>
          </table:table-cell>
          <table:table-cell table:style-name="ce47" office:value-type="float" office:value="2.64" calcext:value-type="float">
            <text:p>2,64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02</text:p>
          </table:table-cell>
          <table:table-cell table:style-name="ce74" office:value-type="float" office:value="7891.27" calcext:value-type="float">
            <text:p>7891,2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14]*[.K14]*[.L14]*[.M14]/1000" office:value-type="currency" office:currency="RUB" office:value="187.19329002009" calcext:value-type="currency">
            <text:p>187,19 ₽</text:p>
          </table:table-cell>
        </table:table-row>
        <table:table-row table:style-name="ro1">
          <table:table-cell table:style-name="ce47" office:value-type="float" office:value="12" calcext:value-type="float">
            <text:p>12</text:p>
          </table:table-cell>
          <table:table-cell table:style-name="ce47" office:value-type="string" calcext:value-type="string">
            <text:p>м3-12</text:p>
          </table:table-cell>
          <table:table-cell table:style-name="ce47" office:value-type="string" calcext:value-type="string">
            <text:p>м3-13</text:p>
          </table:table-cell>
          <table:table-cell table:style-name="ce47" office:value-type="float" office:value="53.11" calcext:value-type="float">
            <text:p>53,11</text:p>
          </table:table-cell>
          <table:table-cell table:style-name="ce47" office:value-type="float" office:value="2.99" calcext:value-type="float">
            <text:p>2,99</text:p>
          </table:table-cell>
          <table:table-cell table:style-name="ce62" table:formula="of:=[.E15]/[.D15]" office:value-type="float" office:value="0.0562982489173414" calcext:value-type="float">
            <text:p>0,056</text:p>
          </table:table-cell>
          <table:table-cell table:style-name="ce47" office:value-type="float" office:value="2.64" calcext:value-type="float">
            <text:p>2,64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02</text:p>
          </table:table-cell>
          <table:table-cell table:style-name="ce74" office:value-type="float" office:value="7891.27" calcext:value-type="float">
            <text:p>7891,2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15]*[.K15]*[.L15]*[.M15]/1000" office:value-type="currency" office:currency="RUB" office:value="334.40415852563" calcext:value-type="currency">
            <text:p>334,40 ₽</text:p>
          </table:table-cell>
        </table:table-row>
        <table:table-row table:style-name="ro1">
          <table:table-cell table:style-name="ce46" office:value-type="float" office:value="13" calcext:value-type="float">
            <text:p>13</text:p>
          </table:table-cell>
          <table:table-cell table:style-name="ce47" office:value-type="string" calcext:value-type="string">
            <text:p>м3-13</text:p>
          </table:table-cell>
          <table:table-cell table:style-name="ce47" office:value-type="string" calcext:value-type="string">
            <text:p>м3-14</text:p>
          </table:table-cell>
          <table:table-cell table:style-name="ce47" office:value-type="float" office:value="58.96" calcext:value-type="float">
            <text:p>58,96</text:p>
          </table:table-cell>
          <table:table-cell table:style-name="ce47" office:value-type="float" office:value="2" calcext:value-type="float">
            <text:p>2</text:p>
          </table:table-cell>
          <table:table-cell table:style-name="ce62" table:formula="of:=[.E16]/[.D16]" office:value-type="float" office:value="0.033921302578019" calcext:value-type="float">
            <text:p>0,034</text:p>
          </table:table-cell>
          <table:table-cell table:style-name="ce47" table:formula="of:=[.G15]*2" office:value-type="float" office:value="5.28" calcext:value-type="float">
            <text:p>5,28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02</text:p>
          </table:table-cell>
          <table:table-cell table:style-name="ce74" office:value-type="float" office:value="7891.27" calcext:value-type="float">
            <text:p>7891,2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16]*[.K16]*[.L16]*[.M16]/1000" office:value-type="currency" office:currency="RUB" office:value="371.23835787368" calcext:value-type="currency">
            <text:p>371,24 ₽</text:p>
          </table:table-cell>
        </table:table-row>
        <table:table-row table:style-name="ro1">
          <table:table-cell table:style-name="ce47" office:value-type="float" office:value="14" calcext:value-type="float">
            <text:p>14</text:p>
          </table:table-cell>
          <table:table-cell table:style-name="ce47" office:value-type="string" calcext:value-type="string">
            <text:p>м3-14</text:p>
          </table:table-cell>
          <table:table-cell table:style-name="ce47" office:value-type="string" calcext:value-type="string">
            <text:p>м3-15</text:p>
          </table:table-cell>
          <table:table-cell table:style-name="ce47" office:value-type="float" office:value="53.24" calcext:value-type="float">
            <text:p>53,24</text:p>
          </table:table-cell>
          <table:table-cell table:style-name="ce47" office:value-type="float" office:value="1.5" calcext:value-type="float">
            <text:p>1,5</text:p>
          </table:table-cell>
          <table:table-cell table:style-name="ce62" table:formula="of:=[.E17]/[.D17]" office:value-type="float" office:value="0.0281743050338092" calcext:value-type="float">
            <text:p>0,028</text:p>
          </table:table-cell>
          <table:table-cell table:style-name="ce47" table:formula="of:=[.G16]+[.G15]" office:value-type="float" office:value="7.92" calcext:value-type="float">
            <text:p>7,92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06</text:p>
          </table:table-cell>
          <table:table-cell table:style-name="ce74" office:value-type="float" office:value="7142.17" calcext:value-type="float">
            <text:p>7142,1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17]*[.K17]*[.L17]*[.M17]/1000" office:value-type="currency" office:currency="RUB" office:value="303.40078146532" calcext:value-type="currency">
            <text:p>303,40 ₽</text:p>
          </table:table-cell>
        </table:table-row>
        <table:table-row table:style-name="ro1">
          <table:table-cell table:style-name="ce46" office:value-type="float" office:value="15" calcext:value-type="float">
            <text:p>15</text:p>
          </table:table-cell>
          <table:table-cell table:style-name="ce47" office:value-type="string" calcext:value-type="string">
            <text:p>м3-15</text:p>
          </table:table-cell>
          <table:table-cell table:style-name="ce47" office:value-type="string" calcext:value-type="string">
            <text:p>м3-16</text:p>
          </table:table-cell>
          <table:table-cell table:style-name="ce47" office:value-type="float" office:value="58.88" calcext:value-type="float">
            <text:p>58,88</text:p>
          </table:table-cell>
          <table:table-cell table:style-name="ce47" office:value-type="float" office:value="1.75" calcext:value-type="float">
            <text:p>1,75</text:p>
          </table:table-cell>
          <table:table-cell table:style-name="ce62" table:formula="of:=[.E18]/[.D18]" office:value-type="float" office:value="0.0297214673913043" calcext:value-type="float">
            <text:p>0,030</text:p>
          </table:table-cell>
          <table:table-cell table:style-name="ce47" table:formula="of:=[.G17]+[.G15]" office:value-type="float" office:value="10.56" calcext:value-type="float">
            <text:p>10,56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06</text:p>
          </table:table-cell>
          <table:table-cell table:style-name="ce74" office:value-type="float" office:value="7142.17" calcext:value-type="float">
            <text:p>7142,1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18]*[.K18]*[.L18]*[.M18]/1000" office:value-type="currency" office:currency="RUB" office:value="335.54166064384" calcext:value-type="currency">
            <text:p>335,54 ₽</text:p>
          </table:table-cell>
        </table:table-row>
        <table:table-row table:style-name="ro1">
          <table:table-cell table:style-name="ce47" office:value-type="float" office:value="16" calcext:value-type="float">
            <text:p>16</text:p>
          </table:table-cell>
          <table:table-cell table:style-name="ce47" office:value-type="string" calcext:value-type="string">
            <text:p>м3-16</text:p>
          </table:table-cell>
          <table:table-cell table:style-name="ce47" office:value-type="string" calcext:value-type="string">
            <text:p>м3-17</text:p>
          </table:table-cell>
          <table:table-cell table:style-name="ce47" office:value-type="float" office:value="53.24" calcext:value-type="float">
            <text:p>53,24</text:p>
          </table:table-cell>
          <table:table-cell table:style-name="ce47" office:value-type="float" office:value="0.53" calcext:value-type="float">
            <text:p>0,53</text:p>
          </table:table-cell>
          <table:table-cell table:style-name="ce62" table:formula="of:=[.E19]/[.D19]" office:value-type="float" office:value="0.00995492111194591" calcext:value-type="float">
            <text:p>0,010</text:p>
          </table:table-cell>
          <table:table-cell table:style-name="ce47" table:formula="of:=[.G18]+[.G15]" office:value-type="float" office:value="13.2" calcext:value-type="float">
            <text:p>13,2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10</text:p>
          </table:table-cell>
          <table:table-cell table:style-name="ce74" office:value-type="float" office:value="8273.71" calcext:value-type="float">
            <text:p>8273,71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19]*[.K19]*[.L19]*[.M19]/1000" office:value-type="currency" office:currency="RUB" office:value="351.46882244716" calcext:value-type="currency">
            <text:p>351,47 ₽</text:p>
          </table:table-cell>
        </table:table-row>
        <table:table-row table:style-name="ro1">
          <table:table-cell table:style-name="ce46" office:value-type="float" office:value="17" calcext:value-type="float">
            <text:p>17</text:p>
          </table:table-cell>
          <table:table-cell table:style-name="ce47" office:value-type="string" calcext:value-type="string">
            <text:p>м3-17</text:p>
          </table:table-cell>
          <table:table-cell table:style-name="ce47" office:value-type="string" calcext:value-type="string">
            <text:p>м3-18</text:p>
          </table:table-cell>
          <table:table-cell table:style-name="ce47" office:value-type="float" office:value="58.88" calcext:value-type="float">
            <text:p>58,88</text:p>
          </table:table-cell>
          <table:table-cell table:style-name="ce47" office:value-type="float" office:value="4.47" calcext:value-type="float">
            <text:p>4,47</text:p>
          </table:table-cell>
          <table:table-cell table:style-name="ce62" table:formula="of:=[.E20]/[.D20]" office:value-type="float" office:value="0.0759171195652174" calcext:value-type="float">
            <text:p>0,076</text:p>
          </table:table-cell>
          <table:table-cell table:style-name="ce47" table:formula="of:=[.G19]+[.G15]" office:value-type="float" office:value="15.84" calcext:value-type="float">
            <text:p>15,84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06</text:p>
          </table:table-cell>
          <table:table-cell table:style-name="ce74" office:value-type="float" office:value="7142.17" calcext:value-type="float">
            <text:p>7142,1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20]*[.K20]*[.L20]*[.M20]/1000" office:value-type="currency" office:currency="RUB" office:value="335.54166064384" calcext:value-type="currency">
            <text:p>335,54 ₽</text:p>
          </table:table-cell>
        </table:table-row>
        <table:table-row table:style-name="ro1">
          <table:table-cell table:style-name="ce47" office:value-type="float" office:value="18" calcext:value-type="float">
            <text:p>18</text:p>
          </table:table-cell>
          <table:table-cell table:style-name="ce47" office:value-type="string" calcext:value-type="string">
            <text:p>м3-18</text:p>
          </table:table-cell>
          <table:table-cell table:style-name="ce47" office:value-type="string" calcext:value-type="string">
            <text:p>м3-19</text:p>
          </table:table-cell>
          <table:table-cell table:style-name="ce47" office:value-type="float" office:value="53.24" calcext:value-type="float">
            <text:p>53,24</text:p>
          </table:table-cell>
          <table:table-cell table:style-name="ce47" office:value-type="float" office:value="2.59" calcext:value-type="float">
            <text:p>2,59</text:p>
          </table:table-cell>
          <table:table-cell table:style-name="ce62" table:formula="of:=[.E21]/[.D21]" office:value-type="float" office:value="0.0486476333583772" calcext:value-type="float">
            <text:p>0,049</text:p>
          </table:table-cell>
          <table:table-cell table:style-name="ce47" table:formula="of:=[.G20]+[.G15]" office:value-type="float" office:value="18.48" calcext:value-type="float">
            <text:p>18,48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06</text:p>
          </table:table-cell>
          <table:table-cell table:style-name="ce74" office:value-type="float" office:value="7142.17" calcext:value-type="float">
            <text:p>7142,1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21]*[.K21]*[.L21]*[.M21]/1000" office:value-type="currency" office:currency="RUB" office:value="303.40078146532" calcext:value-type="currency">
            <text:p>303,40 ₽</text:p>
          </table:table-cell>
        </table:table-row>
        <table:table-row table:style-name="ro1">
          <table:table-cell table:style-name="ce46" office:value-type="float" office:value="19" calcext:value-type="float">
            <text:p>19</text:p>
          </table:table-cell>
          <table:table-cell table:style-name="ce47" office:value-type="string" calcext:value-type="string">
            <text:p>м3-19</text:p>
          </table:table-cell>
          <table:table-cell table:style-name="ce47" office:value-type="string" calcext:value-type="string">
            <text:p>м3-20</text:p>
          </table:table-cell>
          <table:table-cell table:style-name="ce47" office:value-type="float" office:value="58.88" calcext:value-type="float">
            <text:p>58,88</text:p>
          </table:table-cell>
          <table:table-cell table:style-name="ce47" office:value-type="float" office:value="3" calcext:value-type="float">
            <text:p>3</text:p>
          </table:table-cell>
          <table:table-cell table:style-name="ce62" table:formula="of:=[.E22]/[.D22]" office:value-type="float" office:value="0.0509510869565217" calcext:value-type="float">
            <text:p>0,051</text:p>
          </table:table-cell>
          <table:table-cell table:style-name="ce47" table:formula="of:=[.G21]+[.G15]" office:value-type="float" office:value="21.12" calcext:value-type="float">
            <text:p>21,12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06</text:p>
          </table:table-cell>
          <table:table-cell table:style-name="ce74" office:value-type="float" office:value="7142.17" calcext:value-type="float">
            <text:p>7142,1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22]*[.K22]*[.L22]*[.M22]/1000" office:value-type="currency" office:currency="RUB" office:value="335.54166064384" calcext:value-type="currency">
            <text:p>335,54 ₽</text:p>
          </table:table-cell>
        </table:table-row>
        <table:table-row table:style-name="ro1">
          <table:table-cell table:style-name="ce47" office:value-type="float" office:value="20" calcext:value-type="float">
            <text:p>20</text:p>
          </table:table-cell>
          <table:table-cell table:style-name="ce47" office:value-type="string" calcext:value-type="string">
            <text:p>м3-20</text:p>
          </table:table-cell>
          <table:table-cell table:style-name="ce47" office:value-type="string" calcext:value-type="string">
            <text:p>м3-21</text:p>
          </table:table-cell>
          <table:table-cell table:style-name="ce47" office:value-type="float" office:value="53.18" calcext:value-type="float">
            <text:p>53,18</text:p>
          </table:table-cell>
          <table:table-cell table:style-name="ce47" office:value-type="float" office:value="3" calcext:value-type="float">
            <text:p>3</text:p>
          </table:table-cell>
          <table:table-cell table:style-name="ce62" table:formula="of:=[.E23]/[.D23]" office:value-type="float" office:value="0.0564121850319669" calcext:value-type="float">
            <text:p>0,056</text:p>
          </table:table-cell>
          <table:table-cell table:style-name="ce47" table:formula="of:=[.G22]+[.G15]" office:value-type="float" office:value="23.76" calcext:value-type="float">
            <text:p>23,76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06</text:p>
          </table:table-cell>
          <table:table-cell table:style-name="ce74" office:value-type="float" office:value="7142.17" calcext:value-type="float">
            <text:p>7142,1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23]*[.K23]*[.L23]*[.M23]/1000" office:value-type="currency" office:currency="RUB" office:value="303.05885721874" calcext:value-type="currency">
            <text:p>303,06 ₽</text:p>
          </table:table-cell>
        </table:table-row>
        <table:table-row table:style-name="ro1">
          <table:table-cell table:style-name="ce46" office:value-type="float" office:value="21" calcext:value-type="float">
            <text:p>21</text:p>
          </table:table-cell>
          <table:table-cell table:style-name="ce47" office:value-type="string" calcext:value-type="string">
            <text:p>м3-21</text:p>
          </table:table-cell>
          <table:table-cell table:style-name="ce47" office:value-type="string" calcext:value-type="string">
            <text:p>м3-21в</text:p>
          </table:table-cell>
          <table:table-cell table:style-name="ce47" office:value-type="float" office:value="29.31" calcext:value-type="float">
            <text:p>29,31</text:p>
          </table:table-cell>
          <table:table-cell table:style-name="ce47" office:value-type="float" office:value="3.64" calcext:value-type="float">
            <text:p>3,64</text:p>
          </table:table-cell>
          <table:table-cell table:style-name="ce62" table:formula="of:=[.E24]/[.D24]" office:value-type="float" office:value="0.124189696349369" calcext:value-type="float">
            <text:p>0,124</text:p>
          </table:table-cell>
          <table:table-cell table:style-name="ce47" table:formula="of:=[.G23]+[.G15]" office:value-type="float" office:value="26.4" calcext:value-type="float">
            <text:p>26,4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06</text:p>
          </table:table-cell>
          <table:table-cell table:style-name="ce74" office:value-type="float" office:value="7142.17" calcext:value-type="float">
            <text:p>7142,1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24]*[.K24]*[.L24]*[.M24]/1000" office:value-type="currency" office:currency="RUB" office:value="167.02999445433" calcext:value-type="currency">
            <text:p>167,03 ₽</text:p>
          </table:table-cell>
        </table:table-row>
        <table:table-row table:style-name="ro1">
          <table:table-cell table:style-name="ce47" office:value-type="float" office:value="22" calcext:value-type="float">
            <text:p>22</text:p>
          </table:table-cell>
          <table:table-cell table:style-name="ce47" office:value-type="string" calcext:value-type="string">
            <text:p>м3-22</text:p>
          </table:table-cell>
          <table:table-cell table:style-name="ce47" office:value-type="string" calcext:value-type="string">
            <text:p>м3-21в</text:p>
          </table:table-cell>
          <table:table-cell table:style-name="ce47" office:value-type="float" office:value="29.62" calcext:value-type="float">
            <text:p>29,62</text:p>
          </table:table-cell>
          <table:table-cell table:style-name="ce47" office:value-type="float" office:value="0.3" calcext:value-type="float">
            <text:p>0,3</text:p>
          </table:table-cell>
          <table:table-cell table:style-name="ce62" table:formula="of:=[.E25]/[.D25]" office:value-type="float" office:value="0.0101282916948008" calcext:value-type="float">
            <text:p>0,010</text:p>
          </table:table-cell>
          <table:table-cell table:style-name="ce47" office:value-type="float" office:value="2.64" calcext:value-type="float">
            <text:p>2,64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02</text:p>
          </table:table-cell>
          <table:table-cell table:style-name="ce74" office:value-type="float" office:value="7891.27" calcext:value-type="float">
            <text:p>7891,2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25]*[.K25]*[.L25]*[.M25]/1000" office:value-type="currency" office:currency="RUB" office:value="186.50068114346" calcext:value-type="currency">
            <text:p>186,50 ₽</text:p>
          </table:table-cell>
        </table:table-row>
        <table:table-row table:style-name="ro1">
          <table:table-cell table:style-name="ce46" office:value-type="float" office:value="23" calcext:value-type="float">
            <text:p>23</text:p>
          </table:table-cell>
          <table:table-cell table:style-name="ce47" office:value-type="string" calcext:value-type="string">
            <text:p>м3-21в</text:p>
          </table:table-cell>
          <table:table-cell table:style-name="ce47" office:value-type="string" calcext:value-type="string">
            <text:p>м3-нс</text:p>
          </table:table-cell>
          <table:table-cell table:style-name="ce47" office:value-type="float" office:value="202.42" calcext:value-type="float">
            <text:p>202,42</text:p>
          </table:table-cell>
          <table:table-cell table:style-name="ce47" office:value-type="float" office:value="4.9" calcext:value-type="float">
            <text:p>4,9</text:p>
          </table:table-cell>
          <table:table-cell table:style-name="ce62" table:formula="of:=[.E26]/[.D26]" office:value-type="float" office:value="0.0242070941606561" calcext:value-type="float">
            <text:p>0,024</text:p>
          </table:table-cell>
          <table:table-cell table:style-name="ce47" table:formula="of:=[.G24]+[.G25]" office:value-type="float" office:value="29.04" calcext:value-type="float">
            <text:p>29,04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10</text:p>
          </table:table-cell>
          <table:table-cell table:style-name="ce74" office:value-type="float" office:value="8273.71" calcext:value-type="float">
            <text:p>8273,71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26]*[.K26]*[.L26]*[.M26]/1000" office:value-type="currency" office:currency="RUB" office:value="1336.29449736578" calcext:value-type="currency">
            <text:p>1 336,29 ₽</text:p>
          </table:table-cell>
        </table:table-row>
        <table:table-row table:style-name="ro1">
          <table:table-cell table:style-name="ce47" office:value-type="float" office:value="24" calcext:value-type="float">
            <text:p>24</text:p>
          </table:table-cell>
          <table:table-cell table:style-name="ce47" office:value-type="string" calcext:value-type="string">
            <text:p>м3-нс</text:p>
          </table:table-cell>
          <table:table-cell table:style-name="ce47" office:value-type="string" calcext:value-type="string">
            <text:p>м3-нс1</text:p>
          </table:table-cell>
          <table:table-cell table:style-name="ce47" office:value-type="float" office:value="158.58" calcext:value-type="float">
            <text:p>158,58</text:p>
          </table:table-cell>
          <table:table-cell table:style-name="ce47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47" table:formula="of:=[.G26]+[.G14]+[.G13]" office:value-type="float" office:value="58.08" calcext:value-type="float">
            <text:p>58,08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string" calcext:value-type="string">
            <text:p>напорная</text:p>
          </table:table-cell>
          <table:table-cell table:style-name="ce69" office:value-type="string" calcext:value-type="string">
            <text:p>14-07-003-02</text:p>
          </table:table-cell>
          <table:table-cell table:style-name="ce74" office:value-type="float" office:value="7891.27" calcext:value-type="float">
            <text:p>7891,2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27]*[.K27]*[.L27]*[.M27]/1000" office:value-type="currency" office:currency="RUB" office:value="998.49014232714" calcext:value-type="currency">
            <text:p>998,49 ₽</text:p>
          </table:table-cell>
        </table:table-row>
        <table:table-row table:style-name="ro1">
          <table:table-cell table:style-name="ce46" office:value-type="float" office:value="25" calcext:value-type="float">
            <text:p>25</text:p>
          </table:table-cell>
          <table:table-cell table:style-name="ce47" office:value-type="string" calcext:value-type="string">
            <text:p>м3-23</text:p>
          </table:table-cell>
          <table:table-cell table:style-name="ce47" office:value-type="string" calcext:value-type="string">
            <text:p>м3-24</text:p>
          </table:table-cell>
          <table:table-cell table:style-name="ce47" office:value-type="float" office:value="102.01" calcext:value-type="float">
            <text:p>102,01</text:p>
          </table:table-cell>
          <table:table-cell table:style-name="ce47" office:value-type="float" office:value="3" calcext:value-type="float">
            <text:p>3</text:p>
          </table:table-cell>
          <table:table-cell table:style-name="ce62" table:formula="of:=[.E28]/[.D28]" office:value-type="float" office:value="0.0294088814822076" calcext:value-type="float">
            <text:p>0,029</text:p>
          </table:table-cell>
          <table:table-cell table:style-name="ce47" office:value-type="float" office:value="5.21" calcext:value-type="float">
            <text:p>5,21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02</text:p>
          </table:table-cell>
          <table:table-cell table:style-name="ce74" office:value-type="float" office:value="7891.27" calcext:value-type="float">
            <text:p>7891,2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28]*[.K28]*[.L28]*[.M28]/1000" office:value-type="currency" office:currency="RUB" office:value="642.30028640933" calcext:value-type="currency">
            <text:p>642,30 ₽</text:p>
          </table:table-cell>
        </table:table-row>
        <table:table-row table:style-name="ro1">
          <table:table-cell table:style-name="ce47" office:value-type="float" office:value="26" calcext:value-type="float">
            <text:p>26</text:p>
          </table:table-cell>
          <table:table-cell table:style-name="ce47" office:value-type="string" calcext:value-type="string">
            <text:p>м3-24</text:p>
          </table:table-cell>
          <table:table-cell table:style-name="ce47" office:value-type="string" calcext:value-type="string">
            <text:p>м3-25</text:p>
          </table:table-cell>
          <table:table-cell table:style-name="ce47" office:value-type="float" office:value="39.74" calcext:value-type="float">
            <text:p>39,74</text:p>
          </table:table-cell>
          <table:table-cell table:style-name="ce47" office:value-type="float" office:value="0.39" calcext:value-type="float">
            <text:p>0,39</text:p>
          </table:table-cell>
          <table:table-cell table:style-name="ce62" table:formula="of:=[.E29]/[.D29]" office:value-type="float" office:value="0.00981378963261198" calcext:value-type="float">
            <text:p>0,010</text:p>
          </table:table-cell>
          <table:table-cell table:style-name="ce47" table:formula="of:=[.G28]*2" office:value-type="float" office:value="10.42" calcext:value-type="float">
            <text:p>10,42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06</text:p>
          </table:table-cell>
          <table:table-cell table:style-name="ce74" office:value-type="float" office:value="7142.17" calcext:value-type="float">
            <text:p>7142,1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29]*[.K29]*[.L29]*[.M29]/1000" office:value-type="currency" office:currency="RUB" office:value="226.46782598482" calcext:value-type="currency">
            <text:p>226,47 ₽</text:p>
          </table:table-cell>
        </table:table-row>
        <table:table-row table:style-name="ro1">
          <table:table-cell table:style-name="ce46" office:value-type="float" office:value="27" calcext:value-type="float">
            <text:p>27</text:p>
          </table:table-cell>
          <table:table-cell table:style-name="ce47" office:value-type="string" calcext:value-type="string">
            <text:p>м3-25</text:p>
          </table:table-cell>
          <table:table-cell table:style-name="ce47" office:value-type="string" calcext:value-type="string">
            <text:p>м3-26</text:p>
          </table:table-cell>
          <table:table-cell table:style-name="ce47" office:value-type="float" office:value="217.19" calcext:value-type="float">
            <text:p>217,19</text:p>
          </table:table-cell>
          <table:table-cell table:style-name="ce47" office:value-type="float" office:value="10.76" calcext:value-type="float">
            <text:p>10,76</text:p>
          </table:table-cell>
          <table:table-cell table:style-name="ce62" table:formula="of:=[.E30]/[.D30]" office:value-type="float" office:value="0.0495418757769695" calcext:value-type="float">
            <text:p>0,050</text:p>
          </table:table-cell>
          <table:table-cell table:style-name="ce47" office:value-type="float" office:value="10.42" calcext:value-type="float">
            <text:p>10,42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02</text:p>
          </table:table-cell>
          <table:table-cell table:style-name="ce74" office:value-type="float" office:value="7891.27" calcext:value-type="float">
            <text:p>7891,2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30]*[.K30]*[.L30]*[.M30]/1000" office:value-type="currency" office:currency="RUB" office:value="1367.52474468427" calcext:value-type="currency">
            <text:p>1 367,52 ₽</text:p>
          </table:table-cell>
        </table:table-row>
        <table:table-row table:style-name="ro1">
          <table:table-cell table:style-name="ce47" office:value-type="float" office:value="28" calcext:value-type="float">
            <text:p>28</text:p>
          </table:table-cell>
          <table:table-cell table:style-name="ce47" office:value-type="string" calcext:value-type="string">
            <text:p>м3-26</text:p>
          </table:table-cell>
          <table:table-cell table:style-name="ce47" office:value-type="string" calcext:value-type="string">
            <text:p>м3-27</text:p>
          </table:table-cell>
          <table:table-cell table:style-name="ce47" office:value-type="float" office:value="61.01" calcext:value-type="float">
            <text:p>61,01</text:p>
          </table:table-cell>
          <table:table-cell table:style-name="ce47" office:value-type="float" office:value="4.27" calcext:value-type="float">
            <text:p>4,27</text:p>
          </table:table-cell>
          <table:table-cell table:style-name="ce62" table:formula="of:=[.E31]/[.D31]" office:value-type="float" office:value="0.0699885264710703" calcext:value-type="float">
            <text:p>0,070</text:p>
          </table:table-cell>
          <table:table-cell table:style-name="ce47" office:value-type="float" office:value="16.26" calcext:value-type="float">
            <text:p>16,26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06</text:p>
          </table:table-cell>
          <table:table-cell table:style-name="ce74" office:value-type="float" office:value="7142.17" calcext:value-type="float">
            <text:p>7142,1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31]*[.K31]*[.L31]*[.M31]/1000" office:value-type="currency" office:currency="RUB" office:value="347.67997139743" calcext:value-type="currency">
            <text:p>347,68 ₽</text:p>
          </table:table-cell>
        </table:table-row>
        <table:table-row table:style-name="ro1">
          <table:table-cell table:style-name="ce46" office:value-type="float" office:value="29" calcext:value-type="float">
            <text:p>29</text:p>
          </table:table-cell>
          <table:table-cell table:style-name="ce47" office:value-type="string" calcext:value-type="string">
            <text:p>м3-27</text:p>
          </table:table-cell>
          <table:table-cell table:style-name="ce47" office:value-type="string" calcext:value-type="string">
            <text:p>м3-нс1</text:p>
          </table:table-cell>
          <table:table-cell table:style-name="ce47" office:value-type="float" office:value="66.46" calcext:value-type="float">
            <text:p>66,46</text:p>
          </table:table-cell>
          <table:table-cell table:style-name="ce47" office:value-type="float" office:value="10.19" calcext:value-type="float">
            <text:p>10,19</text:p>
          </table:table-cell>
          <table:table-cell table:style-name="ce62" table:formula="of:=[.E32]/[.D32]" office:value-type="float" office:value="0.153325308456214" calcext:value-type="float">
            <text:p>0,153</text:p>
          </table:table-cell>
          <table:table-cell table:style-name="ce47" office:value-type="float" office:value="16.26" calcext:value-type="float">
            <text:p>16,26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самотечная</text:p>
          </table:table-cell>
          <table:table-cell table:style-name="ce69" office:value-type="string" calcext:value-type="string">
            <text:p>14-07-003-06</text:p>
          </table:table-cell>
          <table:table-cell table:style-name="ce74" office:value-type="float" office:value="7142.17" calcext:value-type="float">
            <text:p>7142,1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32]*[.K32]*[.L32]*[.M32]/1000" office:value-type="currency" office:currency="RUB" office:value="378.73809046178" calcext:value-type="currency">
            <text:p>378,74 ₽</text:p>
          </table:table-cell>
        </table:table-row>
        <table:table-row table:style-name="ro1"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м3-нс1</text:p>
          </table:table-cell>
          <table:table-cell table:style-name="ce47" office:value-type="string" calcext:value-type="string">
            <text:p>м3-нс2</text:p>
          </table:table-cell>
          <table:table-cell table:style-name="ce47" office:value-type="float" office:value="386.47" calcext:value-type="float">
            <text:p>386,47</text:p>
          </table:table-cell>
          <table:table-cell table:style-name="ce47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47" table:formula="of:=[.G32]+[.G27]" office:value-type="float" office:value="74.34" calcext:value-type="float">
            <text:p>74,34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string" calcext:value-type="string">
            <text:p>напорная</text:p>
          </table:table-cell>
          <table:table-cell table:style-name="ce69" office:value-type="string" calcext:value-type="string">
            <text:p>14-07-003-02</text:p>
          </table:table-cell>
          <table:table-cell table:style-name="ce74" office:value-type="float" office:value="7891.27" calcext:value-type="float">
            <text:p>7891,27</text:p>
          </table:table-cell>
          <table:table-cell table:style-name="ce74" office:value-type="float" office:value="1.01" calcext:value-type="float">
            <text:p>1,01</text:p>
          </table:table-cell>
          <table:table-cell table:style-name="ce74" office:value-type="float" office:value="0.79" calcext:value-type="float">
            <text:p>0,79</text:p>
          </table:table-cell>
          <table:table-cell table:style-name="ce79" table:formula="of:=[.D33]*[.K33]*[.L33]*[.M33]/1000" office:value-type="currency" office:currency="RUB" office:value="2433.38684137451" calcext:value-type="currency">
            <text:p>2 433,39 ₽</text:p>
          </table:table-cell>
        </table:table-row>
        <table:table-row table:style-name="ro1">
          <table:table-cell table:style-name="ce48" office:value-type="float" office:value="31" calcext:value-type="float">
            <text:p>31</text:p>
          </table:table-cell>
          <table:table-cell table:style-name="ce49" office:value-type="string" calcext:value-type="string">
            <text:p>м4-1</text:p>
          </table:table-cell>
          <table:table-cell table:style-name="ce49" office:value-type="string" calcext:value-type="string">
            <text:p>м4-2</text:p>
          </table:table-cell>
          <table:table-cell table:style-name="ce49" office:value-type="float" office:value="55.04" calcext:value-type="float">
            <text:p>55,04</text:p>
          </table:table-cell>
          <table:table-cell table:style-name="ce49" office:value-type="float" office:value="8.5" calcext:value-type="float">
            <text:p>8,5</text:p>
          </table:table-cell>
          <table:table-cell table:style-name="ce63" table:formula="of:=[.E34]/[.D34]" office:value-type="float" office:value="0.154433139534884" calcext:value-type="float">
            <text:p>0,154</text:p>
          </table:table-cell>
          <table:table-cell table:style-name="ce49" office:value-type="float" office:value="0.83" calcext:value-type="float">
            <text:p>0,83</text:p>
          </table:table-cell>
          <table:table-cell table:style-name="ce49" office:value-type="float" office:value="150" calcext:value-type="float">
            <text:p>150</text:p>
          </table:table-cell>
          <table:table-cell table:style-name="ce49" office:value-type="string" calcext:value-type="string">
            <text:p>самотечная</text:p>
          </table:table-cell>
          <table:table-cell table:style-name="ce70" office:value-type="string" calcext:value-type="string">
            <text:p>14-07-003-02</text:p>
          </table:table-cell>
          <table:table-cell table:style-name="ce75" office:value-type="float" office:value="7891.27" calcext:value-type="float">
            <text:p>7891,27</text:p>
          </table:table-cell>
          <table:table-cell table:style-name="ce75" office:value-type="float" office:value="1.01" calcext:value-type="float">
            <text:p>1,01</text:p>
          </table:table-cell>
          <table:table-cell table:style-name="ce75" office:value-type="float" office:value="0.79" calcext:value-type="float">
            <text:p>0,79</text:p>
          </table:table-cell>
          <table:table-cell table:style-name="ce80" table:formula="of:=[.D34]*[.K34]*[.L34]*[.M34]/1000" office:value-type="currency" office:currency="RUB" office:value="346.55629608832" calcext:value-type="currency">
            <text:p>346,56 ₽</text:p>
          </table:table-cell>
        </table:table-row>
        <table:table-row table:style-name="ro1"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м4-2</text:p>
          </table:table-cell>
          <table:table-cell table:style-name="ce49" office:value-type="string" calcext:value-type="string">
            <text:p>м4-3</text:p>
          </table:table-cell>
          <table:table-cell table:style-name="ce49" office:value-type="float" office:value="47.02" calcext:value-type="float">
            <text:p>47,02</text:p>
          </table:table-cell>
          <table:table-cell table:style-name="ce49" office:value-type="float" office:value="5" calcext:value-type="float">
            <text:p>5</text:p>
          </table:table-cell>
          <table:table-cell table:style-name="ce63" table:formula="of:=[.E35]/[.D35]" office:value-type="float" office:value="0.106337728626117" calcext:value-type="float">
            <text:p>0,106</text:p>
          </table:table-cell>
          <table:table-cell table:style-name="ce49" table:formula="of:=[.G34]*2" office:value-type="float" office:value="1.66" calcext:value-type="float">
            <text:p>1,66</text:p>
          </table:table-cell>
          <table:table-cell table:style-name="ce49" office:value-type="float" office:value="150" calcext:value-type="float">
            <text:p>150</text:p>
          </table:table-cell>
          <table:table-cell table:style-name="ce49" office:value-type="string" calcext:value-type="string">
            <text:p>самотечная</text:p>
          </table:table-cell>
          <table:table-cell table:style-name="ce70" office:value-type="string" calcext:value-type="string">
            <text:p>14-07-003-02</text:p>
          </table:table-cell>
          <table:table-cell table:style-name="ce75" office:value-type="float" office:value="7891.27" calcext:value-type="float">
            <text:p>7891,27</text:p>
          </table:table-cell>
          <table:table-cell table:style-name="ce75" office:value-type="float" office:value="1.01" calcext:value-type="float">
            <text:p>1,01</text:p>
          </table:table-cell>
          <table:table-cell table:style-name="ce75" office:value-type="float" office:value="0.79" calcext:value-type="float">
            <text:p>0,79</text:p>
          </table:table-cell>
          <table:table-cell table:style-name="ce80" table:formula="of:=[.D35]*[.K35]*[.L35]*[.M35]/1000" office:value-type="currency" office:currency="RUB" office:value="296.05881253766" calcext:value-type="currency">
            <text:p>296,06 ₽</text:p>
          </table:table-cell>
        </table:table-row>
        <table:table-row table:style-name="ro1">
          <table:table-cell table:style-name="ce48" office:value-type="float" office:value="33" calcext:value-type="float">
            <text:p>33</text:p>
          </table:table-cell>
          <table:table-cell table:style-name="ce49" office:value-type="string" calcext:value-type="string">
            <text:p>м4-3</text:p>
          </table:table-cell>
          <table:table-cell table:style-name="ce49" office:value-type="string" calcext:value-type="string">
            <text:p>м4-4</text:p>
          </table:table-cell>
          <table:table-cell table:style-name="ce49" office:value-type="float" office:value="54.98" calcext:value-type="float">
            <text:p>54,98</text:p>
          </table:table-cell>
          <table:table-cell table:style-name="ce49" office:value-type="float" office:value="4" calcext:value-type="float">
            <text:p>4</text:p>
          </table:table-cell>
          <table:table-cell table:style-name="ce63" table:formula="of:=[.E36]/[.D36]" office:value-type="float" office:value="0.0727537286285922" calcext:value-type="float">
            <text:p>0,073</text:p>
          </table:table-cell>
          <table:table-cell table:style-name="ce49" table:formula="of:=[.G35]+0.83" office:value-type="float" office:value="2.49" calcext:value-type="float">
            <text:p>2,49</text:p>
          </table:table-cell>
          <table:table-cell table:style-name="ce49" office:value-type="float" office:value="150" calcext:value-type="float">
            <text:p>150</text:p>
          </table:table-cell>
          <table:table-cell table:style-name="ce49" office:value-type="string" calcext:value-type="string">
            <text:p>самотечная</text:p>
          </table:table-cell>
          <table:table-cell table:style-name="ce70" office:value-type="string" calcext:value-type="string">
            <text:p>14-07-003-02</text:p>
          </table:table-cell>
          <table:table-cell table:style-name="ce75" office:value-type="float" office:value="7891.27" calcext:value-type="float">
            <text:p>7891,27</text:p>
          </table:table-cell>
          <table:table-cell table:style-name="ce75" office:value-type="float" office:value="1.01" calcext:value-type="float">
            <text:p>1,01</text:p>
          </table:table-cell>
          <table:table-cell table:style-name="ce75" office:value-type="float" office:value="0.79" calcext:value-type="float">
            <text:p>0,79</text:p>
          </table:table-cell>
          <table:table-cell table:style-name="ce80" table:formula="of:=[.D36]*[.K36]*[.L36]*[.M36]/1000" office:value-type="currency" office:currency="RUB" office:value="346.17850942834" calcext:value-type="currency">
            <text:p>346,18 ₽</text:p>
          </table:table-cell>
        </table:table-row>
        <table:table-row table:style-name="ro1"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м4-4</text:p>
          </table:table-cell>
          <table:table-cell table:style-name="ce49" office:value-type="string" calcext:value-type="string">
            <text:p>м4-5</text:p>
          </table:table-cell>
          <table:table-cell table:style-name="ce49" office:value-type="float" office:value="47.09" calcext:value-type="float">
            <text:p>47,09</text:p>
          </table:table-cell>
          <table:table-cell table:style-name="ce49" office:value-type="float" office:value="3.5" calcext:value-type="float">
            <text:p>3,5</text:p>
          </table:table-cell>
          <table:table-cell table:style-name="ce63" table:formula="of:=[.E37]/[.D37]" office:value-type="float" office:value="0.0743257591845402" calcext:value-type="float">
            <text:p>0,074</text:p>
          </table:table-cell>
          <table:table-cell table:style-name="ce49" table:formula="of:=[.G36]+1.32" office:value-type="float" office:value="3.81" calcext:value-type="float">
            <text:p>3,81</text:p>
          </table:table-cell>
          <table:table-cell table:style-name="ce49" office:value-type="float" office:value="150" calcext:value-type="float">
            <text:p>150</text:p>
          </table:table-cell>
          <table:table-cell table:style-name="ce49" office:value-type="string" calcext:value-type="string">
            <text:p>самотечная</text:p>
          </table:table-cell>
          <table:table-cell table:style-name="ce70" office:value-type="string" calcext:value-type="string">
            <text:p>14-07-003-02</text:p>
          </table:table-cell>
          <table:table-cell table:style-name="ce75" office:value-type="float" office:value="7891.27" calcext:value-type="float">
            <text:p>7891,27</text:p>
          </table:table-cell>
          <table:table-cell table:style-name="ce75" office:value-type="float" office:value="1.01" calcext:value-type="float">
            <text:p>1,01</text:p>
          </table:table-cell>
          <table:table-cell table:style-name="ce75" office:value-type="float" office:value="0.79" calcext:value-type="float">
            <text:p>0,79</text:p>
          </table:table-cell>
          <table:table-cell table:style-name="ce80" table:formula="of:=[.D37]*[.K37]*[.L37]*[.M37]/1000" office:value-type="currency" office:currency="RUB" office:value="296.49956364097" calcext:value-type="currency">
            <text:p>296,50 ₽</text:p>
          </table:table-cell>
        </table:table-row>
        <table:table-row table:style-name="ro1">
          <table:table-cell table:style-name="ce48" office:value-type="float" office:value="35" calcext:value-type="float">
            <text:p>35</text:p>
          </table:table-cell>
          <table:table-cell table:style-name="ce49" office:value-type="string" calcext:value-type="string">
            <text:p>м4-5</text:p>
          </table:table-cell>
          <table:table-cell table:style-name="ce49" office:value-type="string" calcext:value-type="string">
            <text:p>м4-6</text:p>
          </table:table-cell>
          <table:table-cell table:style-name="ce49" office:value-type="float" office:value="54.91" calcext:value-type="float">
            <text:p>54,91</text:p>
          </table:table-cell>
          <table:table-cell table:style-name="ce49" office:value-type="float" office:value="3.25" calcext:value-type="float">
            <text:p>3,25</text:p>
          </table:table-cell>
          <table:table-cell table:style-name="ce63" table:formula="of:=[.E38]/[.D38]" office:value-type="float" office:value="0.0591877617920233" calcext:value-type="float">
            <text:p>0,059</text:p>
          </table:table-cell>
          <table:table-cell table:style-name="ce49" table:formula="of:=[.G37]+1.32" office:value-type="float" office:value="5.13" calcext:value-type="float">
            <text:p>5,13</text:p>
          </table:table-cell>
          <table:table-cell table:style-name="ce49" office:value-type="float" office:value="150" calcext:value-type="float">
            <text:p>150</text:p>
          </table:table-cell>
          <table:table-cell table:style-name="ce49" office:value-type="string" calcext:value-type="string">
            <text:p>самотечная</text:p>
          </table:table-cell>
          <table:table-cell table:style-name="ce70" office:value-type="string" calcext:value-type="string">
            <text:p>14-07-003-02</text:p>
          </table:table-cell>
          <table:table-cell table:style-name="ce75" office:value-type="float" office:value="7891.27" calcext:value-type="float">
            <text:p>7891,27</text:p>
          </table:table-cell>
          <table:table-cell table:style-name="ce75" office:value-type="float" office:value="1.01" calcext:value-type="float">
            <text:p>1,01</text:p>
          </table:table-cell>
          <table:table-cell table:style-name="ce75" office:value-type="float" office:value="0.79" calcext:value-type="float">
            <text:p>0,79</text:p>
          </table:table-cell>
          <table:table-cell table:style-name="ce80" table:formula="of:=[.D38]*[.K38]*[.L38]*[.M38]/1000" office:value-type="currency" office:currency="RUB" office:value="345.73775832503" calcext:value-type="currency">
            <text:p>345,74 ₽</text:p>
          </table:table-cell>
        </table:table-row>
        <table:table-row table:style-name="ro1"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м4-6</text:p>
          </table:table-cell>
          <table:table-cell table:style-name="ce49" office:value-type="string" calcext:value-type="string">
            <text:p>м4-нс</text:p>
          </table:table-cell>
          <table:table-cell table:style-name="ce49" office:value-type="float" office:value="29.92" calcext:value-type="float">
            <text:p>29,92</text:p>
          </table:table-cell>
          <table:table-cell table:style-name="ce49" office:value-type="float" office:value="0.3" calcext:value-type="float">
            <text:p>0,3</text:p>
          </table:table-cell>
          <table:table-cell table:style-name="ce63" table:formula="of:=[.E39]/[.D39]" office:value-type="float" office:value="0.0100267379679144" calcext:value-type="float">
            <text:p>0,010</text:p>
          </table:table-cell>
          <table:table-cell table:style-name="ce49" table:formula="of:=[.G38]+1.32" office:value-type="float" office:value="6.45" calcext:value-type="float">
            <text:p>6,45</text:p>
          </table:table-cell>
          <table:table-cell table:style-name="ce49" office:value-type="float" office:value="200" calcext:value-type="float">
            <text:p>200</text:p>
          </table:table-cell>
          <table:table-cell table:style-name="ce49" office:value-type="string" calcext:value-type="string">
            <text:p>самотечная</text:p>
          </table:table-cell>
          <table:table-cell table:style-name="ce70" office:value-type="string" calcext:value-type="string">
            <text:p>14-07-003-06</text:p>
          </table:table-cell>
          <table:table-cell table:style-name="ce75" office:value-type="float" office:value="7142.17" calcext:value-type="float">
            <text:p>7142,17</text:p>
          </table:table-cell>
          <table:table-cell table:style-name="ce75" office:value-type="float" office:value="1.01" calcext:value-type="float">
            <text:p>1,01</text:p>
          </table:table-cell>
          <table:table-cell table:style-name="ce75" office:value-type="float" office:value="0.79" calcext:value-type="float">
            <text:p>0,79</text:p>
          </table:table-cell>
          <table:table-cell table:style-name="ce80" table:formula="of:=[.D39]*[.K39]*[.L39]*[.M39]/1000" office:value-type="currency" office:currency="RUB" office:value="170.50622429456" calcext:value-type="currency">
            <text:p>170,51 ₽</text:p>
          </table:table-cell>
        </table:table-row>
        <table:table-row table:style-name="ro1">
          <table:table-cell table:style-name="ce48" office:value-type="float" office:value="37" calcext:value-type="float">
            <text:p>37</text:p>
          </table:table-cell>
          <table:table-cell table:style-name="ce49" office:value-type="string" calcext:value-type="string">
            <text:p>м4-нс</text:p>
          </table:table-cell>
          <table:table-cell table:style-name="ce49" office:value-type="string" calcext:value-type="string">
            <text:p>м4-нс1</text:p>
          </table:table-cell>
          <table:table-cell table:style-name="ce49" office:value-type="float" office:value="198.51" calcext:value-type="float">
            <text:p>198,51</text:p>
          </table:table-cell>
          <table:table-cell table:style-name="ce49" office:value-type="string" calcext:value-type="string">
            <text:p>-</text:p>
          </table:table-cell>
          <table:table-cell table:style-name="ce63" office:value-type="string" calcext:value-type="string">
            <text:p>-</text:p>
          </table:table-cell>
          <table:table-cell table:style-name="ce49" office:value-type="float" office:value="6.45" calcext:value-type="float">
            <text:p>6,45</text:p>
          </table:table-cell>
          <table:table-cell table:style-name="ce49" office:value-type="float" office:value="150" calcext:value-type="float">
            <text:p>150</text:p>
          </table:table-cell>
          <table:table-cell table:style-name="ce49" office:value-type="string" calcext:value-type="string">
            <text:p>напорная</text:p>
          </table:table-cell>
          <table:table-cell table:style-name="ce70" office:value-type="string" calcext:value-type="string">
            <text:p>14-07-003-02</text:p>
          </table:table-cell>
          <table:table-cell table:style-name="ce75" office:value-type="float" office:value="7891.27" calcext:value-type="float">
            <text:p>7891,27</text:p>
          </table:table-cell>
          <table:table-cell table:style-name="ce75" office:value-type="float" office:value="1.01" calcext:value-type="float">
            <text:p>1,01</text:p>
          </table:table-cell>
          <table:table-cell table:style-name="ce75" office:value-type="float" office:value="0.79" calcext:value-type="float">
            <text:p>0,79</text:p>
          </table:table-cell>
          <table:table-cell table:style-name="ce80" table:formula="of:=[.D40]*[.K40]*[.L40]*[.M40]/1000" office:value-type="currency" office:currency="RUB" office:value="1249.90716454383" calcext:value-type="currency">
            <text:p>1 249,91 ₽</text:p>
          </table:table-cell>
        </table:table-row>
        <table:table-row table:style-name="ro1"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м4-7</text:p>
          </table:table-cell>
          <table:table-cell table:style-name="ce49" office:value-type="string" calcext:value-type="string">
            <text:p>м4-8</text:p>
          </table:table-cell>
          <table:table-cell table:style-name="ce49" office:value-type="float" office:value="50.99" calcext:value-type="float">
            <text:p>50,99</text:p>
          </table:table-cell>
          <table:table-cell table:style-name="ce49" office:value-type="float" office:value="7.05" calcext:value-type="float">
            <text:p>7,05</text:p>
          </table:table-cell>
          <table:table-cell table:style-name="ce63" table:formula="of:=[.E41]/[.D41]" office:value-type="float" office:value="0.138262404393018" calcext:value-type="float">
            <text:p>0,138</text:p>
          </table:table-cell>
          <table:table-cell table:style-name="ce49" office:value-type="float" office:value="0.83" calcext:value-type="float">
            <text:p>0,83</text:p>
          </table:table-cell>
          <table:table-cell table:style-name="ce49" office:value-type="float" office:value="150" calcext:value-type="float">
            <text:p>150</text:p>
          </table:table-cell>
          <table:table-cell table:style-name="ce49" office:value-type="string" calcext:value-type="string">
            <text:p>самотечная</text:p>
          </table:table-cell>
          <table:table-cell table:style-name="ce70" office:value-type="string" calcext:value-type="string">
            <text:p>14-07-003-02</text:p>
          </table:table-cell>
          <table:table-cell table:style-name="ce75" office:value-type="float" office:value="7891.27" calcext:value-type="float">
            <text:p>7891,27</text:p>
          </table:table-cell>
          <table:table-cell table:style-name="ce75" office:value-type="float" office:value="1.01" calcext:value-type="float">
            <text:p>1,01</text:p>
          </table:table-cell>
          <table:table-cell table:style-name="ce75" office:value-type="float" office:value="0.79" calcext:value-type="float">
            <text:p>0,79</text:p>
          </table:table-cell>
          <table:table-cell table:style-name="ce80" table:formula="of:=[.D41]*[.K41]*[.L41]*[.M41]/1000" office:value-type="currency" office:currency="RUB" office:value="321.05569653967" calcext:value-type="currency">
            <text:p>321,06 ₽</text:p>
          </table:table-cell>
        </table:table-row>
        <table:table-row table:style-name="ro1">
          <table:table-cell table:style-name="ce48" office:value-type="float" office:value="39" calcext:value-type="float">
            <text:p>39</text:p>
          </table:table-cell>
          <table:table-cell table:style-name="ce49" office:value-type="string" calcext:value-type="string">
            <text:p>м4-8</text:p>
          </table:table-cell>
          <table:table-cell table:style-name="ce49" office:value-type="string" calcext:value-type="string">
            <text:p>м4-9</text:p>
          </table:table-cell>
          <table:table-cell table:style-name="ce49" office:value-type="float" office:value="50.79" calcext:value-type="float">
            <text:p>50,79</text:p>
          </table:table-cell>
          <table:table-cell table:style-name="ce49" office:value-type="float" office:value="4.71" calcext:value-type="float">
            <text:p>4,71</text:p>
          </table:table-cell>
          <table:table-cell table:style-name="ce63" table:formula="of:=[.E42]/[.D42]" office:value-type="float" office:value="0.0927347903130538" calcext:value-type="float">
            <text:p>0,093</text:p>
          </table:table-cell>
          <table:table-cell table:style-name="ce49" table:formula="of:=[.G41]*2" office:value-type="float" office:value="1.66" calcext:value-type="float">
            <text:p>1,66</text:p>
          </table:table-cell>
          <table:table-cell table:style-name="ce49" office:value-type="float" office:value="150" calcext:value-type="float">
            <text:p>150</text:p>
          </table:table-cell>
          <table:table-cell table:style-name="ce49" office:value-type="string" calcext:value-type="string">
            <text:p>самотечная</text:p>
          </table:table-cell>
          <table:table-cell table:style-name="ce70" office:value-type="string" calcext:value-type="string">
            <text:p>14-07-003-02</text:p>
          </table:table-cell>
          <table:table-cell table:style-name="ce75" office:value-type="float" office:value="7891.27" calcext:value-type="float">
            <text:p>7891,27</text:p>
          </table:table-cell>
          <table:table-cell table:style-name="ce75" office:value-type="float" office:value="1.01" calcext:value-type="float">
            <text:p>1,01</text:p>
          </table:table-cell>
          <table:table-cell table:style-name="ce75" office:value-type="float" office:value="0.79" calcext:value-type="float">
            <text:p>0,79</text:p>
          </table:table-cell>
          <table:table-cell table:style-name="ce80" table:formula="of:=[.D42]*[.K42]*[.L42]*[.M42]/1000" office:value-type="currency" office:currency="RUB" office:value="319.79640767307" calcext:value-type="currency">
            <text:p>319,80 ₽</text:p>
          </table:table-cell>
        </table:table-row>
        <table:table-row table:style-name="ro1"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м4-9</text:p>
          </table:table-cell>
          <table:table-cell table:style-name="ce49" office:value-type="string" calcext:value-type="string">
            <text:p>м4-10</text:p>
          </table:table-cell>
          <table:table-cell table:style-name="ce49" office:value-type="float" office:value="57.93" calcext:value-type="float">
            <text:p>57,93</text:p>
          </table:table-cell>
          <table:table-cell table:style-name="ce49" office:value-type="float" office:value="4.55" calcext:value-type="float">
            <text:p>4,55</text:p>
          </table:table-cell>
          <table:table-cell table:style-name="ce63" table:formula="of:=[.E43]/[.D43]" office:value-type="float" office:value="0.0785430692214742" calcext:value-type="float">
            <text:p>0,079</text:p>
          </table:table-cell>
          <table:table-cell table:style-name="ce49" table:formula="of:=[.G42]+1.32" office:value-type="float" office:value="2.98" calcext:value-type="float">
            <text:p>2,98</text:p>
          </table:table-cell>
          <table:table-cell table:style-name="ce49" office:value-type="float" office:value="150" calcext:value-type="float">
            <text:p>150</text:p>
          </table:table-cell>
          <table:table-cell table:style-name="ce49" office:value-type="string" calcext:value-type="string">
            <text:p>самотечная</text:p>
          </table:table-cell>
          <table:table-cell table:style-name="ce70" office:value-type="string" calcext:value-type="string">
            <text:p>14-07-003-02</text:p>
          </table:table-cell>
          <table:table-cell table:style-name="ce75" office:value-type="float" office:value="7891.27" calcext:value-type="float">
            <text:p>7891,27</text:p>
          </table:table-cell>
          <table:table-cell table:style-name="ce75" office:value-type="float" office:value="1.01" calcext:value-type="float">
            <text:p>1,01</text:p>
          </table:table-cell>
          <table:table-cell table:style-name="ce75" office:value-type="float" office:value="0.79" calcext:value-type="float">
            <text:p>0,79</text:p>
          </table:table-cell>
          <table:table-cell table:style-name="ce80" table:formula="of:=[.D43]*[.K43]*[.L43]*[.M43]/1000" office:value-type="currency" office:currency="RUB" office:value="364.75302021069" calcext:value-type="currency">
            <text:p>364,75 ₽</text:p>
          </table:table-cell>
        </table:table-row>
        <table:table-row table:style-name="ro1">
          <table:table-cell table:style-name="ce48" office:value-type="float" office:value="41" calcext:value-type="float">
            <text:p>41</text:p>
          </table:table-cell>
          <table:table-cell table:style-name="ce49" office:value-type="string" calcext:value-type="string">
            <text:p>м4-10</text:p>
          </table:table-cell>
          <table:table-cell table:style-name="ce49" office:value-type="string" calcext:value-type="string">
            <text:p>м4-нс1</text:p>
          </table:table-cell>
          <table:table-cell table:style-name="ce49" office:value-type="float" office:value="26.69" calcext:value-type="float">
            <text:p>26,69</text:p>
          </table:table-cell>
          <table:table-cell table:style-name="ce49" office:value-type="float" office:value="1.06" calcext:value-type="float">
            <text:p>1,06</text:p>
          </table:table-cell>
          <table:table-cell table:style-name="ce63" table:formula="of:=[.E44]/[.D44]" office:value-type="float" office:value="0.0397152491569876" calcext:value-type="float">
            <text:p>0,040</text:p>
          </table:table-cell>
          <table:table-cell table:style-name="ce49" table:formula="of:=[.G43]+1.32" office:value-type="float" office:value="4.3" calcext:value-type="float">
            <text:p>4,3</text:p>
          </table:table-cell>
          <table:table-cell table:style-name="ce49" office:value-type="float" office:value="150" calcext:value-type="float">
            <text:p>150</text:p>
          </table:table-cell>
          <table:table-cell table:style-name="ce49" office:value-type="string" calcext:value-type="string">
            <text:p>самотечная</text:p>
          </table:table-cell>
          <table:table-cell table:style-name="ce70" office:value-type="string" calcext:value-type="string">
            <text:p>14-07-003-02</text:p>
          </table:table-cell>
          <table:table-cell table:style-name="ce75" office:value-type="float" office:value="7891.27" calcext:value-type="float">
            <text:p>7891,27</text:p>
          </table:table-cell>
          <table:table-cell table:style-name="ce75" office:value-type="float" office:value="1.01" calcext:value-type="float">
            <text:p>1,01</text:p>
          </table:table-cell>
          <table:table-cell table:style-name="ce75" office:value-type="float" office:value="0.79" calcext:value-type="float">
            <text:p>0,79</text:p>
          </table:table-cell>
          <table:table-cell table:style-name="ce80" table:formula="of:=[.D44]*[.K44]*[.L44]*[.M44]/1000" office:value-type="currency" office:currency="RUB" office:value="168.05209924777" calcext:value-type="currency">
            <text:p>168,05 ₽</text:p>
          </table:table-cell>
        </table:table-row>
        <table:table-row table:style-name="ro1"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м4-нс1</text:p>
          </table:table-cell>
          <table:table-cell table:style-name="ce49" office:value-type="string" calcext:value-type="string">
            <text:p>м3-нс2</text:p>
          </table:table-cell>
          <table:table-cell table:style-name="ce49" office:value-type="float" office:value="277.62" calcext:value-type="float">
            <text:p>277,62</text:p>
          </table:table-cell>
          <table:table-cell table:style-name="ce49" office:value-type="string" calcext:value-type="string">
            <text:p>-</text:p>
          </table:table-cell>
          <table:table-cell table:style-name="ce63" office:value-type="string" calcext:value-type="string">
            <text:p>-</text:p>
          </table:table-cell>
          <table:table-cell table:style-name="ce49" table:formula="of:=[.G40]+[.G44]" office:value-type="float" office:value="10.75" calcext:value-type="float">
            <text:p>10,75</text:p>
          </table:table-cell>
          <table:table-cell table:style-name="ce49" office:value-type="float" office:value="150" calcext:value-type="float">
            <text:p>150</text:p>
          </table:table-cell>
          <table:table-cell table:style-name="ce49" office:value-type="string" calcext:value-type="string">
            <text:p>напорная</text:p>
          </table:table-cell>
          <table:table-cell table:style-name="ce70" office:value-type="string" calcext:value-type="string">
            <text:p>14-07-003-02</text:p>
          </table:table-cell>
          <table:table-cell table:style-name="ce75" office:value-type="float" office:value="7891.27" calcext:value-type="float">
            <text:p>7891,27</text:p>
          </table:table-cell>
          <table:table-cell table:style-name="ce75" office:value-type="float" office:value="1.01" calcext:value-type="float">
            <text:p>1,01</text:p>
          </table:table-cell>
          <table:table-cell table:style-name="ce75" office:value-type="float" office:value="0.79" calcext:value-type="float">
            <text:p>0,79</text:p>
          </table:table-cell>
          <table:table-cell table:style-name="ce80" table:formula="of:=[.D45]*[.K45]*[.L45]*[.M45]/1000" office:value-type="currency" office:currency="RUB" office:value="1748.01887572746" calcext:value-type="currency">
            <text:p>1 748,02 ₽</text:p>
          </table:table-cell>
        </table:table-row>
        <table:table-row table:style-name="ro1">
          <table:table-cell table:style-name="ce48" office:value-type="float" office:value="43" calcext:value-type="float">
            <text:p>43</text:p>
          </table:table-cell>
          <table:table-cell table:style-name="ce49" office:value-type="string" calcext:value-type="string">
            <text:p>м3-нс2</text:p>
          </table:table-cell>
          <table:table-cell table:style-name="ce49" office:value-type="string" calcext:value-type="string">
            <text:p>ОС-1</text:p>
          </table:table-cell>
          <table:table-cell table:style-name="ce49" office:value-type="float" office:value="1848.93" calcext:value-type="float">
            <text:p>1848,93</text:p>
          </table:table-cell>
          <table:table-cell table:style-name="ce49" office:value-type="string" calcext:value-type="string">
            <text:p>-</text:p>
          </table:table-cell>
          <table:table-cell table:style-name="ce63" office:value-type="string" calcext:value-type="string">
            <text:p>-</text:p>
          </table:table-cell>
          <table:table-cell table:style-name="ce49" table:formula="of:=[.G45]+[.G33]" office:value-type="float" office:value="85.09" calcext:value-type="float">
            <text:p>85,09</text:p>
          </table:table-cell>
          <table:table-cell table:style-name="ce49" office:value-type="float" office:value="200" calcext:value-type="float">
            <text:p>200</text:p>
          </table:table-cell>
          <table:table-cell table:style-name="ce49" office:value-type="string" calcext:value-type="string">
            <text:p>напорная</text:p>
          </table:table-cell>
          <table:table-cell table:style-name="ce70" office:value-type="string" calcext:value-type="string">
            <text:p>14-07-003-06</text:p>
          </table:table-cell>
          <table:table-cell table:style-name="ce75" office:value-type="float" office:value="7142.17" calcext:value-type="float">
            <text:p>7142,17</text:p>
          </table:table-cell>
          <table:table-cell table:style-name="ce75" office:value-type="float" office:value="1.01" calcext:value-type="float">
            <text:p>1,01</text:p>
          </table:table-cell>
          <table:table-cell table:style-name="ce75" office:value-type="float" office:value="0.79" calcext:value-type="float">
            <text:p>0,79</text:p>
          </table:table-cell>
          <table:table-cell table:style-name="ce80" table:formula="of:=[.D46]*[.K46]*[.L46]*[.M46]/1000" office:value-type="currency" office:currency="RUB" office:value="10536.566620486" calcext:value-type="currency">
            <text:p>10 536,57 ₽</text:p>
          </table:table-cell>
        </table:table-row>
        <table:table-row table:style-name="ro1">
          <table:table-cell table:style-name="ce50" office:value-type="float" office:value="44" calcext:value-type="float">
            <text:p>44</text:p>
          </table:table-cell>
          <table:table-cell table:style-name="ce54" office:value-type="string" calcext:value-type="string">
            <text:p>м-1</text:p>
          </table:table-cell>
          <table:table-cell table:style-name="ce54" office:value-type="string" calcext:value-type="string">
            <text:p>м-2</text:p>
          </table:table-cell>
          <table:table-cell table:style-name="ce54" office:value-type="float" office:value="59.49" calcext:value-type="float">
            <text:p>59,49</text:p>
          </table:table-cell>
          <table:table-cell table:style-name="ce61" office:value-type="float" office:value="0.5949" calcext:value-type="float">
            <text:p>0,59</text:p>
          </table:table-cell>
          <table:table-cell table:style-name="ce64" table:formula="of:=[.E47]/[.D47]" office:value-type="float" office:value="0.01" calcext:value-type="float">
            <text:p>0,010</text:p>
          </table:table-cell>
          <table:table-cell table:style-name="ce59" office:value-type="float" office:value="1.32" calcext:value-type="float">
            <text:p>1,32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2</text:p>
          </table:table-cell>
          <table:table-cell table:style-name="ce76" office:value-type="float" office:value="7891.27" calcext:value-type="float">
            <text:p>7891,2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47]*[.K47]*[.L47]*[.M47]/1000" office:value-type="currency" office:currency="RUB" office:value="374.57547337017" calcext:value-type="currency">
            <text:p>374,58 ₽</text:p>
          </table:table-cell>
        </table:table-row>
        <table:table-row table:style-name="ro1">
          <table:table-cell table:style-name="ce1" office:value-type="string" calcext:value-type="string" table:number-columns-spanned="14" table:number-rows-spanned="1">
            <text:p>Таблица 10.4. Стоимость линейных объектов (трубопроводы) системы канализации</text:p>
          </table:table-cell>
          <table:covered-table-cell table:style-name="ce5"/>
          <table:covered-table-cell table:style-name="ce10"/>
          <table:covered-table-cell table:number-columns-repeated="5" table:style-name="ce14"/>
          <table:covered-table-cell table:number-columns-repeated="4" table:style-name="ce10"/>
          <table:covered-table-cell table:number-columns-repeated="2" table:style-name="ce78"/>
        </table:table-row>
        <table:table-row table:style-name="ro3">
          <table:table-cell table:style-name="ce44" office:value-type="string" calcext:value-type="string" table:number-columns-spanned="1" table:number-rows-spanned="2">
            <text:p>№ п/п</text:p>
          </table:table-cell>
          <table:table-cell table:style-name="ce44" office:value-type="string" calcext:value-type="string" table:number-columns-spanned="2" table:number-rows-spanned="1">
            <text:p>Номер колодца</text:p>
          </table:table-cell>
          <table:covered-table-cell table:style-name="ce45"/>
          <table:table-cell table:style-name="ce44" office:value-type="string" calcext:value-type="string" table:number-columns-spanned="1" table:number-rows-spanned="2">
            <text:p>Протяженность, м</text:p>
          </table:table-cell>
          <table:table-cell table:style-name="ce44" office:value-type="string" calcext:value-type="string" table:number-columns-spanned="1" table:number-rows-spanned="2">
            <text:p>Перепад высот, м</text:p>
          </table:table-cell>
          <table:table-cell table:style-name="ce44" office:value-type="string" calcext:value-type="string" table:number-columns-spanned="1" table:number-rows-spanned="2">
            <text:p>Уклон, %</text:p>
          </table:table-cell>
          <table:table-cell table:style-name="ce44" office:value-type="string" calcext:value-type="string" table:number-columns-spanned="1" table:number-rows-spanned="2">
            <text:p>Напор, л/с</text:p>
          </table:table-cell>
          <table:table-cell table:style-name="ce44" office:value-type="string" calcext:value-type="string" table:number-columns-spanned="1" table:number-rows-spanned="2">
            <text:p>Диаметр нормативный, мм</text:p>
          </table:table-cell>
          <table:table-cell table:style-name="ce44" office:value-type="string" calcext:value-type="string" table:number-columns-spanned="1" table:number-rows-spanned="2">
            <text:p>Тип </text:p>
          </table:table-cell>
          <table:table-cell table:style-name="ce44" office:value-type="string" calcext:value-type="string" table:number-columns-spanned="1" table:number-rows-spanned="2">
            <text:p>Ссылка на норматив*</text:p>
          </table:table-cell>
          <table:table-cell table:style-name="ce44" office:value-type="string" calcext:value-type="string" table:number-columns-spanned="1" table:number-rows-spanned="2">
            <text:p>Цена за единицу, тыс. руб/км</text:p>
          </table:table-cell>
          <table:table-cell table:style-name="ce44" office:value-type="string" calcext:value-type="string" table:number-columns-spanned="1" table:number-rows-spanned="2">
            <text:p>Климатический коэффициент</text:p>
          </table:table-cell>
          <table:table-cell table:style-name="ce44" office:value-type="string" calcext:value-type="string" table:number-columns-spanned="1" table:number-rows-spanned="2">
            <text:p>Территориальный коэффициент</text:p>
          </table:table-cell>
          <table:table-cell table:style-name="ce44" office:value-type="string" calcext:value-type="string" table:number-columns-spanned="1" table:number-rows-spanned="2">
            <text:p>Стоимость, тыс. руб.</text:p>
          </table:table-cell>
        </table:table-row>
        <table:table-row table:style-name="ro3">
          <table:covered-table-cell table:style-name="ce45"/>
          <table:table-cell table:style-name="ce45" office:value-type="string" calcext:value-type="string">
            <text:p>от</text:p>
          </table:table-cell>
          <table:table-cell table:style-name="ce45" office:value-type="string" calcext:value-type="string">
            <text:p>до</text:p>
          </table:table-cell>
          <table:covered-table-cell table:style-name="ce45"/>
          <table:covered-table-cell table:style-name="ce45" office:value-type="string" calcext:value-type="string">
            <text:p>перепад</text:p>
          </table:covered-table-cell>
          <table:covered-table-cell table:style-name="ce45" office:value-type="string" calcext:value-type="string">
            <text:p>уклон</text:p>
          </table:covered-table-cell>
          <table:covered-table-cell table:style-name="ce45" office:value-type="string" calcext:value-type="string">
            <text:p>л/с</text:p>
          </table:covered-table-cell>
          <table:covered-table-cell table:style-name="ce45" office:value-type="string" calcext:value-type="string">
            <text:p>диаметр таблица</text:p>
          </table:covered-table-cell>
          <table:covered-table-cell table:number-columns-repeated="5" table:style-name="ce45"/>
          <table:covered-table-cell table:style-name="ce45" office:value-type="string" calcext:value-type="string">
            <text:p>тыс. руб.</text:p>
          </table:covered-table-cell>
        </table:table-row>
        <table:table-row table:style-name="ro1">
          <table:table-cell table:style-name="ce51" office:value-type="float" office:value="45" calcext:value-type="float">
            <text:p>45</text:p>
          </table:table-cell>
          <table:table-cell table:style-name="ce54" office:value-type="string" calcext:value-type="string">
            <text:p>м-2</text:p>
          </table:table-cell>
          <table:table-cell table:style-name="ce54" office:value-type="string" calcext:value-type="string">
            <text:p>м-3</text:p>
          </table:table-cell>
          <table:table-cell table:style-name="ce54" office:value-type="float" office:value="22.82" calcext:value-type="float">
            <text:p>22,82</text:p>
          </table:table-cell>
          <table:table-cell table:style-name="ce61" office:value-type="float" office:value="0.2282" calcext:value-type="float">
            <text:p>0,23</text:p>
          </table:table-cell>
          <table:table-cell table:style-name="ce64" table:formula="of:=[.E51]/[.D51]" office:value-type="float" office:value="0.01" calcext:value-type="float">
            <text:p>0,010</text:p>
          </table:table-cell>
          <table:table-cell table:style-name="ce59" table:formula="of:=[.G47]+1.32" office:value-type="float" office:value="2.64" calcext:value-type="float">
            <text:p>2,64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2</text:p>
          </table:table-cell>
          <table:table-cell table:style-name="ce76" office:value-type="float" office:value="7891.27" calcext:value-type="float">
            <text:p>7891,2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51]*[.K51]*[.L51]*[.M51]/1000" office:value-type="currency" office:currency="RUB" office:value="143.68485967906" calcext:value-type="currency">
            <text:p>143,68 ₽</text:p>
          </table:table-cell>
        </table:table-row>
        <table:table-row table:style-name="ro1">
          <table:table-cell table:style-name="ce50" office:value-type="float" office:value="46" calcext:value-type="float">
            <text:p>46</text:p>
          </table:table-cell>
          <table:table-cell table:style-name="ce54" office:value-type="string" calcext:value-type="string">
            <text:p>м-3</text:p>
          </table:table-cell>
          <table:table-cell table:style-name="ce54" office:value-type="string" calcext:value-type="string">
            <text:p>м-4</text:p>
          </table:table-cell>
          <table:table-cell table:style-name="ce54" office:value-type="float" office:value="18.58" calcext:value-type="float">
            <text:p>18,58</text:p>
          </table:table-cell>
          <table:table-cell table:style-name="ce61" office:value-type="float" office:value="0.5574" calcext:value-type="float">
            <text:p>0,56</text:p>
          </table:table-cell>
          <table:table-cell table:style-name="ce64" table:formula="of:=[.E52]/[.D52]" office:value-type="float" office:value="0.03" calcext:value-type="float">
            <text:p>0,030</text:p>
          </table:table-cell>
          <table:table-cell table:style-name="ce59" office:value-type="float" office:value="2.64" calcext:value-type="float">
            <text:p>2,64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2</text:p>
          </table:table-cell>
          <table:table-cell table:style-name="ce76" office:value-type="float" office:value="7891.27" calcext:value-type="float">
            <text:p>7891,2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52]*[.K52]*[.L52]*[.M52]/1000" office:value-type="currency" office:currency="RUB" office:value="116.98793570714" calcext:value-type="currency">
            <text:p>116,99 ₽</text:p>
          </table:table-cell>
        </table:table-row>
        <table:table-row table:style-name="ro1">
          <table:table-cell table:style-name="ce51" office:value-type="float" office:value="47" calcext:value-type="float">
            <text:p>47</text:p>
          </table:table-cell>
          <table:table-cell table:style-name="ce54" office:value-type="string" calcext:value-type="string">
            <text:p>м-4</text:p>
          </table:table-cell>
          <table:table-cell table:style-name="ce54" office:value-type="string" calcext:value-type="string">
            <text:p>м-5</text:p>
          </table:table-cell>
          <table:table-cell table:style-name="ce54" office:value-type="float" office:value="9.09" calcext:value-type="float">
            <text:p>9,09</text:p>
          </table:table-cell>
          <table:table-cell table:style-name="ce61" office:value-type="float" office:value="0.7272" calcext:value-type="float">
            <text:p>0,73</text:p>
          </table:table-cell>
          <table:table-cell table:style-name="ce64" table:formula="of:=[.E53]/[.D53]" office:value-type="float" office:value="0.08" calcext:value-type="float">
            <text:p>0,080</text:p>
          </table:table-cell>
          <table:table-cell table:style-name="ce59" office:value-type="float" office:value="2.64" calcext:value-type="float">
            <text:p>2,64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2</text:p>
          </table:table-cell>
          <table:table-cell table:style-name="ce76" office:value-type="float" office:value="7891.27" calcext:value-type="float">
            <text:p>7891,2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53]*[.K53]*[.L53]*[.M53]/1000" office:value-type="currency" office:currency="RUB" office:value="57.23467898697" calcext:value-type="currency">
            <text:p>57,23 ₽</text:p>
          </table:table-cell>
        </table:table-row>
        <table:table-row table:style-name="ro1">
          <table:table-cell table:style-name="ce50" office:value-type="float" office:value="48" calcext:value-type="float">
            <text:p>48</text:p>
          </table:table-cell>
          <table:table-cell table:style-name="ce54" office:value-type="string" calcext:value-type="string">
            <text:p>м-5</text:p>
          </table:table-cell>
          <table:table-cell table:style-name="ce54" office:value-type="string" calcext:value-type="string">
            <text:p>м-6</text:p>
          </table:table-cell>
          <table:table-cell table:style-name="ce54" office:value-type="float" office:value="54.62" calcext:value-type="float">
            <text:p>54,62</text:p>
          </table:table-cell>
          <table:table-cell table:style-name="ce61" office:value-type="float" office:value="0.5462" calcext:value-type="float">
            <text:p>0,55</text:p>
          </table:table-cell>
          <table:table-cell table:style-name="ce64" table:formula="of:=[.E54]/[.D54]" office:value-type="float" office:value="0.01" calcext:value-type="float">
            <text:p>0,010</text:p>
          </table:table-cell>
          <table:table-cell table:style-name="ce59" table:formula="of:=[.G53]+1.06" office:value-type="float" office:value="3.7" calcext:value-type="float">
            <text:p>3,7</text:p>
          </table:table-cell>
          <table:table-cell table:style-name="ce59" office:value-type="float" office:value="200" calcext:value-type="float">
            <text:p>20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6</text:p>
          </table:table-cell>
          <table:table-cell table:style-name="ce76" office:value-type="float" office:value="7142.17" calcext:value-type="float">
            <text:p>7142,1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54]*[.K54]*[.L54]*[.M54]/1000" office:value-type="currency" office:currency="RUB" office:value="311.26503913666" calcext:value-type="currency">
            <text:p>311,27 ₽</text:p>
          </table:table-cell>
        </table:table-row>
        <table:table-row table:style-name="ro1">
          <table:table-cell table:style-name="ce51" office:value-type="float" office:value="49" calcext:value-type="float">
            <text:p>49</text:p>
          </table:table-cell>
          <table:table-cell table:style-name="ce54" office:value-type="string" calcext:value-type="string">
            <text:p>м-6</text:p>
          </table:table-cell>
          <table:table-cell table:style-name="ce54" office:value-type="string" calcext:value-type="string">
            <text:p>м-7</text:p>
          </table:table-cell>
          <table:table-cell table:style-name="ce54" office:value-type="float" office:value="37.88" calcext:value-type="float">
            <text:p>37,88</text:p>
          </table:table-cell>
          <table:table-cell table:style-name="ce61" office:value-type="float" office:value="0.7576" calcext:value-type="float">
            <text:p>0,76</text:p>
          </table:table-cell>
          <table:table-cell table:style-name="ce64" table:formula="of:=[.E55]/[.D55]" office:value-type="float" office:value="0.02" calcext:value-type="float">
            <text:p>0,020</text:p>
          </table:table-cell>
          <table:table-cell table:style-name="ce59" table:formula="of:=[.G54]+1.06" office:value-type="float" office:value="4.76" calcext:value-type="float">
            <text:p>4,76</text:p>
          </table:table-cell>
          <table:table-cell table:style-name="ce59" office:value-type="float" office:value="200" calcext:value-type="float">
            <text:p>20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6</text:p>
          </table:table-cell>
          <table:table-cell table:style-name="ce76" office:value-type="float" office:value="7142.17" calcext:value-type="float">
            <text:p>7142,1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55]*[.K55]*[.L55]*[.M55]/1000" office:value-type="currency" office:currency="RUB" office:value="215.86817434084" calcext:value-type="currency">
            <text:p>215,87 ₽</text:p>
          </table:table-cell>
        </table:table-row>
        <table:table-row table:style-name="ro1">
          <table:table-cell table:style-name="ce50" office:value-type="float" office:value="50" calcext:value-type="float">
            <text:p>50</text:p>
          </table:table-cell>
          <table:table-cell table:style-name="ce54" office:value-type="string" calcext:value-type="string">
            <text:p>м-7</text:p>
          </table:table-cell>
          <table:table-cell table:style-name="ce54" office:value-type="string" calcext:value-type="string">
            <text:p>м-8</text:p>
          </table:table-cell>
          <table:table-cell table:style-name="ce54" office:value-type="float" office:value="95.83" calcext:value-type="float">
            <text:p>95,83</text:p>
          </table:table-cell>
          <table:table-cell table:style-name="ce61" office:value-type="float" office:value="0.9583" calcext:value-type="float">
            <text:p>0,96</text:p>
          </table:table-cell>
          <table:table-cell table:style-name="ce64" table:formula="of:=[.E56]/[.D56]" office:value-type="float" office:value="0.01" calcext:value-type="float">
            <text:p>0,010</text:p>
          </table:table-cell>
          <table:table-cell table:style-name="ce59" table:formula="of:=[.G55]+1.06" office:value-type="float" office:value="5.82" calcext:value-type="float">
            <text:p>5,82</text:p>
          </table:table-cell>
          <table:table-cell table:style-name="ce59" office:value-type="float" office:value="200" calcext:value-type="float">
            <text:p>20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6</text:p>
          </table:table-cell>
          <table:table-cell table:style-name="ce76" office:value-type="float" office:value="7142.17" calcext:value-type="float">
            <text:p>7142,1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56]*[.K56]*[.L56]*[.M56]/1000" office:value-type="currency" office:currency="RUB" office:value="546.11000916269" calcext:value-type="currency">
            <text:p>546,11 ₽</text:p>
          </table:table-cell>
        </table:table-row>
        <table:table-row table:style-name="ro1">
          <table:table-cell table:style-name="ce51" office:value-type="float" office:value="51" calcext:value-type="float">
            <text:p>51</text:p>
          </table:table-cell>
          <table:table-cell table:style-name="ce54" office:value-type="string" calcext:value-type="string">
            <text:p>м-13</text:p>
          </table:table-cell>
          <table:table-cell table:style-name="ce54" office:value-type="string" calcext:value-type="string">
            <text:p>м-12</text:p>
          </table:table-cell>
          <table:table-cell table:style-name="ce54" office:value-type="float" office:value="39.85" calcext:value-type="float">
            <text:p>39,85</text:p>
          </table:table-cell>
          <table:table-cell table:style-name="ce61" office:value-type="float" office:value="0.3985" calcext:value-type="float">
            <text:p>0,40</text:p>
          </table:table-cell>
          <table:table-cell table:style-name="ce64" table:formula="of:=[.E57]/[.D57]" office:value-type="float" office:value="0.01" calcext:value-type="float">
            <text:p>0,010</text:p>
          </table:table-cell>
          <table:table-cell table:style-name="ce59" office:value-type="float" office:value="1.32" calcext:value-type="float">
            <text:p>1,32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2</text:p>
          </table:table-cell>
          <table:table-cell table:style-name="ce76" office:value-type="float" office:value="7891.27" calcext:value-type="float">
            <text:p>7891,2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57]*[.K57]*[.L57]*[.M57]/1000" office:value-type="currency" office:currency="RUB" office:value="250.91330667005" calcext:value-type="currency">
            <text:p>250,91 ₽</text:p>
          </table:table-cell>
        </table:table-row>
        <table:table-row table:style-name="ro1">
          <table:table-cell table:style-name="ce50" office:value-type="float" office:value="52" calcext:value-type="float">
            <text:p>52</text:p>
          </table:table-cell>
          <table:table-cell table:style-name="ce54" office:value-type="string" calcext:value-type="string">
            <text:p>м-12</text:p>
          </table:table-cell>
          <table:table-cell table:style-name="ce54" office:value-type="string" calcext:value-type="string">
            <text:p>м-11</text:p>
          </table:table-cell>
          <table:table-cell table:style-name="ce54" office:value-type="float" office:value="58.06" calcext:value-type="float">
            <text:p>58,06</text:p>
          </table:table-cell>
          <table:table-cell table:style-name="ce61" office:value-type="float" office:value="0.5806" calcext:value-type="float">
            <text:p>0,58</text:p>
          </table:table-cell>
          <table:table-cell table:style-name="ce64" table:formula="of:=[.E58]/[.D58]" office:value-type="float" office:value="0.01" calcext:value-type="float">
            <text:p>0,010</text:p>
          </table:table-cell>
          <table:table-cell table:style-name="ce59" table:formula="of:=[.G57]+1.32" office:value-type="float" office:value="2.64" calcext:value-type="float">
            <text:p>2,64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2</text:p>
          </table:table-cell>
          <table:table-cell table:style-name="ce76" office:value-type="float" office:value="7891.27" calcext:value-type="float">
            <text:p>7891,2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58]*[.K58]*[.L58]*[.M58]/1000" office:value-type="currency" office:currency="RUB" office:value="365.57155797398" calcext:value-type="currency">
            <text:p>365,57 ₽</text:p>
          </table:table-cell>
        </table:table-row>
        <table:table-row table:style-name="ro1">
          <table:table-cell table:style-name="ce51" office:value-type="float" office:value="53" calcext:value-type="float">
            <text:p>53</text:p>
          </table:table-cell>
          <table:table-cell table:style-name="ce54" office:value-type="string" calcext:value-type="string">
            <text:p>м-11</text:p>
          </table:table-cell>
          <table:table-cell table:style-name="ce54" office:value-type="string" calcext:value-type="string">
            <text:p>м-10</text:p>
          </table:table-cell>
          <table:table-cell table:style-name="ce54" office:value-type="float" office:value="50.6" calcext:value-type="float">
            <text:p>50,6</text:p>
          </table:table-cell>
          <table:table-cell table:style-name="ce61" office:value-type="float" office:value="1.012" calcext:value-type="float">
            <text:p>1,01</text:p>
          </table:table-cell>
          <table:table-cell table:style-name="ce64" table:formula="of:=[.E59]/[.D59]" office:value-type="float" office:value="0.02" calcext:value-type="float">
            <text:p>0,020</text:p>
          </table:table-cell>
          <table:table-cell table:style-name="ce59" table:formula="of:=[.G58]+1.32" office:value-type="float" office:value="3.96" calcext:value-type="float">
            <text:p>3,96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2</text:p>
          </table:table-cell>
          <table:table-cell table:style-name="ce76" office:value-type="float" office:value="7891.27" calcext:value-type="float">
            <text:p>7891,2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59]*[.K59]*[.L59]*[.M59]/1000" office:value-type="currency" office:currency="RUB" office:value="318.6000832498" calcext:value-type="currency">
            <text:p>318,60 ₽</text:p>
          </table:table-cell>
        </table:table-row>
        <table:table-row table:style-name="ro1">
          <table:table-cell table:style-name="ce50" office:value-type="float" office:value="54" calcext:value-type="float">
            <text:p>54</text:p>
          </table:table-cell>
          <table:table-cell table:style-name="ce54" office:value-type="string" calcext:value-type="string">
            <text:p>м-10</text:p>
          </table:table-cell>
          <table:table-cell table:style-name="ce54" office:value-type="string" calcext:value-type="string">
            <text:p>м-9</text:p>
          </table:table-cell>
          <table:table-cell table:style-name="ce54" office:value-type="float" office:value="55.57" calcext:value-type="float">
            <text:p>55,57</text:p>
          </table:table-cell>
          <table:table-cell table:style-name="ce61" office:value-type="float" office:value="0.83355" calcext:value-type="float">
            <text:p>0,83</text:p>
          </table:table-cell>
          <table:table-cell table:style-name="ce64" table:formula="of:=[.E60]/[.D60]" office:value-type="float" office:value="0.015" calcext:value-type="float">
            <text:p>0,015</text:p>
          </table:table-cell>
          <table:table-cell table:style-name="ce59" table:formula="of:=[.G59]+1.32" office:value-type="float" office:value="5.28" calcext:value-type="float">
            <text:p>5,28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2</text:p>
          </table:table-cell>
          <table:table-cell table:style-name="ce76" office:value-type="float" office:value="7891.27" calcext:value-type="float">
            <text:p>7891,2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60]*[.K60]*[.L60]*[.M60]/1000" office:value-type="currency" office:currency="RUB" office:value="349.89341158481" calcext:value-type="currency">
            <text:p>349,89 ₽</text:p>
          </table:table-cell>
        </table:table-row>
        <table:table-row table:style-name="ro1">
          <table:table-cell table:style-name="ce51" office:value-type="float" office:value="55" calcext:value-type="float">
            <text:p>55</text:p>
          </table:table-cell>
          <table:table-cell table:style-name="ce54" office:value-type="string" calcext:value-type="string">
            <text:p>м-9</text:p>
          </table:table-cell>
          <table:table-cell table:style-name="ce54" office:value-type="string" calcext:value-type="string">
            <text:p>м-8</text:p>
          </table:table-cell>
          <table:table-cell table:style-name="ce54" office:value-type="float" office:value="27.4" calcext:value-type="float">
            <text:p>27,4</text:p>
          </table:table-cell>
          <table:table-cell table:style-name="ce61" office:value-type="float" office:value="1.3" calcext:value-type="float">
            <text:p>1,30</text:p>
          </table:table-cell>
          <table:table-cell table:style-name="ce64" table:formula="of:=[.E61]/[.D61]" office:value-type="float" office:value="0.0474452554744526" calcext:value-type="float">
            <text:p>0,047</text:p>
          </table:table-cell>
          <table:table-cell table:style-name="ce59" table:formula="of:=[.G60]+1.32" office:value-type="float" office:value="6.6" calcext:value-type="float">
            <text:p>6,6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2</text:p>
          </table:table-cell>
          <table:table-cell table:style-name="ce76" office:value-type="float" office:value="7891.27" calcext:value-type="float">
            <text:p>7891,2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61]*[.K61]*[.L61]*[.M61]/1000" office:value-type="currency" office:currency="RUB" office:value="172.5225747242" calcext:value-type="currency">
            <text:p>172,52 ₽</text:p>
          </table:table-cell>
        </table:table-row>
        <table:table-row table:style-name="ro1">
          <table:table-cell table:style-name="ce50" office:value-type="float" office:value="56" calcext:value-type="float">
            <text:p>56</text:p>
          </table:table-cell>
          <table:table-cell table:style-name="ce54" office:value-type="string" calcext:value-type="string">
            <text:p>м-8</text:p>
          </table:table-cell>
          <table:table-cell table:style-name="ce54" office:value-type="string" calcext:value-type="string">
            <text:p>м-14</text:p>
          </table:table-cell>
          <table:table-cell table:style-name="ce54" office:value-type="float" office:value="12.44" calcext:value-type="float">
            <text:p>12,44</text:p>
          </table:table-cell>
          <table:table-cell table:style-name="ce61" office:value-type="float" office:value="0.37" calcext:value-type="float">
            <text:p>0,37</text:p>
          </table:table-cell>
          <table:table-cell table:style-name="ce64" table:formula="of:=[.E62]/[.D62]" office:value-type="float" office:value="0.0297427652733119" calcext:value-type="float">
            <text:p>0,030</text:p>
          </table:table-cell>
          <table:table-cell table:style-name="ce59" table:formula="of:=[.G61]+[.G56]" office:value-type="float" office:value="12.42" calcext:value-type="float">
            <text:p>12,42</text:p>
          </table:table-cell>
          <table:table-cell table:style-name="ce59" office:value-type="float" office:value="200" calcext:value-type="float">
            <text:p>20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6</text:p>
          </table:table-cell>
          <table:table-cell table:style-name="ce76" office:value-type="float" office:value="7142.17" calcext:value-type="float">
            <text:p>7142,1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62]*[.K62]*[.L62]*[.M62]/1000" office:value-type="currency" office:currency="RUB" office:value="70.89229379092" calcext:value-type="currency">
            <text:p>70,89 ₽</text:p>
          </table:table-cell>
        </table:table-row>
        <table:table-row table:style-name="ro1">
          <table:table-cell table:style-name="ce51" office:value-type="float" office:value="57" calcext:value-type="float">
            <text:p>57</text:p>
          </table:table-cell>
          <table:table-cell table:style-name="ce54" office:value-type="string" calcext:value-type="string">
            <text:p>м-14</text:p>
          </table:table-cell>
          <table:table-cell table:style-name="ce54" office:value-type="string" calcext:value-type="string">
            <text:p>м-15</text:p>
          </table:table-cell>
          <table:table-cell table:style-name="ce54" office:value-type="float" office:value="71.38" calcext:value-type="float">
            <text:p>71,38</text:p>
          </table:table-cell>
          <table:table-cell table:style-name="ce61" office:value-type="float" office:value="0.7138" calcext:value-type="float">
            <text:p>0,71</text:p>
          </table:table-cell>
          <table:table-cell table:style-name="ce64" table:formula="of:=[.E63]/[.D63]" office:value-type="float" office:value="0.01" calcext:value-type="float">
            <text:p>0,010</text:p>
          </table:table-cell>
          <table:table-cell table:style-name="ce59" table:formula="of:=[.G62]+1.32" office:value-type="float" office:value="13.74" calcext:value-type="float">
            <text:p>13,74</text:p>
          </table:table-cell>
          <table:table-cell table:style-name="ce59" office:value-type="float" office:value="250" calcext:value-type="float">
            <text:p>2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0</text:p>
          </table:table-cell>
          <table:table-cell table:style-name="ce76" office:value-type="float" office:value="8273.71" calcext:value-type="float">
            <text:p>8273,71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63]*[.K63]*[.L63]*[.M63]/1000" office:value-type="currency" office:currency="RUB" office:value="471.22172325842" calcext:value-type="currency">
            <text:p>471,22 ₽</text:p>
          </table:table-cell>
        </table:table-row>
        <table:table-row table:style-name="ro1">
          <table:table-cell table:style-name="ce50" office:value-type="float" office:value="58" calcext:value-type="float">
            <text:p>58</text:p>
          </table:table-cell>
          <table:table-cell table:style-name="ce54" office:value-type="string" calcext:value-type="string">
            <text:p>м-15</text:p>
          </table:table-cell>
          <table:table-cell table:style-name="ce54" office:value-type="string" calcext:value-type="string">
            <text:p>м-16</text:p>
          </table:table-cell>
          <table:table-cell table:style-name="ce54" office:value-type="float" office:value="43.45" calcext:value-type="float">
            <text:p>43,45</text:p>
          </table:table-cell>
          <table:table-cell table:style-name="ce61" office:value-type="float" office:value="0.4345" calcext:value-type="float">
            <text:p>0,43</text:p>
          </table:table-cell>
          <table:table-cell table:style-name="ce64" table:formula="of:=[.E64]/[.D64]" office:value-type="float" office:value="0.01" calcext:value-type="float">
            <text:p>0,010</text:p>
          </table:table-cell>
          <table:table-cell table:style-name="ce59" table:formula="of:=[.G63]+1.32" office:value-type="float" office:value="15.06" calcext:value-type="float">
            <text:p>15,06</text:p>
          </table:table-cell>
          <table:table-cell table:style-name="ce59" office:value-type="float" office:value="250" calcext:value-type="float">
            <text:p>2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0</text:p>
          </table:table-cell>
          <table:table-cell table:style-name="ce76" office:value-type="float" office:value="8273.71" calcext:value-type="float">
            <text:p>8273,71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64]*[.K64]*[.L64]*[.M64]/1000" office:value-type="currency" office:currency="RUB" office:value="286.83922493105" calcext:value-type="currency">
            <text:p>286,84 ₽</text:p>
          </table:table-cell>
        </table:table-row>
        <table:table-row table:style-name="ro1">
          <table:table-cell table:style-name="ce51" office:value-type="float" office:value="59" calcext:value-type="float">
            <text:p>59</text:p>
          </table:table-cell>
          <table:table-cell table:style-name="ce54" office:value-type="string" calcext:value-type="string">
            <text:p>м-16</text:p>
          </table:table-cell>
          <table:table-cell table:style-name="ce54" office:value-type="string" calcext:value-type="string">
            <text:p>м-17</text:p>
          </table:table-cell>
          <table:table-cell table:style-name="ce54" office:value-type="float" office:value="93.77" calcext:value-type="float">
            <text:p>93,77</text:p>
          </table:table-cell>
          <table:table-cell table:style-name="ce61" office:value-type="float" office:value="3.61" calcext:value-type="float">
            <text:p>3,61</text:p>
          </table:table-cell>
          <table:table-cell table:style-name="ce64" table:formula="of:=[.E65]/[.D65]" office:value-type="float" office:value="0.0384984536632185" calcext:value-type="float">
            <text:p>0,038</text:p>
          </table:table-cell>
          <table:table-cell table:style-name="ce59" office:value-type="float" office:value="15.06" calcext:value-type="float">
            <text:p>15,06</text:p>
          </table:table-cell>
          <table:table-cell table:style-name="ce59" office:value-type="float" office:value="200" calcext:value-type="float">
            <text:p>20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6</text:p>
          </table:table-cell>
          <table:table-cell table:style-name="ce76" office:value-type="float" office:value="7142.17" calcext:value-type="float">
            <text:p>7142,1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65]*[.K65]*[.L65]*[.M65]/1000" office:value-type="currency" office:currency="RUB" office:value="534.37061003011" calcext:value-type="currency">
            <text:p>534,37 ₽</text:p>
          </table:table-cell>
        </table:table-row>
        <table:table-row table:style-name="ro1">
          <table:table-cell table:style-name="ce50" office:value-type="float" office:value="60" calcext:value-type="float">
            <text:p>60</text:p>
          </table:table-cell>
          <table:table-cell table:style-name="ce54" office:value-type="string" calcext:value-type="string">
            <text:p>м-21</text:p>
          </table:table-cell>
          <table:table-cell table:style-name="ce54" office:value-type="string" calcext:value-type="string">
            <text:p>м-20</text:p>
          </table:table-cell>
          <table:table-cell table:style-name="ce54" office:value-type="float" office:value="63.44" calcext:value-type="float">
            <text:p>63,44</text:p>
          </table:table-cell>
          <table:table-cell table:style-name="ce59" office:value-type="float" office:value="0.6344" calcext:value-type="float">
            <text:p>0,6344</text:p>
          </table:table-cell>
          <table:table-cell table:style-name="ce64" table:formula="of:=[.E66]/[.D66]" office:value-type="float" office:value="0.01" calcext:value-type="float">
            <text:p>0,010</text:p>
          </table:table-cell>
          <table:table-cell table:style-name="ce59" office:value-type="float" office:value="1.32" calcext:value-type="float">
            <text:p>1,32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2</text:p>
          </table:table-cell>
          <table:table-cell table:style-name="ce76" office:value-type="float" office:value="7891.27" calcext:value-type="float">
            <text:p>7891,2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66]*[.K66]*[.L66]*[.M66]/1000" office:value-type="currency" office:currency="RUB" office:value="399.44642848552" calcext:value-type="currency">
            <text:p>399,45 ₽</text:p>
          </table:table-cell>
        </table:table-row>
        <table:table-row table:style-name="ro1">
          <table:table-cell table:style-name="ce51" office:value-type="float" office:value="61" calcext:value-type="float">
            <text:p>61</text:p>
          </table:table-cell>
          <table:table-cell table:style-name="ce54" office:value-type="string" calcext:value-type="string">
            <text:p>м-20</text:p>
          </table:table-cell>
          <table:table-cell table:style-name="ce54" office:value-type="string" calcext:value-type="string">
            <text:p>м-19</text:p>
          </table:table-cell>
          <table:table-cell table:style-name="ce54" office:value-type="float" office:value="40.59" calcext:value-type="float">
            <text:p>40,59</text:p>
          </table:table-cell>
          <table:table-cell table:style-name="ce59" office:value-type="float" office:value="0.4059" calcext:value-type="float">
            <text:p>0,4059</text:p>
          </table:table-cell>
          <table:table-cell table:style-name="ce64" table:formula="of:=[.E67]/[.D67]" office:value-type="float" office:value="0.01" calcext:value-type="float">
            <text:p>0,010</text:p>
          </table:table-cell>
          <table:table-cell table:style-name="ce59" table:formula="of:=[.G66]+1.32" office:value-type="float" office:value="2.64" calcext:value-type="float">
            <text:p>2,64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2</text:p>
          </table:table-cell>
          <table:table-cell table:style-name="ce76" office:value-type="float" office:value="7891.27" calcext:value-type="float">
            <text:p>7891,2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67]*[.K67]*[.L67]*[.M67]/1000" office:value-type="currency" office:currency="RUB" office:value="255.57267547647" calcext:value-type="currency">
            <text:p>255,57 ₽</text:p>
          </table:table-cell>
        </table:table-row>
        <table:table-row table:style-name="ro1">
          <table:table-cell table:style-name="ce50" office:value-type="float" office:value="62" calcext:value-type="float">
            <text:p>62</text:p>
          </table:table-cell>
          <table:table-cell table:style-name="ce54" office:value-type="string" calcext:value-type="string">
            <text:p>м-19</text:p>
          </table:table-cell>
          <table:table-cell table:style-name="ce54" office:value-type="string" calcext:value-type="string">
            <text:p>м-18</text:p>
          </table:table-cell>
          <table:table-cell table:style-name="ce54" office:value-type="float" office:value="62.05" calcext:value-type="float">
            <text:p>62,05</text:p>
          </table:table-cell>
          <table:table-cell table:style-name="ce59" office:value-type="float" office:value="0.6205" calcext:value-type="float">
            <text:p>0,6205</text:p>
          </table:table-cell>
          <table:table-cell table:style-name="ce64" table:formula="of:=[.E68]/[.D68]" office:value-type="float" office:value="0.01" calcext:value-type="float">
            <text:p>0,010</text:p>
          </table:table-cell>
          <table:table-cell table:style-name="ce59" table:formula="of:=[.G67]+1.32" office:value-type="float" office:value="3.96" calcext:value-type="float">
            <text:p>3,96</text:p>
          </table:table-cell>
          <table:table-cell table:style-name="ce59" office:value-type="float" office:value="200" calcext:value-type="float">
            <text:p>20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6</text:p>
          </table:table-cell>
          <table:table-cell table:style-name="ce76" office:value-type="float" office:value="7142.17" calcext:value-type="float">
            <text:p>7142,1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68]*[.K68]*[.L68]*[.M68]/1000" office:value-type="currency" office:currency="RUB" office:value="353.60665833815" calcext:value-type="currency">
            <text:p>353,61 ₽</text:p>
          </table:table-cell>
        </table:table-row>
        <table:table-row table:style-name="ro1">
          <table:table-cell table:style-name="ce51" office:value-type="float" office:value="63" calcext:value-type="float">
            <text:p>63</text:p>
          </table:table-cell>
          <table:table-cell table:style-name="ce54" office:value-type="string" calcext:value-type="string">
            <text:p>м-18</text:p>
          </table:table-cell>
          <table:table-cell table:style-name="ce54" office:value-type="string" calcext:value-type="string">
            <text:p>м-17</text:p>
          </table:table-cell>
          <table:table-cell table:style-name="ce54" office:value-type="float" office:value="27.82" calcext:value-type="float">
            <text:p>27,82</text:p>
          </table:table-cell>
          <table:table-cell table:style-name="ce59" office:value-type="float" office:value="2.34" calcext:value-type="float">
            <text:p>2,34</text:p>
          </table:table-cell>
          <table:table-cell table:style-name="ce64" table:formula="of:=[.E69]/[.D69]" office:value-type="float" office:value="0.0841121495327103" calcext:value-type="float">
            <text:p>0,084</text:p>
          </table:table-cell>
          <table:table-cell table:style-name="ce59" table:formula="of:=[.G68]+1.32" office:value-type="float" office:value="5.28" calcext:value-type="float">
            <text:p>5,28</text:p>
          </table:table-cell>
          <table:table-cell table:style-name="ce59" office:value-type="float" office:value="200" calcext:value-type="float">
            <text:p>20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6</text:p>
          </table:table-cell>
          <table:table-cell table:style-name="ce76" office:value-type="float" office:value="7142.17" calcext:value-type="float">
            <text:p>7142,1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69]*[.K69]*[.L69]*[.M69]/1000" office:value-type="currency" office:currency="RUB" office:value="158.53887566426" calcext:value-type="currency">
            <text:p>158,54 ₽</text:p>
          </table:table-cell>
        </table:table-row>
        <table:table-row table:style-name="ro1">
          <table:table-cell table:style-name="ce50" office:value-type="float" office:value="64" calcext:value-type="float">
            <text:p>64</text:p>
          </table:table-cell>
          <table:table-cell table:style-name="ce54" office:value-type="string" calcext:value-type="string">
            <text:p>м-35</text:p>
          </table:table-cell>
          <table:table-cell table:style-name="ce54" office:value-type="string" calcext:value-type="string">
            <text:p>м-36</text:p>
          </table:table-cell>
          <table:table-cell table:style-name="ce54" office:value-type="float" office:value="57.86" calcext:value-type="float">
            <text:p>57,86</text:p>
          </table:table-cell>
          <table:table-cell table:style-name="ce59" office:value-type="float" office:value="0.5786" calcext:value-type="float">
            <text:p>0,5786</text:p>
          </table:table-cell>
          <table:table-cell table:style-name="ce64" table:formula="of:=[.E70]/[.D70]" office:value-type="float" office:value="0.01" calcext:value-type="float">
            <text:p>0,010</text:p>
          </table:table-cell>
          <table:table-cell table:style-name="ce59" office:value-type="float" office:value="1.32" calcext:value-type="float">
            <text:p>1,32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2</text:p>
          </table:table-cell>
          <table:table-cell table:style-name="ce76" office:value-type="float" office:value="7891.27" calcext:value-type="float">
            <text:p>7891,2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70]*[.K70]*[.L70]*[.M70]/1000" office:value-type="currency" office:currency="RUB" office:value="364.31226910738" calcext:value-type="currency">
            <text:p>364,31 ₽</text:p>
          </table:table-cell>
        </table:table-row>
        <table:table-row table:style-name="ro1">
          <table:table-cell table:style-name="ce51" office:value-type="float" office:value="65" calcext:value-type="float">
            <text:p>65</text:p>
          </table:table-cell>
          <table:table-cell table:style-name="ce54" office:value-type="string" calcext:value-type="string">
            <text:p>м-36</text:p>
          </table:table-cell>
          <table:table-cell table:style-name="ce54" office:value-type="string" calcext:value-type="string">
            <text:p>м-37</text:p>
          </table:table-cell>
          <table:table-cell table:style-name="ce54" office:value-type="float" office:value="39.54" calcext:value-type="float">
            <text:p>39,54</text:p>
          </table:table-cell>
          <table:table-cell table:style-name="ce59" office:value-type="float" office:value="0.3954" calcext:value-type="float">
            <text:p>0,3954</text:p>
          </table:table-cell>
          <table:table-cell table:style-name="ce64" table:formula="of:=[.E71]/[.D71]" office:value-type="float" office:value="0.01" calcext:value-type="float">
            <text:p>0,010</text:p>
          </table:table-cell>
          <table:table-cell table:style-name="ce59" table:formula="of:=[.G70]+1.32" office:value-type="float" office:value="2.64" calcext:value-type="float">
            <text:p>2,64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2</text:p>
          </table:table-cell>
          <table:table-cell table:style-name="ce76" office:value-type="float" office:value="7891.27" calcext:value-type="float">
            <text:p>7891,2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71]*[.K71]*[.L71]*[.M71]/1000" office:value-type="currency" office:currency="RUB" office:value="248.96140892682" calcext:value-type="currency">
            <text:p>248,96 ₽</text:p>
          </table:table-cell>
        </table:table-row>
        <table:table-row table:style-name="ro1">
          <table:table-cell table:style-name="ce50" office:value-type="float" office:value="66" calcext:value-type="float">
            <text:p>66</text:p>
          </table:table-cell>
          <table:table-cell table:style-name="ce54" office:value-type="string" calcext:value-type="string">
            <text:p>м-37</text:p>
          </table:table-cell>
          <table:table-cell table:style-name="ce54" office:value-type="string" calcext:value-type="string">
            <text:p>м-38</text:p>
          </table:table-cell>
          <table:table-cell table:style-name="ce54" office:value-type="float" office:value="57.85" calcext:value-type="float">
            <text:p>57,85</text:p>
          </table:table-cell>
          <table:table-cell table:style-name="ce59" office:value-type="float" office:value="0.5785" calcext:value-type="float">
            <text:p>0,5785</text:p>
          </table:table-cell>
          <table:table-cell table:style-name="ce64" table:formula="of:=[.E72]/[.D72]" office:value-type="float" office:value="0.01" calcext:value-type="float">
            <text:p>0,010</text:p>
          </table:table-cell>
          <table:table-cell table:style-name="ce59" table:formula="of:=[.G71]+1.32" office:value-type="float" office:value="3.96" calcext:value-type="float">
            <text:p>3,96</text:p>
          </table:table-cell>
          <table:table-cell table:style-name="ce59" office:value-type="float" office:value="200" calcext:value-type="float">
            <text:p>20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6</text:p>
          </table:table-cell>
          <table:table-cell table:style-name="ce76" office:value-type="float" office:value="7142.17" calcext:value-type="float">
            <text:p>7142,1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72]*[.K72]*[.L72]*[.M72]/1000" office:value-type="currency" office:currency="RUB" office:value="329.67196107755" calcext:value-type="currency">
            <text:p>329,67 ₽</text:p>
          </table:table-cell>
        </table:table-row>
        <table:table-row table:style-name="ro1">
          <table:table-cell table:style-name="ce51" office:value-type="float" office:value="67" calcext:value-type="float">
            <text:p>67</text:p>
          </table:table-cell>
          <table:table-cell table:style-name="ce54" office:value-type="string" calcext:value-type="string">
            <text:p>м-38</text:p>
          </table:table-cell>
          <table:table-cell table:style-name="ce54" office:value-type="string" calcext:value-type="string">
            <text:p>м-39</text:p>
          </table:table-cell>
          <table:table-cell table:style-name="ce54" office:value-type="float" office:value="51.7" calcext:value-type="float">
            <text:p>51,7</text:p>
          </table:table-cell>
          <table:table-cell table:style-name="ce59" office:value-type="float" office:value="0.517" calcext:value-type="float">
            <text:p>0,517</text:p>
          </table:table-cell>
          <table:table-cell table:style-name="ce64" table:formula="of:=[.E73]/[.D73]" office:value-type="float" office:value="0.01" calcext:value-type="float">
            <text:p>0,010</text:p>
          </table:table-cell>
          <table:table-cell table:style-name="ce59" table:formula="of:=[.G72]+1.32" office:value-type="float" office:value="5.28" calcext:value-type="float">
            <text:p>5,28</text:p>
          </table:table-cell>
          <table:table-cell table:style-name="ce59" office:value-type="float" office:value="200" calcext:value-type="float">
            <text:p>20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6</text:p>
          </table:table-cell>
          <table:table-cell table:style-name="ce76" office:value-type="float" office:value="7142.17" calcext:value-type="float">
            <text:p>7142,1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73]*[.K73]*[.L73]*[.M73]/1000" office:value-type="currency" office:currency="RUB" office:value="294.6247258031" calcext:value-type="currency">
            <text:p>294,62 ₽</text:p>
          </table:table-cell>
        </table:table-row>
        <table:table-row table:style-name="ro1">
          <table:table-cell table:style-name="ce50" office:value-type="float" office:value="68" calcext:value-type="float">
            <text:p>68</text:p>
          </table:table-cell>
          <table:table-cell table:style-name="ce54" office:value-type="string" calcext:value-type="string">
            <text:p>м-40</text:p>
          </table:table-cell>
          <table:table-cell table:style-name="ce54" office:value-type="string" calcext:value-type="string">
            <text:p>м-39</text:p>
          </table:table-cell>
          <table:table-cell table:style-name="ce54" office:value-type="float" office:value="33.49" calcext:value-type="float">
            <text:p>33,49</text:p>
          </table:table-cell>
          <table:table-cell table:style-name="ce59" office:value-type="float" office:value="0.57" calcext:value-type="float">
            <text:p>0,57</text:p>
          </table:table-cell>
          <table:table-cell table:style-name="ce64" table:formula="of:=[.E74]/[.D74]" office:value-type="float" office:value="0.0170200059719319" calcext:value-type="float">
            <text:p>0,017</text:p>
          </table:table-cell>
          <table:table-cell table:style-name="ce59" office:value-type="float" office:value="1.36" calcext:value-type="float">
            <text:p>1,36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2</text:p>
          </table:table-cell>
          <table:table-cell table:style-name="ce76" office:value-type="float" office:value="7891.27" calcext:value-type="float">
            <text:p>7891,2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74]*[.K74]*[.L74]*[.M74]/1000" office:value-type="currency" office:currency="RUB" office:value="210.86792071217" calcext:value-type="currency">
            <text:p>210,87 ₽</text:p>
          </table:table-cell>
        </table:table-row>
        <table:table-row table:style-name="ro1">
          <table:table-cell table:style-name="ce51" office:value-type="float" office:value="69" calcext:value-type="float">
            <text:p>69</text:p>
          </table:table-cell>
          <table:table-cell table:style-name="ce54" office:value-type="string" calcext:value-type="string">
            <text:p>м-39</text:p>
          </table:table-cell>
          <table:table-cell table:style-name="ce54" office:value-type="string" calcext:value-type="string">
            <text:p>м-1_нс-1</text:p>
          </table:table-cell>
          <table:table-cell table:style-name="ce54" office:value-type="float" office:value="35.8" calcext:value-type="float">
            <text:p>35,8</text:p>
          </table:table-cell>
          <table:table-cell table:style-name="ce59" office:value-type="float" office:value="0.36" calcext:value-type="float">
            <text:p>0,36</text:p>
          </table:table-cell>
          <table:table-cell table:style-name="ce64" table:formula="of:=[.E75]/[.D75]" office:value-type="float" office:value="0.0100558659217877" calcext:value-type="float">
            <text:p>0,010</text:p>
          </table:table-cell>
          <table:table-cell table:style-name="ce59" table:formula="of:=[.G73]+[.G74]" office:value-type="float" office:value="6.64" calcext:value-type="float">
            <text:p>6,64</text:p>
          </table:table-cell>
          <table:table-cell table:style-name="ce59" office:value-type="float" office:value="250" calcext:value-type="float">
            <text:p>2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0</text:p>
          </table:table-cell>
          <table:table-cell table:style-name="ce76" office:value-type="float" office:value="8273.71" calcext:value-type="float">
            <text:p>8273,71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75]*[.K75]*[.L75]*[.M75]/1000" office:value-type="currency" office:currency="RUB" office:value="236.3370368822" calcext:value-type="currency">
            <text:p>236,34 ₽</text:p>
          </table:table-cell>
        </table:table-row>
        <table:table-row table:style-name="ro1">
          <table:table-cell table:style-name="ce50" office:value-type="float" office:value="70" calcext:value-type="float">
            <text:p>70</text:p>
          </table:table-cell>
          <table:table-cell table:style-name="ce54" office:value-type="string" calcext:value-type="string">
            <text:p>м-1_нс-1</text:p>
          </table:table-cell>
          <table:table-cell table:style-name="ce54" office:value-type="string" calcext:value-type="string">
            <text:p>м-23</text:p>
          </table:table-cell>
          <table:table-cell table:style-name="ce54" office:value-type="float" office:value="186.82" calcext:value-type="float">
            <text:p>186,82</text:p>
          </table:table-cell>
          <table:table-cell table:style-name="ce59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table:style-name="ce59" office:value-type="float" office:value="6.64" calcext:value-type="float">
            <text:p>6,64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string" calcext:value-type="string">
            <text:p>напорная</text:p>
          </table:table-cell>
          <table:table-cell table:style-name="ce71" office:value-type="string" calcext:value-type="string">
            <text:p>14-07-003-02</text:p>
          </table:table-cell>
          <table:table-cell table:style-name="ce76" office:value-type="float" office:value="7891.27" calcext:value-type="float">
            <text:p>7891,2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76]*[.K76]*[.L76]*[.M76]/1000" office:value-type="currency" office:currency="RUB" office:value="1176.30173029106" calcext:value-type="currency">
            <text:p>1 176,30 ₽</text:p>
          </table:table-cell>
        </table:table-row>
        <table:table-row table:style-name="ro1">
          <table:table-cell table:style-name="ce51" office:value-type="float" office:value="71" calcext:value-type="float">
            <text:p>71</text:p>
          </table:table-cell>
          <table:table-cell table:style-name="ce54" office:value-type="string" calcext:value-type="string">
            <text:p>м-23</text:p>
          </table:table-cell>
          <table:table-cell table:style-name="ce54" office:value-type="string" calcext:value-type="string">
            <text:p>м-22</text:p>
          </table:table-cell>
          <table:table-cell table:style-name="ce54" office:value-type="float" office:value="61.81" calcext:value-type="float">
            <text:p>61,81</text:p>
          </table:table-cell>
          <table:table-cell table:style-name="ce59" office:value-type="float" office:value="0.6181" calcext:value-type="float">
            <text:p>0,6181</text:p>
          </table:table-cell>
          <table:table-cell table:style-name="ce64" table:formula="of:=[.E77]/[.D77]" office:value-type="float" office:value="0.01" calcext:value-type="float">
            <text:p>0,010</text:p>
          </table:table-cell>
          <table:table-cell table:style-name="ce59" table:formula="of:=[.G76]+1.32" office:value-type="float" office:value="7.96" calcext:value-type="float">
            <text:p>7,96</text:p>
          </table:table-cell>
          <table:table-cell table:style-name="ce59" office:value-type="float" office:value="200" calcext:value-type="float">
            <text:p>20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6</text:p>
          </table:table-cell>
          <table:table-cell table:style-name="ce76" office:value-type="float" office:value="7142.17" calcext:value-type="float">
            <text:p>7142,1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77]*[.K77]*[.L77]*[.M77]/1000" office:value-type="currency" office:currency="RUB" office:value="352.23896135183" calcext:value-type="currency">
            <text:p>352,24 ₽</text:p>
          </table:table-cell>
        </table:table-row>
        <table:table-row table:style-name="ro1">
          <table:table-cell table:style-name="ce50" office:value-type="float" office:value="72" calcext:value-type="float">
            <text:p>72</text:p>
          </table:table-cell>
          <table:table-cell table:style-name="ce54" office:value-type="string" calcext:value-type="string">
            <text:p>м-22</text:p>
          </table:table-cell>
          <table:table-cell table:style-name="ce54" office:value-type="string" calcext:value-type="string">
            <text:p>м-17</text:p>
          </table:table-cell>
          <table:table-cell table:style-name="ce54" office:value-type="float" office:value="13.07" calcext:value-type="float">
            <text:p>13,07</text:p>
          </table:table-cell>
          <table:table-cell table:style-name="ce59" office:value-type="float" office:value="0.1307" calcext:value-type="float">
            <text:p>0,1307</text:p>
          </table:table-cell>
          <table:table-cell table:style-name="ce64" table:formula="of:=[.E78]/[.D78]" office:value-type="float" office:value="0.01" calcext:value-type="float">
            <text:p>0,010</text:p>
          </table:table-cell>
          <table:table-cell table:style-name="ce59" table:formula="of:=[.G77]+1.32" office:value-type="float" office:value="9.28" calcext:value-type="float">
            <text:p>9,28</text:p>
          </table:table-cell>
          <table:table-cell table:style-name="ce59" office:value-type="float" office:value="250" calcext:value-type="float">
            <text:p>2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0</text:p>
          </table:table-cell>
          <table:table-cell table:style-name="ce76" office:value-type="float" office:value="8273.71" calcext:value-type="float">
            <text:p>8273,71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78]*[.K78]*[.L78]*[.M78]/1000" office:value-type="currency" office:currency="RUB" office:value="86.28282324163" calcext:value-type="currency">
            <text:p>86,28 ₽</text:p>
          </table:table-cell>
        </table:table-row>
        <table:table-row table:style-name="ro1">
          <table:table-cell table:style-name="ce51" office:value-type="float" office:value="73" calcext:value-type="float">
            <text:p>73</text:p>
          </table:table-cell>
          <table:table-cell table:style-name="ce54" office:value-type="string" calcext:value-type="string">
            <text:p>м-42</text:p>
          </table:table-cell>
          <table:table-cell table:style-name="ce54" office:value-type="string" calcext:value-type="string">
            <text:p>м-43</text:p>
          </table:table-cell>
          <table:table-cell table:style-name="ce54" office:value-type="float" office:value="43.09" calcext:value-type="float">
            <text:p>43,09</text:p>
          </table:table-cell>
          <table:table-cell table:style-name="ce59" office:value-type="float" office:value="0.4309" calcext:value-type="float">
            <text:p>0,4309</text:p>
          </table:table-cell>
          <table:table-cell table:style-name="ce64" table:formula="of:=[.E79]/[.D79]" office:value-type="float" office:value="0.01" calcext:value-type="float">
            <text:p>0,010</text:p>
          </table:table-cell>
          <table:table-cell table:style-name="ce59" office:value-type="float" office:value="1.32" calcext:value-type="float">
            <text:p>1,32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2</text:p>
          </table:table-cell>
          <table:table-cell table:style-name="ce76" office:value-type="float" office:value="7891.27" calcext:value-type="float">
            <text:p>7891,2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79]*[.K79]*[.L79]*[.M79]/1000" office:value-type="currency" office:currency="RUB" office:value="271.31378630897" calcext:value-type="currency">
            <text:p>271,31 ₽</text:p>
          </table:table-cell>
        </table:table-row>
        <table:table-row table:style-name="ro1">
          <table:table-cell table:style-name="ce50" office:value-type="float" office:value="74" calcext:value-type="float">
            <text:p>74</text:p>
          </table:table-cell>
          <table:table-cell table:style-name="ce54" office:value-type="string" calcext:value-type="string">
            <text:p>м-43</text:p>
          </table:table-cell>
          <table:table-cell table:style-name="ce54" office:value-type="string" calcext:value-type="string">
            <text:p>м-44</text:p>
          </table:table-cell>
          <table:table-cell table:style-name="ce54" office:value-type="float" office:value="27.55" calcext:value-type="float">
            <text:p>27,55</text:p>
          </table:table-cell>
          <table:table-cell table:style-name="ce59" office:value-type="float" office:value="0.2755" calcext:value-type="float">
            <text:p>0,2755</text:p>
          </table:table-cell>
          <table:table-cell table:style-name="ce64" table:formula="of:=[.E80]/[.D80]" office:value-type="float" office:value="0.01" calcext:value-type="float">
            <text:p>0,010</text:p>
          </table:table-cell>
          <table:table-cell table:style-name="ce59" table:formula="of:=[.G79]+1.32" office:value-type="float" office:value="2.64" calcext:value-type="float">
            <text:p>2,64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2</text:p>
          </table:table-cell>
          <table:table-cell table:style-name="ce76" office:value-type="float" office:value="7891.27" calcext:value-type="float">
            <text:p>7891,2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80]*[.K80]*[.L80]*[.M80]/1000" office:value-type="currency" office:currency="RUB" office:value="173.46704137415" calcext:value-type="currency">
            <text:p>173,47 ₽</text:p>
          </table:table-cell>
        </table:table-row>
        <table:table-row table:style-name="ro1">
          <table:table-cell table:style-name="ce51" office:value-type="float" office:value="75" calcext:value-type="float">
            <text:p>75</text:p>
          </table:table-cell>
          <table:table-cell table:style-name="ce54" office:value-type="string" calcext:value-type="string">
            <text:p>м-46</text:p>
          </table:table-cell>
          <table:table-cell table:style-name="ce54" office:value-type="string" calcext:value-type="string">
            <text:p>м-45</text:p>
          </table:table-cell>
          <table:table-cell table:style-name="ce54" office:value-type="float" office:value="41.84" calcext:value-type="float">
            <text:p>41,84</text:p>
          </table:table-cell>
          <table:table-cell table:style-name="ce59" office:value-type="float" office:value="0.4184" calcext:value-type="float">
            <text:p>0,4184</text:p>
          </table:table-cell>
          <table:table-cell table:style-name="ce64" table:formula="of:=[.E81]/[.D81]" office:value-type="float" office:value="0.01" calcext:value-type="float">
            <text:p>0,010</text:p>
          </table:table-cell>
          <table:table-cell table:style-name="ce59" office:value-type="float" office:value="1.32" calcext:value-type="float">
            <text:p>1,32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2</text:p>
          </table:table-cell>
          <table:table-cell table:style-name="ce76" office:value-type="float" office:value="7891.27" calcext:value-type="float">
            <text:p>7891,2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81]*[.K81]*[.L81]*[.M81]/1000" office:value-type="currency" office:currency="RUB" office:value="263.44323089272" calcext:value-type="currency">
            <text:p>263,44 ₽</text:p>
          </table:table-cell>
        </table:table-row>
        <table:table-row table:style-name="ro1">
          <table:table-cell table:style-name="ce50" office:value-type="float" office:value="76" calcext:value-type="float">
            <text:p>76</text:p>
          </table:table-cell>
          <table:table-cell table:style-name="ce54" office:value-type="string" calcext:value-type="string">
            <text:p>м-45</text:p>
          </table:table-cell>
          <table:table-cell table:style-name="ce54" office:value-type="string" calcext:value-type="string">
            <text:p>м-44</text:p>
          </table:table-cell>
          <table:table-cell table:style-name="ce54" office:value-type="float" office:value="27.36" calcext:value-type="float">
            <text:p>27,36</text:p>
          </table:table-cell>
          <table:table-cell table:style-name="ce59" office:value-type="float" office:value="0.54" calcext:value-type="float">
            <text:p>0,54</text:p>
          </table:table-cell>
          <table:table-cell table:style-name="ce64" table:formula="of:=[.E82]/[.D82]" office:value-type="float" office:value="0.0197368421052632" calcext:value-type="float">
            <text:p>0,020</text:p>
          </table:table-cell>
          <table:table-cell table:style-name="ce59" table:formula="of:=[.G81]+1.32" office:value-type="float" office:value="2.64" calcext:value-type="float">
            <text:p>2,64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2</text:p>
          </table:table-cell>
          <table:table-cell table:style-name="ce76" office:value-type="float" office:value="7891.27" calcext:value-type="float">
            <text:p>7891,2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82]*[.K82]*[.L82]*[.M82]/1000" office:value-type="currency" office:currency="RUB" office:value="172.27071695088" calcext:value-type="currency">
            <text:p>172,27 ₽</text:p>
          </table:table-cell>
        </table:table-row>
        <table:table-row table:style-name="ro1">
          <table:table-cell table:style-name="ce51" office:value-type="float" office:value="77" calcext:value-type="float">
            <text:p>77</text:p>
          </table:table-cell>
          <table:table-cell table:style-name="ce54" office:value-type="string" calcext:value-type="string">
            <text:p>м-44</text:p>
          </table:table-cell>
          <table:table-cell table:style-name="ce54" office:value-type="string" calcext:value-type="string">
            <text:p>м-31</text:p>
          </table:table-cell>
          <table:table-cell table:style-name="ce54" office:value-type="float" office:value="95.48" calcext:value-type="float">
            <text:p>95,48</text:p>
          </table:table-cell>
          <table:table-cell table:style-name="ce59" office:value-type="float" office:value="8.91" calcext:value-type="float">
            <text:p>8,91</text:p>
          </table:table-cell>
          <table:table-cell table:style-name="ce64" table:formula="of:=[.E83]/[.D83]" office:value-type="float" office:value="0.0933179723502304" calcext:value-type="float">
            <text:p>0,093</text:p>
          </table:table-cell>
          <table:table-cell table:style-name="ce59" table:formula="of:=[.G80]+[.G82]" office:value-type="float" office:value="5.28" calcext:value-type="float">
            <text:p>5,28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2</text:p>
          </table:table-cell>
          <table:table-cell table:style-name="ce76" office:value-type="float" office:value="7891.27" calcext:value-type="float">
            <text:p>7891,2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83]*[.K83]*[.L83]*[.M83]/1000" office:value-type="currency" office:currency="RUB" office:value="601.18450491484" calcext:value-type="currency">
            <text:p>601,18 ₽</text:p>
          </table:table-cell>
        </table:table-row>
        <table:table-row table:style-name="ro1">
          <table:table-cell table:style-name="ce50" office:value-type="float" office:value="78" calcext:value-type="float">
            <text:p>78</text:p>
          </table:table-cell>
          <table:table-cell table:style-name="ce54" office:value-type="string" calcext:value-type="string">
            <text:p>м-17</text:p>
          </table:table-cell>
          <table:table-cell table:style-name="ce54" office:value-type="string" calcext:value-type="string">
            <text:p>м-24</text:p>
          </table:table-cell>
          <table:table-cell table:style-name="ce54" office:value-type="float" office:value="93.78" calcext:value-type="float">
            <text:p>93,78</text:p>
          </table:table-cell>
          <table:table-cell table:style-name="ce59" office:value-type="float" office:value="1.8756" calcext:value-type="float">
            <text:p>1,8756</text:p>
          </table:table-cell>
          <table:table-cell table:style-name="ce64" table:formula="of:=[.E84]/[.D84]" office:value-type="float" office:value="0.02" calcext:value-type="float">
            <text:p>0,020</text:p>
          </table:table-cell>
          <table:table-cell table:style-name="ce59" table:formula="of:=[.G78]+[.G69]+[.G65]" office:value-type="float" office:value="29.62" calcext:value-type="float">
            <text:p>29,62</text:p>
          </table:table-cell>
          <table:table-cell table:style-name="ce59" office:value-type="float" office:value="300" calcext:value-type="float">
            <text:p>30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0</text:p>
          </table:table-cell>
          <table:table-cell table:style-name="ce76" office:value-type="float" office:value="8273.71" calcext:value-type="float">
            <text:p>8273,71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84]*[.K84]*[.L84]*[.M84]/1000" office:value-type="currency" office:currency="RUB" office:value="619.09741114002" calcext:value-type="currency">
            <text:p>619,10 ₽</text:p>
          </table:table-cell>
        </table:table-row>
        <table:table-row table:style-name="ro1">
          <table:table-cell table:style-name="ce51" office:value-type="float" office:value="79" calcext:value-type="float">
            <text:p>79</text:p>
          </table:table-cell>
          <table:table-cell table:style-name="ce54" office:value-type="string" calcext:value-type="string">
            <text:p>м-24</text:p>
          </table:table-cell>
          <table:table-cell table:style-name="ce54" office:value-type="string" calcext:value-type="string">
            <text:p>м-25</text:p>
          </table:table-cell>
          <table:table-cell table:style-name="ce54" office:value-type="float" office:value="27.16" calcext:value-type="float">
            <text:p>27,16</text:p>
          </table:table-cell>
          <table:table-cell table:style-name="ce59" office:value-type="float" office:value="0.2716" calcext:value-type="float">
            <text:p>0,2716</text:p>
          </table:table-cell>
          <table:table-cell table:style-name="ce64" table:formula="of:=[.E85]/[.D85]" office:value-type="float" office:value="0.01" calcext:value-type="float">
            <text:p>0,010</text:p>
          </table:table-cell>
          <table:table-cell table:style-name="ce59" office:value-type="float" office:value="29.62" calcext:value-type="float">
            <text:p>29,62</text:p>
          </table:table-cell>
          <table:table-cell table:style-name="ce59" office:value-type="float" office:value="350" calcext:value-type="float">
            <text:p>3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4</text:p>
          </table:table-cell>
          <table:table-cell table:style-name="ce76" office:value-type="float" office:value="9365.79" calcext:value-type="float">
            <text:p>9365,79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85]*[.K85]*[.L85]*[.M85]/1000" office:value-type="currency" office:currency="RUB" office:value="202.96569792156" calcext:value-type="currency">
            <text:p>202,97 ₽</text:p>
          </table:table-cell>
        </table:table-row>
        <table:table-row table:style-name="ro1">
          <table:table-cell table:style-name="ce50" office:value-type="float" office:value="80" calcext:value-type="float">
            <text:p>80</text:p>
          </table:table-cell>
          <table:table-cell table:style-name="ce54" office:value-type="string" calcext:value-type="string">
            <text:p>м-25</text:p>
          </table:table-cell>
          <table:table-cell table:style-name="ce54" office:value-type="string" calcext:value-type="string">
            <text:p>м-26</text:p>
          </table:table-cell>
          <table:table-cell table:style-name="ce54" office:value-type="float" office:value="57.88" calcext:value-type="float">
            <text:p>57,88</text:p>
          </table:table-cell>
          <table:table-cell table:style-name="ce59" office:value-type="float" office:value="0.5788" calcext:value-type="float">
            <text:p>0,5788</text:p>
          </table:table-cell>
          <table:table-cell table:style-name="ce64" table:formula="of:=[.E86]/[.D86]" office:value-type="float" office:value="0.01" calcext:value-type="float">
            <text:p>0,010</text:p>
          </table:table-cell>
          <table:table-cell table:style-name="ce59" table:formula="of:=[.G85]+1.32" office:value-type="float" office:value="30.94" calcext:value-type="float">
            <text:p>30,94</text:p>
          </table:table-cell>
          <table:table-cell table:style-name="ce59" office:value-type="float" office:value="350" calcext:value-type="float">
            <text:p>3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4</text:p>
          </table:table-cell>
          <table:table-cell table:style-name="ce76" office:value-type="float" office:value="9365.79" calcext:value-type="float">
            <text:p>9365,79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86]*[.K86]*[.L86]*[.M86]/1000" office:value-type="currency" office:currency="RUB" office:value="432.53514711708" calcext:value-type="currency">
            <text:p>432,54 ₽</text:p>
          </table:table-cell>
        </table:table-row>
        <table:table-row table:style-name="ro1">
          <table:table-cell table:style-name="ce51" office:value-type="float" office:value="81" calcext:value-type="float">
            <text:p>81</text:p>
          </table:table-cell>
          <table:table-cell table:style-name="ce54" office:value-type="string" calcext:value-type="string">
            <text:p>м-26</text:p>
          </table:table-cell>
          <table:table-cell table:style-name="ce54" office:value-type="string" calcext:value-type="string">
            <text:p>м-27</text:p>
          </table:table-cell>
          <table:table-cell table:style-name="ce54" office:value-type="float" office:value="39.76" calcext:value-type="float">
            <text:p>39,76</text:p>
          </table:table-cell>
          <table:table-cell table:style-name="ce59" office:value-type="float" office:value="0.3976" calcext:value-type="float">
            <text:p>0,3976</text:p>
          </table:table-cell>
          <table:table-cell table:style-name="ce64" table:formula="of:=[.E87]/[.D87]" office:value-type="float" office:value="0.01" calcext:value-type="float">
            <text:p>0,010</text:p>
          </table:table-cell>
          <table:table-cell table:style-name="ce59" table:formula="of:=[.G86]+1.32" office:value-type="float" office:value="32.26" calcext:value-type="float">
            <text:p>32,26</text:p>
          </table:table-cell>
          <table:table-cell table:style-name="ce59" office:value-type="float" office:value="350" calcext:value-type="float">
            <text:p>3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4</text:p>
          </table:table-cell>
          <table:table-cell table:style-name="ce76" office:value-type="float" office:value="9365.79" calcext:value-type="float">
            <text:p>9365,79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87]*[.K87]*[.L87]*[.M87]/1000" office:value-type="currency" office:currency="RUB" office:value="297.12504231816" calcext:value-type="currency">
            <text:p>297,13 ₽</text:p>
          </table:table-cell>
        </table:table-row>
        <table:table-row table:style-name="ro1">
          <table:table-cell table:style-name="ce50" office:value-type="float" office:value="82" calcext:value-type="float">
            <text:p>82</text:p>
          </table:table-cell>
          <table:table-cell table:style-name="ce54" office:value-type="string" calcext:value-type="string">
            <text:p>м-27</text:p>
          </table:table-cell>
          <table:table-cell table:style-name="ce54" office:value-type="string" calcext:value-type="string">
            <text:p>м-28</text:p>
          </table:table-cell>
          <table:table-cell table:style-name="ce54" office:value-type="float" office:value="57.38" calcext:value-type="float">
            <text:p>57,38</text:p>
          </table:table-cell>
          <table:table-cell table:style-name="ce59" office:value-type="float" office:value="0.5738" calcext:value-type="float">
            <text:p>0,5738</text:p>
          </table:table-cell>
          <table:table-cell table:style-name="ce64" table:formula="of:=[.E88]/[.D88]" office:value-type="float" office:value="0.01" calcext:value-type="float">
            <text:p>0,010</text:p>
          </table:table-cell>
          <table:table-cell table:style-name="ce59" table:formula="of:=[.G87]+1.32" office:value-type="float" office:value="33.58" calcext:value-type="float">
            <text:p>33,58</text:p>
          </table:table-cell>
          <table:table-cell table:style-name="ce59" office:value-type="float" office:value="350" calcext:value-type="float">
            <text:p>3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4</text:p>
          </table:table-cell>
          <table:table-cell table:style-name="ce76" office:value-type="float" office:value="9365.79" calcext:value-type="float">
            <text:p>9365,79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88]*[.K88]*[.L88]*[.M88]/1000" office:value-type="currency" office:currency="RUB" office:value="428.79866519658" calcext:value-type="currency">
            <text:p>428,80 ₽</text:p>
          </table:table-cell>
        </table:table-row>
        <table:table-row table:style-name="ro1">
          <table:table-cell table:style-name="ce51" office:value-type="float" office:value="83" calcext:value-type="float">
            <text:p>83</text:p>
          </table:table-cell>
          <table:table-cell table:style-name="ce54" office:value-type="string" calcext:value-type="string">
            <text:p>м-28</text:p>
          </table:table-cell>
          <table:table-cell table:style-name="ce54" office:value-type="string" calcext:value-type="string">
            <text:p>м-29</text:p>
          </table:table-cell>
          <table:table-cell table:style-name="ce54" office:value-type="float" office:value="49.82" calcext:value-type="float">
            <text:p>49,82</text:p>
          </table:table-cell>
          <table:table-cell table:style-name="ce59" office:value-type="float" office:value="0.4982" calcext:value-type="float">
            <text:p>0,4982</text:p>
          </table:table-cell>
          <table:table-cell table:style-name="ce64" table:formula="of:=[.E89]/[.D89]" office:value-type="float" office:value="0.01" calcext:value-type="float">
            <text:p>0,010</text:p>
          </table:table-cell>
          <table:table-cell table:style-name="ce59" table:formula="of:=[.G88]+1.32" office:value-type="float" office:value="34.9" calcext:value-type="float">
            <text:p>34,9</text:p>
          </table:table-cell>
          <table:table-cell table:style-name="ce59" office:value-type="float" office:value="350" calcext:value-type="float">
            <text:p>3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4</text:p>
          </table:table-cell>
          <table:table-cell table:style-name="ce76" office:value-type="float" office:value="9365.79" calcext:value-type="float">
            <text:p>9365,79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89]*[.K89]*[.L89]*[.M89]/1000" office:value-type="currency" office:currency="RUB" office:value="372.30305855862" calcext:value-type="currency">
            <text:p>372,30 ₽</text:p>
          </table:table-cell>
        </table:table-row>
        <table:table-row table:style-name="ro1">
          <table:table-cell table:style-name="ce50" office:value-type="float" office:value="84" calcext:value-type="float">
            <text:p>84</text:p>
          </table:table-cell>
          <table:table-cell table:style-name="ce54" office:value-type="string" calcext:value-type="string">
            <text:p>м-29</text:p>
          </table:table-cell>
          <table:table-cell table:style-name="ce54" office:value-type="string" calcext:value-type="string">
            <text:p>м-30</text:p>
          </table:table-cell>
          <table:table-cell table:style-name="ce54" office:value-type="float" office:value="40.75" calcext:value-type="float">
            <text:p>40,75</text:p>
          </table:table-cell>
          <table:table-cell table:style-name="ce59" office:value-type="float" office:value="0.4075" calcext:value-type="float">
            <text:p>0,4075</text:p>
          </table:table-cell>
          <table:table-cell table:style-name="ce64" table:formula="of:=[.E90]/[.D90]" office:value-type="float" office:value="0.01" calcext:value-type="float">
            <text:p>0,010</text:p>
          </table:table-cell>
          <table:table-cell table:style-name="ce59" table:formula="of:=[.G89]+1.32" office:value-type="float" office:value="36.22" calcext:value-type="float">
            <text:p>36,22</text:p>
          </table:table-cell>
          <table:table-cell table:style-name="ce59" office:value-type="float" office:value="350" calcext:value-type="float">
            <text:p>3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4</text:p>
          </table:table-cell>
          <table:table-cell table:style-name="ce76" office:value-type="float" office:value="9365.79" calcext:value-type="float">
            <text:p>9365,79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90]*[.K90]*[.L90]*[.M90]/1000" office:value-type="currency" office:currency="RUB" office:value="304.52327652075" calcext:value-type="currency">
            <text:p>304,52 ₽</text:p>
          </table:table-cell>
        </table:table-row>
        <table:table-row table:style-name="ro1">
          <table:table-cell table:style-name="ce51" office:value-type="float" office:value="85" calcext:value-type="float">
            <text:p>85</text:p>
          </table:table-cell>
          <table:table-cell table:style-name="ce54" office:value-type="string" calcext:value-type="string">
            <text:p>м-30</text:p>
          </table:table-cell>
          <table:table-cell table:style-name="ce54" office:value-type="string" calcext:value-type="string">
            <text:p>м-31</text:p>
          </table:table-cell>
          <table:table-cell table:style-name="ce54" office:value-type="float" office:value="26.9" calcext:value-type="float">
            <text:p>26,9</text:p>
          </table:table-cell>
          <table:table-cell table:style-name="ce59" office:value-type="float" office:value="0.269" calcext:value-type="float">
            <text:p>0,269</text:p>
          </table:table-cell>
          <table:table-cell table:style-name="ce64" table:formula="of:=[.E91]/[.D91]" office:value-type="float" office:value="0.01" calcext:value-type="float">
            <text:p>0,010</text:p>
          </table:table-cell>
          <table:table-cell table:style-name="ce59" table:formula="of:=[.G90]+1.32" office:value-type="float" office:value="37.54" calcext:value-type="float">
            <text:p>37,54</text:p>
          </table:table-cell>
          <table:table-cell table:style-name="ce59" office:value-type="float" office:value="400" calcext:value-type="float">
            <text:p>40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4</text:p>
          </table:table-cell>
          <table:table-cell table:style-name="ce76" office:value-type="float" office:value="9365.79" calcext:value-type="float">
            <text:p>9365,79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91]*[.K91]*[.L91]*[.M91]/1000" office:value-type="currency" office:currency="RUB" office:value="201.0227273229" calcext:value-type="currency">
            <text:p>201,02 ₽</text:p>
          </table:table-cell>
        </table:table-row>
        <table:table-row table:style-name="ro1">
          <table:table-cell table:style-name="ce50" office:value-type="float" office:value="86" calcext:value-type="float">
            <text:p>86</text:p>
          </table:table-cell>
          <table:table-cell table:style-name="ce54" office:value-type="string" calcext:value-type="string">
            <text:p>м-31</text:p>
          </table:table-cell>
          <table:table-cell table:style-name="ce54" office:value-type="string" calcext:value-type="string">
            <text:p>м-32</text:p>
          </table:table-cell>
          <table:table-cell table:style-name="ce54" office:value-type="float" office:value="26.39" calcext:value-type="float">
            <text:p>26,39</text:p>
          </table:table-cell>
          <table:table-cell table:style-name="ce59" office:value-type="float" office:value="0.2639" calcext:value-type="float">
            <text:p>0,2639</text:p>
          </table:table-cell>
          <table:table-cell table:style-name="ce64" table:formula="of:=[.E92]/[.D92]" office:value-type="float" office:value="0.01" calcext:value-type="float">
            <text:p>0,010</text:p>
          </table:table-cell>
          <table:table-cell table:style-name="ce59" office:value-type="float" office:value="37.54" calcext:value-type="float">
            <text:p>37,54</text:p>
          </table:table-cell>
          <table:table-cell table:style-name="ce59" office:value-type="float" office:value="400" calcext:value-type="float">
            <text:p>40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4</text:p>
          </table:table-cell>
          <table:table-cell table:style-name="ce76" office:value-type="float" office:value="9365.79" calcext:value-type="float">
            <text:p>9365,79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92]*[.K92]*[.L92]*[.M92]/1000" office:value-type="currency" office:currency="RUB" office:value="197.21151576399" calcext:value-type="currency">
            <text:p>197,21 ₽</text:p>
          </table:table-cell>
        </table:table-row>
        <table:table-row table:style-name="ro1">
          <table:table-cell table:style-name="ce51" office:value-type="float" office:value="87" calcext:value-type="float">
            <text:p>87</text:p>
          </table:table-cell>
          <table:table-cell table:style-name="ce54" office:value-type="string" calcext:value-type="string">
            <text:p>м-32</text:p>
          </table:table-cell>
          <table:table-cell table:style-name="ce54" office:value-type="string" calcext:value-type="string">
            <text:p>м-33</text:p>
          </table:table-cell>
          <table:table-cell table:style-name="ce54" office:value-type="float" office:value="40.52" calcext:value-type="float">
            <text:p>40,52</text:p>
          </table:table-cell>
          <table:table-cell table:style-name="ce59" office:value-type="float" office:value="0.4052" calcext:value-type="float">
            <text:p>0,4052</text:p>
          </table:table-cell>
          <table:table-cell table:style-name="ce64" table:formula="of:=[.E93]/[.D93]" office:value-type="float" office:value="0.01" calcext:value-type="float">
            <text:p>0,010</text:p>
          </table:table-cell>
          <table:table-cell table:style-name="ce59" table:formula="of:=[.G92]+1.32" office:value-type="float" office:value="38.86" calcext:value-type="float">
            <text:p>38,86</text:p>
          </table:table-cell>
          <table:table-cell table:style-name="ce59" office:value-type="float" office:value="400" calcext:value-type="float">
            <text:p>40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4</text:p>
          </table:table-cell>
          <table:table-cell table:style-name="ce76" office:value-type="float" office:value="9365.79" calcext:value-type="float">
            <text:p>9365,79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93]*[.K93]*[.L93]*[.M93]/1000" office:value-type="currency" office:currency="RUB" office:value="302.80449483732" calcext:value-type="currency">
            <text:p>302,80 ₽</text:p>
          </table:table-cell>
        </table:table-row>
        <table:table-row table:style-name="ro1">
          <table:table-cell table:style-name="ce50" office:value-type="float" office:value="88" calcext:value-type="float">
            <text:p>88</text:p>
          </table:table-cell>
          <table:table-cell table:style-name="ce54" office:value-type="string" calcext:value-type="string">
            <text:p>м-33</text:p>
          </table:table-cell>
          <table:table-cell table:style-name="ce54" office:value-type="string" calcext:value-type="string">
            <text:p>м-34</text:p>
          </table:table-cell>
          <table:table-cell table:style-name="ce54" office:value-type="float" office:value="43.34" calcext:value-type="float">
            <text:p>43,34</text:p>
          </table:table-cell>
          <table:table-cell table:style-name="ce59" office:value-type="float" office:value="0.4334" calcext:value-type="float">
            <text:p>0,4334</text:p>
          </table:table-cell>
          <table:table-cell table:style-name="ce64" table:formula="of:=[.E94]/[.D94]" office:value-type="float" office:value="0.01" calcext:value-type="float">
            <text:p>0,010</text:p>
          </table:table-cell>
          <table:table-cell table:style-name="ce59" table:formula="of:=[.G93]+1.32" office:value-type="float" office:value="40.18" calcext:value-type="float">
            <text:p>40,18</text:p>
          </table:table-cell>
          <table:table-cell table:style-name="ce59" office:value-type="float" office:value="400" calcext:value-type="float">
            <text:p>40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4</text:p>
          </table:table-cell>
          <table:table-cell table:style-name="ce76" office:value-type="float" office:value="9365.79" calcext:value-type="float">
            <text:p>9365,79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94]*[.K94]*[.L94]*[.M94]/1000" office:value-type="currency" office:currency="RUB" office:value="323.87825286894" calcext:value-type="currency">
            <text:p>323,88 ₽</text:p>
          </table:table-cell>
        </table:table-row>
        <table:table-row table:style-name="ro1">
          <table:table-cell table:style-name="ce1" office:value-type="string" calcext:value-type="string" table:number-columns-spanned="14" table:number-rows-spanned="1">
            <text:p>Таблица 10.4. Стоимость линейных объектов (трубопроводы) системы канализации</text:p>
          </table:table-cell>
          <table:covered-table-cell table:style-name="ce5"/>
          <table:covered-table-cell table:style-name="ce10"/>
          <table:covered-table-cell table:number-columns-repeated="5" table:style-name="ce14"/>
          <table:covered-table-cell table:number-columns-repeated="4" table:style-name="ce10"/>
          <table:covered-table-cell table:number-columns-repeated="2" table:style-name="ce78"/>
        </table:table-row>
        <table:table-row table:style-name="ro4">
          <table:table-cell table:style-name="ce44" office:value-type="string" calcext:value-type="string" table:number-columns-spanned="1" table:number-rows-spanned="2">
            <text:p>№ п/п</text:p>
          </table:table-cell>
          <table:table-cell table:style-name="ce44" office:value-type="string" calcext:value-type="string" table:number-columns-spanned="2" table:number-rows-spanned="1">
            <text:p>Номер колодца</text:p>
          </table:table-cell>
          <table:covered-table-cell table:style-name="ce45"/>
          <table:table-cell table:style-name="ce44" office:value-type="string" calcext:value-type="string" table:number-columns-spanned="1" table:number-rows-spanned="2">
            <text:p>Протяженность, м</text:p>
          </table:table-cell>
          <table:table-cell table:style-name="ce44" office:value-type="string" calcext:value-type="string" table:number-columns-spanned="1" table:number-rows-spanned="2">
            <text:p>Перепад высот, м</text:p>
          </table:table-cell>
          <table:table-cell table:style-name="ce44" office:value-type="string" calcext:value-type="string" table:number-columns-spanned="1" table:number-rows-spanned="2">
            <text:p>Уклон, %</text:p>
          </table:table-cell>
          <table:table-cell table:style-name="ce44" office:value-type="string" calcext:value-type="string" table:number-columns-spanned="1" table:number-rows-spanned="2">
            <text:p>Напор, л/с</text:p>
          </table:table-cell>
          <table:table-cell table:style-name="ce44" office:value-type="string" calcext:value-type="string" table:number-columns-spanned="1" table:number-rows-spanned="2">
            <text:p>Диаметр нормативный, мм</text:p>
          </table:table-cell>
          <table:table-cell table:style-name="ce44" office:value-type="string" calcext:value-type="string" table:number-columns-spanned="1" table:number-rows-spanned="2">
            <text:p>Тип </text:p>
          </table:table-cell>
          <table:table-cell table:style-name="ce44" office:value-type="string" calcext:value-type="string" table:number-columns-spanned="1" table:number-rows-spanned="2">
            <text:p>Ссылка на норматив*</text:p>
          </table:table-cell>
          <table:table-cell table:style-name="ce44" office:value-type="string" calcext:value-type="string" table:number-columns-spanned="1" table:number-rows-spanned="2">
            <text:p>Цена за единицу, тыс. руб/км</text:p>
          </table:table-cell>
          <table:table-cell table:style-name="ce44" office:value-type="string" calcext:value-type="string" table:number-columns-spanned="1" table:number-rows-spanned="2">
            <text:p>Климатический коэффициент</text:p>
          </table:table-cell>
          <table:table-cell table:style-name="ce44" office:value-type="string" calcext:value-type="string" table:number-columns-spanned="1" table:number-rows-spanned="2">
            <text:p>Территориальный коэффициент</text:p>
          </table:table-cell>
          <table:table-cell table:style-name="ce44" office:value-type="string" calcext:value-type="string" table:number-columns-spanned="1" table:number-rows-spanned="2">
            <text:p>Стоимость, тыс. руб.</text:p>
          </table:table-cell>
        </table:table-row>
        <table:table-row table:style-name="ro4">
          <table:covered-table-cell table:style-name="ce45"/>
          <table:table-cell table:style-name="ce45" office:value-type="string" calcext:value-type="string">
            <text:p>от</text:p>
          </table:table-cell>
          <table:table-cell table:style-name="ce45" office:value-type="string" calcext:value-type="string">
            <text:p>до</text:p>
          </table:table-cell>
          <table:covered-table-cell table:style-name="ce45"/>
          <table:covered-table-cell table:style-name="ce45" office:value-type="string" calcext:value-type="string">
            <text:p>перепад</text:p>
          </table:covered-table-cell>
          <table:covered-table-cell table:style-name="ce45" office:value-type="string" calcext:value-type="string">
            <text:p>уклон</text:p>
          </table:covered-table-cell>
          <table:covered-table-cell table:style-name="ce45" office:value-type="string" calcext:value-type="string">
            <text:p>л/с</text:p>
          </table:covered-table-cell>
          <table:covered-table-cell table:style-name="ce45" office:value-type="string" calcext:value-type="string">
            <text:p>диаметр таблица</text:p>
          </table:covered-table-cell>
          <table:covered-table-cell table:number-columns-repeated="5" table:style-name="ce45"/>
          <table:covered-table-cell table:style-name="ce45" office:value-type="string" calcext:value-type="string">
            <text:p>тыс. руб.</text:p>
          </table:covered-table-cell>
        </table:table-row>
        <table:table-row table:style-name="ro1">
          <table:table-cell table:style-name="ce51" office:value-type="float" office:value="89" calcext:value-type="float">
            <text:p>89</text:p>
          </table:table-cell>
          <table:table-cell table:style-name="ce54" office:value-type="string" calcext:value-type="string">
            <text:p>м-34</text:p>
          </table:table-cell>
          <table:table-cell table:style-name="ce54" office:value-type="string" calcext:value-type="string">
            <text:p>м-47</text:p>
          </table:table-cell>
          <table:table-cell table:style-name="ce54" office:value-type="float" office:value="76.41" calcext:value-type="float">
            <text:p>76,41</text:p>
          </table:table-cell>
          <table:table-cell table:style-name="ce59" office:value-type="float" office:value="0.7641" calcext:value-type="float">
            <text:p>0,7641</text:p>
          </table:table-cell>
          <table:table-cell table:style-name="ce64" table:formula="of:=[.E98]/[.D98]" office:value-type="float" office:value="0.01" calcext:value-type="float">
            <text:p>0,010</text:p>
          </table:table-cell>
          <table:table-cell table:style-name="ce59" table:formula="of:=[.G94]+1.32" office:value-type="float" office:value="41.5" calcext:value-type="float">
            <text:p>41,5</text:p>
          </table:table-cell>
          <table:table-cell table:style-name="ce59" office:value-type="float" office:value="400" calcext:value-type="float">
            <text:p>40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4</text:p>
          </table:table-cell>
          <table:table-cell table:style-name="ce76" office:value-type="float" office:value="9365.79" calcext:value-type="float">
            <text:p>9365,79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98]*[.K98]*[.L98]*[.M98]/1000" office:value-type="currency" office:currency="RUB" office:value="571.00916709081" calcext:value-type="currency">
            <text:p>571,01 ₽</text:p>
          </table:table-cell>
        </table:table-row>
        <table:table-row table:style-name="ro1">
          <table:table-cell table:style-name="ce50" office:value-type="float" office:value="90" calcext:value-type="float">
            <text:p>90</text:p>
          </table:table-cell>
          <table:table-cell table:style-name="ce54" office:value-type="string" calcext:value-type="string">
            <text:p>м-47</text:p>
          </table:table-cell>
          <table:table-cell table:style-name="ce54" office:value-type="string" calcext:value-type="string">
            <text:p>м-48</text:p>
          </table:table-cell>
          <table:table-cell table:style-name="ce54" office:value-type="float" office:value="102.22" calcext:value-type="float">
            <text:p>102,22</text:p>
          </table:table-cell>
          <table:table-cell table:style-name="ce59" office:value-type="float" office:value="1.0222" calcext:value-type="float">
            <text:p>1,0222</text:p>
          </table:table-cell>
          <table:table-cell table:style-name="ce64" table:formula="of:=[.E99]/[.D99]" office:value-type="float" office:value="0.01" calcext:value-type="float">
            <text:p>0,010</text:p>
          </table:table-cell>
          <table:table-cell table:style-name="ce59" table:formula="of:=[.G98]+5.21" office:value-type="float" office:value="46.71" calcext:value-type="float">
            <text:p>46,71</text:p>
          </table:table-cell>
          <table:table-cell table:style-name="ce59" office:value-type="float" office:value="400" calcext:value-type="float">
            <text:p>40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4</text:p>
          </table:table-cell>
          <table:table-cell table:style-name="ce76" office:value-type="float" office:value="9365.79" calcext:value-type="float">
            <text:p>9365,79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99]*[.K99]*[.L99]*[.M99]/1000" office:value-type="currency" office:currency="RUB" office:value="763.88636382702" calcext:value-type="currency">
            <text:p>763,89 ₽</text:p>
          </table:table-cell>
        </table:table-row>
        <table:table-row table:style-name="ro1">
          <table:table-cell table:style-name="ce51" office:value-type="float" office:value="91" calcext:value-type="float">
            <text:p>91</text:p>
          </table:table-cell>
          <table:table-cell table:style-name="ce54" office:value-type="string" calcext:value-type="string">
            <text:p>м-48</text:p>
          </table:table-cell>
          <table:table-cell table:style-name="ce54" office:value-type="string" calcext:value-type="string">
            <text:p>м-49</text:p>
          </table:table-cell>
          <table:table-cell table:style-name="ce54" office:value-type="float" office:value="152.81" calcext:value-type="float">
            <text:p>152,81</text:p>
          </table:table-cell>
          <table:table-cell table:style-name="ce59" office:value-type="float" office:value="5.34835" calcext:value-type="float">
            <text:p>5,34835</text:p>
          </table:table-cell>
          <table:table-cell table:style-name="ce64" table:formula="of:=[.E100]/[.D100]" office:value-type="float" office:value="0.035" calcext:value-type="float">
            <text:p>0,035</text:p>
          </table:table-cell>
          <table:table-cell table:style-name="ce59" table:formula="of:=[.G99]+5.21" office:value-type="float" office:value="51.92" calcext:value-type="float">
            <text:p>51,92</text:p>
          </table:table-cell>
          <table:table-cell table:style-name="ce59" office:value-type="float" office:value="350" calcext:value-type="float">
            <text:p>3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4</text:p>
          </table:table-cell>
          <table:table-cell table:style-name="ce76" office:value-type="float" office:value="9365.79" calcext:value-type="float">
            <text:p>9365,79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100]*[.K100]*[.L100]*[.M100]/1000" office:value-type="currency" office:currency="RUB" office:value="1141.94360454321" calcext:value-type="currency">
            <text:p>1 141,94 ₽</text:p>
          </table:table-cell>
        </table:table-row>
        <table:table-row table:style-name="ro1">
          <table:table-cell table:style-name="ce50" office:value-type="float" office:value="92" calcext:value-type="float">
            <text:p>92</text:p>
          </table:table-cell>
          <table:table-cell table:style-name="ce54" office:value-type="string" calcext:value-type="string">
            <text:p>м-49</text:p>
          </table:table-cell>
          <table:table-cell table:style-name="ce54" office:value-type="string" calcext:value-type="string">
            <text:p>м-51</text:p>
          </table:table-cell>
          <table:table-cell table:style-name="ce54" office:value-type="float" office:value="100.97" calcext:value-type="float">
            <text:p>100,97</text:p>
          </table:table-cell>
          <table:table-cell table:style-name="ce59" office:value-type="float" office:value="4.54365" calcext:value-type="float">
            <text:p>4,54365</text:p>
          </table:table-cell>
          <table:table-cell table:style-name="ce64" table:formula="of:=[.E101]/[.D101]" office:value-type="float" office:value="0.045" calcext:value-type="float">
            <text:p>0,045</text:p>
          </table:table-cell>
          <table:table-cell table:style-name="ce59" table:formula="of:=[.G100]+5.21" office:value-type="float" office:value="57.13" calcext:value-type="float">
            <text:p>57,13</text:p>
          </table:table-cell>
          <table:table-cell table:style-name="ce59" office:value-type="float" office:value="350" calcext:value-type="float">
            <text:p>3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4</text:p>
          </table:table-cell>
          <table:table-cell table:style-name="ce76" office:value-type="float" office:value="9365.79" calcext:value-type="float">
            <text:p>9365,79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101]*[.K101]*[.L101]*[.M101]/1000" office:value-type="currency" office:currency="RUB" office:value="754.54515902577" calcext:value-type="currency">
            <text:p>754,55 ₽</text:p>
          </table:table-cell>
        </table:table-row>
        <table:table-row table:style-name="ro1">
          <table:table-cell table:style-name="ce51" office:value-type="float" office:value="93" calcext:value-type="float">
            <text:p>93</text:p>
          </table:table-cell>
          <table:table-cell table:style-name="ce54" office:value-type="string" calcext:value-type="string">
            <text:p>м-55</text:p>
          </table:table-cell>
          <table:table-cell table:style-name="ce54" office:value-type="string" calcext:value-type="string">
            <text:p>м-54б</text:p>
          </table:table-cell>
          <table:table-cell table:style-name="ce54" office:value-type="float" office:value="376.96" calcext:value-type="float">
            <text:p>376,96</text:p>
          </table:table-cell>
          <table:table-cell table:style-name="ce59" office:value-type="float" office:value="16.9632" calcext:value-type="float">
            <text:p>16,9632</text:p>
          </table:table-cell>
          <table:table-cell table:style-name="ce64" table:formula="of:=[.E102]/[.D102]" office:value-type="float" office:value="0.045" calcext:value-type="float">
            <text:p>0,045</text:p>
          </table:table-cell>
          <table:table-cell table:style-name="ce59" office:value-type="float" office:value="3.28" calcext:value-type="float">
            <text:p>3,28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2</text:p>
          </table:table-cell>
          <table:table-cell table:style-name="ce76" office:value-type="float" office:value="7891.27" calcext:value-type="float">
            <text:p>7891,2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102]*[.K102]*[.L102]*[.M102]/1000" office:value-type="currency" office:currency="RUB" office:value="2373.50765576768" calcext:value-type="currency">
            <text:p>2 373,51 ₽</text:p>
          </table:table-cell>
        </table:table-row>
        <table:table-row table:style-name="ro1">
          <table:table-cell table:style-name="ce50" office:value-type="float" office:value="94" calcext:value-type="float">
            <text:p>94</text:p>
          </table:table-cell>
          <table:table-cell table:style-name="ce54" office:value-type="string" calcext:value-type="string">
            <text:p>м-56</text:p>
          </table:table-cell>
          <table:table-cell table:style-name="ce54" office:value-type="string" calcext:value-type="string">
            <text:p>м-57</text:p>
          </table:table-cell>
          <table:table-cell table:style-name="ce54" office:value-type="float" office:value="44.05" calcext:value-type="float">
            <text:p>44,05</text:p>
          </table:table-cell>
          <table:table-cell table:style-name="ce59" office:value-type="float" office:value="0.4405" calcext:value-type="float">
            <text:p>0,4405</text:p>
          </table:table-cell>
          <table:table-cell table:style-name="ce64" table:formula="of:=[.E103]/[.D103]" office:value-type="float" office:value="0.01" calcext:value-type="float">
            <text:p>0,010</text:p>
          </table:table-cell>
          <table:table-cell table:style-name="ce59" office:value-type="float" office:value="9.14" calcext:value-type="float">
            <text:p>9,14</text:p>
          </table:table-cell>
          <table:table-cell table:style-name="ce59" office:value-type="float" office:value="250" calcext:value-type="float">
            <text:p>2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0</text:p>
          </table:table-cell>
          <table:table-cell table:style-name="ce76" office:value-type="float" office:value="8273.71" calcext:value-type="float">
            <text:p>8273,71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103]*[.K103]*[.L103]*[.M103]/1000" office:value-type="currency" office:currency="RUB" office:value="290.80018085645" calcext:value-type="currency">
            <text:p>290,80 ₽</text:p>
          </table:table-cell>
        </table:table-row>
        <table:table-row table:style-name="ro1">
          <table:table-cell table:style-name="ce51" office:value-type="float" office:value="95" calcext:value-type="float">
            <text:p>95</text:p>
          </table:table-cell>
          <table:table-cell table:style-name="ce54" office:value-type="string" calcext:value-type="string">
            <text:p>м-57</text:p>
          </table:table-cell>
          <table:table-cell table:style-name="ce54" office:value-type="string" calcext:value-type="string">
            <text:p>м-58</text:p>
          </table:table-cell>
          <table:table-cell table:style-name="ce54" office:value-type="float" office:value="96.9" calcext:value-type="float">
            <text:p>96,9</text:p>
          </table:table-cell>
          <table:table-cell table:style-name="ce59" office:value-type="float" office:value="0.969" calcext:value-type="float">
            <text:p>0,969</text:p>
          </table:table-cell>
          <table:table-cell table:style-name="ce64" table:formula="of:=[.E104]/[.D104]" office:value-type="float" office:value="0.01" calcext:value-type="float">
            <text:p>0,010</text:p>
          </table:table-cell>
          <table:table-cell table:style-name="ce59" office:value-type="float" office:value="9.14" calcext:value-type="float">
            <text:p>9,14</text:p>
          </table:table-cell>
          <table:table-cell table:style-name="ce59" office:value-type="float" office:value="250" calcext:value-type="float">
            <text:p>2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0</text:p>
          </table:table-cell>
          <table:table-cell table:style-name="ce76" office:value-type="float" office:value="8273.71" calcext:value-type="float">
            <text:p>8273,71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104]*[.K104]*[.L104]*[.M104]/1000" office:value-type="currency" office:currency="RUB" office:value="639.6943819521" calcext:value-type="currency">
            <text:p>639,69 ₽</text:p>
          </table:table-cell>
        </table:table-row>
        <table:table-row table:style-name="ro1">
          <table:table-cell table:style-name="ce50" office:value-type="float" office:value="96" calcext:value-type="float">
            <text:p>96</text:p>
          </table:table-cell>
          <table:table-cell table:style-name="ce54" office:value-type="string" calcext:value-type="string">
            <text:p>м-58</text:p>
          </table:table-cell>
          <table:table-cell table:style-name="ce54" office:value-type="string" calcext:value-type="string">
            <text:p>м-59</text:p>
          </table:table-cell>
          <table:table-cell table:style-name="ce54" office:value-type="float" office:value="27.79" calcext:value-type="float">
            <text:p>27,79</text:p>
          </table:table-cell>
          <table:table-cell table:style-name="ce59" office:value-type="float" office:value="0.2779" calcext:value-type="float">
            <text:p>0,2779</text:p>
          </table:table-cell>
          <table:table-cell table:style-name="ce64" table:formula="of:=[.E105]/[.D105]" office:value-type="float" office:value="0.01" calcext:value-type="float">
            <text:p>0,010</text:p>
          </table:table-cell>
          <table:table-cell table:style-name="ce59" table:formula="of:=[.G104]+5.84" office:value-type="float" office:value="14.98" calcext:value-type="float">
            <text:p>14,98</text:p>
          </table:table-cell>
          <table:table-cell table:style-name="ce59" office:value-type="float" office:value="250" calcext:value-type="float">
            <text:p>2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0</text:p>
          </table:table-cell>
          <table:table-cell table:style-name="ce76" office:value-type="float" office:value="8273.71" calcext:value-type="float">
            <text:p>8273,71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105]*[.K105]*[.L105]*[.M105]/1000" office:value-type="currency" office:currency="RUB" office:value="183.45827527811" calcext:value-type="currency">
            <text:p>183,46 ₽</text:p>
          </table:table-cell>
        </table:table-row>
        <table:table-row table:style-name="ro1">
          <table:table-cell table:style-name="ce51" office:value-type="float" office:value="97" calcext:value-type="float">
            <text:p>97</text:p>
          </table:table-cell>
          <table:table-cell table:style-name="ce54" office:value-type="string" calcext:value-type="string">
            <text:p>м-59</text:p>
          </table:table-cell>
          <table:table-cell table:style-name="ce54" office:value-type="string" calcext:value-type="string">
            <text:p>м-60</text:p>
          </table:table-cell>
          <table:table-cell table:style-name="ce54" office:value-type="float" office:value="215.78" calcext:value-type="float">
            <text:p>215,78</text:p>
          </table:table-cell>
          <table:table-cell table:style-name="ce59" office:value-type="float" office:value="6.4734" calcext:value-type="float">
            <text:p>6,4734</text:p>
          </table:table-cell>
          <table:table-cell table:style-name="ce64" table:formula="of:=[.E106]/[.D106]" office:value-type="float" office:value="0.03" calcext:value-type="float">
            <text:p>0,030</text:p>
          </table:table-cell>
          <table:table-cell table:style-name="ce59" table:formula="of:=[.G105]+5.21" office:value-type="float" office:value="20.19" calcext:value-type="float">
            <text:p>20,19</text:p>
          </table:table-cell>
          <table:table-cell table:style-name="ce59" office:value-type="float" office:value="250" calcext:value-type="float">
            <text:p>2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0</text:p>
          </table:table-cell>
          <table:table-cell table:style-name="ce76" office:value-type="float" office:value="8273.71" calcext:value-type="float">
            <text:p>8273,71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106]*[.K106]*[.L106]*[.M106]/1000" office:value-type="currency" office:currency="RUB" office:value="1424.49178263802" calcext:value-type="currency">
            <text:p>1 424,49 ₽</text:p>
          </table:table-cell>
        </table:table-row>
        <table:table-row table:style-name="ro1">
          <table:table-cell table:style-name="ce50" office:value-type="float" office:value="98" calcext:value-type="float">
            <text:p>98</text:p>
          </table:table-cell>
          <table:table-cell table:style-name="ce54" office:value-type="string" calcext:value-type="string">
            <text:p>м-60</text:p>
          </table:table-cell>
          <table:table-cell table:style-name="ce54" office:value-type="string" calcext:value-type="string">
            <text:p>м-61</text:p>
          </table:table-cell>
          <table:table-cell table:style-name="ce54" office:value-type="float" office:value="97.88" calcext:value-type="float">
            <text:p>97,88</text:p>
          </table:table-cell>
          <table:table-cell table:style-name="ce59" office:value-type="float" office:value="6.8516" calcext:value-type="float">
            <text:p>6,8516</text:p>
          </table:table-cell>
          <table:table-cell table:style-name="ce64" table:formula="of:=[.E107]/[.D107]" office:value-type="float" office:value="0.07" calcext:value-type="float">
            <text:p>0,070</text:p>
          </table:table-cell>
          <table:table-cell table:style-name="ce59" office:value-type="float" office:value="20.19" calcext:value-type="float">
            <text:p>20,19</text:p>
          </table:table-cell>
          <table:table-cell table:style-name="ce59" office:value-type="float" office:value="200" calcext:value-type="float">
            <text:p>20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06</text:p>
          </table:table-cell>
          <table:table-cell table:style-name="ce76" office:value-type="float" office:value="7142.17" calcext:value-type="float">
            <text:p>7142,1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107]*[.K107]*[.L107]*[.M107]/1000" office:value-type="currency" office:currency="RUB" office:value="557.79242092084" calcext:value-type="currency">
            <text:p>557,79 ₽</text:p>
          </table:table-cell>
        </table:table-row>
        <table:table-row table:style-name="ro1">
          <table:table-cell table:style-name="ce51" office:value-type="float" office:value="99" calcext:value-type="float">
            <text:p>99</text:p>
          </table:table-cell>
          <table:table-cell table:style-name="ce54" office:value-type="string" calcext:value-type="string">
            <text:p>м-61</text:p>
          </table:table-cell>
          <table:table-cell table:style-name="ce54" office:value-type="string" calcext:value-type="string">
            <text:p>м-54б</text:p>
          </table:table-cell>
          <table:table-cell table:style-name="ce54" office:value-type="float" office:value="140.88" calcext:value-type="float">
            <text:p>140,88</text:p>
          </table:table-cell>
          <table:table-cell table:style-name="ce59" office:value-type="float" office:value="5.7" calcext:value-type="float">
            <text:p>5,7</text:p>
          </table:table-cell>
          <table:table-cell table:style-name="ce64" table:formula="of:=[.E108]/[.D108]" office:value-type="float" office:value="0.0404599659284498" calcext:value-type="float">
            <text:p>0,040</text:p>
          </table:table-cell>
          <table:table-cell table:style-name="ce59" office:value-type="float" office:value="20.19" calcext:value-type="float">
            <text:p>20,19</text:p>
          </table:table-cell>
          <table:table-cell table:style-name="ce59" office:value-type="float" office:value="250" calcext:value-type="float">
            <text:p>2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0</text:p>
          </table:table-cell>
          <table:table-cell table:style-name="ce76" office:value-type="float" office:value="8273.71" calcext:value-type="float">
            <text:p>8273,71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108]*[.K108]*[.L108]*[.M108]/1000" office:value-type="currency" office:currency="RUB" office:value="930.03245128392" calcext:value-type="currency">
            <text:p>930,03 ₽</text:p>
          </table:table-cell>
        </table:table-row>
        <table:table-row table:style-name="ro1">
          <table:table-cell table:style-name="ce50" office:value-type="float" office:value="100" calcext:value-type="float">
            <text:p>100</text:p>
          </table:table-cell>
          <table:table-cell table:style-name="ce54" office:value-type="string" calcext:value-type="string">
            <text:p>м-54б</text:p>
          </table:table-cell>
          <table:table-cell table:style-name="ce54" office:value-type="string" calcext:value-type="string">
            <text:p>м-54</text:p>
          </table:table-cell>
          <table:table-cell table:style-name="ce54" office:value-type="float" office:value="61.84" calcext:value-type="float">
            <text:p>61,84</text:p>
          </table:table-cell>
          <table:table-cell table:style-name="ce59" office:value-type="float" office:value="0.6184" calcext:value-type="float">
            <text:p>0,6184</text:p>
          </table:table-cell>
          <table:table-cell table:style-name="ce64" table:formula="of:=[.E109]/[.D109]" office:value-type="float" office:value="0.01" calcext:value-type="float">
            <text:p>0,010</text:p>
          </table:table-cell>
          <table:table-cell table:style-name="ce59" table:formula="of:=[.G108]+[.G102]" office:value-type="float" office:value="23.47" calcext:value-type="float">
            <text:p>23,47</text:p>
          </table:table-cell>
          <table:table-cell table:style-name="ce59" office:value-type="float" office:value="300" calcext:value-type="float">
            <text:p>30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0</text:p>
          </table:table-cell>
          <table:table-cell table:style-name="ce76" office:value-type="float" office:value="8273.71" calcext:value-type="float">
            <text:p>8273,71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109]*[.K109]*[.L109]*[.M109]/1000" office:value-type="currency" office:currency="RUB" office:value="408.24252404456" calcext:value-type="currency">
            <text:p>408,24 ₽</text:p>
          </table:table-cell>
        </table:table-row>
        <table:table-row table:style-name="ro1">
          <table:table-cell table:style-name="ce51" office:value-type="float" office:value="101" calcext:value-type="float">
            <text:p>101</text:p>
          </table:table-cell>
          <table:table-cell table:style-name="ce54" office:value-type="string" calcext:value-type="string">
            <text:p>м-54</text:p>
          </table:table-cell>
          <table:table-cell table:style-name="ce54" office:value-type="string" calcext:value-type="string">
            <text:p>м-53</text:p>
          </table:table-cell>
          <table:table-cell table:style-name="ce54" office:value-type="float" office:value="100.22" calcext:value-type="float">
            <text:p>100,22</text:p>
          </table:table-cell>
          <table:table-cell table:style-name="ce59" office:value-type="float" office:value="1.5033" calcext:value-type="float">
            <text:p>1,5033</text:p>
          </table:table-cell>
          <table:table-cell table:style-name="ce64" table:formula="of:=[.E110]/[.D110]" office:value-type="float" office:value="0.015" calcext:value-type="float">
            <text:p>0,015</text:p>
          </table:table-cell>
          <table:table-cell table:style-name="ce59" office:value-type="float" office:value="23.47" calcext:value-type="float">
            <text:p>23,47</text:p>
          </table:table-cell>
          <table:table-cell table:style-name="ce59" office:value-type="float" office:value="300" calcext:value-type="float">
            <text:p>30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0</text:p>
          </table:table-cell>
          <table:table-cell table:style-name="ce76" office:value-type="float" office:value="8273.71" calcext:value-type="float">
            <text:p>8273,71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110]*[.K110]*[.L110]*[.M110]/1000" office:value-type="currency" office:currency="RUB" office:value="661.61167140598" calcext:value-type="currency">
            <text:p>661,61 ₽</text:p>
          </table:table-cell>
        </table:table-row>
        <table:table-row table:style-name="ro1">
          <table:table-cell table:style-name="ce50" office:value-type="float" office:value="102" calcext:value-type="float">
            <text:p>102</text:p>
          </table:table-cell>
          <table:table-cell table:style-name="ce54" office:value-type="string" calcext:value-type="string">
            <text:p>м-53</text:p>
          </table:table-cell>
          <table:table-cell table:style-name="ce54" office:value-type="string" calcext:value-type="string">
            <text:p>м-51</text:p>
          </table:table-cell>
          <table:table-cell table:style-name="ce54" office:value-type="float" office:value="89.77" calcext:value-type="float">
            <text:p>89,77</text:p>
          </table:table-cell>
          <table:table-cell table:style-name="ce59" office:value-type="float" office:value="7.07" calcext:value-type="float">
            <text:p>7,07</text:p>
          </table:table-cell>
          <table:table-cell table:style-name="ce64" table:formula="of:=[.E111]/[.D111]" office:value-type="float" office:value="0.0787568229920909" calcext:value-type="float">
            <text:p>0,079</text:p>
          </table:table-cell>
          <table:table-cell table:style-name="ce59" office:value-type="float" office:value="23.47" calcext:value-type="float">
            <text:p>23,47</text:p>
          </table:table-cell>
          <table:table-cell table:style-name="ce59" office:value-type="float" office:value="250" calcext:value-type="float">
            <text:p>25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0</text:p>
          </table:table-cell>
          <table:table-cell table:style-name="ce76" office:value-type="float" office:value="8273.71" calcext:value-type="float">
            <text:p>8273,71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111]*[.K111]*[.L111]*[.M111]/1000" office:value-type="currency" office:currency="RUB" office:value="592.62502237193" calcext:value-type="currency">
            <text:p>592,63 ₽</text:p>
          </table:table-cell>
        </table:table-row>
        <table:table-row table:style-name="ro1">
          <table:table-cell table:style-name="ce51" office:value-type="float" office:value="103" calcext:value-type="float">
            <text:p>103</text:p>
          </table:table-cell>
          <table:table-cell table:style-name="ce54" office:value-type="string" calcext:value-type="string">
            <text:p>м-51</text:p>
          </table:table-cell>
          <table:table-cell table:style-name="ce54" office:value-type="string" calcext:value-type="string">
            <text:p>м-1_нс-2</text:p>
          </table:table-cell>
          <table:table-cell table:style-name="ce54" office:value-type="float" office:value="59.11" calcext:value-type="float">
            <text:p>59,11</text:p>
          </table:table-cell>
          <table:table-cell table:style-name="ce59" office:value-type="float" office:value="0.5911" calcext:value-type="float">
            <text:p>0,5911</text:p>
          </table:table-cell>
          <table:table-cell table:style-name="ce64" table:formula="of:=[.E112]/[.D112]" office:value-type="float" office:value="0.01" calcext:value-type="float">
            <text:p>0,010</text:p>
          </table:table-cell>
          <table:table-cell table:style-name="ce59" table:formula="of:=[.G111]+[.G101]" office:value-type="float" office:value="80.6" calcext:value-type="float">
            <text:p>80,6</text:p>
          </table:table-cell>
          <table:table-cell table:style-name="ce59" office:value-type="float" office:value="500" calcext:value-type="float">
            <text:p>500</text:p>
          </table:table-cell>
          <table:table-cell table:style-name="ce59" office:value-type="string" calcext:value-type="string">
            <text:p>самотечная</text:p>
          </table:table-cell>
          <table:table-cell table:style-name="ce71" office:value-type="string" calcext:value-type="string">
            <text:p>14-07-003-18</text:p>
          </table:table-cell>
          <table:table-cell table:style-name="ce76" office:value-type="float" office:value="16256.08" calcext:value-type="float">
            <text:p>16256,08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112]*[.K112]*[.L112]*[.M112]/1000" office:value-type="currency" office:currency="RUB" office:value="766.69962757352" calcext:value-type="currency">
            <text:p>766,70 ₽</text:p>
          </table:table-cell>
        </table:table-row>
        <table:table-row table:style-name="ro1">
          <table:table-cell table:style-name="ce50" office:value-type="float" office:value="104" calcext:value-type="float">
            <text:p>104</text:p>
          </table:table-cell>
          <table:table-cell table:style-name="ce54" office:value-type="string" calcext:value-type="string">
            <text:p>м-1_нс-2</text:p>
          </table:table-cell>
          <table:table-cell table:style-name="ce59" office:value-type="string" calcext:value-type="string">
            <text:p>ОС-1</text:p>
          </table:table-cell>
          <table:table-cell table:style-name="ce59" office:value-type="float" office:value="974.41" calcext:value-type="float">
            <text:p>974,41</text:p>
          </table:table-cell>
          <table:table-cell table:style-name="ce59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table:style-name="ce59" office:value-type="float" office:value="80.6" calcext:value-type="float">
            <text:p>80,6</text:p>
          </table:table-cell>
          <table:table-cell table:style-name="ce59" office:value-type="float" office:value="200" calcext:value-type="float">
            <text:p>200</text:p>
          </table:table-cell>
          <table:table-cell table:style-name="ce59" office:value-type="string" calcext:value-type="string">
            <text:p>напорная</text:p>
          </table:table-cell>
          <table:table-cell table:style-name="ce71" office:value-type="string" calcext:value-type="string">
            <text:p>14-07-003-06</text:p>
          </table:table-cell>
          <table:table-cell table:style-name="ce76" office:value-type="float" office:value="7142.17" calcext:value-type="float">
            <text:p>7142,17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0.79" calcext:value-type="float">
            <text:p>0,79</text:p>
          </table:table-cell>
          <table:table-cell table:style-name="ce81" table:formula="of:=[.D113]*[.K113]*[.L113]*[.M113]/1000" office:value-type="currency" office:currency="RUB" office:value="5552.90675183363" calcext:value-type="currency">
            <text:p>5 552,91 ₽</text:p>
          </table:table-cell>
        </table:table-row>
        <table:table-row table:style-name="ro1">
          <table:table-cell table:style-name="ce52" office:value-type="float" office:value="105" calcext:value-type="float">
            <text:p>105</text:p>
          </table:table-cell>
          <table:table-cell table:style-name="ce55" office:value-type="string" calcext:value-type="string">
            <text:p>м-2_1</text:p>
          </table:table-cell>
          <table:table-cell table:style-name="ce55" office:value-type="string" calcext:value-type="string">
            <text:p>м-2_2</text:p>
          </table:table-cell>
          <table:table-cell table:style-name="ce55" office:value-type="float" office:value="37.47" calcext:value-type="float">
            <text:p>37,47</text:p>
          </table:table-cell>
          <table:table-cell table:style-name="ce60" office:value-type="float" office:value="0.75" calcext:value-type="float">
            <text:p>0,75</text:p>
          </table:table-cell>
          <table:table-cell table:style-name="ce65" table:formula="of:=[.E114]/[.D114]" office:value-type="float" office:value="0.0200160128102482" calcext:value-type="float">
            <text:p>0,020</text:p>
          </table:table-cell>
          <table:table-cell table:style-name="ce60" office:value-type="float" office:value="1.32" calcext:value-type="float">
            <text:p>1,32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02</text:p>
          </table:table-cell>
          <table:table-cell table:style-name="ce77" office:value-type="float" office:value="7891.27" calcext:value-type="float">
            <text:p>7891,27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14]*[.K114]*[.L114]*[.M114]/1000" office:value-type="currency" office:currency="RUB" office:value="235.92776915751" calcext:value-type="currency">
            <text:p>235,93 ₽</text:p>
          </table:table-cell>
        </table:table-row>
        <table:table-row table:style-name="ro1">
          <table:table-cell table:style-name="ce53" office:value-type="float" office:value="106" calcext:value-type="float">
            <text:p>106</text:p>
          </table:table-cell>
          <table:table-cell table:style-name="ce55" office:value-type="string" calcext:value-type="string">
            <text:p>м-2_2</text:p>
          </table:table-cell>
          <table:table-cell table:style-name="ce55" office:value-type="string" calcext:value-type="string">
            <text:p>м-2_3</text:p>
          </table:table-cell>
          <table:table-cell table:style-name="ce55" office:value-type="float" office:value="53.75" calcext:value-type="float">
            <text:p>53,75</text:p>
          </table:table-cell>
          <table:table-cell table:style-name="ce60" office:value-type="float" office:value="1.26" calcext:value-type="float">
            <text:p>1,26</text:p>
          </table:table-cell>
          <table:table-cell table:style-name="ce65" table:formula="of:=[.E115]/[.D115]" office:value-type="float" office:value="0.0234418604651163" calcext:value-type="float">
            <text:p>0,023</text:p>
          </table:table-cell>
          <table:table-cell table:style-name="ce60" table:formula="of:=[.G114]*2+[.G114]" office:value-type="float" office:value="3.96" calcext:value-type="float">
            <text:p>3,96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02</text:p>
          </table:table-cell>
          <table:table-cell table:style-name="ce77" office:value-type="float" office:value="7891.27" calcext:value-type="float">
            <text:p>7891,27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15]*[.K115]*[.L115]*[.M115]/1000" office:value-type="currency" office:currency="RUB" office:value="338.43388289875" calcext:value-type="currency">
            <text:p>338,43 ₽</text:p>
          </table:table-cell>
        </table:table-row>
        <table:table-row table:style-name="ro1">
          <table:table-cell table:style-name="ce52" office:value-type="float" office:value="107" calcext:value-type="float">
            <text:p>107</text:p>
          </table:table-cell>
          <table:table-cell table:style-name="ce55" office:value-type="string" calcext:value-type="string">
            <text:p>м-2_3</text:p>
          </table:table-cell>
          <table:table-cell table:style-name="ce55" office:value-type="string" calcext:value-type="string">
            <text:p>м-2_4</text:p>
          </table:table-cell>
          <table:table-cell table:style-name="ce55" office:value-type="float" office:value="38.34" calcext:value-type="float">
            <text:p>38,34</text:p>
          </table:table-cell>
          <table:table-cell table:style-name="ce60" office:value-type="float" office:value="1" calcext:value-type="float">
            <text:p>1</text:p>
          </table:table-cell>
          <table:table-cell table:style-name="ce65" table:formula="of:=[.E116]/[.D116]" office:value-type="float" office:value="0.0260824204486176" calcext:value-type="float">
            <text:p>0,026</text:p>
          </table:table-cell>
          <table:table-cell table:style-name="ce60" table:formula="of:=[.G115]+1.32" office:value-type="float" office:value="5.28" calcext:value-type="float">
            <text:p>5,28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02</text:p>
          </table:table-cell>
          <table:table-cell table:style-name="ce77" office:value-type="float" office:value="7891.27" calcext:value-type="float">
            <text:p>7891,27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16]*[.K116]*[.L116]*[.M116]/1000" office:value-type="currency" office:currency="RUB" office:value="241.40567572722" calcext:value-type="currency">
            <text:p>241,41 ₽</text:p>
          </table:table-cell>
        </table:table-row>
        <table:table-row table:style-name="ro1">
          <table:table-cell table:style-name="ce53" office:value-type="float" office:value="108" calcext:value-type="float">
            <text:p>108</text:p>
          </table:table-cell>
          <table:table-cell table:style-name="ce55" office:value-type="string" calcext:value-type="string">
            <text:p>м-2_4</text:p>
          </table:table-cell>
          <table:table-cell table:style-name="ce55" office:value-type="string" calcext:value-type="string">
            <text:p>м-2_5</text:p>
          </table:table-cell>
          <table:table-cell table:style-name="ce55" office:value-type="float" office:value="53.75" calcext:value-type="float">
            <text:p>53,75</text:p>
          </table:table-cell>
          <table:table-cell table:style-name="ce60" office:value-type="float" office:value="1" calcext:value-type="float">
            <text:p>1</text:p>
          </table:table-cell>
          <table:table-cell table:style-name="ce65" table:formula="of:=[.E117]/[.D117]" office:value-type="float" office:value="0.0186046511627907" calcext:value-type="float">
            <text:p>0,019</text:p>
          </table:table-cell>
          <table:table-cell table:style-name="ce60" table:formula="of:=[.G114]*2+[.G116]" office:value-type="float" office:value="7.92" calcext:value-type="float">
            <text:p>7,92</text:p>
          </table:table-cell>
          <table:table-cell table:style-name="ce60" office:value-type="float" office:value="200" calcext:value-type="float">
            <text:p>20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06</text:p>
          </table:table-cell>
          <table:table-cell table:style-name="ce77" office:value-type="float" office:value="7142.17" calcext:value-type="float">
            <text:p>7142,17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17]*[.K117]*[.L117]*[.M117]/1000" office:value-type="currency" office:currency="RUB" office:value="306.30713756125" calcext:value-type="currency">
            <text:p>306,31 ₽</text:p>
          </table:table-cell>
        </table:table-row>
        <table:table-row table:style-name="ro1">
          <table:table-cell table:style-name="ce52" office:value-type="float" office:value="109" calcext:value-type="float">
            <text:p>109</text:p>
          </table:table-cell>
          <table:table-cell table:style-name="ce55" office:value-type="string" calcext:value-type="string">
            <text:p>м-2_5</text:p>
          </table:table-cell>
          <table:table-cell table:style-name="ce55" office:value-type="string" calcext:value-type="string">
            <text:p>м-2_6</text:p>
          </table:table-cell>
          <table:table-cell table:style-name="ce55" office:value-type="float" office:value="38.32" calcext:value-type="float">
            <text:p>38,32</text:p>
          </table:table-cell>
          <table:table-cell table:style-name="ce60" office:value-type="float" office:value="1.5" calcext:value-type="float">
            <text:p>1,5</text:p>
          </table:table-cell>
          <table:table-cell table:style-name="ce65" table:formula="of:=[.E118]/[.D118]" office:value-type="float" office:value="0.0391440501043841" calcext:value-type="float">
            <text:p>0,039</text:p>
          </table:table-cell>
          <table:table-cell table:style-name="ce60" table:formula="of:=[.G114]*2+[.G117]" office:value-type="float" office:value="10.56" calcext:value-type="float">
            <text:p>10,56</text:p>
          </table:table-cell>
          <table:table-cell table:style-name="ce60" office:value-type="float" office:value="200" calcext:value-type="float">
            <text:p>20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06</text:p>
          </table:table-cell>
          <table:table-cell table:style-name="ce77" office:value-type="float" office:value="7142.17" calcext:value-type="float">
            <text:p>7142,17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18]*[.K118]*[.L118]*[.M118]/1000" office:value-type="currency" office:currency="RUB" office:value="218.37561881576" calcext:value-type="currency">
            <text:p>218,38 ₽</text:p>
          </table:table-cell>
        </table:table-row>
        <table:table-row table:style-name="ro1">
          <table:table-cell table:style-name="ce53" office:value-type="float" office:value="110" calcext:value-type="float">
            <text:p>110</text:p>
          </table:table-cell>
          <table:table-cell table:style-name="ce55" office:value-type="string" calcext:value-type="string">
            <text:p>м-2_6</text:p>
          </table:table-cell>
          <table:table-cell table:style-name="ce55" office:value-type="string" calcext:value-type="string">
            <text:p>м-2_7</text:p>
          </table:table-cell>
          <table:table-cell table:style-name="ce55" office:value-type="float" office:value="53.78" calcext:value-type="float">
            <text:p>53,78</text:p>
          </table:table-cell>
          <table:table-cell table:style-name="ce60" office:value-type="float" office:value="3.5" calcext:value-type="float">
            <text:p>3,5</text:p>
          </table:table-cell>
          <table:table-cell table:style-name="ce65" table:formula="of:=[.E119]/[.D119]" office:value-type="float" office:value="0.0650799553737449" calcext:value-type="float">
            <text:p>0,065</text:p>
          </table:table-cell>
          <table:table-cell table:style-name="ce60" table:formula="of:=[.G118]+1.32" office:value-type="float" office:value="11.88" calcext:value-type="float">
            <text:p>11,88</text:p>
          </table:table-cell>
          <table:table-cell table:style-name="ce60" office:value-type="float" office:value="200" calcext:value-type="float">
            <text:p>20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06</text:p>
          </table:table-cell>
          <table:table-cell table:style-name="ce77" office:value-type="float" office:value="7142.17" calcext:value-type="float">
            <text:p>7142,17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19]*[.K119]*[.L119]*[.M119]/1000" office:value-type="currency" office:currency="RUB" office:value="306.47809968454" calcext:value-type="currency">
            <text:p>306,48 ₽</text:p>
          </table:table-cell>
        </table:table-row>
        <table:table-row table:style-name="ro1">
          <table:table-cell table:style-name="ce52" office:value-type="float" office:value="111" calcext:value-type="float">
            <text:p>111</text:p>
          </table:table-cell>
          <table:table-cell table:style-name="ce55" office:value-type="string" calcext:value-type="string">
            <text:p>м-2_7</text:p>
          </table:table-cell>
          <table:table-cell table:style-name="ce55" office:value-type="string" calcext:value-type="string">
            <text:p>м-2_8</text:p>
          </table:table-cell>
          <table:table-cell table:style-name="ce55" office:value-type="float" office:value="38.73" calcext:value-type="float">
            <text:p>38,73</text:p>
          </table:table-cell>
          <table:table-cell table:style-name="ce60" office:value-type="float" office:value="3" calcext:value-type="float">
            <text:p>3</text:p>
          </table:table-cell>
          <table:table-cell table:style-name="ce65" table:formula="of:=[.E120]/[.D120]" office:value-type="float" office:value="0.0774593338497289" calcext:value-type="float">
            <text:p>0,077</text:p>
          </table:table-cell>
          <table:table-cell table:style-name="ce60" table:formula="of:=[.G114]*2+[.G119]" office:value-type="float" office:value="14.52" calcext:value-type="float">
            <text:p>14,52</text:p>
          </table:table-cell>
          <table:table-cell table:style-name="ce60" office:value-type="float" office:value="200" calcext:value-type="float">
            <text:p>20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06</text:p>
          </table:table-cell>
          <table:table-cell table:style-name="ce77" office:value-type="float" office:value="7142.17" calcext:value-type="float">
            <text:p>7142,17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20]*[.K120]*[.L120]*[.M120]/1000" office:value-type="currency" office:currency="RUB" office:value="220.71210116739" calcext:value-type="currency">
            <text:p>220,71 ₽</text:p>
          </table:table-cell>
        </table:table-row>
        <table:table-row table:style-name="ro1">
          <table:table-cell table:style-name="ce53" office:value-type="float" office:value="112" calcext:value-type="float">
            <text:p>112</text:p>
          </table:table-cell>
          <table:table-cell table:style-name="ce55" office:value-type="string" calcext:value-type="string">
            <text:p>м-2_8</text:p>
          </table:table-cell>
          <table:table-cell table:style-name="ce55" office:value-type="string" calcext:value-type="string">
            <text:p>м-2_8б</text:p>
          </table:table-cell>
          <table:table-cell table:style-name="ce55" office:value-type="float" office:value="35.16" calcext:value-type="float">
            <text:p>35,16</text:p>
          </table:table-cell>
          <table:table-cell table:style-name="ce60" office:value-type="float" office:value="0.35" calcext:value-type="float">
            <text:p>0,35</text:p>
          </table:table-cell>
          <table:table-cell table:style-name="ce65" table:formula="of:=[.E121]/[.D121]" office:value-type="float" office:value="0.00995449374288965" calcext:value-type="float">
            <text:p>0,010</text:p>
          </table:table-cell>
          <table:table-cell table:style-name="ce60" table:formula="of:=[.G120]+1.32" office:value-type="float" office:value="15.84" calcext:value-type="float">
            <text:p>15,84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10</text:p>
          </table:table-cell>
          <table:table-cell table:style-name="ce77" office:value-type="float" office:value="8273.71" calcext:value-type="float">
            <text:p>8273,71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21]*[.K121]*[.L121]*[.M121]/1000" office:value-type="currency" office:currency="RUB" office:value="232.11201722844" calcext:value-type="currency">
            <text:p>232,11 ₽</text:p>
          </table:table-cell>
        </table:table-row>
        <table:table-row table:style-name="ro1">
          <table:table-cell table:style-name="ce52" office:value-type="float" office:value="113" calcext:value-type="float">
            <text:p>113</text:p>
          </table:table-cell>
          <table:table-cell table:style-name="ce55" office:value-type="string" calcext:value-type="string">
            <text:p>м-2_8б</text:p>
          </table:table-cell>
          <table:table-cell table:style-name="ce55" office:value-type="string" calcext:value-type="string">
            <text:p>м-2_9</text:p>
          </table:table-cell>
          <table:table-cell table:style-name="ce55" office:value-type="float" office:value="17.86" calcext:value-type="float">
            <text:p>17,86</text:p>
          </table:table-cell>
          <table:table-cell table:style-name="ce60" office:value-type="float" office:value="2" calcext:value-type="float">
            <text:p>2</text:p>
          </table:table-cell>
          <table:table-cell table:style-name="ce65" table:formula="of:=[.E122]/[.D122]" office:value-type="float" office:value="0.111982082866741" calcext:value-type="float">
            <text:p>0,112</text:p>
          </table:table-cell>
          <table:table-cell table:style-name="ce60" table:formula="of:=[.G121]+1.32" office:value-type="float" office:value="17.16" calcext:value-type="float">
            <text:p>17,16</text:p>
          </table:table-cell>
          <table:table-cell table:style-name="ce60" office:value-type="float" office:value="200" calcext:value-type="float">
            <text:p>20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06</text:p>
          </table:table-cell>
          <table:table-cell table:style-name="ce77" office:value-type="float" office:value="7142.17" calcext:value-type="float">
            <text:p>7142,17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22]*[.K122]*[.L122]*[.M122]/1000" office:value-type="currency" office:currency="RUB" office:value="101.77945073198" calcext:value-type="currency">
            <text:p>101,78 ₽</text:p>
          </table:table-cell>
        </table:table-row>
        <table:table-row table:style-name="ro1">
          <table:table-cell table:style-name="ce53" office:value-type="float" office:value="114" calcext:value-type="float">
            <text:p>114</text:p>
          </table:table-cell>
          <table:table-cell table:style-name="ce55" office:value-type="string" calcext:value-type="string">
            <text:p>м-2_9</text:p>
          </table:table-cell>
          <table:table-cell table:style-name="ce55" office:value-type="string" calcext:value-type="string">
            <text:p>м-2_10</text:p>
          </table:table-cell>
          <table:table-cell table:style-name="ce55" office:value-type="float" office:value="33.25" calcext:value-type="float">
            <text:p>33,25</text:p>
          </table:table-cell>
          <table:table-cell table:style-name="ce60" office:value-type="float" office:value="2" calcext:value-type="float">
            <text:p>2</text:p>
          </table:table-cell>
          <table:table-cell table:style-name="ce65" table:formula="of:=[.E123]/[.D123]" office:value-type="float" office:value="0.0601503759398496" calcext:value-type="float">
            <text:p>0,060</text:p>
          </table:table-cell>
          <table:table-cell table:style-name="ce60" table:formula="of:=[.G122]+1.32" office:value-type="float" office:value="18.48" calcext:value-type="float">
            <text:p>18,48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10</text:p>
          </table:table-cell>
          <table:table-cell table:style-name="ce77" office:value-type="float" office:value="8273.71" calcext:value-type="float">
            <text:p>8273,71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23]*[.K123]*[.L123]*[.M123]/1000" office:value-type="currency" office:currency="RUB" office:value="219.50297419925" calcext:value-type="currency">
            <text:p>219,50 ₽</text:p>
          </table:table-cell>
        </table:table-row>
        <table:table-row table:style-name="ro1">
          <table:table-cell table:style-name="ce52" office:value-type="float" office:value="115" calcext:value-type="float">
            <text:p>115</text:p>
          </table:table-cell>
          <table:table-cell table:style-name="ce55" office:value-type="string" calcext:value-type="string">
            <text:p>м-2_10</text:p>
          </table:table-cell>
          <table:table-cell table:style-name="ce55" office:value-type="string" calcext:value-type="string">
            <text:p>м-2_10б</text:p>
          </table:table-cell>
          <table:table-cell table:style-name="ce55" office:value-type="float" office:value="18.5" calcext:value-type="float">
            <text:p>18,5</text:p>
          </table:table-cell>
          <table:table-cell table:style-name="ce60" office:value-type="float" office:value="0.185" calcext:value-type="float">
            <text:p>0,185</text:p>
          </table:table-cell>
          <table:table-cell table:style-name="ce65" table:formula="of:=[.E124]/[.D124]" office:value-type="float" office:value="0.01" calcext:value-type="float">
            <text:p>0,010</text:p>
          </table:table-cell>
          <table:table-cell table:style-name="ce60" table:formula="of:=[.G123]+1.32" office:value-type="float" office:value="19.8" calcext:value-type="float">
            <text:p>19,8</text:p>
          </table:table-cell>
          <table:table-cell table:style-name="ce60" office:value-type="float" office:value="300" calcext:value-type="float">
            <text:p>30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10</text:p>
          </table:table-cell>
          <table:table-cell table:style-name="ce77" office:value-type="float" office:value="8273.71" calcext:value-type="float">
            <text:p>8273,71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24]*[.K124]*[.L124]*[.M124]/1000" office:value-type="currency" office:currency="RUB" office:value="122.1294743665" calcext:value-type="currency">
            <text:p>122,13 ₽</text:p>
          </table:table-cell>
        </table:table-row>
        <table:table-row table:style-name="ro1">
          <table:table-cell table:style-name="ce53" office:value-type="float" office:value="116" calcext:value-type="float">
            <text:p>116</text:p>
          </table:table-cell>
          <table:table-cell table:style-name="ce55" office:value-type="string" calcext:value-type="string">
            <text:p>м-2_10б</text:p>
          </table:table-cell>
          <table:table-cell table:style-name="ce55" office:value-type="string" calcext:value-type="string">
            <text:p>м-2_11</text:p>
          </table:table-cell>
          <table:table-cell table:style-name="ce55" office:value-type="float" office:value="35.31" calcext:value-type="float">
            <text:p>35,31</text:p>
          </table:table-cell>
          <table:table-cell table:style-name="ce60" office:value-type="float" office:value="1.31" calcext:value-type="float">
            <text:p>1,31</text:p>
          </table:table-cell>
          <table:table-cell table:style-name="ce65" table:formula="of:=[.E125]/[.D125]" office:value-type="float" office:value="0.0370999716794109" calcext:value-type="float">
            <text:p>0,037</text:p>
          </table:table-cell>
          <table:table-cell table:style-name="ce60" table:formula="of:=[.G124]+1.32" office:value-type="float" office:value="21.12" calcext:value-type="float">
            <text:p>21,12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10</text:p>
          </table:table-cell>
          <table:table-cell table:style-name="ce77" office:value-type="float" office:value="8273.71" calcext:value-type="float">
            <text:p>8273,71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25]*[.K125]*[.L125]*[.M125]/1000" office:value-type="currency" office:currency="RUB" office:value="233.10225620979" calcext:value-type="currency">
            <text:p>233,10 ₽</text:p>
          </table:table-cell>
        </table:table-row>
        <table:table-row table:style-name="ro1">
          <table:table-cell table:style-name="ce52" office:value-type="float" office:value="117" calcext:value-type="float">
            <text:p>117</text:p>
          </table:table-cell>
          <table:table-cell table:style-name="ce55" office:value-type="string" calcext:value-type="string">
            <text:p>м-2_11</text:p>
          </table:table-cell>
          <table:table-cell table:style-name="ce55" office:value-type="string" calcext:value-type="string">
            <text:p>м-2_11б</text:p>
          </table:table-cell>
          <table:table-cell table:style-name="ce55" office:value-type="float" office:value="28.71" calcext:value-type="float">
            <text:p>28,71</text:p>
          </table:table-cell>
          <table:table-cell table:style-name="ce60" office:value-type="float" office:value="0.86" calcext:value-type="float">
            <text:p>0,86</text:p>
          </table:table-cell>
          <table:table-cell table:style-name="ce65" table:formula="of:=[.E126]/[.D126]" office:value-type="float" office:value="0.029954719609892" calcext:value-type="float">
            <text:p>0,030</text:p>
          </table:table-cell>
          <table:table-cell table:style-name="ce60" table:formula="of:=[.G125]+1.32" office:value-type="float" office:value="22.44" calcext:value-type="float">
            <text:p>22,44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10</text:p>
          </table:table-cell>
          <table:table-cell table:style-name="ce77" office:value-type="float" office:value="8273.71" calcext:value-type="float">
            <text:p>8273,71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26]*[.K126]*[.L126]*[.M126]/1000" office:value-type="currency" office:currency="RUB" office:value="189.53174103039" calcext:value-type="currency">
            <text:p>189,53 ₽</text:p>
          </table:table-cell>
        </table:table-row>
        <table:table-row table:style-name="ro1">
          <table:table-cell table:style-name="ce53" office:value-type="float" office:value="118" calcext:value-type="float">
            <text:p>118</text:p>
          </table:table-cell>
          <table:table-cell table:style-name="ce55" office:value-type="string" calcext:value-type="string">
            <text:p>м-2_16</text:p>
          </table:table-cell>
          <table:table-cell table:style-name="ce55" office:value-type="string" calcext:value-type="string">
            <text:p>м-2_15б</text:p>
          </table:table-cell>
          <table:table-cell table:style-name="ce55" office:value-type="float" office:value="18.51" calcext:value-type="float">
            <text:p>18,51</text:p>
          </table:table-cell>
          <table:table-cell table:style-name="ce60" office:value-type="float" office:value="0.56" calcext:value-type="float">
            <text:p>0,56</text:p>
          </table:table-cell>
          <table:table-cell table:style-name="ce65" table:formula="of:=[.E127]/[.D127]" office:value-type="float" office:value="0.0302539168017288" calcext:value-type="float">
            <text:p>0,030</text:p>
          </table:table-cell>
          <table:table-cell table:style-name="ce60" office:value-type="float" office:value="1.32" calcext:value-type="float">
            <text:p>1,32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02</text:p>
          </table:table-cell>
          <table:table-cell table:style-name="ce77" office:value-type="float" office:value="7891.27" calcext:value-type="float">
            <text:p>7891,27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27]*[.K127]*[.L127]*[.M127]/1000" office:value-type="currency" office:currency="RUB" office:value="116.54718460383" calcext:value-type="currency">
            <text:p>116,55 ₽</text:p>
          </table:table-cell>
        </table:table-row>
        <table:table-row table:style-name="ro1">
          <table:table-cell table:style-name="ce52" office:value-type="float" office:value="119" calcext:value-type="float">
            <text:p>119</text:p>
          </table:table-cell>
          <table:table-cell table:style-name="ce55" office:value-type="string" calcext:value-type="string">
            <text:p>м-2_15б</text:p>
          </table:table-cell>
          <table:table-cell table:style-name="ce55" office:value-type="string" calcext:value-type="string">
            <text:p>м-2_15</text:p>
          </table:table-cell>
          <table:table-cell table:style-name="ce55" office:value-type="float" office:value="19.91" calcext:value-type="float">
            <text:p>19,91</text:p>
          </table:table-cell>
          <table:table-cell table:style-name="ce60" office:value-type="float" office:value="0.2" calcext:value-type="float">
            <text:p>0,2</text:p>
          </table:table-cell>
          <table:table-cell table:style-name="ce65" table:formula="of:=[.E128]/[.D128]" office:value-type="float" office:value="0.0100452034153692" calcext:value-type="float">
            <text:p>0,010</text:p>
          </table:table-cell>
          <table:table-cell table:style-name="ce60" table:formula="of:=[.G127]*2" office:value-type="float" office:value="2.64" calcext:value-type="float">
            <text:p>2,64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02</text:p>
          </table:table-cell>
          <table:table-cell table:style-name="ce77" office:value-type="float" office:value="7891.27" calcext:value-type="float">
            <text:p>7891,27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28]*[.K128]*[.L128]*[.M128]/1000" office:value-type="currency" office:currency="RUB" office:value="125.36220667003" calcext:value-type="currency">
            <text:p>125,36 ₽</text:p>
          </table:table-cell>
        </table:table-row>
        <table:table-row table:style-name="ro1">
          <table:table-cell table:style-name="ce53" office:value-type="float" office:value="120" calcext:value-type="float">
            <text:p>120</text:p>
          </table:table-cell>
          <table:table-cell table:style-name="ce55" office:value-type="string" calcext:value-type="string">
            <text:p>м-2_15</text:p>
          </table:table-cell>
          <table:table-cell table:style-name="ce55" office:value-type="string" calcext:value-type="string">
            <text:p>м-2_14</text:p>
          </table:table-cell>
          <table:table-cell table:style-name="ce55" office:value-type="float" office:value="53.76" calcext:value-type="float">
            <text:p>53,76</text:p>
          </table:table-cell>
          <table:table-cell table:style-name="ce60" office:value-type="float" office:value="1.61" calcext:value-type="float">
            <text:p>1,61</text:p>
          </table:table-cell>
          <table:table-cell table:style-name="ce65" table:formula="of:=[.E129]/[.D129]" office:value-type="float" office:value="0.0299479166666667" calcext:value-type="float">
            <text:p>0,030</text:p>
          </table:table-cell>
          <table:table-cell table:style-name="ce60" table:formula="of:=[.G128]+1.32" office:value-type="float" office:value="3.96" calcext:value-type="float">
            <text:p>3,96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02</text:p>
          </table:table-cell>
          <table:table-cell table:style-name="ce77" office:value-type="float" office:value="7891.27" calcext:value-type="float">
            <text:p>7891,27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29]*[.K129]*[.L129]*[.M129]/1000" office:value-type="currency" office:currency="RUB" office:value="338.49684734208" calcext:value-type="currency">
            <text:p>338,50 ₽</text:p>
          </table:table-cell>
        </table:table-row>
        <table:table-row table:style-name="ro1">
          <table:table-cell table:style-name="ce52" office:value-type="float" office:value="121" calcext:value-type="float">
            <text:p>121</text:p>
          </table:table-cell>
          <table:table-cell table:style-name="ce55" office:value-type="string" calcext:value-type="string">
            <text:p>м-2_14</text:p>
          </table:table-cell>
          <table:table-cell table:style-name="ce55" office:value-type="string" calcext:value-type="string">
            <text:p>м-2_13</text:p>
          </table:table-cell>
          <table:table-cell table:style-name="ce55" office:value-type="float" office:value="38.33" calcext:value-type="float">
            <text:p>38,33</text:p>
          </table:table-cell>
          <table:table-cell table:style-name="ce60" office:value-type="float" office:value="1.91" calcext:value-type="float">
            <text:p>1,91</text:p>
          </table:table-cell>
          <table:table-cell table:style-name="ce65" table:formula="of:=[.E130]/[.D130]" office:value-type="float" office:value="0.0498304200365249" calcext:value-type="float">
            <text:p>0,050</text:p>
          </table:table-cell>
          <table:table-cell table:style-name="ce60" table:formula="of:=[.G127]*2+[.G129]" office:value-type="float" office:value="6.6" calcext:value-type="float">
            <text:p>6,6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02</text:p>
          </table:table-cell>
          <table:table-cell table:style-name="ce77" office:value-type="float" office:value="7891.27" calcext:value-type="float">
            <text:p>7891,27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30]*[.K130]*[.L130]*[.M130]/1000" office:value-type="currency" office:currency="RUB" office:value="241.34271128389" calcext:value-type="currency">
            <text:p>241,34 ₽</text:p>
          </table:table-cell>
        </table:table-row>
        <table:table-row table:style-name="ro1">
          <table:table-cell table:style-name="ce53" office:value-type="float" office:value="122" calcext:value-type="float">
            <text:p>122</text:p>
          </table:table-cell>
          <table:table-cell table:style-name="ce55" office:value-type="string" calcext:value-type="string">
            <text:p>м-2_13</text:p>
          </table:table-cell>
          <table:table-cell table:style-name="ce55" office:value-type="string" calcext:value-type="string">
            <text:p>м-2_12</text:p>
          </table:table-cell>
          <table:table-cell table:style-name="ce55" office:value-type="float" office:value="53.76" calcext:value-type="float">
            <text:p>53,76</text:p>
          </table:table-cell>
          <table:table-cell table:style-name="ce60" office:value-type="float" office:value="2.69" calcext:value-type="float">
            <text:p>2,69</text:p>
          </table:table-cell>
          <table:table-cell table:style-name="ce65" table:formula="of:=[.E131]/[.D131]" office:value-type="float" office:value="0.0500372023809524" calcext:value-type="float">
            <text:p>0,050</text:p>
          </table:table-cell>
          <table:table-cell table:style-name="ce60" table:formula="of:=[.G130]+1.32" office:value-type="float" office:value="7.92" calcext:value-type="float">
            <text:p>7,92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02</text:p>
          </table:table-cell>
          <table:table-cell table:style-name="ce77" office:value-type="float" office:value="7891.27" calcext:value-type="float">
            <text:p>7891,27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31]*[.K131]*[.L131]*[.M131]/1000" office:value-type="currency" office:currency="RUB" office:value="338.49684734208" calcext:value-type="currency">
            <text:p>338,50 ₽</text:p>
          </table:table-cell>
        </table:table-row>
        <table:table-row table:style-name="ro1">
          <table:table-cell table:style-name="ce52" office:value-type="float" office:value="123" calcext:value-type="float">
            <text:p>123</text:p>
          </table:table-cell>
          <table:table-cell table:style-name="ce55" office:value-type="string" calcext:value-type="string">
            <text:p>м-2_12</text:p>
          </table:table-cell>
          <table:table-cell table:style-name="ce55" office:value-type="string" calcext:value-type="string">
            <text:p>м-2_11б</text:p>
          </table:table-cell>
          <table:table-cell table:style-name="ce55" office:value-type="float" office:value="9.58" calcext:value-type="float">
            <text:p>9,58</text:p>
          </table:table-cell>
          <table:table-cell table:style-name="ce60" office:value-type="float" office:value="0.096" calcext:value-type="float">
            <text:p>0,096</text:p>
          </table:table-cell>
          <table:table-cell table:style-name="ce65" table:formula="of:=[.E132]/[.D132]" office:value-type="float" office:value="0.0100208768267223" calcext:value-type="float">
            <text:p>0,010</text:p>
          </table:table-cell>
          <table:table-cell table:style-name="ce60" table:formula="of:=[.G127]*2+[.G131]" office:value-type="float" office:value="10.56" calcext:value-type="float">
            <text:p>10,56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10</text:p>
          </table:table-cell>
          <table:table-cell table:style-name="ce77" office:value-type="float" office:value="8273.71" calcext:value-type="float">
            <text:p>8273,71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32]*[.K132]*[.L132]*[.M132]/1000" office:value-type="currency" office:currency="RUB" office:value="63.24326294222" calcext:value-type="currency">
            <text:p>63,24 ₽</text:p>
          </table:table-cell>
        </table:table-row>
        <table:table-row table:style-name="ro1">
          <table:table-cell table:style-name="ce53" office:value-type="float" office:value="124" calcext:value-type="float">
            <text:p>124</text:p>
          </table:table-cell>
          <table:table-cell table:style-name="ce55" office:value-type="string" calcext:value-type="string">
            <text:p>м-2_11б</text:p>
          </table:table-cell>
          <table:table-cell table:style-name="ce55" office:value-type="string" calcext:value-type="string">
            <text:p>м-2_11в</text:p>
          </table:table-cell>
          <table:table-cell table:style-name="ce55" office:value-type="float" office:value="69.67" calcext:value-type="float">
            <text:p>69,67</text:p>
          </table:table-cell>
          <table:table-cell table:style-name="ce60" office:value-type="float" office:value="3.48" calcext:value-type="float">
            <text:p>3,48</text:p>
          </table:table-cell>
          <table:table-cell table:style-name="ce65" table:formula="of:=[.E133]/[.D133]" office:value-type="float" office:value="0.0499497631692264" calcext:value-type="float">
            <text:p>0,050</text:p>
          </table:table-cell>
          <table:table-cell table:style-name="ce60" table:formula="of:=[.G132]+[.G126]" office:value-type="float" office:value="33" calcext:value-type="float">
            <text:p>33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10</text:p>
          </table:table-cell>
          <table:table-cell table:style-name="ce77" office:value-type="float" office:value="8273.71" calcext:value-type="float">
            <text:p>8273,71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33]*[.K133]*[.L133]*[.M133]/1000" office:value-type="currency" office:currency="RUB" office:value="459.93299887103" calcext:value-type="currency">
            <text:p>459,93 ₽</text:p>
          </table:table-cell>
        </table:table-row>
        <table:table-row table:style-name="ro1">
          <table:table-cell table:style-name="ce52" office:value-type="float" office:value="125" calcext:value-type="float">
            <text:p>125</text:p>
          </table:table-cell>
          <table:table-cell table:style-name="ce55" office:value-type="string" calcext:value-type="string">
            <text:p>м-2_НС-3</text:p>
          </table:table-cell>
          <table:table-cell table:style-name="ce60" office:value-type="string" calcext:value-type="string">
            <text:p>м-2_17</text:p>
          </table:table-cell>
          <table:table-cell table:style-name="ce60" office:value-type="float" office:value="319.71" calcext:value-type="float">
            <text:p>319,71</text:p>
          </table:table-cell>
          <table:table-cell table:style-name="ce60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string" calcext:value-type="string">
            <text:p>напорная</text:p>
          </table:table-cell>
          <table:table-cell table:style-name="ce72" office:value-type="string" calcext:value-type="string">
            <text:p>14-07-003-02</text:p>
          </table:table-cell>
          <table:table-cell table:style-name="ce77" office:value-type="float" office:value="7891.27" calcext:value-type="float">
            <text:p>7891,27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34]*[.K134]*[.L134]*[.M134]/1000" office:value-type="currency" office:currency="RUB" office:value="2013.03621770343" calcext:value-type="currency">
            <text:p>2 013,04 ₽</text:p>
          </table:table-cell>
        </table:table-row>
        <table:table-row table:style-name="ro1">
          <table:table-cell table:style-name="ce53" office:value-type="float" office:value="126" calcext:value-type="float">
            <text:p>126</text:p>
          </table:table-cell>
          <table:table-cell table:style-name="ce55" office:value-type="string" calcext:value-type="string">
            <text:p>м-2_17</text:p>
          </table:table-cell>
          <table:table-cell table:style-name="ce55" office:value-type="string" calcext:value-type="string">
            <text:p>м-2_18</text:p>
          </table:table-cell>
          <table:table-cell table:style-name="ce55" office:value-type="float" office:value="38.36" calcext:value-type="float">
            <text:p>38,36</text:p>
          </table:table-cell>
          <table:table-cell table:style-name="ce60" office:value-type="float" office:value="2" calcext:value-type="float">
            <text:p>2</text:p>
          </table:table-cell>
          <table:table-cell table:style-name="ce65" table:formula="of:=[.E135]/[.D135]" office:value-type="float" office:value="0.0521376433785193" calcext:value-type="float">
            <text:p>0,052</text:p>
          </table:table-cell>
          <table:table-cell table:style-name="ce60" table:formula="of:=1.32*2+[.G134]" office:value-type="float" office:value="35.64" calcext:value-type="float">
            <text:p>35,64</text:p>
          </table:table-cell>
          <table:table-cell table:style-name="ce60" office:value-type="float" office:value="300" calcext:value-type="float">
            <text:p>30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10</text:p>
          </table:table-cell>
          <table:table-cell table:style-name="ce77" office:value-type="float" office:value="8273.71" calcext:value-type="float">
            <text:p>8273,71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35]*[.K135]*[.L135]*[.M135]/1000" office:value-type="currency" office:currency="RUB" office:value="253.23711549724" calcext:value-type="currency">
            <text:p>253,24 ₽</text:p>
          </table:table-cell>
        </table:table-row>
        <table:table-row table:style-name="ro1">
          <table:table-cell table:style-name="ce52" office:value-type="float" office:value="127" calcext:value-type="float">
            <text:p>127</text:p>
          </table:table-cell>
          <table:table-cell table:style-name="ce55" office:value-type="string" calcext:value-type="string">
            <text:p>м-2_18</text:p>
          </table:table-cell>
          <table:table-cell table:style-name="ce55" office:value-type="string" calcext:value-type="string">
            <text:p>м-2_18б</text:p>
          </table:table-cell>
          <table:table-cell table:style-name="ce55" office:value-type="float" office:value="24.63" calcext:value-type="float">
            <text:p>24,63</text:p>
          </table:table-cell>
          <table:table-cell table:style-name="ce60" office:value-type="float" office:value="0.25" calcext:value-type="float">
            <text:p>0,25</text:p>
          </table:table-cell>
          <table:table-cell table:style-name="ce65" table:formula="of:=[.E136]/[.D136]" office:value-type="float" office:value="0.0101502233049127" calcext:value-type="float">
            <text:p>0,010</text:p>
          </table:table-cell>
          <table:table-cell table:style-name="ce60" table:formula="of:=[.G135]+1.32" office:value-type="float" office:value="36.96" calcext:value-type="float">
            <text:p>36,96</text:p>
          </table:table-cell>
          <table:table-cell table:style-name="ce60" office:value-type="float" office:value="350" calcext:value-type="float">
            <text:p>35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14</text:p>
          </table:table-cell>
          <table:table-cell table:style-name="ce77" office:value-type="float" office:value="9365.79" calcext:value-type="float">
            <text:p>9365,79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36]*[.K136]*[.L136]*[.M136]/1000" office:value-type="currency" office:currency="RUB" office:value="184.05909940383" calcext:value-type="currency">
            <text:p>184,06 ₽</text:p>
          </table:table-cell>
        </table:table-row>
        <table:table-row table:style-name="ro1">
          <table:table-cell table:style-name="ce53" office:value-type="float" office:value="128" calcext:value-type="float">
            <text:p>128</text:p>
          </table:table-cell>
          <table:table-cell table:style-name="ce55" office:value-type="string" calcext:value-type="string">
            <text:p>м-2_18б</text:p>
          </table:table-cell>
          <table:table-cell table:style-name="ce55" office:value-type="string" calcext:value-type="string">
            <text:p>м-2_19</text:p>
          </table:table-cell>
          <table:table-cell table:style-name="ce55" office:value-type="float" office:value="29.19" calcext:value-type="float">
            <text:p>29,19</text:p>
          </table:table-cell>
          <table:table-cell table:style-name="ce60" office:value-type="float" office:value="1.75" calcext:value-type="float">
            <text:p>1,75</text:p>
          </table:table-cell>
          <table:table-cell table:style-name="ce65" table:formula="of:=[.E137]/[.D137]" office:value-type="float" office:value="0.0599520383693046" calcext:value-type="float">
            <text:p>0,060</text:p>
          </table:table-cell>
          <table:table-cell table:style-name="ce60" table:formula="of:=[.G136]+1.32" office:value-type="float" office:value="38.28" calcext:value-type="float">
            <text:p>38,28</text:p>
          </table:table-cell>
          <table:table-cell table:style-name="ce60" office:value-type="float" office:value="300" calcext:value-type="float">
            <text:p>30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10</text:p>
          </table:table-cell>
          <table:table-cell table:style-name="ce77" office:value-type="float" office:value="8273.71" calcext:value-type="float">
            <text:p>8273,71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37]*[.K137]*[.L137]*[.M137]/1000" office:value-type="currency" office:currency="RUB" office:value="192.70050577071" calcext:value-type="currency">
            <text:p>192,70 ₽</text:p>
          </table:table-cell>
        </table:table-row>
        <table:table-row table:style-name="ro1">
          <table:table-cell table:style-name="ce52" office:value-type="float" office:value="129" calcext:value-type="float">
            <text:p>129</text:p>
          </table:table-cell>
          <table:table-cell table:style-name="ce55" office:value-type="string" calcext:value-type="string">
            <text:p>м-2_19</text:p>
          </table:table-cell>
          <table:table-cell table:style-name="ce55" office:value-type="string" calcext:value-type="string">
            <text:p>м-2_20</text:p>
          </table:table-cell>
          <table:table-cell table:style-name="ce55" office:value-type="float" office:value="19.53" calcext:value-type="float">
            <text:p>19,53</text:p>
          </table:table-cell>
          <table:table-cell table:style-name="ce60" office:value-type="float" office:value="1.31" calcext:value-type="float">
            <text:p>1,31</text:p>
          </table:table-cell>
          <table:table-cell table:style-name="ce65" table:formula="of:=[.E138]/[.D138]" office:value-type="float" office:value="0.0670762928827445" calcext:value-type="float">
            <text:p>0,067</text:p>
          </table:table-cell>
          <table:table-cell table:style-name="ce60" table:formula="of:=[.G137]+1.32" office:value-type="float" office:value="39.6" calcext:value-type="float">
            <text:p>39,6</text:p>
          </table:table-cell>
          <table:table-cell table:style-name="ce60" office:value-type="float" office:value="350" calcext:value-type="float">
            <text:p>35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14</text:p>
          </table:table-cell>
          <table:table-cell table:style-name="ce77" office:value-type="float" office:value="9365.79" calcext:value-type="float">
            <text:p>9365,79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38]*[.K138]*[.L138]*[.M138]/1000" office:value-type="currency" office:currency="RUB" office:value="145.94698381473" calcext:value-type="currency">
            <text:p>145,95 ₽</text:p>
          </table:table-cell>
        </table:table-row>
        <table:table-row table:style-name="ro1">
          <table:table-cell table:style-name="ce53" office:value-type="float" office:value="130" calcext:value-type="float">
            <text:p>130</text:p>
          </table:table-cell>
          <table:table-cell table:style-name="ce55" office:value-type="string" calcext:value-type="string">
            <text:p>м-2_20</text:p>
          </table:table-cell>
          <table:table-cell table:style-name="ce55" office:value-type="string" calcext:value-type="string">
            <text:p>м-2_21</text:p>
          </table:table-cell>
          <table:table-cell table:style-name="ce55" office:value-type="float" office:value="39.96" calcext:value-type="float">
            <text:p>39,96</text:p>
          </table:table-cell>
          <table:table-cell table:style-name="ce60" office:value-type="float" office:value="3.66" calcext:value-type="float">
            <text:p>3,66</text:p>
          </table:table-cell>
          <table:table-cell table:style-name="ce65" table:formula="of:=[.E139]/[.D139]" office:value-type="float" office:value="0.0915915915915916" calcext:value-type="float">
            <text:p>0,092</text:p>
          </table:table-cell>
          <table:table-cell table:style-name="ce60" office:value-type="float" office:value="39.6" calcext:value-type="float">
            <text:p>39,6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10</text:p>
          </table:table-cell>
          <table:table-cell table:style-name="ce77" office:value-type="float" office:value="8273.71" calcext:value-type="float">
            <text:p>8273,71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39]*[.K139]*[.L139]*[.M139]/1000" office:value-type="currency" office:currency="RUB" office:value="263.79966463164" calcext:value-type="currency">
            <text:p>263,80 ₽</text:p>
          </table:table-cell>
        </table:table-row>
        <table:table-row table:style-name="ro1">
          <table:table-cell table:style-name="ce52" office:value-type="float" office:value="131" calcext:value-type="float">
            <text:p>131</text:p>
          </table:table-cell>
          <table:table-cell table:style-name="ce55" office:value-type="string" calcext:value-type="string">
            <text:p>м-2_21</text:p>
          </table:table-cell>
          <table:table-cell table:style-name="ce55" office:value-type="string" calcext:value-type="string">
            <text:p>м-2_НС-1</text:p>
          </table:table-cell>
          <table:table-cell table:style-name="ce55" office:value-type="float" office:value="64.01" calcext:value-type="float">
            <text:p>64,01</text:p>
          </table:table-cell>
          <table:table-cell table:style-name="ce60" office:value-type="float" office:value="2.47" calcext:value-type="float">
            <text:p>2,47</text:p>
          </table:table-cell>
          <table:table-cell table:style-name="ce65" table:formula="of:=[.E140]/[.D140]" office:value-type="float" office:value="0.0385877206686455" calcext:value-type="float">
            <text:p>0,039</text:p>
          </table:table-cell>
          <table:table-cell table:style-name="ce60" office:value-type="float" office:value="39.6" calcext:value-type="float">
            <text:p>39,6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string" calcext:value-type="string">
            <text:p>самотечная</text:p>
          </table:table-cell>
          <table:table-cell table:style-name="ce72" office:value-type="string" calcext:value-type="string">
            <text:p>14-07-003-10</text:p>
          </table:table-cell>
          <table:table-cell table:style-name="ce77" office:value-type="float" office:value="8273.71" calcext:value-type="float">
            <text:p>8273,71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40]*[.K140]*[.L140]*[.M140]/1000" office:value-type="currency" office:currency="RUB" office:value="422.56798130809" calcext:value-type="currency">
            <text:p>422,57 ₽</text:p>
          </table:table-cell>
        </table:table-row>
        <table:table-row table:style-name="ro1">
          <table:table-cell table:style-name="ce53" office:value-type="float" office:value="132" calcext:value-type="float">
            <text:p>132</text:p>
          </table:table-cell>
          <table:table-cell table:style-name="ce55" office:value-type="string" calcext:value-type="string">
            <text:p>м-2_НС-1</text:p>
          </table:table-cell>
          <table:table-cell table:style-name="ce55" office:value-type="string" calcext:value-type="string">
            <text:p>м-2_НС-2</text:p>
          </table:table-cell>
          <table:table-cell table:style-name="ce60" office:value-type="float" office:value="285" calcext:value-type="float">
            <text:p>285</text:p>
          </table:table-cell>
          <table:table-cell table:style-name="ce60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60" office:value-type="float" office:value="39.6" calcext:value-type="float">
            <text:p>39,6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string" calcext:value-type="string">
            <text:p>напорная</text:p>
          </table:table-cell>
          <table:table-cell table:style-name="ce72" office:value-type="string" calcext:value-type="string">
            <text:p>14-07-003-02</text:p>
          </table:table-cell>
          <table:table-cell table:style-name="ce77" office:value-type="float" office:value="7891.27" calcext:value-type="float">
            <text:p>7891,27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41]*[.K141]*[.L141]*[.M141]/1000" office:value-type="currency" office:currency="RUB" office:value="1794.486634905" calcext:value-type="currency">
            <text:p>1 794,49 ₽</text:p>
          </table:table-cell>
        </table:table-row>
        <table:table-row table:style-name="ro1">
          <table:table-cell table:style-name="ce1" office:value-type="string" calcext:value-type="string" table:number-columns-spanned="14" table:number-rows-spanned="1">
            <text:p>Таблица 10.4. Стоимость линейных объектов (трубопроводы) системы канализации</text:p>
          </table:table-cell>
          <table:covered-table-cell table:style-name="ce5"/>
          <table:covered-table-cell table:style-name="ce10"/>
          <table:covered-table-cell table:number-columns-repeated="5" table:style-name="ce14"/>
          <table:covered-table-cell table:number-columns-repeated="4" table:style-name="ce10"/>
          <table:covered-table-cell table:number-columns-repeated="2" table:style-name="ce78"/>
        </table:table-row>
        <table:table-row table:style-name="ro5">
          <table:table-cell table:style-name="ce44" office:value-type="string" calcext:value-type="string" table:number-columns-spanned="1" table:number-rows-spanned="2">
            <text:p>№ п/п</text:p>
          </table:table-cell>
          <table:table-cell table:style-name="ce44" office:value-type="string" calcext:value-type="string" table:number-columns-spanned="2" table:number-rows-spanned="1">
            <text:p>Номер колодца</text:p>
          </table:table-cell>
          <table:covered-table-cell table:style-name="ce45"/>
          <table:table-cell table:style-name="ce44" office:value-type="string" calcext:value-type="string" table:number-columns-spanned="1" table:number-rows-spanned="2">
            <text:p>Протяженность, м</text:p>
          </table:table-cell>
          <table:table-cell table:style-name="ce44" office:value-type="string" calcext:value-type="string" table:number-columns-spanned="1" table:number-rows-spanned="2">
            <text:p>Перепад высот, м</text:p>
          </table:table-cell>
          <table:table-cell table:style-name="ce44" office:value-type="string" calcext:value-type="string" table:number-columns-spanned="1" table:number-rows-spanned="2">
            <text:p>Уклон, %</text:p>
          </table:table-cell>
          <table:table-cell table:style-name="ce44" office:value-type="string" calcext:value-type="string" table:number-columns-spanned="1" table:number-rows-spanned="2">
            <text:p>Напор, л/с</text:p>
          </table:table-cell>
          <table:table-cell table:style-name="ce44" office:value-type="string" calcext:value-type="string" table:number-columns-spanned="1" table:number-rows-spanned="2">
            <text:p>Диаметр нормативный, мм</text:p>
          </table:table-cell>
          <table:table-cell table:style-name="ce44" office:value-type="string" calcext:value-type="string" table:number-columns-spanned="1" table:number-rows-spanned="2">
            <text:p>Тип </text:p>
          </table:table-cell>
          <table:table-cell table:style-name="ce44" office:value-type="string" calcext:value-type="string" table:number-columns-spanned="1" table:number-rows-spanned="2">
            <text:p>Ссылка на норматив*</text:p>
          </table:table-cell>
          <table:table-cell table:style-name="ce44" office:value-type="string" calcext:value-type="string" table:number-columns-spanned="1" table:number-rows-spanned="2">
            <text:p>Цена за единицу, тыс. руб/км</text:p>
          </table:table-cell>
          <table:table-cell table:style-name="ce44" office:value-type="string" calcext:value-type="string" table:number-columns-spanned="1" table:number-rows-spanned="2">
            <text:p>Климатический коэффициент</text:p>
          </table:table-cell>
          <table:table-cell table:style-name="ce44" office:value-type="string" calcext:value-type="string" table:number-columns-spanned="1" table:number-rows-spanned="2">
            <text:p>Территориальный коэффициент</text:p>
          </table:table-cell>
          <table:table-cell table:style-name="ce44" office:value-type="string" calcext:value-type="string" table:number-columns-spanned="1" table:number-rows-spanned="2">
            <text:p>Стоимость, тыс. руб.</text:p>
          </table:table-cell>
        </table:table-row>
        <table:table-row table:style-name="ro5">
          <table:covered-table-cell table:style-name="ce45"/>
          <table:table-cell table:style-name="ce45" office:value-type="string" calcext:value-type="string">
            <text:p>от</text:p>
          </table:table-cell>
          <table:table-cell table:style-name="ce45" office:value-type="string" calcext:value-type="string">
            <text:p>до</text:p>
          </table:table-cell>
          <table:covered-table-cell table:style-name="ce45"/>
          <table:covered-table-cell table:style-name="ce45" office:value-type="string" calcext:value-type="string">
            <text:p>перепад</text:p>
          </table:covered-table-cell>
          <table:covered-table-cell table:style-name="ce45" office:value-type="string" calcext:value-type="string">
            <text:p>уклон</text:p>
          </table:covered-table-cell>
          <table:covered-table-cell table:style-name="ce45" office:value-type="string" calcext:value-type="string">
            <text:p>л/с</text:p>
          </table:covered-table-cell>
          <table:covered-table-cell table:style-name="ce45" office:value-type="string" calcext:value-type="string">
            <text:p>диаметр таблица</text:p>
          </table:covered-table-cell>
          <table:covered-table-cell table:number-columns-repeated="5" table:style-name="ce45"/>
          <table:covered-table-cell table:style-name="ce45" office:value-type="string" calcext:value-type="string">
            <text:p>тыс. руб.</text:p>
          </table:covered-table-cell>
        </table:table-row>
        <table:table-row table:style-name="ro1">
          <table:table-cell table:style-name="ce52" office:value-type="float" office:value="133" calcext:value-type="float">
            <text:p>133</text:p>
          </table:table-cell>
          <table:table-cell table:style-name="ce55" office:value-type="string" calcext:value-type="string">
            <text:p>м-2_НС-2</text:p>
          </table:table-cell>
          <table:table-cell table:style-name="ce60" office:value-type="string" calcext:value-type="string">
            <text:p>ОС-1</text:p>
          </table:table-cell>
          <table:table-cell table:style-name="ce60" office:value-type="float" office:value="846.34" calcext:value-type="float">
            <text:p>846,34</text:p>
          </table:table-cell>
          <table:table-cell table:style-name="ce60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60" office:value-type="float" office:value="39.6" calcext:value-type="float">
            <text:p>39,6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string" calcext:value-type="string">
            <text:p>напорная</text:p>
          </table:table-cell>
          <table:table-cell table:style-name="ce72" office:value-type="string" calcext:value-type="string">
            <text:p>14-07-003-02</text:p>
          </table:table-cell>
          <table:table-cell table:style-name="ce77" office:value-type="float" office:value="7891.27" calcext:value-type="float">
            <text:p>7891,27</text:p>
          </table:table-cell>
          <table:table-cell table:style-name="ce77" office:value-type="float" office:value="1.01" calcext:value-type="float">
            <text:p>1,01</text:p>
          </table:table-cell>
          <table:table-cell table:style-name="ce77" office:value-type="float" office:value="0.79" calcext:value-type="float">
            <text:p>0,79</text:p>
          </table:table-cell>
          <table:table-cell table:style-name="ce82" table:formula="of:=[.D145]*[.K145]*[.L145]*[.M145]/1000" office:value-type="currency" office:currency="RUB" office:value="5328.93269679122" calcext:value-type="currency">
            <text:p>5 328,93 ₽</text:p>
          </table:table-cell>
        </table:table-row>
        <table:table-row table:style-name="ro1">
          <table:table-cell table:style-name="ce30" office:value-type="string" calcext:value-type="string" table:number-columns-spanned="13" table:number-rows-spanned="1">
            <text:p>ИТОГО</text:p>
          </table:table-cell>
          <table:covered-table-cell table:number-columns-repeated="4" table:style-name="ce56"/>
          <table:covered-table-cell table:style-name="ce66"/>
          <table:covered-table-cell table:number-columns-repeated="3" table:style-name="ce56"/>
          <table:covered-table-cell table:number-columns-repeated="4" table:style-name="ce73"/>
          <table:table-cell table:style-name="ce83" table:formula="of:=SUM([.N4:.N145])" office:value-type="currency" office:currency="RUB" office:value="78156.0373024979" calcext:value-type="currency">
            <text:p>78 156,04 ₽</text:p>
          </table:table-cell>
        </table:table-row>
        <table:table-row table:style-name="ro1">
          <table:table-cell table:style-name="ce39"/>
          <table:table-cell table:style-name="ce57" table:number-columns-repeated="4"/>
          <table:table-cell table:style-name="ce67"/>
          <table:table-cell table:style-name="ce57" table:number-columns-repeated="3"/>
          <table:table-cell table:style-name="ce39" table:number-columns-repeated="5"/>
        </table:table-row>
        <table:table-row table:style-name="ro6">
          <table:table-cell table:style-name="ce39" office:value-type="string" calcext:value-type="string">
            <text:p>*- <text:span text:style-name="T1">УКРУПНЕННЫЕ НОРМАТИВЫ ЦЕНЫ СТРОИТЕЛЬСТВА НЦС 81-02-14-2023 СБОРНИК № 14. Наружные сети водоснабжения и канализации</text:span></text:p>
          </table:table-cell>
          <table:table-cell table:style-name="ce57" table:number-columns-repeated="4"/>
          <table:table-cell table:style-name="ce67"/>
          <table:table-cell table:style-name="ce57" table:number-columns-repeated="3"/>
          <table:table-cell table:style-name="ce39" table:number-columns-repeated="5"/>
        </table:table-row>
        <table:table-row table:style-name="ro1" table:number-rows-repeated="7">
          <table:table-cell table:number-columns-repeated="5"/>
          <table:table-cell table:style-name="ce149"/>
          <table:table-cell table:number-columns-repeated="8"/>
        </table:table-row>
        <table:table-row table:style-name="ro1" table:number-rows-repeated="104842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стоимость очистные" table:style-name="ta4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41" table:default-cell-style-name="Default"/>
        <table:table-row table:style-name="ro7">
          <table:table-cell table:style-name="ce84" office:value-type="string" calcext:value-type="string" table:number-columns-spanned="8" table:number-rows-spanned="1">
            <text:p>Таблица 10.5. Перечень и стоимость объектов биологической очистки сточных вод</text:p>
          </table:table-cell>
          <table:covered-table-cell table:number-columns-repeated="7" table:style-name="ce90"/>
        </table:table-row>
        <table:table-row table:style-name="ro8">
          <table:table-cell table:style-name="ce85" office:value-type="string" calcext:value-type="string">
            <text:p>№ п/п</text:p>
          </table:table-cell>
          <table:table-cell table:style-name="ce85" office:value-type="string" calcext:value-type="string">
            <text:p>наименование</text:p>
          </table:table-cell>
          <table:table-cell table:style-name="ce85" office:value-type="string" calcext:value-type="string">
            <text:p>принадлежность объекту системы канализации</text:p>
          </table:table-cell>
          <table:table-cell table:style-name="ce85" office:value-type="string" calcext:value-type="string">
            <text:p>Единица измерения</text:p>
          </table:table-cell>
          <table:table-cell table:style-name="ce85" office:value-type="string" calcext:value-type="string">
            <text:p>Количество</text:p>
          </table:table-cell>
          <table:table-cell table:style-name="ce85" office:value-type="string" calcext:value-type="string">
            <text:p>Ссылка на норматив*</text:p>
          </table:table-cell>
          <table:table-cell table:style-name="ce85" office:value-type="string" calcext:value-type="string">
            <text:p>Стоимость единицы, тыс. руб.**</text:p>
          </table:table-cell>
          <table:table-cell table:style-name="ce85" office:value-type="string" calcext:value-type="string">
            <text:p>Стоимость, тыс. руб.</text:p>
          </table:table-cell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91" office:value-type="string" calcext:value-type="string">
            <text:p>Канализационные насосные станции</text:p>
          </table:table-cell>
          <table:table-cell table:style-name="ce95" office:value-type="string" calcext:value-type="string">
            <text:p>9 насосных станций </text:p>
          </table:table-cell>
          <table:table-cell table:style-name="ce96" office:value-type="string" calcext:value-type="string">
            <text:p>куб. м/сутки</text:p>
          </table:table-cell>
          <table:table-cell table:style-name="ce96" office:value-type="float" office:value="8280" calcext:value-type="float">
            <text:p>8280</text:p>
          </table:table-cell>
          <table:table-cell table:style-name="ce92" office:value-type="string" calcext:value-type="string">
            <text:p>19-04-001-01</text:p>
          </table:table-cell>
          <table:table-cell table:style-name="ce97" table:formula="of:=21.72*1.01*0.86" office:value-type="currency" office:currency="RUB" office:value="18.865992" calcext:value-type="currency">
            <text:p>18,87 ₽</text:p>
          </table:table-cell>
          <table:table-cell table:style-name="ce97" table:formula="of:=[.G3]*[.E3]" office:value-type="currency" office:currency="RUB" office:value="156210.41376" calcext:value-type="currency">
            <text:p>156 210,41 ₽</text:p>
          </table:table-cell>
        </table:table-row>
        <table:table-row table:style-name="ro1"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Здания решеток, производительностью: <text:span text:style-name="T4">10 800 м³/сут</text:span></text:p>
          </table:table-cell>
          <table:table-cell table:style-name="ce95" office:value-type="string" calcext:value-type="string">
            <text:p>Очистные сооружения биологической очистки городских сточных вод</text:p>
          </table:table-cell>
          <table:table-cell table:style-name="ce96" office:value-type="string" calcext:value-type="string">
            <text:p>куб. м/сутки</text:p>
          </table:table-cell>
          <table:table-cell table:style-name="ce96" office:value-type="float" office:value="8280" calcext:value-type="float">
            <text:p>8280</text:p>
          </table:table-cell>
          <table:table-cell table:style-name="ce92" office:value-type="string" calcext:value-type="string">
            <text:p>19-04-006-02</text:p>
          </table:table-cell>
          <table:table-cell table:style-name="ce97" table:formula="of:=5.7*1.01*0.86" office:value-type="currency" office:currency="RUB" office:value="4.95102" calcext:value-type="currency">
            <text:p>4,95 ₽</text:p>
          </table:table-cell>
          <table:table-cell table:style-name="ce97" table:formula="of:=[.G4]*[.E4]" office:value-type="currency" office:currency="RUB" office:value="40994.4456" calcext:value-type="currency">
            <text:p>40 994,45 ₽</text:p>
          </table:table-cell>
        </table:table-row>
        <table:table-row table:style-name="ro1"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Песколовки горизонтальные</text:p>
          </table:table-cell>
          <table:table-cell table:style-name="ce95" office:value-type="string" calcext:value-type="string">
            <text:p>Очистные сооружения биологической очистки городских сточных вод</text:p>
          </table:table-cell>
          <table:table-cell table:style-name="ce96" office:value-type="string" calcext:value-type="string">
            <text:p>куб. м/сутки</text:p>
          </table:table-cell>
          <table:table-cell table:style-name="ce96" office:value-type="float" office:value="8280" calcext:value-type="float">
            <text:p>8280</text:p>
          </table:table-cell>
          <table:table-cell table:style-name="ce92" office:value-type="string" calcext:value-type="string">
            <text:p>19-04-006-05</text:p>
          </table:table-cell>
          <table:table-cell table:style-name="ce97" table:formula="of:=2.1*1.01*0.86" office:value-type="currency" office:currency="RUB" office:value="1.82406" calcext:value-type="currency">
            <text:p>1,82 ₽</text:p>
          </table:table-cell>
          <table:table-cell table:style-name="ce97" table:formula="of:=[.G5]*[.E5]" office:value-type="currency" office:currency="RUB" office:value="15103.2168" calcext:value-type="currency">
            <text:p>15 103,22 ₽</text:p>
          </table:table-cell>
        </table:table-row>
        <table:table-row table:style-name="ro1"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Отстойники горизонтальные</text:p>
          </table:table-cell>
          <table:table-cell table:style-name="ce95" office:value-type="string" calcext:value-type="string">
            <text:p>Очистные сооружения биологической очистки городских сточных вод</text:p>
          </table:table-cell>
          <table:table-cell table:style-name="ce96" office:value-type="string" calcext:value-type="string">
            <text:p>куб. м/сутки</text:p>
          </table:table-cell>
          <table:table-cell table:style-name="ce96" office:value-type="float" office:value="8280" calcext:value-type="float">
            <text:p>8280</text:p>
          </table:table-cell>
          <table:table-cell table:style-name="ce92" office:value-type="string" calcext:value-type="string">
            <text:p>19-04-006-07</text:p>
          </table:table-cell>
          <table:table-cell table:style-name="ce97" table:formula="of:=6.69*1.01*0.86" office:value-type="currency" office:currency="RUB" office:value="5.810934" calcext:value-type="currency">
            <text:p>5,81 ₽</text:p>
          </table:table-cell>
          <table:table-cell table:style-name="ce97" table:formula="of:=[.G6]*[.E6]" office:value-type="currency" office:currency="RUB" office:value="48114.53352" calcext:value-type="currency">
            <text:p>48 114,53 ₽</text:p>
          </table:table-cell>
        </table:table-row>
        <table:table-row table:style-name="ro1"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Установки УФ-обеззараживания сточных вод</text:p>
          </table:table-cell>
          <table:table-cell table:style-name="ce95" office:value-type="string" calcext:value-type="string">
            <text:p>Очистные сооружения биологической очистки городских сточных вод</text:p>
          </table:table-cell>
          <table:table-cell table:style-name="ce96" office:value-type="string" calcext:value-type="string">
            <text:p>куб. м/сутки</text:p>
          </table:table-cell>
          <table:table-cell table:style-name="ce96" office:value-type="float" office:value="8280" calcext:value-type="float">
            <text:p>8280</text:p>
          </table:table-cell>
          <table:table-cell table:style-name="ce92" office:value-type="string" calcext:value-type="string">
            <text:p>19-04-006-08</text:p>
          </table:table-cell>
          <table:table-cell table:style-name="ce97" table:formula="of:=7.38*1.01*0.86" office:value-type="currency" office:currency="RUB" office:value="6.410268" calcext:value-type="currency">
            <text:p>6,41 ₽</text:p>
          </table:table-cell>
          <table:table-cell table:style-name="ce97" table:formula="of:=[.G7]*[.E7]" office:value-type="currency" office:currency="RUB" office:value="53077.01904" calcext:value-type="currency">
            <text:p>53 077,02 ₽</text:p>
          </table:table-cell>
        </table:table-row>
        <table:table-row table:style-name="ro1"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Цеха механического обезвоживания осадка</text:p>
          </table:table-cell>
          <table:table-cell table:style-name="ce95" office:value-type="string" calcext:value-type="string">
            <text:p>Очистные сооружения биологической очистки городских сточных вод</text:p>
          </table:table-cell>
          <table:table-cell table:style-name="ce96" office:value-type="string" calcext:value-type="string">
            <text:p>тонн/сутки</text:p>
          </table:table-cell>
          <table:table-cell table:style-name="ce96" office:value-type="float" office:value="0.8" calcext:value-type="float">
            <text:p>0,8</text:p>
          </table:table-cell>
          <table:table-cell table:style-name="ce92" office:value-type="string" calcext:value-type="string">
            <text:p>19-04-006-12</text:p>
          </table:table-cell>
          <table:table-cell table:style-name="ce97" table:formula="of:=12895.91*1.01*0.86" office:value-type="currency" office:currency="RUB" office:value="11201.387426" calcext:value-type="currency">
            <text:p>11 201,39 ₽</text:p>
          </table:table-cell>
          <table:table-cell table:style-name="ce97" table:formula="of:=[.G8]*[.E8]" office:value-type="currency" office:currency="RUB" office:value="8961.1099408" calcext:value-type="currency">
            <text:p>8 961,11 ₽</text:p>
          </table:table-cell>
        </table:table-row>
        <table:table-row table:style-name="ro1"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Площадки складирования обезвоженного осадка</text:p>
          </table:table-cell>
          <table:table-cell table:style-name="ce95" office:value-type="string" calcext:value-type="string">
            <text:p>Очистные сооружения биологической очистки городских сточных вод</text:p>
          </table:table-cell>
          <table:table-cell table:style-name="ce96" office:value-type="string" calcext:value-type="string">
            <text:p>кв. м</text:p>
          </table:table-cell>
          <table:table-cell table:style-name="ce96" office:value-type="float" office:value="3694" calcext:value-type="float">
            <text:p>3694</text:p>
          </table:table-cell>
          <table:table-cell table:style-name="ce92" office:value-type="string" calcext:value-type="string">
            <text:p>19-04-006-16</text:p>
          </table:table-cell>
          <table:table-cell table:style-name="ce97" table:formula="of:=14.14*1.01*0.86" office:value-type="currency" office:currency="RUB" office:value="12.282004" calcext:value-type="currency">
            <text:p>12,28 ₽</text:p>
          </table:table-cell>
          <table:table-cell table:style-name="ce97" table:formula="of:=[.G9]*[.E9]" office:value-type="currency" office:currency="RUB" office:value="45369.722776" calcext:value-type="currency">
            <text:p>45 369,72 ₽</text:p>
          </table:table-cell>
        </table:table-row>
        <table:table-row table:style-name="ro1"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Насосно-воздуходувные станции</text:p>
          </table:table-cell>
          <table:table-cell table:style-name="ce95" office:value-type="string" calcext:value-type="string">
            <text:p>Очистные сооружения биологической очистки городских сточных вод</text:p>
          </table:table-cell>
          <table:table-cell table:style-name="ce96" office:value-type="string" calcext:value-type="string">
            <text:p>куб. м/сутки</text:p>
          </table:table-cell>
          <table:table-cell table:style-name="ce96" office:value-type="float" office:value="30000" calcext:value-type="float">
            <text:p>30000</text:p>
          </table:table-cell>
          <table:table-cell table:style-name="ce92" office:value-type="string" calcext:value-type="string">
            <text:p>19-04-003-01</text:p>
          </table:table-cell>
          <table:table-cell table:style-name="ce97" table:formula="of:=3.04*1.01*0.86" office:value-type="currency" office:currency="RUB" office:value="2.640544" calcext:value-type="currency">
            <text:p>2,64 ₽</text:p>
          </table:table-cell>
          <table:table-cell table:style-name="ce97" table:formula="of:=[.G10]*[.E10]" office:value-type="currency" office:currency="RUB" office:value="79216.32" calcext:value-type="currency">
            <text:p>79 216,32 ₽</text:p>
          </table:table-cell>
        </table:table-row>
        <table:table-row table:style-name="ro9">
          <table:table-cell table:style-name="ce87" office:value-type="string" calcext:value-type="string" table:number-columns-spanned="7" table:number-rows-spanned="1">
            <text:p>ИТОГО</text:p>
          </table:table-cell>
          <table:covered-table-cell table:number-columns-repeated="5" table:style-name="ce93"/>
          <table:covered-table-cell table:style-name="ce98"/>
          <table:table-cell table:style-name="ce98" table:formula="of:=SUM([.H3:.H10])" office:value-type="currency" office:currency="RUB" office:value="447046.7814368" calcext:value-type="currency">
            <text:p>447 046,78 ₽</text:p>
          </table:table-cell>
        </table:table-row>
        <table:table-row table:style-name="ro9">
          <table:table-cell table:style-name="ce88"/>
          <table:table-cell table:style-name="ce94" table:number-columns-repeated="7"/>
        </table:table-row>
        <table:table-row table:style-name="ro6">
          <table:table-cell table:style-name="ce89" office:value-type="string" calcext:value-type="string" table:number-columns-spanned="8" table:number-rows-spanned="1">
            <text:p><text:span text:style-name="T2">* - </text:span><text:span text:style-name="T3">УКРУПНЕННЫЕ НОРМАТИВЫ ЦЕНЫ СТРОИТЕЛЬСТВА НЦС 81-02-19-2023 СБОРНИК № 19. Здания и сооружения городской инфраструктуры</text:span></text:p>
          </table:table-cell>
          <table:covered-table-cell table:number-columns-repeated="7" table:style-name="ce94"/>
        </table:table-row>
        <table:table-row table:style-name="ro9">
          <table:table-cell table:style-name="ce88"/>
          <table:table-cell table:style-name="ce94" table:number-columns-repeated="7"/>
        </table:table-row>
        <table:table-row table:style-name="ro7">
          <table:table-cell table:style-name="ce89" office:value-type="string" calcext:value-type="string" table:number-columns-spanned="8" table:number-rows-spanned="1">
            <text:p>** - коэффициент климатический для Удмуртской Республики 1,01, региональный коэффициент — 0,86</text:p>
          </table:table-cell>
          <table:covered-table-cell table:number-columns-repeated="7" table:style-name="ce94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Sans" svg:font-family="LiberationSans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6" number:min-decimal-places="16" number:min-integer-digits="1"/>
    </number:number-style>
    <number:number-style style:name="N154">
      <number:number number:decimal-places="15" number:min-decimal-places="15" number:min-integer-digits="1"/>
    </number:number-style>
    <number:number-style style:name="N155">
      <number:number number:decimal-places="17" number:min-decimal-places="17" number:min-integer-digits="1"/>
    </number:number-style>
    <number:number-style style:name="N156">
      <number:number number:decimal-places="18" number:min-decimal-places="18" number:min-integer-digits="1"/>
    </number:number-style>
    <number:number-style style:name="N157">
      <number:number number:decimal-places="14" number:min-decimal-places="14" number:min-integer-digits="1"/>
    </number:number-style>
    <number:number-style style:name="N158">
      <number:number number:decimal-places="19" number:min-decimal-places="19" number:min-integer-digits="1"/>
    </number:number-style>
    <number:number-style style:name="N159">
      <number:number number:decimal-places="13" number:min-decimal-places="13" number:min-integer-digits="1"/>
    </number:number-style>
    <number:number-style style:name="N160">
      <number:number number:decimal-places="12" number:min-decimal-places="12" number:min-integer-digits="1"/>
    </number:number-style>
    <number:number-style style:name="N161">
      <number:number number:decimal-places="11" number:min-decimal-places="11" number:min-integer-digits="1"/>
    </number:number-style>
    <number:number-style style:name="N162">
      <number:number number:decimal-places="10" number:min-decimal-places="10" number:min-integer-digits="1"/>
    </number:number-style>
    <number:number-style style:name="N163">
      <number:number number:decimal-places="9" number:min-decimal-places="9" number:min-integer-digits="1"/>
    </number:number-style>
    <number:number-style style:name="N164">
      <number:number number:decimal-places="8" number:min-decimal-places="8" number:min-integer-digits="1"/>
    </number:number-style>
    <number:number-style style:name="N165">
      <number:number number:decimal-places="7" number:min-decimal-places="7" number:min-integer-digits="1"/>
    </number:number-style>
    <number:number-style style:name="N166">
      <number:number number:decimal-places="6" number:min-decimal-places="6" number:min-integer-digits="1"/>
    </number:number-style>
    <number:number-style style:name="N167">
      <number:number number:decimal-places="5" number:min-decimal-places="5" number:min-integer-digits="1"/>
    </number:number-style>
    <number:number-style style:name="N168">
      <number:number number:decimal-places="4" number:min-decimal-places="4" number:min-integer-digits="1"/>
    </number:number-style>
    <number:number-style style:name="N169">
      <number:number number:decimal-places="3" number:min-decimal-places="3" number:min-integer-digits="1"/>
    </number:number-style>
    <number:number-style style:name="N170">
      <number:number number:decimal-places="20" number:min-decimal-places="20" number:min-integer-digits="1"/>
    </number:number-style>
    <number:number-style style:name="N171">
      <number:number number:decimal-places="1" number:min-decimal-places="1" number:min-integer-digits="1"/>
    </number:number-style>
    <number:currency-style style:name="N17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7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72P0"/>
    </number:currency-style>
    <style:style style:name="Default" style:family="table-cell">
      <style:table-cell-properties style:rotation-align="none" style:vertical-align="bottom"/>
      <style:text-properties fo:color="#000000" style:font-name="LiberationSans" fo:font-family="LiberationSans" fo:font-size="12pt" style:font-size-asian="12pt" style:font-name-complex="LiberationSans" style:font-family-complex="LiberationSan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3cm" fo:margin-bottom="1cm" fo:margin-left="1cm" fo:margin-right="1cm" style:first-page-number="continu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3cm" fo:margin-bottom="1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.00.0000</text:date>, <text:time style:data-style-name="N2" text:time-value="09:57:49.67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колодцы_5f_террит_5f_1" style:display-name="PageStyle_колодцы_террит_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колодцы_5f_террит_5f_3" style:display-name="PageStyle_колодцы_террит_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колодцы_5f_террит_5f_2" style:display-name="PageStyle_колодцы_террит_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66</meta:editing-cycles>
    <meta:creation-date>2023-05-15T13:37:41</meta:creation-date>
    <dc:date>2023-12-10T17:29:54.390000000</dc:date>
    <meta:generator>LibreOffice/7.5.5.2$Windows_X86_64 LibreOffice_project/ca8fe7424262805f223b9a2334bc7181abbcbf5e</meta:generator>
    <meta:editing-duration>P1DT21H27M44S</meta:editing-duration>
    <meta:print-date>2023-12-10T14:01:38.976000000</meta:print-date>
    <meta:document-statistic meta:table-count="5" meta:cell-count="5448" meta:object-count="0"/>
  </office:meta>
</office:document-meta>
</file>